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09-28 09:10:08</text:p>
          </table:table-cell>
          <table:table-cell office:value-type="float" office:value="14355336" calcext:value-type="float">
            <text:p>143553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865556" calcext:value-type="float">
            <text:p>6865556</text:p>
          </table:table-cell>
          <table:table-cell office:value-type="float" office:value="31132" calcext:value-type="float">
            <text:p>31132</text:p>
          </table:table-cell>
          <table:table-cell office:value-type="float" office:value="12516" calcext:value-type="float">
            <text:p>12516</text:p>
          </table:table-cell>
          <table:table-cell office:value-type="float" office:value="18616" calcext:value-type="float">
            <text:p>18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18" calcext:value-type="float">
            <text:p>1518</text:p>
          </table:table-cell>
          <table:table-cell office:value-type="float" office:value="4480" calcext:value-type="float">
            <text:p>4480</text:p>
          </table:table-cell>
          <table:table-cell office:value-type="float" office:value="3053" calcext:value-type="float">
            <text:p>3053</text:p>
          </table:table-cell>
          <table:table-cell office:value-type="float" office:value="384" calcext:value-type="float">
            <text:p>384</text:p>
          </table:table-cell>
          <table:table-cell office:value-type="float" office:value="254" calcext:value-type="float">
            <text:p>254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28 09:10:09</text:p>
          </table:table-cell>
          <table:table-cell office:value-type="float" office:value="14217880" calcext:value-type="float">
            <text:p>14217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79328" calcext:value-type="float">
            <text:p>7479328</text:p>
          </table:table-cell>
          <table:table-cell office:value-type="float" office:value="178740" calcext:value-type="float">
            <text:p>178740</text:p>
          </table:table-cell>
          <table:table-cell office:value-type="float" office:value="150516" calcext:value-type="float">
            <text:p>150516</text:p>
          </table:table-cell>
          <table:table-cell office:value-type="float" office:value="28224" calcext:value-type="float">
            <text:p>28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35" calcext:value-type="float">
            <text:p>63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6000" calcext:value-type="float">
            <text:p>256000</text:p>
          </table:table-cell>
          <table:table-cell office:value-type="float" office:value="69140" calcext:value-type="float">
            <text:p>69140</text:p>
          </table:table-cell>
          <table:table-cell office:value-type="float" office:value="20608" calcext:value-type="float">
            <text:p>20608</text:p>
          </table:table-cell>
          <table:table-cell office:value-type="float" office:value="19854" calcext:value-type="float">
            <text:p>19854</text:p>
          </table:table-cell>
          <table:table-cell office:value-type="float" office:value="2176" calcext:value-type="float">
            <text:p>2176</text:p>
          </table:table-cell>
          <table:table-cell office:value-type="float" office:value="1924" calcext:value-type="float">
            <text:p>1924</text:p>
          </table:table-cell>
          <table:table-cell office:value-type="float" office:value="21296" calcext:value-type="float">
            <text:p>21296</text:p>
          </table:table-cell>
          <table:table-cell office:value-type="float" office:value="11648" calcext:value-type="float">
            <text:p>116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44" calcext:value-type="float">
            <text:p>2564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10</text:p>
          </table:table-cell>
          <table:table-cell office:value-type="float" office:value="14272052" calcext:value-type="float">
            <text:p>14272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1376" calcext:value-type="float">
            <text:p>7481376</text:p>
          </table:table-cell>
          <table:table-cell office:value-type="float" office:value="125024" calcext:value-type="float">
            <text:p>125024</text:p>
          </table:table-cell>
          <table:table-cell office:value-type="float" office:value="96672" calcext:value-type="float">
            <text:p>96672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408" calcext:value-type="float">
            <text:p>17408</text:p>
          </table:table-cell>
          <table:table-cell office:value-type="float" office:value="4040" calcext:value-type="float">
            <text:p>4040</text:p>
          </table:table-cell>
          <table:table-cell office:value-type="float" office:value="20864" calcext:value-type="float">
            <text:p>20864</text:p>
          </table:table-cell>
          <table:table-cell office:value-type="float" office:value="20357" calcext:value-type="float">
            <text:p>20357</text:p>
          </table:table-cell>
          <table:table-cell office:value-type="float" office:value="2176" calcext:value-type="float">
            <text:p>2176</text:p>
          </table:table-cell>
          <table:table-cell office:value-type="float" office:value="1924" calcext:value-type="float">
            <text:p>1924</text:p>
          </table:table-cell>
          <table:table-cell office:value-type="float" office:value="34776" calcext:value-type="float">
            <text:p>34776</text:p>
          </table:table-cell>
          <table:table-cell office:value-type="float" office:value="14272" calcext:value-type="float">
            <text:p>142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4" calcext:value-type="float">
            <text:p>2564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11</text:p>
          </table:table-cell>
          <table:table-cell office:value-type="float" office:value="14274084" calcext:value-type="float">
            <text:p>14274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1376" calcext:value-type="float">
            <text:p>7481376</text:p>
          </table:table-cell>
          <table:table-cell office:value-type="float" office:value="125024" calcext:value-type="float">
            <text:p>125024</text:p>
          </table:table-cell>
          <table:table-cell office:value-type="float" office:value="96672" calcext:value-type="float">
            <text:p>966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408" calcext:value-type="float">
            <text:p>17408</text:p>
          </table:table-cell>
          <table:table-cell office:value-type="float" office:value="4040" calcext:value-type="float">
            <text:p>4040</text:p>
          </table:table-cell>
          <table:table-cell office:value-type="float" office:value="20864" calcext:value-type="float">
            <text:p>20864</text:p>
          </table:table-cell>
          <table:table-cell office:value-type="float" office:value="20357" calcext:value-type="float">
            <text:p>20357</text:p>
          </table:table-cell>
          <table:table-cell office:value-type="float" office:value="2176" calcext:value-type="float">
            <text:p>2176</text:p>
          </table:table-cell>
          <table:table-cell office:value-type="float" office:value="1924" calcext:value-type="float">
            <text:p>1924</text:p>
          </table:table-cell>
          <table:table-cell office:value-type="float" office:value="34776" calcext:value-type="float">
            <text:p>34776</text:p>
          </table:table-cell>
          <table:table-cell office:value-type="float" office:value="14272" calcext:value-type="float">
            <text:p>142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4" calcext:value-type="float">
            <text:p>2564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12</text:p>
          </table:table-cell>
          <table:table-cell office:value-type="float" office:value="14274332" calcext:value-type="float">
            <text:p>14274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1376" calcext:value-type="float">
            <text:p>7481376</text:p>
          </table:table-cell>
          <table:table-cell office:value-type="float" office:value="125024" calcext:value-type="float">
            <text:p>125024</text:p>
          </table:table-cell>
          <table:table-cell office:value-type="float" office:value="96672" calcext:value-type="float">
            <text:p>966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408" calcext:value-type="float">
            <text:p>17408</text:p>
          </table:table-cell>
          <table:table-cell office:value-type="float" office:value="4040" calcext:value-type="float">
            <text:p>4040</text:p>
          </table:table-cell>
          <table:table-cell office:value-type="float" office:value="20864" calcext:value-type="float">
            <text:p>20864</text:p>
          </table:table-cell>
          <table:table-cell office:value-type="float" office:value="20357" calcext:value-type="float">
            <text:p>20357</text:p>
          </table:table-cell>
          <table:table-cell office:value-type="float" office:value="2176" calcext:value-type="float">
            <text:p>2176</text:p>
          </table:table-cell>
          <table:table-cell office:value-type="float" office:value="1924" calcext:value-type="float">
            <text:p>1924</text:p>
          </table:table-cell>
          <table:table-cell office:value-type="float" office:value="34776" calcext:value-type="float">
            <text:p>34776</text:p>
          </table:table-cell>
          <table:table-cell office:value-type="float" office:value="14272" calcext:value-type="float">
            <text:p>142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4" calcext:value-type="float">
            <text:p>2564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13</text:p>
          </table:table-cell>
          <table:table-cell office:value-type="float" office:value="14274196" calcext:value-type="float">
            <text:p>14274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1376" calcext:value-type="float">
            <text:p>7481376</text:p>
          </table:table-cell>
          <table:table-cell office:value-type="float" office:value="125024" calcext:value-type="float">
            <text:p>125024</text:p>
          </table:table-cell>
          <table:table-cell office:value-type="float" office:value="96672" calcext:value-type="float">
            <text:p>966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408" calcext:value-type="float">
            <text:p>17408</text:p>
          </table:table-cell>
          <table:table-cell office:value-type="float" office:value="4040" calcext:value-type="float">
            <text:p>4040</text:p>
          </table:table-cell>
          <table:table-cell office:value-type="float" office:value="20864" calcext:value-type="float">
            <text:p>20864</text:p>
          </table:table-cell>
          <table:table-cell office:value-type="float" office:value="20357" calcext:value-type="float">
            <text:p>20357</text:p>
          </table:table-cell>
          <table:table-cell office:value-type="float" office:value="2176" calcext:value-type="float">
            <text:p>2176</text:p>
          </table:table-cell>
          <table:table-cell office:value-type="float" office:value="1924" calcext:value-type="float">
            <text:p>1924</text:p>
          </table:table-cell>
          <table:table-cell office:value-type="float" office:value="34776" calcext:value-type="float">
            <text:p>34776</text:p>
          </table:table-cell>
          <table:table-cell office:value-type="float" office:value="14272" calcext:value-type="float">
            <text:p>142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4" calcext:value-type="float">
            <text:p>2564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14</text:p>
          </table:table-cell>
          <table:table-cell office:value-type="float" office:value="14257456" calcext:value-type="float">
            <text:p>14257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9808" calcext:value-type="float">
            <text:p>7499808</text:p>
          </table:table-cell>
          <table:table-cell office:value-type="float" office:value="143284" calcext:value-type="float">
            <text:p>143284</text:p>
          </table:table-cell>
          <table:table-cell office:value-type="float" office:value="114932" calcext:value-type="float">
            <text:p>114932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7535" calcext:value-type="float">
            <text:p>7535</text:p>
          </table:table-cell>
          <table:table-cell office:value-type="float" office:value="42148" calcext:value-type="float">
            <text:p>42148</text:p>
          </table:table-cell>
          <table:table-cell office:value-type="float" office:value="40063" calcext:value-type="float">
            <text:p>40063</text:p>
          </table:table-cell>
          <table:table-cell office:value-type="float" office:value="4044" calcext:value-type="float">
            <text:p>4044</text:p>
          </table:table-cell>
          <table:table-cell office:value-type="float" office:value="3343" calcext:value-type="float">
            <text:p>3343</text:p>
          </table:table-cell>
          <table:table-cell office:value-type="float" office:value="58940" calcext:value-type="float">
            <text:p>58940</text:p>
          </table:table-cell>
          <table:table-cell office:value-type="float" office:value="14272" calcext:value-type="float">
            <text:p>142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30" calcext:value-type="float">
            <text:p>230</text:p>
          </table:table-cell>
          <table:table-cell office:value-type="float" office:value="208" calcext:value-type="float">
            <text:p>208</text:p>
          </table:table-cell>
          <table:table-cell office:value-type="float" office:value="4814" calcext:value-type="float">
            <text:p>4814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15</text:p>
          </table:table-cell>
          <table:table-cell office:value-type="float" office:value="14144460" calcext:value-type="float">
            <text:p>14144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2208" calcext:value-type="float">
            <text:p>7602208</text:p>
          </table:table-cell>
          <table:table-cell office:value-type="float" office:value="255548" calcext:value-type="float">
            <text:p>255548</text:p>
          </table:table-cell>
          <table:table-cell office:value-type="float" office:value="227196" calcext:value-type="float">
            <text:p>227196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11319" calcext:value-type="float">
            <text:p>11319</text:p>
          </table:table-cell>
          <table:table-cell office:value-type="float" office:value="154384" calcext:value-type="float">
            <text:p>154384</text:p>
          </table:table-cell>
          <table:table-cell office:value-type="float" office:value="146532" calcext:value-type="float">
            <text:p>146532</text:p>
          </table:table-cell>
          <table:table-cell office:value-type="float" office:value="14284" calcext:value-type="float">
            <text:p>14284</text:p>
          </table:table-cell>
          <table:table-cell office:value-type="float" office:value="10999" calcext:value-type="float">
            <text:p>10999</text:p>
          </table:table-cell>
          <table:table-cell office:value-type="float" office:value="240028" calcext:value-type="float">
            <text:p>24002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14671" calcext:value-type="float">
            <text:p>14671</text:p>
          </table:table-cell>
          <table:table-cell office:value-type="float" office:value="9857" calcext:value-type="float">
            <text:p>9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16</text:p>
          </table:table-cell>
          <table:table-cell office:value-type="float" office:value="14028772" calcext:value-type="float">
            <text:p>14028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06656" calcext:value-type="float">
            <text:p>7706656</text:p>
          </table:table-cell>
          <table:table-cell office:value-type="float" office:value="371604" calcext:value-type="float">
            <text:p>371604</text:p>
          </table:table-cell>
          <table:table-cell office:value-type="float" office:value="343252" calcext:value-type="float">
            <text:p>343252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216" calcext:value-type="float">
            <text:p>137216</text:p>
          </table:table-cell>
          <table:table-cell office:value-type="float" office:value="12358" calcext:value-type="float">
            <text:p>12358</text:p>
          </table:table-cell>
          <table:table-cell office:value-type="float" office:value="270260" calcext:value-type="float">
            <text:p>270260</text:p>
          </table:table-cell>
          <table:table-cell office:value-type="float" office:value="255913" calcext:value-type="float">
            <text:p>255913</text:p>
          </table:table-cell>
          <table:table-cell office:value-type="float" office:value="24780" calcext:value-type="float">
            <text:p>24780</text:p>
          </table:table-cell>
          <table:table-cell office:value-type="float" office:value="18867" calcext:value-type="float">
            <text:p>18867</text:p>
          </table:table-cell>
          <table:table-cell office:value-type="float" office:value="419500" calcext:value-type="float">
            <text:p>4195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30" calcext:value-type="float">
            <text:p>430</text:p>
          </table:table-cell>
          <table:table-cell office:value-type="float" office:value="208" calcext:value-type="float">
            <text:p>208</text:p>
          </table:table-cell>
          <table:table-cell office:value-type="float" office:value="24797" calcext:value-type="float">
            <text:p>24797</text:p>
          </table:table-cell>
          <table:table-cell office:value-type="float" office:value="10126" calcext:value-type="float">
            <text:p>10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17</text:p>
          </table:table-cell>
          <table:table-cell office:value-type="float" office:value="13871416" calcext:value-type="float">
            <text:p>1387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9056" calcext:value-type="float">
            <text:p>7809056</text:p>
          </table:table-cell>
          <table:table-cell office:value-type="float" office:value="528748" calcext:value-type="float">
            <text:p>528748</text:p>
          </table:table-cell>
          <table:table-cell office:value-type="float" office:value="500396" calcext:value-type="float">
            <text:p>500396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216" calcext:value-type="float">
            <text:p>137216</text:p>
          </table:table-cell>
          <table:table-cell office:value-type="float" office:value="63558" calcext:value-type="float">
            <text:p>63558</text:p>
          </table:table-cell>
          <table:table-cell office:value-type="float" office:value="380980" calcext:value-type="float">
            <text:p>380980</text:p>
          </table:table-cell>
          <table:table-cell office:value-type="float" office:value="360267" calcext:value-type="float">
            <text:p>360267</text:p>
          </table:table-cell>
          <table:table-cell office:value-type="float" office:value="34892" calcext:value-type="float">
            <text:p>34892</text:p>
          </table:table-cell>
          <table:table-cell office:value-type="float" office:value="26372" calcext:value-type="float">
            <text:p>26372</text:p>
          </table:table-cell>
          <table:table-cell office:value-type="float" office:value="419500" calcext:value-type="float">
            <text:p>4195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26" calcext:value-type="float">
            <text:p>526</text:p>
          </table:table-cell>
          <table:table-cell office:value-type="float" office:value="208" calcext:value-type="float">
            <text:p>208</text:p>
          </table:table-cell>
          <table:table-cell office:value-type="float" office:value="34458" calcext:value-type="float">
            <text:p>34458</text:p>
          </table:table-cell>
          <table:table-cell office:value-type="float" office:value="9661" calcext:value-type="float">
            <text:p>9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18</text:p>
          </table:table-cell>
          <table:table-cell office:value-type="float" office:value="13809044" calcext:value-type="float">
            <text:p>13809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90924" calcext:value-type="float">
            <text:p>590924</text:p>
          </table:table-cell>
          <table:table-cell office:value-type="float" office:value="562572" calcext:value-type="float">
            <text:p>562572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658" calcext:value-type="float">
            <text:p>11658</text:p>
          </table:table-cell>
          <table:table-cell office:value-type="float" office:value="478380" calcext:value-type="float">
            <text:p>478380</text:p>
          </table:table-cell>
          <table:table-cell office:value-type="float" office:value="452426" calcext:value-type="float">
            <text:p>452426</text:p>
          </table:table-cell>
          <table:table-cell office:value-type="float" office:value="43724" calcext:value-type="float">
            <text:p>43724</text:p>
          </table:table-cell>
          <table:table-cell office:value-type="float" office:value="32999" calcext:value-type="float">
            <text:p>3299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office:value-type="float" office:value="8532" calcext:value-type="float">
            <text:p>8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19</text:p>
          </table:table-cell>
          <table:table-cell office:value-type="float" office:value="13809044" calcext:value-type="float">
            <text:p>13809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90924" calcext:value-type="float">
            <text:p>590924</text:p>
          </table:table-cell>
          <table:table-cell office:value-type="float" office:value="562572" calcext:value-type="float">
            <text:p>5625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658" calcext:value-type="float">
            <text:p>11658</text:p>
          </table:table-cell>
          <table:table-cell office:value-type="float" office:value="478380" calcext:value-type="float">
            <text:p>478380</text:p>
          </table:table-cell>
          <table:table-cell office:value-type="float" office:value="452426" calcext:value-type="float">
            <text:p>452426</text:p>
          </table:table-cell>
          <table:table-cell office:value-type="float" office:value="43724" calcext:value-type="float">
            <text:p>43724</text:p>
          </table:table-cell>
          <table:table-cell office:value-type="float" office:value="32999" calcext:value-type="float">
            <text:p>3299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20</text:p>
          </table:table-cell>
          <table:table-cell office:value-type="float" office:value="13809044" calcext:value-type="float">
            <text:p>13809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90924" calcext:value-type="float">
            <text:p>590924</text:p>
          </table:table-cell>
          <table:table-cell office:value-type="float" office:value="562572" calcext:value-type="float">
            <text:p>5625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658" calcext:value-type="float">
            <text:p>11658</text:p>
          </table:table-cell>
          <table:table-cell office:value-type="float" office:value="478380" calcext:value-type="float">
            <text:p>478380</text:p>
          </table:table-cell>
          <table:table-cell office:value-type="float" office:value="452426" calcext:value-type="float">
            <text:p>452426</text:p>
          </table:table-cell>
          <table:table-cell office:value-type="float" office:value="43724" calcext:value-type="float">
            <text:p>43724</text:p>
          </table:table-cell>
          <table:table-cell office:value-type="float" office:value="32999" calcext:value-type="float">
            <text:p>3299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21</text:p>
          </table:table-cell>
          <table:table-cell office:value-type="float" office:value="13808820" calcext:value-type="float">
            <text:p>13808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90924" calcext:value-type="float">
            <text:p>590924</text:p>
          </table:table-cell>
          <table:table-cell office:value-type="float" office:value="562572" calcext:value-type="float">
            <text:p>5625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658" calcext:value-type="float">
            <text:p>11658</text:p>
          </table:table-cell>
          <table:table-cell office:value-type="float" office:value="478380" calcext:value-type="float">
            <text:p>478380</text:p>
          </table:table-cell>
          <table:table-cell office:value-type="float" office:value="452426" calcext:value-type="float">
            <text:p>452426</text:p>
          </table:table-cell>
          <table:table-cell office:value-type="float" office:value="43724" calcext:value-type="float">
            <text:p>43724</text:p>
          </table:table-cell>
          <table:table-cell office:value-type="float" office:value="32999" calcext:value-type="float">
            <text:p>3299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22</text:p>
          </table:table-cell>
          <table:table-cell office:value-type="float" office:value="13808820" calcext:value-type="float">
            <text:p>13808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90924" calcext:value-type="float">
            <text:p>590924</text:p>
          </table:table-cell>
          <table:table-cell office:value-type="float" office:value="562572" calcext:value-type="float">
            <text:p>5625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658" calcext:value-type="float">
            <text:p>11658</text:p>
          </table:table-cell>
          <table:table-cell office:value-type="float" office:value="478380" calcext:value-type="float">
            <text:p>478380</text:p>
          </table:table-cell>
          <table:table-cell office:value-type="float" office:value="452426" calcext:value-type="float">
            <text:p>452426</text:p>
          </table:table-cell>
          <table:table-cell office:value-type="float" office:value="43724" calcext:value-type="float">
            <text:p>43724</text:p>
          </table:table-cell>
          <table:table-cell office:value-type="float" office:value="32999" calcext:value-type="float">
            <text:p>3299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23</text:p>
          </table:table-cell>
          <table:table-cell office:value-type="float" office:value="13808820" calcext:value-type="float">
            <text:p>13808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90924" calcext:value-type="float">
            <text:p>590924</text:p>
          </table:table-cell>
          <table:table-cell office:value-type="float" office:value="562572" calcext:value-type="float">
            <text:p>5625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658" calcext:value-type="float">
            <text:p>11658</text:p>
          </table:table-cell>
          <table:table-cell office:value-type="float" office:value="478380" calcext:value-type="float">
            <text:p>478380</text:p>
          </table:table-cell>
          <table:table-cell office:value-type="float" office:value="452426" calcext:value-type="float">
            <text:p>452426</text:p>
          </table:table-cell>
          <table:table-cell office:value-type="float" office:value="43724" calcext:value-type="float">
            <text:p>43724</text:p>
          </table:table-cell>
          <table:table-cell office:value-type="float" office:value="32999" calcext:value-type="float">
            <text:p>3299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24</text:p>
          </table:table-cell>
          <table:table-cell office:value-type="float" office:value="13808820" calcext:value-type="float">
            <text:p>13808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90924" calcext:value-type="float">
            <text:p>590924</text:p>
          </table:table-cell>
          <table:table-cell office:value-type="float" office:value="562572" calcext:value-type="float">
            <text:p>5625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658" calcext:value-type="float">
            <text:p>11658</text:p>
          </table:table-cell>
          <table:table-cell office:value-type="float" office:value="478380" calcext:value-type="float">
            <text:p>478380</text:p>
          </table:table-cell>
          <table:table-cell office:value-type="float" office:value="452426" calcext:value-type="float">
            <text:p>452426</text:p>
          </table:table-cell>
          <table:table-cell office:value-type="float" office:value="43724" calcext:value-type="float">
            <text:p>43724</text:p>
          </table:table-cell>
          <table:table-cell office:value-type="float" office:value="32999" calcext:value-type="float">
            <text:p>3299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25</text:p>
          </table:table-cell>
          <table:table-cell office:value-type="float" office:value="13808824" calcext:value-type="float">
            <text:p>13808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90924" calcext:value-type="float">
            <text:p>590924</text:p>
          </table:table-cell>
          <table:table-cell office:value-type="float" office:value="562572" calcext:value-type="float">
            <text:p>5625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658" calcext:value-type="float">
            <text:p>11658</text:p>
          </table:table-cell>
          <table:table-cell office:value-type="float" office:value="478380" calcext:value-type="float">
            <text:p>478380</text:p>
          </table:table-cell>
          <table:table-cell office:value-type="float" office:value="452426" calcext:value-type="float">
            <text:p>452426</text:p>
          </table:table-cell>
          <table:table-cell office:value-type="float" office:value="43724" calcext:value-type="float">
            <text:p>43724</text:p>
          </table:table-cell>
          <table:table-cell office:value-type="float" office:value="32999" calcext:value-type="float">
            <text:p>3299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26</text:p>
          </table:table-cell>
          <table:table-cell office:value-type="float" office:value="13809764" calcext:value-type="float">
            <text:p>13809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9432" calcext:value-type="float">
            <text:p>589432</text:p>
          </table:table-cell>
          <table:table-cell office:value-type="float" office:value="561080" calcext:value-type="float">
            <text:p>561080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0196" calcext:value-type="float">
            <text:p>10196</text:p>
          </table:table-cell>
          <table:table-cell office:value-type="float" office:value="478380" calcext:value-type="float">
            <text:p>478380</text:p>
          </table:table-cell>
          <table:table-cell office:value-type="float" office:value="366013" calcext:value-type="float">
            <text:p>366013</text:p>
          </table:table-cell>
          <table:table-cell office:value-type="float" office:value="43724" calcext:value-type="float">
            <text:p>43724</text:p>
          </table:table-cell>
          <table:table-cell office:value-type="float" office:value="26784" calcext:value-type="float">
            <text:p>2678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0:27</text:p>
          </table:table-cell>
          <table:table-cell office:value-type="float" office:value="13809696" calcext:value-type="float">
            <text:p>1380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9432" calcext:value-type="float">
            <text:p>589432</text:p>
          </table:table-cell>
          <table:table-cell office:value-type="float" office:value="561080" calcext:value-type="float">
            <text:p>56108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0196" calcext:value-type="float">
            <text:p>10196</text:p>
          </table:table-cell>
          <table:table-cell office:value-type="float" office:value="478380" calcext:value-type="float">
            <text:p>478380</text:p>
          </table:table-cell>
          <table:table-cell office:value-type="float" office:value="366013" calcext:value-type="float">
            <text:p>366013</text:p>
          </table:table-cell>
          <table:table-cell office:value-type="float" office:value="43724" calcext:value-type="float">
            <text:p>43724</text:p>
          </table:table-cell>
          <table:table-cell office:value-type="float" office:value="26784" calcext:value-type="float">
            <text:p>2678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28</text:p>
          </table:table-cell>
          <table:table-cell office:value-type="float" office:value="13809696" calcext:value-type="float">
            <text:p>1380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9432" calcext:value-type="float">
            <text:p>589432</text:p>
          </table:table-cell>
          <table:table-cell office:value-type="float" office:value="561080" calcext:value-type="float">
            <text:p>56108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0196" calcext:value-type="float">
            <text:p>10196</text:p>
          </table:table-cell>
          <table:table-cell office:value-type="float" office:value="478380" calcext:value-type="float">
            <text:p>478380</text:p>
          </table:table-cell>
          <table:table-cell office:value-type="float" office:value="366013" calcext:value-type="float">
            <text:p>366013</text:p>
          </table:table-cell>
          <table:table-cell office:value-type="float" office:value="43724" calcext:value-type="float">
            <text:p>43724</text:p>
          </table:table-cell>
          <table:table-cell office:value-type="float" office:value="26784" calcext:value-type="float">
            <text:p>2678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29</text:p>
          </table:table-cell>
          <table:table-cell office:value-type="float" office:value="13809696" calcext:value-type="float">
            <text:p>1380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9432" calcext:value-type="float">
            <text:p>589432</text:p>
          </table:table-cell>
          <table:table-cell office:value-type="float" office:value="561080" calcext:value-type="float">
            <text:p>56108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0196" calcext:value-type="float">
            <text:p>10196</text:p>
          </table:table-cell>
          <table:table-cell office:value-type="float" office:value="478380" calcext:value-type="float">
            <text:p>478380</text:p>
          </table:table-cell>
          <table:table-cell office:value-type="float" office:value="366013" calcext:value-type="float">
            <text:p>366013</text:p>
          </table:table-cell>
          <table:table-cell office:value-type="float" office:value="43724" calcext:value-type="float">
            <text:p>43724</text:p>
          </table:table-cell>
          <table:table-cell office:value-type="float" office:value="26784" calcext:value-type="float">
            <text:p>2678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30</text:p>
          </table:table-cell>
          <table:table-cell office:value-type="float" office:value="13809696" calcext:value-type="float">
            <text:p>1380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9432" calcext:value-type="float">
            <text:p>589432</text:p>
          </table:table-cell>
          <table:table-cell office:value-type="float" office:value="561080" calcext:value-type="float">
            <text:p>56108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0196" calcext:value-type="float">
            <text:p>10196</text:p>
          </table:table-cell>
          <table:table-cell office:value-type="float" office:value="478380" calcext:value-type="float">
            <text:p>478380</text:p>
          </table:table-cell>
          <table:table-cell office:value-type="float" office:value="366013" calcext:value-type="float">
            <text:p>366013</text:p>
          </table:table-cell>
          <table:table-cell office:value-type="float" office:value="43724" calcext:value-type="float">
            <text:p>43724</text:p>
          </table:table-cell>
          <table:table-cell office:value-type="float" office:value="26784" calcext:value-type="float">
            <text:p>2678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31</text:p>
          </table:table-cell>
          <table:table-cell office:value-type="float" office:value="13809696" calcext:value-type="float">
            <text:p>1380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9432" calcext:value-type="float">
            <text:p>589432</text:p>
          </table:table-cell>
          <table:table-cell office:value-type="float" office:value="561080" calcext:value-type="float">
            <text:p>56108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0196" calcext:value-type="float">
            <text:p>10196</text:p>
          </table:table-cell>
          <table:table-cell office:value-type="float" office:value="478380" calcext:value-type="float">
            <text:p>478380</text:p>
          </table:table-cell>
          <table:table-cell office:value-type="float" office:value="366013" calcext:value-type="float">
            <text:p>366013</text:p>
          </table:table-cell>
          <table:table-cell office:value-type="float" office:value="43724" calcext:value-type="float">
            <text:p>43724</text:p>
          </table:table-cell>
          <table:table-cell office:value-type="float" office:value="26784" calcext:value-type="float">
            <text:p>2678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32</text:p>
          </table:table-cell>
          <table:table-cell office:value-type="float" office:value="13809696" calcext:value-type="float">
            <text:p>1380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9432" calcext:value-type="float">
            <text:p>589432</text:p>
          </table:table-cell>
          <table:table-cell office:value-type="float" office:value="561080" calcext:value-type="float">
            <text:p>56108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0196" calcext:value-type="float">
            <text:p>10196</text:p>
          </table:table-cell>
          <table:table-cell office:value-type="float" office:value="478380" calcext:value-type="float">
            <text:p>478380</text:p>
          </table:table-cell>
          <table:table-cell office:value-type="float" office:value="366013" calcext:value-type="float">
            <text:p>366013</text:p>
          </table:table-cell>
          <table:table-cell office:value-type="float" office:value="43724" calcext:value-type="float">
            <text:p>43724</text:p>
          </table:table-cell>
          <table:table-cell office:value-type="float" office:value="26784" calcext:value-type="float">
            <text:p>2678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33</text:p>
          </table:table-cell>
          <table:table-cell office:value-type="float" office:value="13809696" calcext:value-type="float">
            <text:p>1380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9432" calcext:value-type="float">
            <text:p>589432</text:p>
          </table:table-cell>
          <table:table-cell office:value-type="float" office:value="561080" calcext:value-type="float">
            <text:p>56108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0196" calcext:value-type="float">
            <text:p>10196</text:p>
          </table:table-cell>
          <table:table-cell office:value-type="float" office:value="478380" calcext:value-type="float">
            <text:p>478380</text:p>
          </table:table-cell>
          <table:table-cell office:value-type="float" office:value="366013" calcext:value-type="float">
            <text:p>366013</text:p>
          </table:table-cell>
          <table:table-cell office:value-type="float" office:value="43724" calcext:value-type="float">
            <text:p>43724</text:p>
          </table:table-cell>
          <table:table-cell office:value-type="float" office:value="26784" calcext:value-type="float">
            <text:p>2678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34</text:p>
          </table:table-cell>
          <table:table-cell office:value-type="float" office:value="13816456" calcext:value-type="float">
            <text:p>13816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2120" calcext:value-type="float">
            <text:p>582120</text:p>
          </table:table-cell>
          <table:table-cell office:value-type="float" office:value="553768" calcext:value-type="float">
            <text:p>553768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376" calcext:value-type="float">
            <text:p>8376</text:p>
          </table:table-cell>
          <table:table-cell office:value-type="float" office:value="478380" calcext:value-type="float">
            <text:p>478380</text:p>
          </table:table-cell>
          <table:table-cell office:value-type="float" office:value="279600" calcext:value-type="float">
            <text:p>279600</text:p>
          </table:table-cell>
          <table:table-cell office:value-type="float" office:value="43724" calcext:value-type="float">
            <text:p>43724</text:p>
          </table:table-cell>
          <table:table-cell office:value-type="float" office:value="20569" calcext:value-type="float">
            <text:p>2056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0:35</text:p>
          </table:table-cell>
          <table:table-cell office:value-type="float" office:value="13816516" calcext:value-type="float">
            <text:p>1381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2120" calcext:value-type="float">
            <text:p>582120</text:p>
          </table:table-cell>
          <table:table-cell office:value-type="float" office:value="553768" calcext:value-type="float">
            <text:p>5537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5" calcext:value-type="float">
            <text:p>8695</text:p>
          </table:table-cell>
          <table:table-cell office:value-type="float" office:value="478380" calcext:value-type="float">
            <text:p>478380</text:p>
          </table:table-cell>
          <table:table-cell office:value-type="float" office:value="279600" calcext:value-type="float">
            <text:p>279600</text:p>
          </table:table-cell>
          <table:table-cell office:value-type="float" office:value="43724" calcext:value-type="float">
            <text:p>43724</text:p>
          </table:table-cell>
          <table:table-cell office:value-type="float" office:value="20569" calcext:value-type="float">
            <text:p>2056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36</text:p>
          </table:table-cell>
          <table:table-cell office:value-type="float" office:value="13816516" calcext:value-type="float">
            <text:p>1381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2120" calcext:value-type="float">
            <text:p>582120</text:p>
          </table:table-cell>
          <table:table-cell office:value-type="float" office:value="553768" calcext:value-type="float">
            <text:p>5537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5" calcext:value-type="float">
            <text:p>8695</text:p>
          </table:table-cell>
          <table:table-cell office:value-type="float" office:value="478380" calcext:value-type="float">
            <text:p>478380</text:p>
          </table:table-cell>
          <table:table-cell office:value-type="float" office:value="279600" calcext:value-type="float">
            <text:p>279600</text:p>
          </table:table-cell>
          <table:table-cell office:value-type="float" office:value="43724" calcext:value-type="float">
            <text:p>43724</text:p>
          </table:table-cell>
          <table:table-cell office:value-type="float" office:value="20569" calcext:value-type="float">
            <text:p>2056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37</text:p>
          </table:table-cell>
          <table:table-cell office:value-type="float" office:value="13816516" calcext:value-type="float">
            <text:p>1381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2120" calcext:value-type="float">
            <text:p>582120</text:p>
          </table:table-cell>
          <table:table-cell office:value-type="float" office:value="553768" calcext:value-type="float">
            <text:p>5537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5" calcext:value-type="float">
            <text:p>8695</text:p>
          </table:table-cell>
          <table:table-cell office:value-type="float" office:value="478380" calcext:value-type="float">
            <text:p>478380</text:p>
          </table:table-cell>
          <table:table-cell office:value-type="float" office:value="279600" calcext:value-type="float">
            <text:p>279600</text:p>
          </table:table-cell>
          <table:table-cell office:value-type="float" office:value="43724" calcext:value-type="float">
            <text:p>43724</text:p>
          </table:table-cell>
          <table:table-cell office:value-type="float" office:value="20569" calcext:value-type="float">
            <text:p>2056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38</text:p>
          </table:table-cell>
          <table:table-cell office:value-type="float" office:value="13816516" calcext:value-type="float">
            <text:p>1381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2120" calcext:value-type="float">
            <text:p>582120</text:p>
          </table:table-cell>
          <table:table-cell office:value-type="float" office:value="553768" calcext:value-type="float">
            <text:p>5537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5" calcext:value-type="float">
            <text:p>8695</text:p>
          </table:table-cell>
          <table:table-cell office:value-type="float" office:value="478380" calcext:value-type="float">
            <text:p>478380</text:p>
          </table:table-cell>
          <table:table-cell office:value-type="float" office:value="279601" calcext:value-type="float">
            <text:p>279601</text:p>
          </table:table-cell>
          <table:table-cell office:value-type="float" office:value="43724" calcext:value-type="float">
            <text:p>43724</text:p>
          </table:table-cell>
          <table:table-cell office:value-type="float" office:value="20569" calcext:value-type="float">
            <text:p>2056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39</text:p>
          </table:table-cell>
          <table:table-cell office:value-type="float" office:value="13816516" calcext:value-type="float">
            <text:p>1381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2120" calcext:value-type="float">
            <text:p>582120</text:p>
          </table:table-cell>
          <table:table-cell office:value-type="float" office:value="553768" calcext:value-type="float">
            <text:p>5537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5" calcext:value-type="float">
            <text:p>8695</text:p>
          </table:table-cell>
          <table:table-cell office:value-type="float" office:value="478380" calcext:value-type="float">
            <text:p>478380</text:p>
          </table:table-cell>
          <table:table-cell office:value-type="float" office:value="279601" calcext:value-type="float">
            <text:p>279601</text:p>
          </table:table-cell>
          <table:table-cell office:value-type="float" office:value="43724" calcext:value-type="float">
            <text:p>43724</text:p>
          </table:table-cell>
          <table:table-cell office:value-type="float" office:value="20569" calcext:value-type="float">
            <text:p>2056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40</text:p>
          </table:table-cell>
          <table:table-cell office:value-type="float" office:value="13816516" calcext:value-type="float">
            <text:p>1381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2120" calcext:value-type="float">
            <text:p>582120</text:p>
          </table:table-cell>
          <table:table-cell office:value-type="float" office:value="553768" calcext:value-type="float">
            <text:p>5537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5" calcext:value-type="float">
            <text:p>8695</text:p>
          </table:table-cell>
          <table:table-cell office:value-type="float" office:value="478380" calcext:value-type="float">
            <text:p>478380</text:p>
          </table:table-cell>
          <table:table-cell office:value-type="float" office:value="279601" calcext:value-type="float">
            <text:p>279601</text:p>
          </table:table-cell>
          <table:table-cell office:value-type="float" office:value="43724" calcext:value-type="float">
            <text:p>43724</text:p>
          </table:table-cell>
          <table:table-cell office:value-type="float" office:value="20569" calcext:value-type="float">
            <text:p>2056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41</text:p>
          </table:table-cell>
          <table:table-cell office:value-type="float" office:value="13816148" calcext:value-type="float">
            <text:p>13816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7120" calcext:value-type="float">
            <text:p>7897120</text:p>
          </table:table-cell>
          <table:table-cell office:value-type="float" office:value="582120" calcext:value-type="float">
            <text:p>582120</text:p>
          </table:table-cell>
          <table:table-cell office:value-type="float" office:value="553768" calcext:value-type="float">
            <text:p>5537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5" calcext:value-type="float">
            <text:p>8695</text:p>
          </table:table-cell>
          <table:table-cell office:value-type="float" office:value="478380" calcext:value-type="float">
            <text:p>478380</text:p>
          </table:table-cell>
          <table:table-cell office:value-type="float" office:value="279601" calcext:value-type="float">
            <text:p>279601</text:p>
          </table:table-cell>
          <table:table-cell office:value-type="float" office:value="43724" calcext:value-type="float">
            <text:p>43724</text:p>
          </table:table-cell>
          <table:table-cell office:value-type="float" office:value="20569" calcext:value-type="float">
            <text:p>2056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42</text:p>
          </table:table-cell>
          <table:table-cell office:value-type="float" office:value="13863872" calcext:value-type="float">
            <text:p>13863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0016" calcext:value-type="float">
            <text:p>7850016</text:p>
          </table:table-cell>
          <table:table-cell office:value-type="float" office:value="533560" calcext:value-type="float">
            <text:p>533560</text:p>
          </table:table-cell>
          <table:table-cell office:value-type="float" office:value="505208" calcext:value-type="float">
            <text:p>505208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648" calcext:value-type="float">
            <text:p>27648</text:p>
          </table:table-cell>
          <table:table-cell office:value-type="float" office:value="6955" calcext:value-type="float">
            <text:p>6955</text:p>
          </table:table-cell>
          <table:table-cell office:value-type="float" office:value="431276" calcext:value-type="float">
            <text:p>431276</text:p>
          </table:table-cell>
          <table:table-cell office:value-type="float" office:value="193188" calcext:value-type="float">
            <text:p>193188</text:p>
          </table:table-cell>
          <table:table-cell office:value-type="float" office:value="43724" calcext:value-type="float">
            <text:p>43724</text:p>
          </table:table-cell>
          <table:table-cell office:value-type="float" office:value="14354" calcext:value-type="float">
            <text:p>1435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0:43</text:p>
          </table:table-cell>
          <table:table-cell office:value-type="float" office:value="13867112" calcext:value-type="float">
            <text:p>13867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0016" calcext:value-type="float">
            <text:p>7850016</text:p>
          </table:table-cell>
          <table:table-cell office:value-type="float" office:value="530424" calcext:value-type="float">
            <text:p>530424</text:p>
          </table:table-cell>
          <table:table-cell office:value-type="float" office:value="502072" calcext:value-type="float">
            <text:p>5020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3" calcext:value-type="float">
            <text:p>7193</text:p>
          </table:table-cell>
          <table:table-cell office:value-type="float" office:value="431276" calcext:value-type="float">
            <text:p>431276</text:p>
          </table:table-cell>
          <table:table-cell office:value-type="float" office:value="193188" calcext:value-type="float">
            <text:p>193188</text:p>
          </table:table-cell>
          <table:table-cell office:value-type="float" office:value="43724" calcext:value-type="float">
            <text:p>43724</text:p>
          </table:table-cell>
          <table:table-cell office:value-type="float" office:value="14354" calcext:value-type="float">
            <text:p>1435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44</text:p>
          </table:table-cell>
          <table:table-cell office:value-type="float" office:value="13867112" calcext:value-type="float">
            <text:p>13867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0016" calcext:value-type="float">
            <text:p>7850016</text:p>
          </table:table-cell>
          <table:table-cell office:value-type="float" office:value="530424" calcext:value-type="float">
            <text:p>530424</text:p>
          </table:table-cell>
          <table:table-cell office:value-type="float" office:value="502072" calcext:value-type="float">
            <text:p>5020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3" calcext:value-type="float">
            <text:p>7193</text:p>
          </table:table-cell>
          <table:table-cell office:value-type="float" office:value="431276" calcext:value-type="float">
            <text:p>431276</text:p>
          </table:table-cell>
          <table:table-cell office:value-type="float" office:value="193188" calcext:value-type="float">
            <text:p>193188</text:p>
          </table:table-cell>
          <table:table-cell office:value-type="float" office:value="43724" calcext:value-type="float">
            <text:p>43724</text:p>
          </table:table-cell>
          <table:table-cell office:value-type="float" office:value="14354" calcext:value-type="float">
            <text:p>1435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45</text:p>
          </table:table-cell>
          <table:table-cell office:value-type="float" office:value="13867112" calcext:value-type="float">
            <text:p>13867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0016" calcext:value-type="float">
            <text:p>7850016</text:p>
          </table:table-cell>
          <table:table-cell office:value-type="float" office:value="530424" calcext:value-type="float">
            <text:p>530424</text:p>
          </table:table-cell>
          <table:table-cell office:value-type="float" office:value="502072" calcext:value-type="float">
            <text:p>5020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3" calcext:value-type="float">
            <text:p>7193</text:p>
          </table:table-cell>
          <table:table-cell office:value-type="float" office:value="431276" calcext:value-type="float">
            <text:p>431276</text:p>
          </table:table-cell>
          <table:table-cell office:value-type="float" office:value="193188" calcext:value-type="float">
            <text:p>193188</text:p>
          </table:table-cell>
          <table:table-cell office:value-type="float" office:value="43724" calcext:value-type="float">
            <text:p>43724</text:p>
          </table:table-cell>
          <table:table-cell office:value-type="float" office:value="14354" calcext:value-type="float">
            <text:p>1435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46</text:p>
          </table:table-cell>
          <table:table-cell office:value-type="float" office:value="13867248" calcext:value-type="float">
            <text:p>138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0016" calcext:value-type="float">
            <text:p>7850016</text:p>
          </table:table-cell>
          <table:table-cell office:value-type="float" office:value="530424" calcext:value-type="float">
            <text:p>530424</text:p>
          </table:table-cell>
          <table:table-cell office:value-type="float" office:value="502072" calcext:value-type="float">
            <text:p>5020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3" calcext:value-type="float">
            <text:p>7193</text:p>
          </table:table-cell>
          <table:table-cell office:value-type="float" office:value="431276" calcext:value-type="float">
            <text:p>431276</text:p>
          </table:table-cell>
          <table:table-cell office:value-type="float" office:value="193188" calcext:value-type="float">
            <text:p>193188</text:p>
          </table:table-cell>
          <table:table-cell office:value-type="float" office:value="43724" calcext:value-type="float">
            <text:p>43724</text:p>
          </table:table-cell>
          <table:table-cell office:value-type="float" office:value="14354" calcext:value-type="float">
            <text:p>1435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47</text:p>
          </table:table-cell>
          <table:table-cell office:value-type="float" office:value="13867248" calcext:value-type="float">
            <text:p>138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0016" calcext:value-type="float">
            <text:p>7850016</text:p>
          </table:table-cell>
          <table:table-cell office:value-type="float" office:value="530424" calcext:value-type="float">
            <text:p>530424</text:p>
          </table:table-cell>
          <table:table-cell office:value-type="float" office:value="502072" calcext:value-type="float">
            <text:p>5020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3" calcext:value-type="float">
            <text:p>7193</text:p>
          </table:table-cell>
          <table:table-cell office:value-type="float" office:value="431276" calcext:value-type="float">
            <text:p>431276</text:p>
          </table:table-cell>
          <table:table-cell office:value-type="float" office:value="193188" calcext:value-type="float">
            <text:p>193188</text:p>
          </table:table-cell>
          <table:table-cell office:value-type="float" office:value="43724" calcext:value-type="float">
            <text:p>43724</text:p>
          </table:table-cell>
          <table:table-cell office:value-type="float" office:value="14354" calcext:value-type="float">
            <text:p>1435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48</text:p>
          </table:table-cell>
          <table:table-cell office:value-type="float" office:value="13867248" calcext:value-type="float">
            <text:p>138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0016" calcext:value-type="float">
            <text:p>7850016</text:p>
          </table:table-cell>
          <table:table-cell office:value-type="float" office:value="530424" calcext:value-type="float">
            <text:p>530424</text:p>
          </table:table-cell>
          <table:table-cell office:value-type="float" office:value="502072" calcext:value-type="float">
            <text:p>5020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3" calcext:value-type="float">
            <text:p>7193</text:p>
          </table:table-cell>
          <table:table-cell office:value-type="float" office:value="431276" calcext:value-type="float">
            <text:p>431276</text:p>
          </table:table-cell>
          <table:table-cell office:value-type="float" office:value="193188" calcext:value-type="float">
            <text:p>193188</text:p>
          </table:table-cell>
          <table:table-cell office:value-type="float" office:value="43724" calcext:value-type="float">
            <text:p>43724</text:p>
          </table:table-cell>
          <table:table-cell office:value-type="float" office:value="14354" calcext:value-type="float">
            <text:p>1435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49</text:p>
          </table:table-cell>
          <table:table-cell office:value-type="float" office:value="13867248" calcext:value-type="float">
            <text:p>138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0016" calcext:value-type="float">
            <text:p>7850016</text:p>
          </table:table-cell>
          <table:table-cell office:value-type="float" office:value="530424" calcext:value-type="float">
            <text:p>530424</text:p>
          </table:table-cell>
          <table:table-cell office:value-type="float" office:value="502072" calcext:value-type="float">
            <text:p>5020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3" calcext:value-type="float">
            <text:p>7193</text:p>
          </table:table-cell>
          <table:table-cell office:value-type="float" office:value="431276" calcext:value-type="float">
            <text:p>431276</text:p>
          </table:table-cell>
          <table:table-cell office:value-type="float" office:value="193188" calcext:value-type="float">
            <text:p>193188</text:p>
          </table:table-cell>
          <table:table-cell office:value-type="float" office:value="43724" calcext:value-type="float">
            <text:p>43724</text:p>
          </table:table-cell>
          <table:table-cell office:value-type="float" office:value="14354" calcext:value-type="float">
            <text:p>1435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50</text:p>
          </table:table-cell>
          <table:table-cell office:value-type="float" office:value="13867248" calcext:value-type="float">
            <text:p>1386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0016" calcext:value-type="float">
            <text:p>7850016</text:p>
          </table:table-cell>
          <table:table-cell office:value-type="float" office:value="530424" calcext:value-type="float">
            <text:p>530424</text:p>
          </table:table-cell>
          <table:table-cell office:value-type="float" office:value="502072" calcext:value-type="float">
            <text:p>50207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3" calcext:value-type="float">
            <text:p>7193</text:p>
          </table:table-cell>
          <table:table-cell office:value-type="float" office:value="431276" calcext:value-type="float">
            <text:p>431276</text:p>
          </table:table-cell>
          <table:table-cell office:value-type="float" office:value="193188" calcext:value-type="float">
            <text:p>193188</text:p>
          </table:table-cell>
          <table:table-cell office:value-type="float" office:value="43724" calcext:value-type="float">
            <text:p>43724</text:p>
          </table:table-cell>
          <table:table-cell office:value-type="float" office:value="14354" calcext:value-type="float">
            <text:p>14354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51</text:p>
          </table:table-cell>
          <table:table-cell office:value-type="float" office:value="13880796" calcext:value-type="float">
            <text:p>13880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0:52</text:p>
          </table:table-cell>
          <table:table-cell office:value-type="float" office:value="13888980" calcext:value-type="float">
            <text:p>13888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53</text:p>
          </table:table-cell>
          <table:table-cell office:value-type="float" office:value="13888980" calcext:value-type="float">
            <text:p>13888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54</text:p>
          </table:table-cell>
          <table:table-cell office:value-type="float" office:value="13888856" calcext:value-type="float">
            <text:p>13888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55</text:p>
          </table:table-cell>
          <table:table-cell office:value-type="float" office:value="13888848" calcext:value-type="float">
            <text:p>13888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56</text:p>
          </table:table-cell>
          <table:table-cell office:value-type="float" office:value="13888856" calcext:value-type="float">
            <text:p>13888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57</text:p>
          </table:table-cell>
          <table:table-cell office:value-type="float" office:value="13888856" calcext:value-type="float">
            <text:p>13888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58</text:p>
          </table:table-cell>
          <table:table-cell office:value-type="float" office:value="13888856" calcext:value-type="float">
            <text:p>13888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0:59</text:p>
          </table:table-cell>
          <table:table-cell office:value-type="float" office:value="13888364" calcext:value-type="float">
            <text:p>13888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00</text:p>
          </table:table-cell>
          <table:table-cell office:value-type="float" office:value="13888364" calcext:value-type="float">
            <text:p>13888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01</text:p>
          </table:table-cell>
          <table:table-cell office:value-type="float" office:value="13888244" calcext:value-type="float">
            <text:p>1388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02</text:p>
          </table:table-cell>
          <table:table-cell office:value-type="float" office:value="13888244" calcext:value-type="float">
            <text:p>1388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03</text:p>
          </table:table-cell>
          <table:table-cell office:value-type="float" office:value="13888244" calcext:value-type="float">
            <text:p>1388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04</text:p>
          </table:table-cell>
          <table:table-cell office:value-type="float" office:value="13888244" calcext:value-type="float">
            <text:p>1388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05</text:p>
          </table:table-cell>
          <table:table-cell office:value-type="float" office:value="13888244" calcext:value-type="float">
            <text:p>1388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06</text:p>
          </table:table-cell>
          <table:table-cell office:value-type="float" office:value="13888000" calcext:value-type="float">
            <text:p>1388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07</text:p>
          </table:table-cell>
          <table:table-cell office:value-type="float" office:value="13898660" calcext:value-type="float">
            <text:p>13898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08</text:p>
          </table:table-cell>
          <table:table-cell office:value-type="float" office:value="13917144" calcext:value-type="float">
            <text:p>13917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09</text:p>
          </table:table-cell>
          <table:table-cell office:value-type="float" office:value="13915904" calcext:value-type="float">
            <text:p>13915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10</text:p>
          </table:table-cell>
          <table:table-cell office:value-type="float" office:value="13915904" calcext:value-type="float">
            <text:p>13915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11</text:p>
          </table:table-cell>
          <table:table-cell office:value-type="float" office:value="13916212" calcext:value-type="float">
            <text:p>13916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12</text:p>
          </table:table-cell>
          <table:table-cell office:value-type="float" office:value="13916412" calcext:value-type="float">
            <text:p>13916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13</text:p>
          </table:table-cell>
          <table:table-cell office:value-type="float" office:value="13917972" calcext:value-type="float">
            <text:p>13917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14</text:p>
          </table:table-cell>
          <table:table-cell office:value-type="float" office:value="13918148" calcext:value-type="float">
            <text:p>13918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15</text:p>
          </table:table-cell>
          <table:table-cell office:value-type="float" office:value="13918212" calcext:value-type="float">
            <text:p>13918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16</text:p>
          </table:table-cell>
          <table:table-cell office:value-type="float" office:value="13918212" calcext:value-type="float">
            <text:p>13918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17</text:p>
          </table:table-cell>
          <table:table-cell office:value-type="float" office:value="13918212" calcext:value-type="float">
            <text:p>13918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18</text:p>
          </table:table-cell>
          <table:table-cell office:value-type="float" office:value="13918212" calcext:value-type="float">
            <text:p>13918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19</text:p>
          </table:table-cell>
          <table:table-cell office:value-type="float" office:value="13918020" calcext:value-type="float">
            <text:p>13918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20</text:p>
          </table:table-cell>
          <table:table-cell office:value-type="float" office:value="13918020" calcext:value-type="float">
            <text:p>13918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21</text:p>
          </table:table-cell>
          <table:table-cell office:value-type="float" office:value="13918116" calcext:value-type="float">
            <text:p>13918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22</text:p>
          </table:table-cell>
          <table:table-cell office:value-type="float" office:value="13918116" calcext:value-type="float">
            <text:p>13918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23</text:p>
          </table:table-cell>
          <table:table-cell office:value-type="float" office:value="13918116" calcext:value-type="float">
            <text:p>13918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24</text:p>
          </table:table-cell>
          <table:table-cell office:value-type="float" office:value="13918116" calcext:value-type="float">
            <text:p>13918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25</text:p>
          </table:table-cell>
          <table:table-cell office:value-type="float" office:value="13918116" calcext:value-type="float">
            <text:p>13918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26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27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28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29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30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31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32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33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34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35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36</text:p>
          </table:table-cell>
          <table:table-cell office:value-type="float" office:value="13918244" calcext:value-type="float">
            <text:p>1391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37</text:p>
          </table:table-cell>
          <table:table-cell office:value-type="float" office:value="13918504" calcext:value-type="float">
            <text:p>13918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38</text:p>
          </table:table-cell>
          <table:table-cell office:value-type="float" office:value="13917000" calcext:value-type="float">
            <text:p>1391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39</text:p>
          </table:table-cell>
          <table:table-cell office:value-type="float" office:value="13916616" calcext:value-type="float">
            <text:p>13916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40</text:p>
          </table:table-cell>
          <table:table-cell office:value-type="float" office:value="13916492" calcext:value-type="float">
            <text:p>13916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41</text:p>
          </table:table-cell>
          <table:table-cell office:value-type="float" office:value="13916496" calcext:value-type="float">
            <text:p>13916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42</text:p>
          </table:table-cell>
          <table:table-cell office:value-type="float" office:value="13918576" calcext:value-type="float">
            <text:p>1391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43</text:p>
          </table:table-cell>
          <table:table-cell office:value-type="float" office:value="13918576" calcext:value-type="float">
            <text:p>1391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44</text:p>
          </table:table-cell>
          <table:table-cell office:value-type="float" office:value="13918732" calcext:value-type="float">
            <text:p>13918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45</text:p>
          </table:table-cell>
          <table:table-cell office:value-type="float" office:value="13918732" calcext:value-type="float">
            <text:p>13918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46</text:p>
          </table:table-cell>
          <table:table-cell office:value-type="float" office:value="13918732" calcext:value-type="float">
            <text:p>13918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47</text:p>
          </table:table-cell>
          <table:table-cell office:value-type="float" office:value="13918676" calcext:value-type="float">
            <text:p>13918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48</text:p>
          </table:table-cell>
          <table:table-cell office:value-type="float" office:value="13918676" calcext:value-type="float">
            <text:p>13918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49</text:p>
          </table:table-cell>
          <table:table-cell office:value-type="float" office:value="13918688" calcext:value-type="float">
            <text:p>13918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50</text:p>
          </table:table-cell>
          <table:table-cell office:value-type="float" office:value="13918688" calcext:value-type="float">
            <text:p>13918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51</text:p>
          </table:table-cell>
          <table:table-cell office:value-type="float" office:value="13918316" calcext:value-type="float">
            <text:p>1391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52</text:p>
          </table:table-cell>
          <table:table-cell office:value-type="float" office:value="13918316" calcext:value-type="float">
            <text:p>1391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53</text:p>
          </table:table-cell>
          <table:table-cell office:value-type="float" office:value="13918316" calcext:value-type="float">
            <text:p>1391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54</text:p>
          </table:table-cell>
          <table:table-cell office:value-type="float" office:value="13918440" calcext:value-type="float">
            <text:p>13918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78800" calcext:value-type="float">
            <text:p>478800</text:p>
          </table:table-cell>
          <table:table-cell office:value-type="float" office:value="450448" calcext:value-type="float">
            <text:p>45044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51" calcext:value-type="float">
            <text:p>5751</text:p>
          </table:table-cell>
          <table:table-cell office:value-type="float" office:value="382132" calcext:value-type="float">
            <text:p>382132</text:p>
          </table:table-cell>
          <table:table-cell office:value-type="float" office:value="106774" calcext:value-type="float">
            <text:p>106774</text:p>
          </table:table-cell>
          <table:table-cell office:value-type="float" office:value="43724" calcext:value-type="float">
            <text:p>43724</text:p>
          </table:table-cell>
          <table:table-cell office:value-type="float" office:value="8139" calcext:value-type="float">
            <text:p>813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55</text:p>
          </table:table-cell>
          <table:table-cell office:value-type="float" office:value="13914644" calcext:value-type="float">
            <text:p>13914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83528" calcext:value-type="float">
            <text:p>483528</text:p>
          </table:table-cell>
          <table:table-cell office:value-type="float" office:value="455176" calcext:value-type="float">
            <text:p>455176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9733" calcext:value-type="float">
            <text:p>9733</text:p>
          </table:table-cell>
          <table:table-cell office:value-type="float" office:value="382132" calcext:value-type="float">
            <text:p>382132</text:p>
          </table:table-cell>
          <table:table-cell office:value-type="float" office:value="220872" calcext:value-type="float">
            <text:p>220872</text:p>
          </table:table-cell>
          <table:table-cell office:value-type="float" office:value="43724" calcext:value-type="float">
            <text:p>43724</text:p>
          </table:table-cell>
          <table:table-cell office:value-type="float" office:value="16346" calcext:value-type="float">
            <text:p>16346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97" calcext:value-type="float">
            <text:p>397</text:p>
          </table:table-cell>
          <table:table-cell office:value-type="float" office:value="208" calcext:value-type="float">
            <text:p>208</text:p>
          </table:table-cell>
          <table:table-cell office:value-type="float" office:value="21553" calcext:value-type="float">
            <text:p>21553</text:p>
          </table:table-cell>
          <table:table-cell office:value-type="float" office:value="10563" calcext:value-type="float">
            <text:p>10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56</text:p>
          </table:table-cell>
          <table:table-cell office:value-type="float" office:value="13908196" calcext:value-type="float">
            <text:p>13908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0864" calcext:value-type="float">
            <text:p>7800864</text:p>
          </table:table-cell>
          <table:table-cell office:value-type="float" office:value="490128" calcext:value-type="float">
            <text:p>490128</text:p>
          </table:table-cell>
          <table:table-cell office:value-type="float" office:value="461776" calcext:value-type="float">
            <text:p>461776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12762" calcext:value-type="float">
            <text:p>12762</text:p>
          </table:table-cell>
          <table:table-cell office:value-type="float" office:value="382132" calcext:value-type="float">
            <text:p>382132</text:p>
          </table:table-cell>
          <table:table-cell office:value-type="float" office:value="338451" calcext:value-type="float">
            <text:p>338451</text:p>
          </table:table-cell>
          <table:table-cell office:value-type="float" office:value="43724" calcext:value-type="float">
            <text:p>43724</text:p>
          </table:table-cell>
          <table:table-cell office:value-type="float" office:value="24803" calcext:value-type="float">
            <text:p>24803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06" calcext:value-type="float">
            <text:p>506</text:p>
          </table:table-cell>
          <table:table-cell office:value-type="float" office:value="208" calcext:value-type="float">
            <text:p>208</text:p>
          </table:table-cell>
          <table:table-cell office:value-type="float" office:value="32438" calcext:value-type="float">
            <text:p>32438</text:p>
          </table:table-cell>
          <table:table-cell office:value-type="float" office:value="10885" calcext:value-type="float">
            <text:p>1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57</text:p>
          </table:table-cell>
          <table:table-cell office:value-type="float" office:value="13808624" calcext:value-type="float">
            <text:p>13808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8928" calcext:value-type="float">
            <text:p>7888928</text:p>
          </table:table-cell>
          <table:table-cell office:value-type="float" office:value="590724" calcext:value-type="float">
            <text:p>590724</text:p>
          </table:table-cell>
          <table:table-cell office:value-type="float" office:value="562372" calcext:value-type="float">
            <text:p>562372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9264" calcext:value-type="float">
            <text:p>139264</text:p>
          </table:table-cell>
          <table:table-cell office:value-type="float" office:value="20455" calcext:value-type="float">
            <text:p>20455</text:p>
          </table:table-cell>
          <table:table-cell office:value-type="float" office:value="471220" calcext:value-type="float">
            <text:p>471220</text:p>
          </table:table-cell>
          <table:table-cell office:value-type="float" office:value="444770" calcext:value-type="float">
            <text:p>444770</text:p>
          </table:table-cell>
          <table:table-cell office:value-type="float" office:value="43724" calcext:value-type="float">
            <text:p>43724</text:p>
          </table:table-cell>
          <table:table-cell office:value-type="float" office:value="32449" calcext:value-type="float">
            <text:p>32449</text:p>
          </table:table-cell>
          <table:table-cell office:value-type="float" office:value="797300" calcext:value-type="float">
            <text:p>797300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04" calcext:value-type="float">
            <text:p>604</text:p>
          </table:table-cell>
          <table:table-cell office:value-type="float" office:value="208" calcext:value-type="float">
            <text:p>208</text:p>
          </table:table-cell>
          <table:table-cell office:value-type="float" office:value="42282" calcext:value-type="float">
            <text:p>42282</text:p>
          </table:table-cell>
          <table:table-cell office:value-type="float" office:value="9844" calcext:value-type="float">
            <text:p>9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58</text:p>
          </table:table-cell>
          <table:table-cell office:value-type="float" office:value="13723076" calcext:value-type="float">
            <text:p>13723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184" calcext:value-type="float">
            <text:p>676184</text:p>
          </table:table-cell>
          <table:table-cell office:value-type="float" office:value="647832" calcext:value-type="float">
            <text:p>647832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69908" calcext:value-type="float">
            <text:p>569908</text:p>
          </table:table-cell>
          <table:table-cell office:value-type="float" office:value="538842" calcext:value-type="float">
            <text:p>538842</text:p>
          </table:table-cell>
          <table:table-cell office:value-type="float" office:value="52044" calcext:value-type="float">
            <text:p>52044</text:p>
          </table:table-cell>
          <table:table-cell office:value-type="float" office:value="39214" calcext:value-type="float">
            <text:p>3921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office:value-type="float" office:value="8708" calcext:value-type="float">
            <text:p>8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1:59</text:p>
          </table:table-cell>
          <table:table-cell office:value-type="float" office:value="13722460" calcext:value-type="float">
            <text:p>13722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184" calcext:value-type="float">
            <text:p>676184</text:p>
          </table:table-cell>
          <table:table-cell office:value-type="float" office:value="647832" calcext:value-type="float">
            <text:p>64783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69908" calcext:value-type="float">
            <text:p>569908</text:p>
          </table:table-cell>
          <table:table-cell office:value-type="float" office:value="538842" calcext:value-type="float">
            <text:p>538842</text:p>
          </table:table-cell>
          <table:table-cell office:value-type="float" office:value="52044" calcext:value-type="float">
            <text:p>52044</text:p>
          </table:table-cell>
          <table:table-cell office:value-type="float" office:value="39214" calcext:value-type="float">
            <text:p>3921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00</text:p>
          </table:table-cell>
          <table:table-cell office:value-type="float" office:value="13722460" calcext:value-type="float">
            <text:p>13722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184" calcext:value-type="float">
            <text:p>676184</text:p>
          </table:table-cell>
          <table:table-cell office:value-type="float" office:value="647832" calcext:value-type="float">
            <text:p>64783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69908" calcext:value-type="float">
            <text:p>569908</text:p>
          </table:table-cell>
          <table:table-cell office:value-type="float" office:value="538842" calcext:value-type="float">
            <text:p>538842</text:p>
          </table:table-cell>
          <table:table-cell office:value-type="float" office:value="52044" calcext:value-type="float">
            <text:p>52044</text:p>
          </table:table-cell>
          <table:table-cell office:value-type="float" office:value="39214" calcext:value-type="float">
            <text:p>3921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01</text:p>
          </table:table-cell>
          <table:table-cell office:value-type="float" office:value="13722460" calcext:value-type="float">
            <text:p>13722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184" calcext:value-type="float">
            <text:p>676184</text:p>
          </table:table-cell>
          <table:table-cell office:value-type="float" office:value="647832" calcext:value-type="float">
            <text:p>64783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69908" calcext:value-type="float">
            <text:p>569908</text:p>
          </table:table-cell>
          <table:table-cell office:value-type="float" office:value="538842" calcext:value-type="float">
            <text:p>538842</text:p>
          </table:table-cell>
          <table:table-cell office:value-type="float" office:value="52044" calcext:value-type="float">
            <text:p>52044</text:p>
          </table:table-cell>
          <table:table-cell office:value-type="float" office:value="39214" calcext:value-type="float">
            <text:p>3921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02</text:p>
          </table:table-cell>
          <table:table-cell office:value-type="float" office:value="13722468" calcext:value-type="float">
            <text:p>13722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184" calcext:value-type="float">
            <text:p>676184</text:p>
          </table:table-cell>
          <table:table-cell office:value-type="float" office:value="647832" calcext:value-type="float">
            <text:p>64783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69908" calcext:value-type="float">
            <text:p>569908</text:p>
          </table:table-cell>
          <table:table-cell office:value-type="float" office:value="538842" calcext:value-type="float">
            <text:p>538842</text:p>
          </table:table-cell>
          <table:table-cell office:value-type="float" office:value="52044" calcext:value-type="float">
            <text:p>52044</text:p>
          </table:table-cell>
          <table:table-cell office:value-type="float" office:value="39214" calcext:value-type="float">
            <text:p>3921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03</text:p>
          </table:table-cell>
          <table:table-cell office:value-type="float" office:value="13722468" calcext:value-type="float">
            <text:p>13722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184" calcext:value-type="float">
            <text:p>676184</text:p>
          </table:table-cell>
          <table:table-cell office:value-type="float" office:value="647832" calcext:value-type="float">
            <text:p>64783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69908" calcext:value-type="float">
            <text:p>569908</text:p>
          </table:table-cell>
          <table:table-cell office:value-type="float" office:value="538842" calcext:value-type="float">
            <text:p>538842</text:p>
          </table:table-cell>
          <table:table-cell office:value-type="float" office:value="52044" calcext:value-type="float">
            <text:p>52044</text:p>
          </table:table-cell>
          <table:table-cell office:value-type="float" office:value="39214" calcext:value-type="float">
            <text:p>3921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04</text:p>
          </table:table-cell>
          <table:table-cell office:value-type="float" office:value="13722468" calcext:value-type="float">
            <text:p>13722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184" calcext:value-type="float">
            <text:p>676184</text:p>
          </table:table-cell>
          <table:table-cell office:value-type="float" office:value="647832" calcext:value-type="float">
            <text:p>64783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69908" calcext:value-type="float">
            <text:p>569908</text:p>
          </table:table-cell>
          <table:table-cell office:value-type="float" office:value="538842" calcext:value-type="float">
            <text:p>538842</text:p>
          </table:table-cell>
          <table:table-cell office:value-type="float" office:value="52044" calcext:value-type="float">
            <text:p>52044</text:p>
          </table:table-cell>
          <table:table-cell office:value-type="float" office:value="39214" calcext:value-type="float">
            <text:p>3921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05</text:p>
          </table:table-cell>
          <table:table-cell office:value-type="float" office:value="13722468" calcext:value-type="float">
            <text:p>13722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184" calcext:value-type="float">
            <text:p>676184</text:p>
          </table:table-cell>
          <table:table-cell office:value-type="float" office:value="647832" calcext:value-type="float">
            <text:p>64783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69908" calcext:value-type="float">
            <text:p>569908</text:p>
          </table:table-cell>
          <table:table-cell office:value-type="float" office:value="538842" calcext:value-type="float">
            <text:p>538842</text:p>
          </table:table-cell>
          <table:table-cell office:value-type="float" office:value="52044" calcext:value-type="float">
            <text:p>52044</text:p>
          </table:table-cell>
          <table:table-cell office:value-type="float" office:value="39214" calcext:value-type="float">
            <text:p>3921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06</text:p>
          </table:table-cell>
          <table:table-cell office:value-type="float" office:value="13722216" calcext:value-type="float">
            <text:p>13722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412" calcext:value-type="float">
            <text:p>676412</text:p>
          </table:table-cell>
          <table:table-cell office:value-type="float" office:value="648060" calcext:value-type="float">
            <text:p>648060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09" calcext:value-type="float">
            <text:p>11709</text:p>
          </table:table-cell>
          <table:table-cell office:value-type="float" office:value="569908" calcext:value-type="float">
            <text:p>569908</text:p>
          </table:table-cell>
          <table:table-cell office:value-type="float" office:value="452428" calcext:value-type="float">
            <text:p>452428</text:p>
          </table:table-cell>
          <table:table-cell office:value-type="float" office:value="52044" calcext:value-type="float">
            <text:p>52044</text:p>
          </table:table-cell>
          <table:table-cell office:value-type="float" office:value="32999" calcext:value-type="float">
            <text:p>3299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2:07</text:p>
          </table:table-cell>
          <table:table-cell office:value-type="float" office:value="13722216" calcext:value-type="float">
            <text:p>13722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412" calcext:value-type="float">
            <text:p>676412</text:p>
          </table:table-cell>
          <table:table-cell office:value-type="float" office:value="648060" calcext:value-type="float">
            <text:p>64806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09" calcext:value-type="float">
            <text:p>11709</text:p>
          </table:table-cell>
          <table:table-cell office:value-type="float" office:value="569908" calcext:value-type="float">
            <text:p>569908</text:p>
          </table:table-cell>
          <table:table-cell office:value-type="float" office:value="452428" calcext:value-type="float">
            <text:p>452428</text:p>
          </table:table-cell>
          <table:table-cell office:value-type="float" office:value="52044" calcext:value-type="float">
            <text:p>52044</text:p>
          </table:table-cell>
          <table:table-cell office:value-type="float" office:value="32999" calcext:value-type="float">
            <text:p>3299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08</text:p>
          </table:table-cell>
          <table:table-cell office:value-type="float" office:value="13722960" calcext:value-type="float">
            <text:p>13722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412" calcext:value-type="float">
            <text:p>676412</text:p>
          </table:table-cell>
          <table:table-cell office:value-type="float" office:value="648060" calcext:value-type="float">
            <text:p>64806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09" calcext:value-type="float">
            <text:p>11709</text:p>
          </table:table-cell>
          <table:table-cell office:value-type="float" office:value="569908" calcext:value-type="float">
            <text:p>569908</text:p>
          </table:table-cell>
          <table:table-cell office:value-type="float" office:value="452428" calcext:value-type="float">
            <text:p>452428</text:p>
          </table:table-cell>
          <table:table-cell office:value-type="float" office:value="52044" calcext:value-type="float">
            <text:p>52044</text:p>
          </table:table-cell>
          <table:table-cell office:value-type="float" office:value="32999" calcext:value-type="float">
            <text:p>3299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09</text:p>
          </table:table-cell>
          <table:table-cell office:value-type="float" office:value="13722972" calcext:value-type="float">
            <text:p>13722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412" calcext:value-type="float">
            <text:p>676412</text:p>
          </table:table-cell>
          <table:table-cell office:value-type="float" office:value="648060" calcext:value-type="float">
            <text:p>64806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09" calcext:value-type="float">
            <text:p>11709</text:p>
          </table:table-cell>
          <table:table-cell office:value-type="float" office:value="569908" calcext:value-type="float">
            <text:p>569908</text:p>
          </table:table-cell>
          <table:table-cell office:value-type="float" office:value="452428" calcext:value-type="float">
            <text:p>452428</text:p>
          </table:table-cell>
          <table:table-cell office:value-type="float" office:value="52044" calcext:value-type="float">
            <text:p>52044</text:p>
          </table:table-cell>
          <table:table-cell office:value-type="float" office:value="32999" calcext:value-type="float">
            <text:p>3299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10</text:p>
          </table:table-cell>
          <table:table-cell office:value-type="float" office:value="13722972" calcext:value-type="float">
            <text:p>13722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412" calcext:value-type="float">
            <text:p>676412</text:p>
          </table:table-cell>
          <table:table-cell office:value-type="float" office:value="648060" calcext:value-type="float">
            <text:p>64806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09" calcext:value-type="float">
            <text:p>11709</text:p>
          </table:table-cell>
          <table:table-cell office:value-type="float" office:value="569908" calcext:value-type="float">
            <text:p>569908</text:p>
          </table:table-cell>
          <table:table-cell office:value-type="float" office:value="452428" calcext:value-type="float">
            <text:p>452428</text:p>
          </table:table-cell>
          <table:table-cell office:value-type="float" office:value="52044" calcext:value-type="float">
            <text:p>52044</text:p>
          </table:table-cell>
          <table:table-cell office:value-type="float" office:value="32999" calcext:value-type="float">
            <text:p>3299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11</text:p>
          </table:table-cell>
          <table:table-cell office:value-type="float" office:value="13722976" calcext:value-type="float">
            <text:p>13722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412" calcext:value-type="float">
            <text:p>676412</text:p>
          </table:table-cell>
          <table:table-cell office:value-type="float" office:value="648060" calcext:value-type="float">
            <text:p>64806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09" calcext:value-type="float">
            <text:p>11709</text:p>
          </table:table-cell>
          <table:table-cell office:value-type="float" office:value="569908" calcext:value-type="float">
            <text:p>569908</text:p>
          </table:table-cell>
          <table:table-cell office:value-type="float" office:value="452428" calcext:value-type="float">
            <text:p>452428</text:p>
          </table:table-cell>
          <table:table-cell office:value-type="float" office:value="52044" calcext:value-type="float">
            <text:p>52044</text:p>
          </table:table-cell>
          <table:table-cell office:value-type="float" office:value="32999" calcext:value-type="float">
            <text:p>3299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12</text:p>
          </table:table-cell>
          <table:table-cell office:value-type="float" office:value="13722976" calcext:value-type="float">
            <text:p>13722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412" calcext:value-type="float">
            <text:p>676412</text:p>
          </table:table-cell>
          <table:table-cell office:value-type="float" office:value="648060" calcext:value-type="float">
            <text:p>64806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09" calcext:value-type="float">
            <text:p>11709</text:p>
          </table:table-cell>
          <table:table-cell office:value-type="float" office:value="569908" calcext:value-type="float">
            <text:p>569908</text:p>
          </table:table-cell>
          <table:table-cell office:value-type="float" office:value="452428" calcext:value-type="float">
            <text:p>452428</text:p>
          </table:table-cell>
          <table:table-cell office:value-type="float" office:value="52044" calcext:value-type="float">
            <text:p>52044</text:p>
          </table:table-cell>
          <table:table-cell office:value-type="float" office:value="32999" calcext:value-type="float">
            <text:p>3299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13</text:p>
          </table:table-cell>
          <table:table-cell office:value-type="float" office:value="13722976" calcext:value-type="float">
            <text:p>13722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412" calcext:value-type="float">
            <text:p>676412</text:p>
          </table:table-cell>
          <table:table-cell office:value-type="float" office:value="648060" calcext:value-type="float">
            <text:p>648060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09" calcext:value-type="float">
            <text:p>11709</text:p>
          </table:table-cell>
          <table:table-cell office:value-type="float" office:value="569908" calcext:value-type="float">
            <text:p>569908</text:p>
          </table:table-cell>
          <table:table-cell office:value-type="float" office:value="452428" calcext:value-type="float">
            <text:p>452428</text:p>
          </table:table-cell>
          <table:table-cell office:value-type="float" office:value="52044" calcext:value-type="float">
            <text:p>52044</text:p>
          </table:table-cell>
          <table:table-cell office:value-type="float" office:value="32999" calcext:value-type="float">
            <text:p>3299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14</text:p>
          </table:table-cell>
          <table:table-cell office:value-type="float" office:value="13722968" calcext:value-type="float">
            <text:p>13722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388" calcext:value-type="float">
            <text:p>676388</text:p>
          </table:table-cell>
          <table:table-cell office:value-type="float" office:value="648036" calcext:value-type="float">
            <text:p>648036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9844" calcext:value-type="float">
            <text:p>9844</text:p>
          </table:table-cell>
          <table:table-cell office:value-type="float" office:value="569908" calcext:value-type="float">
            <text:p>569908</text:p>
          </table:table-cell>
          <table:table-cell office:value-type="float" office:value="366015" calcext:value-type="float">
            <text:p>366015</text:p>
          </table:table-cell>
          <table:table-cell office:value-type="float" office:value="52044" calcext:value-type="float">
            <text:p>52044</text:p>
          </table:table-cell>
          <table:table-cell office:value-type="float" office:value="26784" calcext:value-type="float">
            <text:p>2678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2:15</text:p>
          </table:table-cell>
          <table:table-cell office:value-type="float" office:value="13722968" calcext:value-type="float">
            <text:p>13722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364" calcext:value-type="float">
            <text:p>676364</text:p>
          </table:table-cell>
          <table:table-cell office:value-type="float" office:value="648012" calcext:value-type="float">
            <text:p>64801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569908" calcext:value-type="float">
            <text:p>569908</text:p>
          </table:table-cell>
          <table:table-cell office:value-type="float" office:value="366015" calcext:value-type="float">
            <text:p>366015</text:p>
          </table:table-cell>
          <table:table-cell office:value-type="float" office:value="52044" calcext:value-type="float">
            <text:p>52044</text:p>
          </table:table-cell>
          <table:table-cell office:value-type="float" office:value="26784" calcext:value-type="float">
            <text:p>2678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16</text:p>
          </table:table-cell>
          <table:table-cell office:value-type="float" office:value="13722980" calcext:value-type="float">
            <text:p>13722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364" calcext:value-type="float">
            <text:p>676364</text:p>
          </table:table-cell>
          <table:table-cell office:value-type="float" office:value="648012" calcext:value-type="float">
            <text:p>64801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569908" calcext:value-type="float">
            <text:p>569908</text:p>
          </table:table-cell>
          <table:table-cell office:value-type="float" office:value="366015" calcext:value-type="float">
            <text:p>366015</text:p>
          </table:table-cell>
          <table:table-cell office:value-type="float" office:value="52044" calcext:value-type="float">
            <text:p>52044</text:p>
          </table:table-cell>
          <table:table-cell office:value-type="float" office:value="26784" calcext:value-type="float">
            <text:p>2678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17</text:p>
          </table:table-cell>
          <table:table-cell office:value-type="float" office:value="13722980" calcext:value-type="float">
            <text:p>13722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364" calcext:value-type="float">
            <text:p>676364</text:p>
          </table:table-cell>
          <table:table-cell office:value-type="float" office:value="648012" calcext:value-type="float">
            <text:p>64801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569908" calcext:value-type="float">
            <text:p>569908</text:p>
          </table:table-cell>
          <table:table-cell office:value-type="float" office:value="366015" calcext:value-type="float">
            <text:p>366015</text:p>
          </table:table-cell>
          <table:table-cell office:value-type="float" office:value="52044" calcext:value-type="float">
            <text:p>52044</text:p>
          </table:table-cell>
          <table:table-cell office:value-type="float" office:value="26784" calcext:value-type="float">
            <text:p>2678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18</text:p>
          </table:table-cell>
          <table:table-cell office:value-type="float" office:value="13722980" calcext:value-type="float">
            <text:p>13722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364" calcext:value-type="float">
            <text:p>676364</text:p>
          </table:table-cell>
          <table:table-cell office:value-type="float" office:value="648012" calcext:value-type="float">
            <text:p>64801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569908" calcext:value-type="float">
            <text:p>569908</text:p>
          </table:table-cell>
          <table:table-cell office:value-type="float" office:value="366015" calcext:value-type="float">
            <text:p>366015</text:p>
          </table:table-cell>
          <table:table-cell office:value-type="float" office:value="52044" calcext:value-type="float">
            <text:p>52044</text:p>
          </table:table-cell>
          <table:table-cell office:value-type="float" office:value="26784" calcext:value-type="float">
            <text:p>2678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19</text:p>
          </table:table-cell>
          <table:table-cell office:value-type="float" office:value="13722980" calcext:value-type="float">
            <text:p>13722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364" calcext:value-type="float">
            <text:p>676364</text:p>
          </table:table-cell>
          <table:table-cell office:value-type="float" office:value="648012" calcext:value-type="float">
            <text:p>64801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569908" calcext:value-type="float">
            <text:p>569908</text:p>
          </table:table-cell>
          <table:table-cell office:value-type="float" office:value="366015" calcext:value-type="float">
            <text:p>366015</text:p>
          </table:table-cell>
          <table:table-cell office:value-type="float" office:value="52044" calcext:value-type="float">
            <text:p>52044</text:p>
          </table:table-cell>
          <table:table-cell office:value-type="float" office:value="26784" calcext:value-type="float">
            <text:p>2678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20</text:p>
          </table:table-cell>
          <table:table-cell office:value-type="float" office:value="13722992" calcext:value-type="float">
            <text:p>13722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364" calcext:value-type="float">
            <text:p>676364</text:p>
          </table:table-cell>
          <table:table-cell office:value-type="float" office:value="648012" calcext:value-type="float">
            <text:p>64801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569908" calcext:value-type="float">
            <text:p>569908</text:p>
          </table:table-cell>
          <table:table-cell office:value-type="float" office:value="366015" calcext:value-type="float">
            <text:p>366015</text:p>
          </table:table-cell>
          <table:table-cell office:value-type="float" office:value="52044" calcext:value-type="float">
            <text:p>52044</text:p>
          </table:table-cell>
          <table:table-cell office:value-type="float" office:value="26784" calcext:value-type="float">
            <text:p>2678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21</text:p>
          </table:table-cell>
          <table:table-cell office:value-type="float" office:value="13722992" calcext:value-type="float">
            <text:p>13722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364" calcext:value-type="float">
            <text:p>676364</text:p>
          </table:table-cell>
          <table:table-cell office:value-type="float" office:value="648012" calcext:value-type="float">
            <text:p>64801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569908" calcext:value-type="float">
            <text:p>569908</text:p>
          </table:table-cell>
          <table:table-cell office:value-type="float" office:value="366015" calcext:value-type="float">
            <text:p>366015</text:p>
          </table:table-cell>
          <table:table-cell office:value-type="float" office:value="52044" calcext:value-type="float">
            <text:p>52044</text:p>
          </table:table-cell>
          <table:table-cell office:value-type="float" office:value="26784" calcext:value-type="float">
            <text:p>2678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22</text:p>
          </table:table-cell>
          <table:table-cell office:value-type="float" office:value="13722992" calcext:value-type="float">
            <text:p>13722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9040" calcext:value-type="float">
            <text:p>7979040</text:p>
          </table:table-cell>
          <table:table-cell office:value-type="float" office:value="676364" calcext:value-type="float">
            <text:p>676364</text:p>
          </table:table-cell>
          <table:table-cell office:value-type="float" office:value="648012" calcext:value-type="float">
            <text:p>648012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569908" calcext:value-type="float">
            <text:p>569908</text:p>
          </table:table-cell>
          <table:table-cell office:value-type="float" office:value="366015" calcext:value-type="float">
            <text:p>366015</text:p>
          </table:table-cell>
          <table:table-cell office:value-type="float" office:value="52044" calcext:value-type="float">
            <text:p>52044</text:p>
          </table:table-cell>
          <table:table-cell office:value-type="float" office:value="26784" calcext:value-type="float">
            <text:p>2678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23</text:p>
          </table:table-cell>
          <table:table-cell office:value-type="float" office:value="13748796" calcext:value-type="float">
            <text:p>13748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2416" calcext:value-type="float">
            <text:p>7952416</text:p>
          </table:table-cell>
          <table:table-cell office:value-type="float" office:value="650480" calcext:value-type="float">
            <text:p>650480</text:p>
          </table:table-cell>
          <table:table-cell office:value-type="float" office:value="622128" calcext:value-type="float">
            <text:p>622128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543284" calcext:value-type="float">
            <text:p>543284</text:p>
          </table:table-cell>
          <table:table-cell office:value-type="float" office:value="279602" calcext:value-type="float">
            <text:p>279602</text:p>
          </table:table-cell>
          <table:table-cell office:value-type="float" office:value="52044" calcext:value-type="float">
            <text:p>52044</text:p>
          </table:table-cell>
          <table:table-cell office:value-type="float" office:value="20569" calcext:value-type="float">
            <text:p>2056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2:24</text:p>
          </table:table-cell>
          <table:table-cell office:value-type="float" office:value="13748796" calcext:value-type="float">
            <text:p>13748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2416" calcext:value-type="float">
            <text:p>7952416</text:p>
          </table:table-cell>
          <table:table-cell office:value-type="float" office:value="650480" calcext:value-type="float">
            <text:p>650480</text:p>
          </table:table-cell>
          <table:table-cell office:value-type="float" office:value="622128" calcext:value-type="float">
            <text:p>62212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543284" calcext:value-type="float">
            <text:p>543284</text:p>
          </table:table-cell>
          <table:table-cell office:value-type="float" office:value="279602" calcext:value-type="float">
            <text:p>279602</text:p>
          </table:table-cell>
          <table:table-cell office:value-type="float" office:value="52044" calcext:value-type="float">
            <text:p>52044</text:p>
          </table:table-cell>
          <table:table-cell office:value-type="float" office:value="20569" calcext:value-type="float">
            <text:p>2056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25</text:p>
          </table:table-cell>
          <table:table-cell office:value-type="float" office:value="13748796" calcext:value-type="float">
            <text:p>13748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2416" calcext:value-type="float">
            <text:p>7952416</text:p>
          </table:table-cell>
          <table:table-cell office:value-type="float" office:value="650480" calcext:value-type="float">
            <text:p>650480</text:p>
          </table:table-cell>
          <table:table-cell office:value-type="float" office:value="622128" calcext:value-type="float">
            <text:p>62212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543284" calcext:value-type="float">
            <text:p>543284</text:p>
          </table:table-cell>
          <table:table-cell office:value-type="float" office:value="279602" calcext:value-type="float">
            <text:p>279602</text:p>
          </table:table-cell>
          <table:table-cell office:value-type="float" office:value="52044" calcext:value-type="float">
            <text:p>52044</text:p>
          </table:table-cell>
          <table:table-cell office:value-type="float" office:value="20569" calcext:value-type="float">
            <text:p>2056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26</text:p>
          </table:table-cell>
          <table:table-cell office:value-type="float" office:value="13748788" calcext:value-type="float">
            <text:p>13748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2416" calcext:value-type="float">
            <text:p>7952416</text:p>
          </table:table-cell>
          <table:table-cell office:value-type="float" office:value="650480" calcext:value-type="float">
            <text:p>650480</text:p>
          </table:table-cell>
          <table:table-cell office:value-type="float" office:value="622128" calcext:value-type="float">
            <text:p>62212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543284" calcext:value-type="float">
            <text:p>543284</text:p>
          </table:table-cell>
          <table:table-cell office:value-type="float" office:value="279602" calcext:value-type="float">
            <text:p>279602</text:p>
          </table:table-cell>
          <table:table-cell office:value-type="float" office:value="52044" calcext:value-type="float">
            <text:p>52044</text:p>
          </table:table-cell>
          <table:table-cell office:value-type="float" office:value="20569" calcext:value-type="float">
            <text:p>2056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27</text:p>
          </table:table-cell>
          <table:table-cell office:value-type="float" office:value="13748788" calcext:value-type="float">
            <text:p>13748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2416" calcext:value-type="float">
            <text:p>7952416</text:p>
          </table:table-cell>
          <table:table-cell office:value-type="float" office:value="650480" calcext:value-type="float">
            <text:p>650480</text:p>
          </table:table-cell>
          <table:table-cell office:value-type="float" office:value="622128" calcext:value-type="float">
            <text:p>62212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543284" calcext:value-type="float">
            <text:p>543284</text:p>
          </table:table-cell>
          <table:table-cell office:value-type="float" office:value="279602" calcext:value-type="float">
            <text:p>279602</text:p>
          </table:table-cell>
          <table:table-cell office:value-type="float" office:value="52044" calcext:value-type="float">
            <text:p>52044</text:p>
          </table:table-cell>
          <table:table-cell office:value-type="float" office:value="20569" calcext:value-type="float">
            <text:p>2056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28</text:p>
          </table:table-cell>
          <table:table-cell office:value-type="float" office:value="13748788" calcext:value-type="float">
            <text:p>13748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2416" calcext:value-type="float">
            <text:p>7952416</text:p>
          </table:table-cell>
          <table:table-cell office:value-type="float" office:value="650480" calcext:value-type="float">
            <text:p>650480</text:p>
          </table:table-cell>
          <table:table-cell office:value-type="float" office:value="622128" calcext:value-type="float">
            <text:p>62212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543284" calcext:value-type="float">
            <text:p>543284</text:p>
          </table:table-cell>
          <table:table-cell office:value-type="float" office:value="279602" calcext:value-type="float">
            <text:p>279602</text:p>
          </table:table-cell>
          <table:table-cell office:value-type="float" office:value="52044" calcext:value-type="float">
            <text:p>52044</text:p>
          </table:table-cell>
          <table:table-cell office:value-type="float" office:value="20569" calcext:value-type="float">
            <text:p>2056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29</text:p>
          </table:table-cell>
          <table:table-cell office:value-type="float" office:value="13748788" calcext:value-type="float">
            <text:p>13748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2416" calcext:value-type="float">
            <text:p>7952416</text:p>
          </table:table-cell>
          <table:table-cell office:value-type="float" office:value="650480" calcext:value-type="float">
            <text:p>650480</text:p>
          </table:table-cell>
          <table:table-cell office:value-type="float" office:value="622128" calcext:value-type="float">
            <text:p>62212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543284" calcext:value-type="float">
            <text:p>543284</text:p>
          </table:table-cell>
          <table:table-cell office:value-type="float" office:value="279602" calcext:value-type="float">
            <text:p>279602</text:p>
          </table:table-cell>
          <table:table-cell office:value-type="float" office:value="52044" calcext:value-type="float">
            <text:p>52044</text:p>
          </table:table-cell>
          <table:table-cell office:value-type="float" office:value="20569" calcext:value-type="float">
            <text:p>2056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30</text:p>
          </table:table-cell>
          <table:table-cell office:value-type="float" office:value="13748788" calcext:value-type="float">
            <text:p>13748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2416" calcext:value-type="float">
            <text:p>7952416</text:p>
          </table:table-cell>
          <table:table-cell office:value-type="float" office:value="650480" calcext:value-type="float">
            <text:p>650480</text:p>
          </table:table-cell>
          <table:table-cell office:value-type="float" office:value="622128" calcext:value-type="float">
            <text:p>62212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543284" calcext:value-type="float">
            <text:p>543284</text:p>
          </table:table-cell>
          <table:table-cell office:value-type="float" office:value="279602" calcext:value-type="float">
            <text:p>279602</text:p>
          </table:table-cell>
          <table:table-cell office:value-type="float" office:value="52044" calcext:value-type="float">
            <text:p>52044</text:p>
          </table:table-cell>
          <table:table-cell office:value-type="float" office:value="20569" calcext:value-type="float">
            <text:p>20569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31</text:p>
          </table:table-cell>
          <table:table-cell office:value-type="float" office:value="13772632" calcext:value-type="float">
            <text:p>1377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7840" calcext:value-type="float">
            <text:p>7927840</text:p>
          </table:table-cell>
          <table:table-cell office:value-type="float" office:value="626720" calcext:value-type="float">
            <text:p>626720</text:p>
          </table:table-cell>
          <table:table-cell office:value-type="float" office:value="598368" calcext:value-type="float">
            <text:p>598368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262" calcext:value-type="float">
            <text:p>7262</text:p>
          </table:table-cell>
          <table:table-cell office:value-type="float" office:value="518708" calcext:value-type="float">
            <text:p>518708</text:p>
          </table:table-cell>
          <table:table-cell office:value-type="float" office:value="193192" calcext:value-type="float">
            <text:p>193192</text:p>
          </table:table-cell>
          <table:table-cell office:value-type="float" office:value="52044" calcext:value-type="float">
            <text:p>52044</text:p>
          </table:table-cell>
          <table:table-cell office:value-type="float" office:value="14354" calcext:value-type="float">
            <text:p>1435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2:32</text:p>
          </table:table-cell>
          <table:table-cell office:value-type="float" office:value="13772632" calcext:value-type="float">
            <text:p>1377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7840" calcext:value-type="float">
            <text:p>7927840</text:p>
          </table:table-cell>
          <table:table-cell office:value-type="float" office:value="626720" calcext:value-type="float">
            <text:p>626720</text:p>
          </table:table-cell>
          <table:table-cell office:value-type="float" office:value="598368" calcext:value-type="float">
            <text:p>5983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262" calcext:value-type="float">
            <text:p>7262</text:p>
          </table:table-cell>
          <table:table-cell office:value-type="float" office:value="518708" calcext:value-type="float">
            <text:p>518708</text:p>
          </table:table-cell>
          <table:table-cell office:value-type="float" office:value="193192" calcext:value-type="float">
            <text:p>193192</text:p>
          </table:table-cell>
          <table:table-cell office:value-type="float" office:value="52044" calcext:value-type="float">
            <text:p>52044</text:p>
          </table:table-cell>
          <table:table-cell office:value-type="float" office:value="14354" calcext:value-type="float">
            <text:p>1435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33</text:p>
          </table:table-cell>
          <table:table-cell office:value-type="float" office:value="13772632" calcext:value-type="float">
            <text:p>1377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7840" calcext:value-type="float">
            <text:p>7927840</text:p>
          </table:table-cell>
          <table:table-cell office:value-type="float" office:value="626720" calcext:value-type="float">
            <text:p>626720</text:p>
          </table:table-cell>
          <table:table-cell office:value-type="float" office:value="598368" calcext:value-type="float">
            <text:p>5983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262" calcext:value-type="float">
            <text:p>7262</text:p>
          </table:table-cell>
          <table:table-cell office:value-type="float" office:value="518708" calcext:value-type="float">
            <text:p>518708</text:p>
          </table:table-cell>
          <table:table-cell office:value-type="float" office:value="193192" calcext:value-type="float">
            <text:p>193192</text:p>
          </table:table-cell>
          <table:table-cell office:value-type="float" office:value="52044" calcext:value-type="float">
            <text:p>52044</text:p>
          </table:table-cell>
          <table:table-cell office:value-type="float" office:value="14354" calcext:value-type="float">
            <text:p>1435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34</text:p>
          </table:table-cell>
          <table:table-cell office:value-type="float" office:value="13772632" calcext:value-type="float">
            <text:p>1377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7840" calcext:value-type="float">
            <text:p>7927840</text:p>
          </table:table-cell>
          <table:table-cell office:value-type="float" office:value="626720" calcext:value-type="float">
            <text:p>626720</text:p>
          </table:table-cell>
          <table:table-cell office:value-type="float" office:value="598368" calcext:value-type="float">
            <text:p>5983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262" calcext:value-type="float">
            <text:p>7262</text:p>
          </table:table-cell>
          <table:table-cell office:value-type="float" office:value="518708" calcext:value-type="float">
            <text:p>518708</text:p>
          </table:table-cell>
          <table:table-cell office:value-type="float" office:value="193192" calcext:value-type="float">
            <text:p>193192</text:p>
          </table:table-cell>
          <table:table-cell office:value-type="float" office:value="52044" calcext:value-type="float">
            <text:p>52044</text:p>
          </table:table-cell>
          <table:table-cell office:value-type="float" office:value="14354" calcext:value-type="float">
            <text:p>1435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35</text:p>
          </table:table-cell>
          <table:table-cell office:value-type="float" office:value="13772632" calcext:value-type="float">
            <text:p>13772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7840" calcext:value-type="float">
            <text:p>7927840</text:p>
          </table:table-cell>
          <table:table-cell office:value-type="float" office:value="626720" calcext:value-type="float">
            <text:p>626720</text:p>
          </table:table-cell>
          <table:table-cell office:value-type="float" office:value="598368" calcext:value-type="float">
            <text:p>5983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262" calcext:value-type="float">
            <text:p>7262</text:p>
          </table:table-cell>
          <table:table-cell office:value-type="float" office:value="518708" calcext:value-type="float">
            <text:p>518708</text:p>
          </table:table-cell>
          <table:table-cell office:value-type="float" office:value="193192" calcext:value-type="float">
            <text:p>193192</text:p>
          </table:table-cell>
          <table:table-cell office:value-type="float" office:value="52044" calcext:value-type="float">
            <text:p>52044</text:p>
          </table:table-cell>
          <table:table-cell office:value-type="float" office:value="14354" calcext:value-type="float">
            <text:p>1435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36</text:p>
          </table:table-cell>
          <table:table-cell office:value-type="float" office:value="13776980" calcext:value-type="float">
            <text:p>13776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7840" calcext:value-type="float">
            <text:p>7927840</text:p>
          </table:table-cell>
          <table:table-cell office:value-type="float" office:value="626720" calcext:value-type="float">
            <text:p>626720</text:p>
          </table:table-cell>
          <table:table-cell office:value-type="float" office:value="598368" calcext:value-type="float">
            <text:p>5983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262" calcext:value-type="float">
            <text:p>7262</text:p>
          </table:table-cell>
          <table:table-cell office:value-type="float" office:value="518708" calcext:value-type="float">
            <text:p>518708</text:p>
          </table:table-cell>
          <table:table-cell office:value-type="float" office:value="193192" calcext:value-type="float">
            <text:p>193192</text:p>
          </table:table-cell>
          <table:table-cell office:value-type="float" office:value="52044" calcext:value-type="float">
            <text:p>52044</text:p>
          </table:table-cell>
          <table:table-cell office:value-type="float" office:value="14354" calcext:value-type="float">
            <text:p>1435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37</text:p>
          </table:table-cell>
          <table:table-cell office:value-type="float" office:value="13682536" calcext:value-type="float">
            <text:p>13682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7840" calcext:value-type="float">
            <text:p>7927840</text:p>
          </table:table-cell>
          <table:table-cell office:value-type="float" office:value="626720" calcext:value-type="float">
            <text:p>626720</text:p>
          </table:table-cell>
          <table:table-cell office:value-type="float" office:value="598368" calcext:value-type="float">
            <text:p>5983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262" calcext:value-type="float">
            <text:p>7262</text:p>
          </table:table-cell>
          <table:table-cell office:value-type="float" office:value="518708" calcext:value-type="float">
            <text:p>518708</text:p>
          </table:table-cell>
          <table:table-cell office:value-type="float" office:value="193192" calcext:value-type="float">
            <text:p>193192</text:p>
          </table:table-cell>
          <table:table-cell office:value-type="float" office:value="52044" calcext:value-type="float">
            <text:p>52044</text:p>
          </table:table-cell>
          <table:table-cell office:value-type="float" office:value="14354" calcext:value-type="float">
            <text:p>1435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38</text:p>
          </table:table-cell>
          <table:table-cell office:value-type="float" office:value="13694392" calcext:value-type="float">
            <text:p>13694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7840" calcext:value-type="float">
            <text:p>7927840</text:p>
          </table:table-cell>
          <table:table-cell office:value-type="float" office:value="626720" calcext:value-type="float">
            <text:p>626720</text:p>
          </table:table-cell>
          <table:table-cell office:value-type="float" office:value="598368" calcext:value-type="float">
            <text:p>598368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262" calcext:value-type="float">
            <text:p>7262</text:p>
          </table:table-cell>
          <table:table-cell office:value-type="float" office:value="518708" calcext:value-type="float">
            <text:p>518708</text:p>
          </table:table-cell>
          <table:table-cell office:value-type="float" office:value="193192" calcext:value-type="float">
            <text:p>193192</text:p>
          </table:table-cell>
          <table:table-cell office:value-type="float" office:value="52044" calcext:value-type="float">
            <text:p>52044</text:p>
          </table:table-cell>
          <table:table-cell office:value-type="float" office:value="14354" calcext:value-type="float">
            <text:p>14354</text:p>
          </table:table-cell>
          <table:table-cell office:value-type="float" office:value="949848" calcext:value-type="float">
            <text:p>94984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8T09:12:39" calcext:value-type="date">
            <text:p>09/28/19 09:12 AM</text:p>
          </table:table-cell>
          <table:table-cell office:value-type="float" office:value="14135628" calcext:value-type="float">
            <text:p>1413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472" calcext:value-type="float">
            <text:p>7485472</text:p>
          </table:table-cell>
          <table:table-cell office:value-type="float" office:value="187296" calcext:value-type="float">
            <text:p>187296</text:p>
          </table:table-cell>
          <table:table-cell office:value-type="float" office:value="158944" calcext:value-type="float">
            <text:p>158944</text:p>
          </table:table-cell>
          <table:table-cell office:value-type="float" office:value="28352" calcext:value-type="float">
            <text:p>2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333" calcext:value-type="float">
            <text:p>4333</text:p>
          </table:table-cell>
          <table:table-cell office:value-type="float" office:value="76620" calcext:value-type="float">
            <text:p>76620</text:p>
          </table:table-cell>
          <table:table-cell office:value-type="float" office:value="20366" calcext:value-type="float">
            <text:p>20366</text:p>
          </table:table-cell>
          <table:table-cell office:value-type="float" office:value="52044" calcext:value-type="float">
            <text:p>52044</text:p>
          </table:table-cell>
          <table:table-cell office:value-type="float" office:value="1924" calcext:value-type="float">
            <text:p>1924</text:p>
          </table:table-cell>
          <table:table-cell office:value-type="float" office:value="880404" calcext:value-type="float">
            <text:p>880404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09-28T09:12:40" calcext:value-type="date">
            <text:p>09/28/19 09:12 AM</text:p>
          </table:table-cell>
          <table:table-cell office:value-type="float" office:value="14135628" calcext:value-type="float">
            <text:p>1413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472" calcext:value-type="float">
            <text:p>7485472</text:p>
          </table:table-cell>
          <table:table-cell office:value-type="float" office:value="187296" calcext:value-type="float">
            <text:p>187296</text:p>
          </table:table-cell>
          <table:table-cell office:value-type="float" office:value="158944" calcext:value-type="float">
            <text:p>158944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333" calcext:value-type="float">
            <text:p>4333</text:p>
          </table:table-cell>
          <table:table-cell office:value-type="float" office:value="76620" calcext:value-type="float">
            <text:p>76620</text:p>
          </table:table-cell>
          <table:table-cell office:value-type="float" office:value="20366" calcext:value-type="float">
            <text:p>20366</text:p>
          </table:table-cell>
          <table:table-cell office:value-type="float" office:value="52044" calcext:value-type="float">
            <text:p>52044</text:p>
          </table:table-cell>
          <table:table-cell office:value-type="float" office:value="1924" calcext:value-type="float">
            <text:p>1924</text:p>
          </table:table-cell>
          <table:table-cell office:value-type="float" office:value="880404" calcext:value-type="float">
            <text:p>880404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8T09:12:41" calcext:value-type="date">
            <text:p>09/28/19 09:12 AM</text:p>
          </table:table-cell>
          <table:table-cell office:value-type="float" office:value="14137316" calcext:value-type="float">
            <text:p>14137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472" calcext:value-type="float">
            <text:p>7485472</text:p>
          </table:table-cell>
          <table:table-cell office:value-type="float" office:value="187296" calcext:value-type="float">
            <text:p>187296</text:p>
          </table:table-cell>
          <table:table-cell office:value-type="float" office:value="158944" calcext:value-type="float">
            <text:p>158944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333" calcext:value-type="float">
            <text:p>4333</text:p>
          </table:table-cell>
          <table:table-cell office:value-type="float" office:value="76620" calcext:value-type="float">
            <text:p>76620</text:p>
          </table:table-cell>
          <table:table-cell office:value-type="float" office:value="20366" calcext:value-type="float">
            <text:p>20366</text:p>
          </table:table-cell>
          <table:table-cell office:value-type="float" office:value="52044" calcext:value-type="float">
            <text:p>52044</text:p>
          </table:table-cell>
          <table:table-cell office:value-type="float" office:value="1924" calcext:value-type="float">
            <text:p>1924</text:p>
          </table:table-cell>
          <table:table-cell office:value-type="float" office:value="880404" calcext:value-type="float">
            <text:p>880404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8T09:12:42" calcext:value-type="date">
            <text:p>09/28/19 09:12 AM</text:p>
          </table:table-cell>
          <table:table-cell office:value-type="float" office:value="14137316" calcext:value-type="float">
            <text:p>14137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472" calcext:value-type="float">
            <text:p>7485472</text:p>
          </table:table-cell>
          <table:table-cell office:value-type="float" office:value="187296" calcext:value-type="float">
            <text:p>187296</text:p>
          </table:table-cell>
          <table:table-cell office:value-type="float" office:value="158944" calcext:value-type="float">
            <text:p>158944</text:p>
          </table:table-cell>
          <table:table-cell office:value-type="float" office:value="28352" calcext:value-type="float">
            <text:p>28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333" calcext:value-type="float">
            <text:p>4333</text:p>
          </table:table-cell>
          <table:table-cell office:value-type="float" office:value="76620" calcext:value-type="float">
            <text:p>76620</text:p>
          </table:table-cell>
          <table:table-cell office:value-type="float" office:value="20366" calcext:value-type="float">
            <text:p>20366</text:p>
          </table:table-cell>
          <table:table-cell office:value-type="float" office:value="52044" calcext:value-type="float">
            <text:p>52044</text:p>
          </table:table-cell>
          <table:table-cell office:value-type="float" office:value="1924" calcext:value-type="float">
            <text:p>1924</text:p>
          </table:table-cell>
          <table:table-cell office:value-type="float" office:value="880404" calcext:value-type="float">
            <text:p>880404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1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defa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09-28 09:12:43</text:p>
          </table:table-cell>
          <table:table-cell office:value-type="float" office:value="14287560" calcext:value-type="float">
            <text:p>142875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865132" calcext:value-type="float">
            <text:p>6865132</text:p>
          </table:table-cell>
          <table:table-cell office:value-type="float" office:value="31692" calcext:value-type="float">
            <text:p>31692</text:p>
          </table:table-cell>
          <table:table-cell office:value-type="float" office:value="12384" calcext:value-type="float">
            <text:p>12384</text:p>
          </table:table-cell>
          <table:table-cell office:value-type="float" office:value="19308" calcext:value-type="float">
            <text:p>19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18" calcext:value-type="float">
            <text:p>1518</text:p>
          </table:table-cell>
          <table:table-cell office:value-type="float" office:value="3072" calcext:value-type="float">
            <text:p>3072</text:p>
          </table:table-cell>
          <table:table-cell office:value-type="float" office:value="3068" calcext:value-type="float">
            <text:p>30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28 09:12:44</text:p>
          </table:table-cell>
          <table:table-cell office:value-type="float" office:value="14123156" calcext:value-type="float">
            <text:p>14123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048" calcext:value-type="float">
            <text:p>7485048</text:p>
          </table:table-cell>
          <table:table-cell office:value-type="float" office:value="204908" calcext:value-type="float">
            <text:p>204908</text:p>
          </table:table-cell>
          <table:table-cell office:value-type="float" office:value="176748" calcext:value-type="float">
            <text:p>176748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56" calcext:value-type="float">
            <text:p>625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6000" calcext:value-type="float">
            <text:p>256000</text:p>
          </table:table-cell>
          <table:table-cell office:value-type="float" office:value="91850" calcext:value-type="float">
            <text:p>91850</text:p>
          </table:table-cell>
          <table:table-cell office:value-type="float" office:value="20160" calcext:value-type="float">
            <text:p>20160</text:p>
          </table:table-cell>
          <table:table-cell office:value-type="float" office:value="20621" calcext:value-type="float">
            <text:p>20621</text:p>
          </table:table-cell>
          <table:table-cell office:value-type="float" office:value="2112" calcext:value-type="float">
            <text:p>2112</text:p>
          </table:table-cell>
          <table:table-cell office:value-type="float" office:value="2034" calcext:value-type="float">
            <text:p>2034</text:p>
          </table:table-cell>
          <table:table-cell office:value-type="float" office:value="21248" calcext:value-type="float">
            <text:p>21248</text:p>
          </table:table-cell>
          <table:table-cell office:value-type="float" office:value="11264" calcext:value-type="float">
            <text:p>112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44" calcext:value-type="float">
            <text:p>2564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45</text:p>
          </table:table-cell>
          <table:table-cell office:value-type="float" office:value="14203508" calcext:value-type="float">
            <text:p>14203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048" calcext:value-type="float">
            <text:p>7485048</text:p>
          </table:table-cell>
          <table:table-cell office:value-type="float" office:value="123788" calcext:value-type="float">
            <text:p>123788</text:p>
          </table:table-cell>
          <table:table-cell office:value-type="float" office:value="95500" calcext:value-type="float">
            <text:p>95500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336" calcext:value-type="float">
            <text:p>14336</text:p>
          </table:table-cell>
          <table:table-cell office:value-type="float" office:value="3999" calcext:value-type="float">
            <text:p>3999</text:p>
          </table:table-cell>
          <table:table-cell office:value-type="float" office:value="20800" calcext:value-type="float">
            <text:p>20800</text:p>
          </table:table-cell>
          <table:table-cell office:value-type="float" office:value="21253" calcext:value-type="float">
            <text:p>21253</text:p>
          </table:table-cell>
          <table:table-cell office:value-type="float" office:value="2112" calcext:value-type="float">
            <text:p>2112</text:p>
          </table:table-cell>
          <table:table-cell office:value-type="float" office:value="2034" calcext:value-type="float">
            <text:p>2034</text:p>
          </table:table-cell>
          <table:table-cell office:value-type="float" office:value="34688" calcext:value-type="float">
            <text:p>3468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4" calcext:value-type="float">
            <text:p>2564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46</text:p>
          </table:table-cell>
          <table:table-cell office:value-type="float" office:value="14203508" calcext:value-type="float">
            <text:p>14203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048" calcext:value-type="float">
            <text:p>7485048</text:p>
          </table:table-cell>
          <table:table-cell office:value-type="float" office:value="123788" calcext:value-type="float">
            <text:p>123788</text:p>
          </table:table-cell>
          <table:table-cell office:value-type="float" office:value="95500" calcext:value-type="float">
            <text:p>9550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336" calcext:value-type="float">
            <text:p>14336</text:p>
          </table:table-cell>
          <table:table-cell office:value-type="float" office:value="3999" calcext:value-type="float">
            <text:p>3999</text:p>
          </table:table-cell>
          <table:table-cell office:value-type="float" office:value="20800" calcext:value-type="float">
            <text:p>20800</text:p>
          </table:table-cell>
          <table:table-cell office:value-type="float" office:value="21253" calcext:value-type="float">
            <text:p>21253</text:p>
          </table:table-cell>
          <table:table-cell office:value-type="float" office:value="2112" calcext:value-type="float">
            <text:p>2112</text:p>
          </table:table-cell>
          <table:table-cell office:value-type="float" office:value="2034" calcext:value-type="float">
            <text:p>2034</text:p>
          </table:table-cell>
          <table:table-cell office:value-type="float" office:value="34688" calcext:value-type="float">
            <text:p>3468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4" calcext:value-type="float">
            <text:p>2564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47</text:p>
          </table:table-cell>
          <table:table-cell office:value-type="float" office:value="14203464" calcext:value-type="float">
            <text:p>14203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048" calcext:value-type="float">
            <text:p>7485048</text:p>
          </table:table-cell>
          <table:table-cell office:value-type="float" office:value="123788" calcext:value-type="float">
            <text:p>123788</text:p>
          </table:table-cell>
          <table:table-cell office:value-type="float" office:value="95500" calcext:value-type="float">
            <text:p>9550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336" calcext:value-type="float">
            <text:p>14336</text:p>
          </table:table-cell>
          <table:table-cell office:value-type="float" office:value="3999" calcext:value-type="float">
            <text:p>3999</text:p>
          </table:table-cell>
          <table:table-cell office:value-type="float" office:value="20800" calcext:value-type="float">
            <text:p>20800</text:p>
          </table:table-cell>
          <table:table-cell office:value-type="float" office:value="21253" calcext:value-type="float">
            <text:p>21253</text:p>
          </table:table-cell>
          <table:table-cell office:value-type="float" office:value="2112" calcext:value-type="float">
            <text:p>2112</text:p>
          </table:table-cell>
          <table:table-cell office:value-type="float" office:value="2034" calcext:value-type="float">
            <text:p>2034</text:p>
          </table:table-cell>
          <table:table-cell office:value-type="float" office:value="34688" calcext:value-type="float">
            <text:p>3468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4" calcext:value-type="float">
            <text:p>2564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48</text:p>
          </table:table-cell>
          <table:table-cell office:value-type="float" office:value="14228060" calcext:value-type="float">
            <text:p>1422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048" calcext:value-type="float">
            <text:p>7485048</text:p>
          </table:table-cell>
          <table:table-cell office:value-type="float" office:value="123788" calcext:value-type="float">
            <text:p>123788</text:p>
          </table:table-cell>
          <table:table-cell office:value-type="float" office:value="95500" calcext:value-type="float">
            <text:p>9550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336" calcext:value-type="float">
            <text:p>14336</text:p>
          </table:table-cell>
          <table:table-cell office:value-type="float" office:value="3999" calcext:value-type="float">
            <text:p>3999</text:p>
          </table:table-cell>
          <table:table-cell office:value-type="float" office:value="20800" calcext:value-type="float">
            <text:p>20800</text:p>
          </table:table-cell>
          <table:table-cell office:value-type="float" office:value="21253" calcext:value-type="float">
            <text:p>21253</text:p>
          </table:table-cell>
          <table:table-cell office:value-type="float" office:value="2112" calcext:value-type="float">
            <text:p>2112</text:p>
          </table:table-cell>
          <table:table-cell office:value-type="float" office:value="2034" calcext:value-type="float">
            <text:p>2034</text:p>
          </table:table-cell>
          <table:table-cell office:value-type="float" office:value="34688" calcext:value-type="float">
            <text:p>34688</text:p>
          </table:table-cell>
          <table:table-cell office:value-type="float" office:value="14144" calcext:value-type="float">
            <text:p>14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44" calcext:value-type="float">
            <text:p>25644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49</text:p>
          </table:table-cell>
          <table:table-cell office:value-type="float" office:value="14198592" calcext:value-type="float">
            <text:p>14198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9624" calcext:value-type="float">
            <text:p>7509624</text:p>
          </table:table-cell>
          <table:table-cell office:value-type="float" office:value="156044" calcext:value-type="float">
            <text:p>156044</text:p>
          </table:table-cell>
          <table:table-cell office:value-type="float" office:value="127756" calcext:value-type="float">
            <text:p>127756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336" calcext:value-type="float">
            <text:p>14336</text:p>
          </table:table-cell>
          <table:table-cell office:value-type="float" office:value="8163" calcext:value-type="float">
            <text:p>8163</text:p>
          </table:table-cell>
          <table:table-cell office:value-type="float" office:value="50688" calcext:value-type="float">
            <text:p>50688</text:p>
          </table:table-cell>
          <table:table-cell office:value-type="float" office:value="53238" calcext:value-type="float">
            <text:p>53238</text:p>
          </table:table-cell>
          <table:table-cell office:value-type="float" office:value="4288" calcext:value-type="float">
            <text:p>4288</text:p>
          </table:table-cell>
          <table:table-cell office:value-type="float" office:value="4189" calcext:value-type="float">
            <text:p>4189</text:p>
          </table:table-cell>
          <table:table-cell office:value-type="float" office:value="72320" calcext:value-type="float">
            <text:p>72320</text:p>
          </table:table-cell>
          <table:table-cell office:value-type="float" office:value="14272" calcext:value-type="float">
            <text:p>142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38" calcext:value-type="float">
            <text:p>238</text:p>
          </table:table-cell>
          <table:table-cell office:value-type="float" office:value="208" calcext:value-type="float">
            <text:p>208</text:p>
          </table:table-cell>
          <table:table-cell office:value-type="float" office:value="5690" calcext:value-type="float">
            <text:p>569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50</text:p>
          </table:table-cell>
          <table:table-cell office:value-type="float" office:value="14082776" calcext:value-type="float">
            <text:p>1408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7928" calcext:value-type="float">
            <text:p>7607928</text:p>
          </table:table-cell>
          <table:table-cell office:value-type="float" office:value="272036" calcext:value-type="float">
            <text:p>272036</text:p>
          </table:table-cell>
          <table:table-cell office:value-type="float" office:value="243748" calcext:value-type="float">
            <text:p>243748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5168" calcext:value-type="float">
            <text:p>135168</text:p>
          </table:table-cell>
          <table:table-cell office:value-type="float" office:value="8359" calcext:value-type="float">
            <text:p>8359</text:p>
          </table:table-cell>
          <table:table-cell office:value-type="float" office:value="158464" calcext:value-type="float">
            <text:p>158464</text:p>
          </table:table-cell>
          <table:table-cell office:value-type="float" office:value="168563" calcext:value-type="float">
            <text:p>168563</text:p>
          </table:table-cell>
          <table:table-cell office:value-type="float" office:value="12096" calcext:value-type="float">
            <text:p>12096</text:p>
          </table:table-cell>
          <table:table-cell office:value-type="float" office:value="11961" calcext:value-type="float">
            <text:p>11961</text:p>
          </table:table-cell>
          <table:table-cell office:value-type="float" office:value="245248" calcext:value-type="float">
            <text:p>24524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36" calcext:value-type="float">
            <text:p>336</text:p>
          </table:table-cell>
          <table:table-cell office:value-type="float" office:value="208" calcext:value-type="float">
            <text:p>208</text:p>
          </table:table-cell>
          <table:table-cell office:value-type="float" office:value="15431" calcext:value-type="float">
            <text:p>15431</text:p>
          </table:table-cell>
          <table:table-cell office:value-type="float" office:value="9741" calcext:value-type="float">
            <text:p>9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51</text:p>
          </table:table-cell>
          <table:table-cell office:value-type="float" office:value="13954932" calcext:value-type="float">
            <text:p>13954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14424" calcext:value-type="float">
            <text:p>7714424</text:p>
          </table:table-cell>
          <table:table-cell office:value-type="float" office:value="399376" calcext:value-type="float">
            <text:p>399376</text:p>
          </table:table-cell>
          <table:table-cell office:value-type="float" office:value="371088" calcext:value-type="float">
            <text:p>371088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20099" calcext:value-type="float">
            <text:p>20099</text:p>
          </table:table-cell>
          <table:table-cell office:value-type="float" office:value="270208" calcext:value-type="float">
            <text:p>270208</text:p>
          </table:table-cell>
          <table:table-cell office:value-type="float" office:value="288254" calcext:value-type="float">
            <text:p>288254</text:p>
          </table:table-cell>
          <table:table-cell office:value-type="float" office:value="20160" calcext:value-type="float">
            <text:p>20160</text:p>
          </table:table-cell>
          <table:table-cell office:value-type="float" office:value="20027" calcext:value-type="float">
            <text:p>20027</text:p>
          </table:table-cell>
          <table:table-cell office:value-type="float" office:value="409856" calcext:value-type="float">
            <text:p>409856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37" calcext:value-type="float">
            <text:p>437</text:p>
          </table:table-cell>
          <table:table-cell office:value-type="float" office:value="208" calcext:value-type="float">
            <text:p>208</text:p>
          </table:table-cell>
          <table:table-cell office:value-type="float" office:value="25541" calcext:value-type="float">
            <text:p>25541</text:p>
          </table:table-cell>
          <table:table-cell office:value-type="float" office:value="10110" calcext:value-type="float">
            <text:p>10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52</text:p>
          </table:table-cell>
          <table:table-cell office:value-type="float" office:value="13837132" calcext:value-type="float">
            <text:p>13837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2728" calcext:value-type="float">
            <text:p>7812728</text:p>
          </table:table-cell>
          <table:table-cell office:value-type="float" office:value="517148" calcext:value-type="float">
            <text:p>517148</text:p>
          </table:table-cell>
          <table:table-cell office:value-type="float" office:value="488860" calcext:value-type="float">
            <text:p>488860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5408" calcext:value-type="float">
            <text:p>145408</text:p>
          </table:table-cell>
          <table:table-cell office:value-type="float" office:value="10768" calcext:value-type="float">
            <text:p>10768</text:p>
          </table:table-cell>
          <table:table-cell office:value-type="float" office:value="376832" calcext:value-type="float">
            <text:p>376832</text:p>
          </table:table-cell>
          <table:table-cell office:value-type="float" office:value="402329" calcext:value-type="float">
            <text:p>402329</text:p>
          </table:table-cell>
          <table:table-cell office:value-type="float" office:value="27904" calcext:value-type="float">
            <text:p>27904</text:p>
          </table:table-cell>
          <table:table-cell office:value-type="float" office:value="27716" calcext:value-type="float">
            <text:p>27716</text:p>
          </table:table-cell>
          <table:table-cell office:value-type="float" office:value="498048" calcext:value-type="float">
            <text:p>49804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3" calcext:value-type="float">
            <text:p>533</text:p>
          </table:table-cell>
          <table:table-cell office:value-type="float" office:value="208" calcext:value-type="float">
            <text:p>208</text:p>
          </table:table-cell>
          <table:table-cell office:value-type="float" office:value="35177" calcext:value-type="float">
            <text:p>35177</text:p>
          </table:table-cell>
          <table:table-cell office:value-type="float" office:value="9636" calcext:value-type="float">
            <text:p>9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53</text:p>
          </table:table-cell>
          <table:table-cell office:value-type="float" office:value="13747960" calcext:value-type="float">
            <text:p>13747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605640" calcext:value-type="float">
            <text:p>605640</text:p>
          </table:table-cell>
          <table:table-cell office:value-type="float" office:value="577352" calcext:value-type="float">
            <text:p>577352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1622" calcext:value-type="float">
            <text:p>11622</text:p>
          </table:table-cell>
          <table:table-cell office:value-type="float" office:value="463168" calcext:value-type="float">
            <text:p>463168</text:p>
          </table:table-cell>
          <table:table-cell office:value-type="float" office:value="494833" calcext:value-type="float">
            <text:p>494833</text:p>
          </table:table-cell>
          <table:table-cell office:value-type="float" office:value="34112" calcext:value-type="float">
            <text:p>34112</text:p>
          </table:table-cell>
          <table:table-cell office:value-type="float" office:value="33950" calcext:value-type="float">
            <text:p>33950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office:value-type="float" office:value="7813" calcext:value-type="float">
            <text:p>7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54</text:p>
          </table:table-cell>
          <table:table-cell office:value-type="float" office:value="13757384" calcext:value-type="float">
            <text:p>13757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95864" calcext:value-type="float">
            <text:p>595864</text:p>
          </table:table-cell>
          <table:table-cell office:value-type="float" office:value="567576" calcext:value-type="float">
            <text:p>567576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1622" calcext:value-type="float">
            <text:p>11622</text:p>
          </table:table-cell>
          <table:table-cell office:value-type="float" office:value="463168" calcext:value-type="float">
            <text:p>463168</text:p>
          </table:table-cell>
          <table:table-cell office:value-type="float" office:value="494833" calcext:value-type="float">
            <text:p>494833</text:p>
          </table:table-cell>
          <table:table-cell office:value-type="float" office:value="34112" calcext:value-type="float">
            <text:p>34112</text:p>
          </table:table-cell>
          <table:table-cell office:value-type="float" office:value="33950" calcext:value-type="float">
            <text:p>33950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55</text:p>
          </table:table-cell>
          <table:table-cell office:value-type="float" office:value="13757384" calcext:value-type="float">
            <text:p>13757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95864" calcext:value-type="float">
            <text:p>595864</text:p>
          </table:table-cell>
          <table:table-cell office:value-type="float" office:value="567576" calcext:value-type="float">
            <text:p>567576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1622" calcext:value-type="float">
            <text:p>11622</text:p>
          </table:table-cell>
          <table:table-cell office:value-type="float" office:value="463168" calcext:value-type="float">
            <text:p>463168</text:p>
          </table:table-cell>
          <table:table-cell office:value-type="float" office:value="494833" calcext:value-type="float">
            <text:p>494833</text:p>
          </table:table-cell>
          <table:table-cell office:value-type="float" office:value="34112" calcext:value-type="float">
            <text:p>34112</text:p>
          </table:table-cell>
          <table:table-cell office:value-type="float" office:value="33950" calcext:value-type="float">
            <text:p>33950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56</text:p>
          </table:table-cell>
          <table:table-cell office:value-type="float" office:value="13757384" calcext:value-type="float">
            <text:p>13757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95864" calcext:value-type="float">
            <text:p>595864</text:p>
          </table:table-cell>
          <table:table-cell office:value-type="float" office:value="567576" calcext:value-type="float">
            <text:p>567576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1622" calcext:value-type="float">
            <text:p>11622</text:p>
          </table:table-cell>
          <table:table-cell office:value-type="float" office:value="463168" calcext:value-type="float">
            <text:p>463168</text:p>
          </table:table-cell>
          <table:table-cell office:value-type="float" office:value="494833" calcext:value-type="float">
            <text:p>494833</text:p>
          </table:table-cell>
          <table:table-cell office:value-type="float" office:value="34112" calcext:value-type="float">
            <text:p>34112</text:p>
          </table:table-cell>
          <table:table-cell office:value-type="float" office:value="33950" calcext:value-type="float">
            <text:p>33950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57</text:p>
          </table:table-cell>
          <table:table-cell office:value-type="float" office:value="13757504" calcext:value-type="float">
            <text:p>1375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95864" calcext:value-type="float">
            <text:p>595864</text:p>
          </table:table-cell>
          <table:table-cell office:value-type="float" office:value="567576" calcext:value-type="float">
            <text:p>567576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1622" calcext:value-type="float">
            <text:p>11622</text:p>
          </table:table-cell>
          <table:table-cell office:value-type="float" office:value="463168" calcext:value-type="float">
            <text:p>463168</text:p>
          </table:table-cell>
          <table:table-cell office:value-type="float" office:value="494833" calcext:value-type="float">
            <text:p>494833</text:p>
          </table:table-cell>
          <table:table-cell office:value-type="float" office:value="34112" calcext:value-type="float">
            <text:p>34112</text:p>
          </table:table-cell>
          <table:table-cell office:value-type="float" office:value="33950" calcext:value-type="float">
            <text:p>33950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58</text:p>
          </table:table-cell>
          <table:table-cell office:value-type="float" office:value="13757504" calcext:value-type="float">
            <text:p>1375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95864" calcext:value-type="float">
            <text:p>595864</text:p>
          </table:table-cell>
          <table:table-cell office:value-type="float" office:value="567576" calcext:value-type="float">
            <text:p>567576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1622" calcext:value-type="float">
            <text:p>11622</text:p>
          </table:table-cell>
          <table:table-cell office:value-type="float" office:value="463168" calcext:value-type="float">
            <text:p>463168</text:p>
          </table:table-cell>
          <table:table-cell office:value-type="float" office:value="494833" calcext:value-type="float">
            <text:p>494833</text:p>
          </table:table-cell>
          <table:table-cell office:value-type="float" office:value="34112" calcext:value-type="float">
            <text:p>34112</text:p>
          </table:table-cell>
          <table:table-cell office:value-type="float" office:value="33950" calcext:value-type="float">
            <text:p>33950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2:59</text:p>
          </table:table-cell>
          <table:table-cell office:value-type="float" office:value="13757504" calcext:value-type="float">
            <text:p>1375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95864" calcext:value-type="float">
            <text:p>595864</text:p>
          </table:table-cell>
          <table:table-cell office:value-type="float" office:value="567576" calcext:value-type="float">
            <text:p>567576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1622" calcext:value-type="float">
            <text:p>11622</text:p>
          </table:table-cell>
          <table:table-cell office:value-type="float" office:value="463168" calcext:value-type="float">
            <text:p>463168</text:p>
          </table:table-cell>
          <table:table-cell office:value-type="float" office:value="494833" calcext:value-type="float">
            <text:p>494833</text:p>
          </table:table-cell>
          <table:table-cell office:value-type="float" office:value="34112" calcext:value-type="float">
            <text:p>34112</text:p>
          </table:table-cell>
          <table:table-cell office:value-type="float" office:value="33950" calcext:value-type="float">
            <text:p>33950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00</text:p>
          </table:table-cell>
          <table:table-cell office:value-type="float" office:value="13757504" calcext:value-type="float">
            <text:p>1375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95864" calcext:value-type="float">
            <text:p>595864</text:p>
          </table:table-cell>
          <table:table-cell office:value-type="float" office:value="567576" calcext:value-type="float">
            <text:p>567576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888" calcext:value-type="float">
            <text:p>37888</text:p>
          </table:table-cell>
          <table:table-cell office:value-type="float" office:value="11622" calcext:value-type="float">
            <text:p>11622</text:p>
          </table:table-cell>
          <table:table-cell office:value-type="float" office:value="463168" calcext:value-type="float">
            <text:p>463168</text:p>
          </table:table-cell>
          <table:table-cell office:value-type="float" office:value="494833" calcext:value-type="float">
            <text:p>494833</text:p>
          </table:table-cell>
          <table:table-cell office:value-type="float" office:value="34112" calcext:value-type="float">
            <text:p>34112</text:p>
          </table:table-cell>
          <table:table-cell office:value-type="float" office:value="33950" calcext:value-type="float">
            <text:p>33950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01</text:p>
          </table:table-cell>
          <table:table-cell office:value-type="float" office:value="13836368" calcext:value-type="float">
            <text:p>13836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16880" calcext:value-type="float">
            <text:p>516880</text:p>
          </table:table-cell>
          <table:table-cell office:value-type="float" office:value="488592" calcext:value-type="float">
            <text:p>488592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160" calcext:value-type="float">
            <text:p>10160</text:p>
          </table:table-cell>
          <table:table-cell office:value-type="float" office:value="383424" calcext:value-type="float">
            <text:p>383424</text:p>
          </table:table-cell>
          <table:table-cell office:value-type="float" office:value="406445" calcext:value-type="float">
            <text:p>406445</text:p>
          </table:table-cell>
          <table:table-cell office:value-type="float" office:value="31552" calcext:value-type="float">
            <text:p>31552</text:p>
          </table:table-cell>
          <table:table-cell office:value-type="float" office:value="27567" calcext:value-type="float">
            <text:p>27567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3:02</text:p>
          </table:table-cell>
          <table:table-cell office:value-type="float" office:value="13836368" calcext:value-type="float">
            <text:p>13836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16880" calcext:value-type="float">
            <text:p>516880</text:p>
          </table:table-cell>
          <table:table-cell office:value-type="float" office:value="488592" calcext:value-type="float">
            <text:p>48859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160" calcext:value-type="float">
            <text:p>10160</text:p>
          </table:table-cell>
          <table:table-cell office:value-type="float" office:value="383424" calcext:value-type="float">
            <text:p>383424</text:p>
          </table:table-cell>
          <table:table-cell office:value-type="float" office:value="406445" calcext:value-type="float">
            <text:p>406445</text:p>
          </table:table-cell>
          <table:table-cell office:value-type="float" office:value="31552" calcext:value-type="float">
            <text:p>31552</text:p>
          </table:table-cell>
          <table:table-cell office:value-type="float" office:value="27567" calcext:value-type="float">
            <text:p>27567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03</text:p>
          </table:table-cell>
          <table:table-cell office:value-type="float" office:value="13836244" calcext:value-type="float">
            <text:p>13836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16880" calcext:value-type="float">
            <text:p>516880</text:p>
          </table:table-cell>
          <table:table-cell office:value-type="float" office:value="488592" calcext:value-type="float">
            <text:p>48859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160" calcext:value-type="float">
            <text:p>10160</text:p>
          </table:table-cell>
          <table:table-cell office:value-type="float" office:value="383424" calcext:value-type="float">
            <text:p>383424</text:p>
          </table:table-cell>
          <table:table-cell office:value-type="float" office:value="406445" calcext:value-type="float">
            <text:p>406445</text:p>
          </table:table-cell>
          <table:table-cell office:value-type="float" office:value="31552" calcext:value-type="float">
            <text:p>31552</text:p>
          </table:table-cell>
          <table:table-cell office:value-type="float" office:value="27567" calcext:value-type="float">
            <text:p>27567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04</text:p>
          </table:table-cell>
          <table:table-cell office:value-type="float" office:value="13836244" calcext:value-type="float">
            <text:p>13836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16880" calcext:value-type="float">
            <text:p>516880</text:p>
          </table:table-cell>
          <table:table-cell office:value-type="float" office:value="488592" calcext:value-type="float">
            <text:p>48859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160" calcext:value-type="float">
            <text:p>10160</text:p>
          </table:table-cell>
          <table:table-cell office:value-type="float" office:value="383424" calcext:value-type="float">
            <text:p>383424</text:p>
          </table:table-cell>
          <table:table-cell office:value-type="float" office:value="406445" calcext:value-type="float">
            <text:p>406445</text:p>
          </table:table-cell>
          <table:table-cell office:value-type="float" office:value="31552" calcext:value-type="float">
            <text:p>31552</text:p>
          </table:table-cell>
          <table:table-cell office:value-type="float" office:value="27567" calcext:value-type="float">
            <text:p>27567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05</text:p>
          </table:table-cell>
          <table:table-cell office:value-type="float" office:value="13836244" calcext:value-type="float">
            <text:p>13836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16880" calcext:value-type="float">
            <text:p>516880</text:p>
          </table:table-cell>
          <table:table-cell office:value-type="float" office:value="488592" calcext:value-type="float">
            <text:p>48859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160" calcext:value-type="float">
            <text:p>10160</text:p>
          </table:table-cell>
          <table:table-cell office:value-type="float" office:value="383424" calcext:value-type="float">
            <text:p>383424</text:p>
          </table:table-cell>
          <table:table-cell office:value-type="float" office:value="406445" calcext:value-type="float">
            <text:p>406445</text:p>
          </table:table-cell>
          <table:table-cell office:value-type="float" office:value="31552" calcext:value-type="float">
            <text:p>31552</text:p>
          </table:table-cell>
          <table:table-cell office:value-type="float" office:value="27567" calcext:value-type="float">
            <text:p>27567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06</text:p>
          </table:table-cell>
          <table:table-cell office:value-type="float" office:value="13836244" calcext:value-type="float">
            <text:p>13836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16880" calcext:value-type="float">
            <text:p>516880</text:p>
          </table:table-cell>
          <table:table-cell office:value-type="float" office:value="488592" calcext:value-type="float">
            <text:p>48859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160" calcext:value-type="float">
            <text:p>10160</text:p>
          </table:table-cell>
          <table:table-cell office:value-type="float" office:value="383424" calcext:value-type="float">
            <text:p>383424</text:p>
          </table:table-cell>
          <table:table-cell office:value-type="float" office:value="406445" calcext:value-type="float">
            <text:p>406445</text:p>
          </table:table-cell>
          <table:table-cell office:value-type="float" office:value="31552" calcext:value-type="float">
            <text:p>31552</text:p>
          </table:table-cell>
          <table:table-cell office:value-type="float" office:value="27567" calcext:value-type="float">
            <text:p>27567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07</text:p>
          </table:table-cell>
          <table:table-cell office:value-type="float" office:value="13836244" calcext:value-type="float">
            <text:p>13836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16880" calcext:value-type="float">
            <text:p>516880</text:p>
          </table:table-cell>
          <table:table-cell office:value-type="float" office:value="488592" calcext:value-type="float">
            <text:p>48859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160" calcext:value-type="float">
            <text:p>10160</text:p>
          </table:table-cell>
          <table:table-cell office:value-type="float" office:value="383424" calcext:value-type="float">
            <text:p>383424</text:p>
          </table:table-cell>
          <table:table-cell office:value-type="float" office:value="406445" calcext:value-type="float">
            <text:p>406445</text:p>
          </table:table-cell>
          <table:table-cell office:value-type="float" office:value="31552" calcext:value-type="float">
            <text:p>31552</text:p>
          </table:table-cell>
          <table:table-cell office:value-type="float" office:value="27567" calcext:value-type="float">
            <text:p>27567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08</text:p>
          </table:table-cell>
          <table:table-cell office:value-type="float" office:value="13836244" calcext:value-type="float">
            <text:p>13836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516880" calcext:value-type="float">
            <text:p>516880</text:p>
          </table:table-cell>
          <table:table-cell office:value-type="float" office:value="488592" calcext:value-type="float">
            <text:p>48859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160" calcext:value-type="float">
            <text:p>10160</text:p>
          </table:table-cell>
          <table:table-cell office:value-type="float" office:value="383424" calcext:value-type="float">
            <text:p>383424</text:p>
          </table:table-cell>
          <table:table-cell office:value-type="float" office:value="406445" calcext:value-type="float">
            <text:p>406445</text:p>
          </table:table-cell>
          <table:table-cell office:value-type="float" office:value="31552" calcext:value-type="float">
            <text:p>31552</text:p>
          </table:table-cell>
          <table:table-cell office:value-type="float" office:value="27567" calcext:value-type="float">
            <text:p>27567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09</text:p>
          </table:table-cell>
          <table:table-cell office:value-type="float" office:value="13927244" calcext:value-type="float">
            <text:p>13927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396924" calcext:value-type="float">
            <text:p>396924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8" calcext:value-type="float">
            <text:p>8698</text:p>
          </table:table-cell>
          <table:table-cell office:value-type="float" office:value="294912" calcext:value-type="float">
            <text:p>294912</text:p>
          </table:table-cell>
          <table:table-cell office:value-type="float" office:value="318058" calcext:value-type="float">
            <text:p>318058</text:p>
          </table:table-cell>
          <table:table-cell office:value-type="float" office:value="25152" calcext:value-type="float">
            <text:p>25152</text:p>
          </table:table-cell>
          <table:table-cell office:value-type="float" office:value="21184" calcext:value-type="float">
            <text:p>21184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3:10</text:p>
          </table:table-cell>
          <table:table-cell office:value-type="float" office:value="13927388" calcext:value-type="float">
            <text:p>13927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396924" calcext:value-type="float">
            <text:p>39692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8" calcext:value-type="float">
            <text:p>8698</text:p>
          </table:table-cell>
          <table:table-cell office:value-type="float" office:value="294912" calcext:value-type="float">
            <text:p>294912</text:p>
          </table:table-cell>
          <table:table-cell office:value-type="float" office:value="318058" calcext:value-type="float">
            <text:p>318058</text:p>
          </table:table-cell>
          <table:table-cell office:value-type="float" office:value="25152" calcext:value-type="float">
            <text:p>25152</text:p>
          </table:table-cell>
          <table:table-cell office:value-type="float" office:value="21184" calcext:value-type="float">
            <text:p>21184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11</text:p>
          </table:table-cell>
          <table:table-cell office:value-type="float" office:value="13927388" calcext:value-type="float">
            <text:p>13927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396924" calcext:value-type="float">
            <text:p>39692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8" calcext:value-type="float">
            <text:p>8698</text:p>
          </table:table-cell>
          <table:table-cell office:value-type="float" office:value="294912" calcext:value-type="float">
            <text:p>294912</text:p>
          </table:table-cell>
          <table:table-cell office:value-type="float" office:value="318058" calcext:value-type="float">
            <text:p>318058</text:p>
          </table:table-cell>
          <table:table-cell office:value-type="float" office:value="25152" calcext:value-type="float">
            <text:p>25152</text:p>
          </table:table-cell>
          <table:table-cell office:value-type="float" office:value="21184" calcext:value-type="float">
            <text:p>21184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12</text:p>
          </table:table-cell>
          <table:table-cell office:value-type="float" office:value="13927388" calcext:value-type="float">
            <text:p>13927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396924" calcext:value-type="float">
            <text:p>39692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8" calcext:value-type="float">
            <text:p>8698</text:p>
          </table:table-cell>
          <table:table-cell office:value-type="float" office:value="294912" calcext:value-type="float">
            <text:p>294912</text:p>
          </table:table-cell>
          <table:table-cell office:value-type="float" office:value="318058" calcext:value-type="float">
            <text:p>318058</text:p>
          </table:table-cell>
          <table:table-cell office:value-type="float" office:value="25152" calcext:value-type="float">
            <text:p>25152</text:p>
          </table:table-cell>
          <table:table-cell office:value-type="float" office:value="21184" calcext:value-type="float">
            <text:p>21184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13</text:p>
          </table:table-cell>
          <table:table-cell office:value-type="float" office:value="13927388" calcext:value-type="float">
            <text:p>13927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396924" calcext:value-type="float">
            <text:p>39692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8" calcext:value-type="float">
            <text:p>8698</text:p>
          </table:table-cell>
          <table:table-cell office:value-type="float" office:value="294912" calcext:value-type="float">
            <text:p>294912</text:p>
          </table:table-cell>
          <table:table-cell office:value-type="float" office:value="318059" calcext:value-type="float">
            <text:p>318059</text:p>
          </table:table-cell>
          <table:table-cell office:value-type="float" office:value="25152" calcext:value-type="float">
            <text:p>25152</text:p>
          </table:table-cell>
          <table:table-cell office:value-type="float" office:value="21184" calcext:value-type="float">
            <text:p>21184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14</text:p>
          </table:table-cell>
          <table:table-cell office:value-type="float" office:value="13927264" calcext:value-type="float">
            <text:p>1392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396924" calcext:value-type="float">
            <text:p>39692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8" calcext:value-type="float">
            <text:p>8698</text:p>
          </table:table-cell>
          <table:table-cell office:value-type="float" office:value="294912" calcext:value-type="float">
            <text:p>294912</text:p>
          </table:table-cell>
          <table:table-cell office:value-type="float" office:value="318059" calcext:value-type="float">
            <text:p>318059</text:p>
          </table:table-cell>
          <table:table-cell office:value-type="float" office:value="25152" calcext:value-type="float">
            <text:p>25152</text:p>
          </table:table-cell>
          <table:table-cell office:value-type="float" office:value="21184" calcext:value-type="float">
            <text:p>21184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15</text:p>
          </table:table-cell>
          <table:table-cell office:value-type="float" office:value="13927264" calcext:value-type="float">
            <text:p>1392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396924" calcext:value-type="float">
            <text:p>39692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8" calcext:value-type="float">
            <text:p>8698</text:p>
          </table:table-cell>
          <table:table-cell office:value-type="float" office:value="294912" calcext:value-type="float">
            <text:p>294912</text:p>
          </table:table-cell>
          <table:table-cell office:value-type="float" office:value="318059" calcext:value-type="float">
            <text:p>318059</text:p>
          </table:table-cell>
          <table:table-cell office:value-type="float" office:value="25152" calcext:value-type="float">
            <text:p>25152</text:p>
          </table:table-cell>
          <table:table-cell office:value-type="float" office:value="21184" calcext:value-type="float">
            <text:p>21184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16</text:p>
          </table:table-cell>
          <table:table-cell office:value-type="float" office:value="13927264" calcext:value-type="float">
            <text:p>1392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4648" calcext:value-type="float">
            <text:p>78946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396924" calcext:value-type="float">
            <text:p>39692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698" calcext:value-type="float">
            <text:p>8698</text:p>
          </table:table-cell>
          <table:table-cell office:value-type="float" office:value="294912" calcext:value-type="float">
            <text:p>294912</text:p>
          </table:table-cell>
          <table:table-cell office:value-type="float" office:value="318059" calcext:value-type="float">
            <text:p>318059</text:p>
          </table:table-cell>
          <table:table-cell office:value-type="float" office:value="25152" calcext:value-type="float">
            <text:p>25152</text:p>
          </table:table-cell>
          <table:table-cell office:value-type="float" office:value="21184" calcext:value-type="float">
            <text:p>21184</text:p>
          </table:table-cell>
          <table:table-cell office:value-type="float" office:value="771968" calcext:value-type="float">
            <text:p>77196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17</text:p>
          </table:table-cell>
          <table:table-cell office:value-type="float" office:value="14021124" calcext:value-type="float">
            <text:p>14021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330392" calcext:value-type="float">
            <text:p>330392</text:p>
          </table:table-cell>
          <table:table-cell office:value-type="float" office:value="302104" calcext:value-type="float">
            <text:p>302104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6" calcext:value-type="float">
            <text:p>7196</text:p>
          </table:table-cell>
          <table:table-cell office:value-type="float" office:value="206464" calcext:value-type="float">
            <text:p>206464</text:p>
          </table:table-cell>
          <table:table-cell office:value-type="float" office:value="229671" calcext:value-type="float">
            <text:p>229671</text:p>
          </table:table-cell>
          <table:table-cell office:value-type="float" office:value="18752" calcext:value-type="float">
            <text:p>18752</text:p>
          </table:table-cell>
          <table:table-cell office:value-type="float" office:value="14801" calcext:value-type="float">
            <text:p>14801</text:p>
          </table:table-cell>
          <table:table-cell office:value-type="float" office:value="763648" calcext:value-type="float">
            <text:p>76364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3:18</text:p>
          </table:table-cell>
          <table:table-cell office:value-type="float" office:value="14021644" calcext:value-type="float">
            <text:p>14021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330392" calcext:value-type="float">
            <text:p>330392</text:p>
          </table:table-cell>
          <table:table-cell office:value-type="float" office:value="302104" calcext:value-type="float">
            <text:p>3021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6" calcext:value-type="float">
            <text:p>7196</text:p>
          </table:table-cell>
          <table:table-cell office:value-type="float" office:value="206464" calcext:value-type="float">
            <text:p>206464</text:p>
          </table:table-cell>
          <table:table-cell office:value-type="float" office:value="229671" calcext:value-type="float">
            <text:p>229671</text:p>
          </table:table-cell>
          <table:table-cell office:value-type="float" office:value="18752" calcext:value-type="float">
            <text:p>18752</text:p>
          </table:table-cell>
          <table:table-cell office:value-type="float" office:value="14801" calcext:value-type="float">
            <text:p>14801</text:p>
          </table:table-cell>
          <table:table-cell office:value-type="float" office:value="763648" calcext:value-type="float">
            <text:p>76364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19</text:p>
          </table:table-cell>
          <table:table-cell office:value-type="float" office:value="14021752" calcext:value-type="float">
            <text:p>14021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330392" calcext:value-type="float">
            <text:p>330392</text:p>
          </table:table-cell>
          <table:table-cell office:value-type="float" office:value="302104" calcext:value-type="float">
            <text:p>3021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6" calcext:value-type="float">
            <text:p>7196</text:p>
          </table:table-cell>
          <table:table-cell office:value-type="float" office:value="206464" calcext:value-type="float">
            <text:p>206464</text:p>
          </table:table-cell>
          <table:table-cell office:value-type="float" office:value="229671" calcext:value-type="float">
            <text:p>229671</text:p>
          </table:table-cell>
          <table:table-cell office:value-type="float" office:value="18752" calcext:value-type="float">
            <text:p>18752</text:p>
          </table:table-cell>
          <table:table-cell office:value-type="float" office:value="14801" calcext:value-type="float">
            <text:p>14801</text:p>
          </table:table-cell>
          <table:table-cell office:value-type="float" office:value="763648" calcext:value-type="float">
            <text:p>76364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20</text:p>
          </table:table-cell>
          <table:table-cell office:value-type="float" office:value="14021752" calcext:value-type="float">
            <text:p>14021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330392" calcext:value-type="float">
            <text:p>330392</text:p>
          </table:table-cell>
          <table:table-cell office:value-type="float" office:value="302104" calcext:value-type="float">
            <text:p>3021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6" calcext:value-type="float">
            <text:p>7196</text:p>
          </table:table-cell>
          <table:table-cell office:value-type="float" office:value="206464" calcext:value-type="float">
            <text:p>206464</text:p>
          </table:table-cell>
          <table:table-cell office:value-type="float" office:value="229671" calcext:value-type="float">
            <text:p>229671</text:p>
          </table:table-cell>
          <table:table-cell office:value-type="float" office:value="18752" calcext:value-type="float">
            <text:p>18752</text:p>
          </table:table-cell>
          <table:table-cell office:value-type="float" office:value="14801" calcext:value-type="float">
            <text:p>14801</text:p>
          </table:table-cell>
          <table:table-cell office:value-type="float" office:value="763648" calcext:value-type="float">
            <text:p>76364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21</text:p>
          </table:table-cell>
          <table:table-cell office:value-type="float" office:value="14021752" calcext:value-type="float">
            <text:p>14021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330392" calcext:value-type="float">
            <text:p>330392</text:p>
          </table:table-cell>
          <table:table-cell office:value-type="float" office:value="302104" calcext:value-type="float">
            <text:p>3021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6" calcext:value-type="float">
            <text:p>7196</text:p>
          </table:table-cell>
          <table:table-cell office:value-type="float" office:value="206464" calcext:value-type="float">
            <text:p>206464</text:p>
          </table:table-cell>
          <table:table-cell office:value-type="float" office:value="229671" calcext:value-type="float">
            <text:p>229671</text:p>
          </table:table-cell>
          <table:table-cell office:value-type="float" office:value="18752" calcext:value-type="float">
            <text:p>18752</text:p>
          </table:table-cell>
          <table:table-cell office:value-type="float" office:value="14801" calcext:value-type="float">
            <text:p>14801</text:p>
          </table:table-cell>
          <table:table-cell office:value-type="float" office:value="763648" calcext:value-type="float">
            <text:p>76364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22</text:p>
          </table:table-cell>
          <table:table-cell office:value-type="float" office:value="14021888" calcext:value-type="float">
            <text:p>14021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330392" calcext:value-type="float">
            <text:p>330392</text:p>
          </table:table-cell>
          <table:table-cell office:value-type="float" office:value="302104" calcext:value-type="float">
            <text:p>3021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6" calcext:value-type="float">
            <text:p>7196</text:p>
          </table:table-cell>
          <table:table-cell office:value-type="float" office:value="206464" calcext:value-type="float">
            <text:p>206464</text:p>
          </table:table-cell>
          <table:table-cell office:value-type="float" office:value="229671" calcext:value-type="float">
            <text:p>229671</text:p>
          </table:table-cell>
          <table:table-cell office:value-type="float" office:value="18752" calcext:value-type="float">
            <text:p>18752</text:p>
          </table:table-cell>
          <table:table-cell office:value-type="float" office:value="14801" calcext:value-type="float">
            <text:p>14801</text:p>
          </table:table-cell>
          <table:table-cell office:value-type="float" office:value="763648" calcext:value-type="float">
            <text:p>76364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23</text:p>
          </table:table-cell>
          <table:table-cell office:value-type="float" office:value="14021888" calcext:value-type="float">
            <text:p>14021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330392" calcext:value-type="float">
            <text:p>330392</text:p>
          </table:table-cell>
          <table:table-cell office:value-type="float" office:value="302104" calcext:value-type="float">
            <text:p>3021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6" calcext:value-type="float">
            <text:p>7196</text:p>
          </table:table-cell>
          <table:table-cell office:value-type="float" office:value="206464" calcext:value-type="float">
            <text:p>206464</text:p>
          </table:table-cell>
          <table:table-cell office:value-type="float" office:value="229671" calcext:value-type="float">
            <text:p>229671</text:p>
          </table:table-cell>
          <table:table-cell office:value-type="float" office:value="18752" calcext:value-type="float">
            <text:p>18752</text:p>
          </table:table-cell>
          <table:table-cell office:value-type="float" office:value="14801" calcext:value-type="float">
            <text:p>14801</text:p>
          </table:table-cell>
          <table:table-cell office:value-type="float" office:value="763648" calcext:value-type="float">
            <text:p>76364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24</text:p>
          </table:table-cell>
          <table:table-cell office:value-type="float" office:value="14021888" calcext:value-type="float">
            <text:p>14021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330392" calcext:value-type="float">
            <text:p>330392</text:p>
          </table:table-cell>
          <table:table-cell office:value-type="float" office:value="302104" calcext:value-type="float">
            <text:p>3021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7196" calcext:value-type="float">
            <text:p>7196</text:p>
          </table:table-cell>
          <table:table-cell office:value-type="float" office:value="206464" calcext:value-type="float">
            <text:p>206464</text:p>
          </table:table-cell>
          <table:table-cell office:value-type="float" office:value="229671" calcext:value-type="float">
            <text:p>229671</text:p>
          </table:table-cell>
          <table:table-cell office:value-type="float" office:value="18752" calcext:value-type="float">
            <text:p>18752</text:p>
          </table:table-cell>
          <table:table-cell office:value-type="float" office:value="14801" calcext:value-type="float">
            <text:p>14801</text:p>
          </table:table-cell>
          <table:table-cell office:value-type="float" office:value="763648" calcext:value-type="float">
            <text:p>76364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25</text:p>
          </table:table-cell>
          <table:table-cell office:value-type="float" office:value="14114448" calcext:value-type="float">
            <text:p>14114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3:26</text:p>
          </table:table-cell>
          <table:table-cell office:value-type="float" office:value="14114764" calcext:value-type="float">
            <text:p>14114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27</text:p>
          </table:table-cell>
          <table:table-cell office:value-type="float" office:value="14114764" calcext:value-type="float">
            <text:p>14114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28</text:p>
          </table:table-cell>
          <table:table-cell office:value-type="float" office:value="14114764" calcext:value-type="float">
            <text:p>14114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29</text:p>
          </table:table-cell>
          <table:table-cell office:value-type="float" office:value="14114764" calcext:value-type="float">
            <text:p>14114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30</text:p>
          </table:table-cell>
          <table:table-cell office:value-type="float" office:value="14114764" calcext:value-type="float">
            <text:p>14114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31</text:p>
          </table:table-cell>
          <table:table-cell office:value-type="float" office:value="14113652" calcext:value-type="float">
            <text:p>14113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32</text:p>
          </table:table-cell>
          <table:table-cell office:value-type="float" office:value="14113652" calcext:value-type="float">
            <text:p>14113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33</text:p>
          </table:table-cell>
          <table:table-cell office:value-type="float" office:value="14113724" calcext:value-type="float">
            <text:p>14113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34</text:p>
          </table:table-cell>
          <table:table-cell office:value-type="float" office:value="14113724" calcext:value-type="float">
            <text:p>14113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35</text:p>
          </table:table-cell>
          <table:table-cell office:value-type="float" office:value="14113724" calcext:value-type="float">
            <text:p>14113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36</text:p>
          </table:table-cell>
          <table:table-cell office:value-type="float" office:value="14113724" calcext:value-type="float">
            <text:p>14113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37</text:p>
          </table:table-cell>
          <table:table-cell office:value-type="float" office:value="14113724" calcext:value-type="float">
            <text:p>14113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38</text:p>
          </table:table-cell>
          <table:table-cell office:value-type="float" office:value="14113724" calcext:value-type="float">
            <text:p>14113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39</text:p>
          </table:table-cell>
          <table:table-cell office:value-type="float" office:value="14112488" calcext:value-type="float">
            <text:p>14112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40</text:p>
          </table:table-cell>
          <table:table-cell office:value-type="float" office:value="14112488" calcext:value-type="float">
            <text:p>14112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41</text:p>
          </table:table-cell>
          <table:table-cell office:value-type="float" office:value="14112488" calcext:value-type="float">
            <text:p>14112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42</text:p>
          </table:table-cell>
          <table:table-cell office:value-type="float" office:value="14112488" calcext:value-type="float">
            <text:p>14112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43</text:p>
          </table:table-cell>
          <table:table-cell office:value-type="float" office:value="14113404" calcext:value-type="float">
            <text:p>1411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44</text:p>
          </table:table-cell>
          <table:table-cell office:value-type="float" office:value="14113604" calcext:value-type="float">
            <text:p>14113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45</text:p>
          </table:table-cell>
          <table:table-cell office:value-type="float" office:value="14113604" calcext:value-type="float">
            <text:p>14113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46</text:p>
          </table:table-cell>
          <table:table-cell office:value-type="float" office:value="14113604" calcext:value-type="float">
            <text:p>14113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47</text:p>
          </table:table-cell>
          <table:table-cell office:value-type="float" office:value="14113604" calcext:value-type="float">
            <text:p>14113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48</text:p>
          </table:table-cell>
          <table:table-cell office:value-type="float" office:value="14113604" calcext:value-type="float">
            <text:p>14113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49</text:p>
          </table:table-cell>
          <table:table-cell office:value-type="float" office:value="14113864" calcext:value-type="float">
            <text:p>14113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50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51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52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53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54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55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56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57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58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3:59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00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01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02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03</text:p>
          </table:table-cell>
          <table:table-cell office:value-type="float" office:value="14114116" calcext:value-type="float">
            <text:p>1411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04</text:p>
          </table:table-cell>
          <table:table-cell office:value-type="float" office:value="14114212" calcext:value-type="float">
            <text:p>14114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05</text:p>
          </table:table-cell>
          <table:table-cell office:value-type="float" office:value="14114212" calcext:value-type="float">
            <text:p>14114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06</text:p>
          </table:table-cell>
          <table:table-cell office:value-type="float" office:value="14114148" calcext:value-type="float">
            <text:p>14114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07</text:p>
          </table:table-cell>
          <table:table-cell office:value-type="float" office:value="14114148" calcext:value-type="float">
            <text:p>14114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08</text:p>
          </table:table-cell>
          <table:table-cell office:value-type="float" office:value="14114148" calcext:value-type="float">
            <text:p>14114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09</text:p>
          </table:table-cell>
          <table:table-cell office:value-type="float" office:value="14114148" calcext:value-type="float">
            <text:p>14114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10</text:p>
          </table:table-cell>
          <table:table-cell office:value-type="float" office:value="14114164" calcext:value-type="float">
            <text:p>141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11</text:p>
          </table:table-cell>
          <table:table-cell office:value-type="float" office:value="14114164" calcext:value-type="float">
            <text:p>141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12</text:p>
          </table:table-cell>
          <table:table-cell office:value-type="float" office:value="14114164" calcext:value-type="float">
            <text:p>141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13</text:p>
          </table:table-cell>
          <table:table-cell office:value-type="float" office:value="14114164" calcext:value-type="float">
            <text:p>141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14</text:p>
          </table:table-cell>
          <table:table-cell office:value-type="float" office:value="14114164" calcext:value-type="float">
            <text:p>141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15</text:p>
          </table:table-cell>
          <table:table-cell office:value-type="float" office:value="14114164" calcext:value-type="float">
            <text:p>141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16</text:p>
          </table:table-cell>
          <table:table-cell office:value-type="float" office:value="14114164" calcext:value-type="float">
            <text:p>141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17</text:p>
          </table:table-cell>
          <table:table-cell office:value-type="float" office:value="14114164" calcext:value-type="float">
            <text:p>1411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18</text:p>
          </table:table-cell>
          <table:table-cell office:value-type="float" office:value="14114168" calcext:value-type="float">
            <text:p>1411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19</text:p>
          </table:table-cell>
          <table:table-cell office:value-type="float" office:value="14114168" calcext:value-type="float">
            <text:p>1411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20</text:p>
          </table:table-cell>
          <table:table-cell office:value-type="float" office:value="14114168" calcext:value-type="float">
            <text:p>1411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21</text:p>
          </table:table-cell>
          <table:table-cell office:value-type="float" office:value="14114168" calcext:value-type="float">
            <text:p>1411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22</text:p>
          </table:table-cell>
          <table:table-cell office:value-type="float" office:value="14114168" calcext:value-type="float">
            <text:p>1411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23</text:p>
          </table:table-cell>
          <table:table-cell office:value-type="float" office:value="14114168" calcext:value-type="float">
            <text:p>1411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24</text:p>
          </table:table-cell>
          <table:table-cell office:value-type="float" office:value="14114168" calcext:value-type="float">
            <text:p>1411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25</text:p>
          </table:table-cell>
          <table:table-cell office:value-type="float" office:value="14114168" calcext:value-type="float">
            <text:p>14114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26</text:p>
          </table:table-cell>
          <table:table-cell office:value-type="float" office:value="14114172" calcext:value-type="float">
            <text:p>1411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27</text:p>
          </table:table-cell>
          <table:table-cell office:value-type="float" office:value="14114172" calcext:value-type="float">
            <text:p>1411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28</text:p>
          </table:table-cell>
          <table:table-cell office:value-type="float" office:value="14114172" calcext:value-type="float">
            <text:p>1411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5733" calcext:value-type="float">
            <text:p>5733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1284" calcext:value-type="float">
            <text:p>141284</text:p>
          </table:table-cell>
          <table:table-cell office:value-type="float" office:value="12352" calcext:value-type="float">
            <text:p>12352</text:p>
          </table:table-cell>
          <table:table-cell office:value-type="float" office:value="8418" calcext:value-type="float">
            <text:p>8418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1" calcext:value-type="float">
            <text:p>291</text:p>
          </table:table-cell>
          <table:table-cell office:value-type="float" office:value="208" calcext:value-type="float">
            <text:p>208</text:p>
          </table:table-cell>
          <table:table-cell office:value-type="float" office:value="10990" calcext:value-type="float">
            <text:p>1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29</text:p>
          </table:table-cell>
          <table:table-cell office:value-type="float" office:value="14114172" calcext:value-type="float">
            <text:p>14114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237696" calcext:value-type="float">
            <text:p>237696</text:p>
          </table:table-cell>
          <table:table-cell office:value-type="float" office:value="209408" calcext:value-type="float">
            <text:p>2094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6984" calcext:value-type="float">
            <text:p>6984</text:p>
          </table:table-cell>
          <table:table-cell office:value-type="float" office:value="118016" calcext:value-type="float">
            <text:p>118016</text:p>
          </table:table-cell>
          <table:table-cell office:value-type="float" office:value="144216" calcext:value-type="float">
            <text:p>144216</text:p>
          </table:table-cell>
          <table:table-cell office:value-type="float" office:value="12352" calcext:value-type="float">
            <text:p>12352</text:p>
          </table:table-cell>
          <table:table-cell office:value-type="float" office:value="8615" calcext:value-type="float">
            <text:p>8615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94" calcext:value-type="float">
            <text:p>294</text:p>
          </table:table-cell>
          <table:table-cell office:value-type="float" office:value="208" calcext:value-type="float">
            <text:p>208</text:p>
          </table:table-cell>
          <table:table-cell office:value-type="float" office:value="11237" calcext:value-type="float">
            <text:p>11237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30</text:p>
          </table:table-cell>
          <table:table-cell office:value-type="float" office:value="14006676" calcext:value-type="float">
            <text:p>14006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346108" calcext:value-type="float">
            <text:p>346108</text:p>
          </table:table-cell>
          <table:table-cell office:value-type="float" office:value="317820" calcext:value-type="float">
            <text:p>317820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10187" calcext:value-type="float">
            <text:p>10187</text:p>
          </table:table-cell>
          <table:table-cell office:value-type="float" office:value="226432" calcext:value-type="float">
            <text:p>226432</text:p>
          </table:table-cell>
          <table:table-cell office:value-type="float" office:value="266624" calcext:value-type="float">
            <text:p>266624</text:p>
          </table:table-cell>
          <table:table-cell office:value-type="float" office:value="17024" calcext:value-type="float">
            <text:p>17024</text:p>
          </table:table-cell>
          <table:table-cell office:value-type="float" office:value="16865" calcext:value-type="float">
            <text:p>16865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97" calcext:value-type="float">
            <text:p>397</text:p>
          </table:table-cell>
          <table:table-cell office:value-type="float" office:value="208" calcext:value-type="float">
            <text:p>208</text:p>
          </table:table-cell>
          <table:table-cell office:value-type="float" office:value="21578" calcext:value-type="float">
            <text:p>21578</text:p>
          </table:table-cell>
          <table:table-cell office:value-type="float" office:value="10341" calcext:value-type="float">
            <text:p>10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31</text:p>
          </table:table-cell>
          <table:table-cell office:value-type="float" office:value="13892968" calcext:value-type="float">
            <text:p>13892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459804" calcext:value-type="float">
            <text:p>459804</text:p>
          </table:table-cell>
          <table:table-cell office:value-type="float" office:value="431516" calcext:value-type="float">
            <text:p>431516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10188" calcext:value-type="float">
            <text:p>10188</text:p>
          </table:table-cell>
          <table:table-cell office:value-type="float" office:value="340096" calcext:value-type="float">
            <text:p>340096</text:p>
          </table:table-cell>
          <table:table-cell office:value-type="float" office:value="388324" calcext:value-type="float">
            <text:p>388324</text:p>
          </table:table-cell>
          <table:table-cell office:value-type="float" office:value="25216" calcext:value-type="float">
            <text:p>25216</text:p>
          </table:table-cell>
          <table:table-cell office:value-type="float" office:value="25067" calcext:value-type="float">
            <text:p>25067</text:p>
          </table:table-cell>
          <table:table-cell office:value-type="float" office:value="393408" calcext:value-type="float">
            <text:p>3934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00" calcext:value-type="float">
            <text:p>500</text:p>
          </table:table-cell>
          <table:table-cell office:value-type="float" office:value="208" calcext:value-type="float">
            <text:p>208</text:p>
          </table:table-cell>
          <table:table-cell office:value-type="float" office:value="31857" calcext:value-type="float">
            <text:p>31857</text:p>
          </table:table-cell>
          <table:table-cell office:value-type="float" office:value="10279" calcext:value-type="float">
            <text:p>1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32</text:p>
          </table:table-cell>
          <table:table-cell office:value-type="float" office:value="13765248" calcext:value-type="float">
            <text:p>13765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6456" calcext:value-type="float">
            <text:p>7886456</text:p>
          </table:table-cell>
          <table:table-cell office:value-type="float" office:value="587616" calcext:value-type="float">
            <text:p>587616</text:p>
          </table:table-cell>
          <table:table-cell office:value-type="float" office:value="559328" calcext:value-type="float">
            <text:p>559328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9264" calcext:value-type="float">
            <text:p>139264</text:p>
          </table:table-cell>
          <table:table-cell office:value-type="float" office:value="29236" calcext:value-type="float">
            <text:p>29236</text:p>
          </table:table-cell>
          <table:table-cell office:value-type="float" office:value="447104" calcext:value-type="float">
            <text:p>447104</text:p>
          </table:table-cell>
          <table:table-cell office:value-type="float" office:value="502901" calcext:value-type="float">
            <text:p>502901</text:p>
          </table:table-cell>
          <table:table-cell office:value-type="float" office:value="32960" calcext:value-type="float">
            <text:p>32960</text:p>
          </table:table-cell>
          <table:table-cell office:value-type="float" office:value="32789" calcext:value-type="float">
            <text:p>32789</text:p>
          </table:table-cell>
          <table:table-cell office:value-type="float" office:value="667008" calcext:value-type="float">
            <text:p>66700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97" calcext:value-type="float">
            <text:p>597</text:p>
          </table:table-cell>
          <table:table-cell office:value-type="float" office:value="208" calcext:value-type="float">
            <text:p>208</text:p>
          </table:table-cell>
          <table:table-cell office:value-type="float" office:value="41535" calcext:value-type="float">
            <text:p>41535</text:p>
          </table:table-cell>
          <table:table-cell office:value-type="float" office:value="9678" calcext:value-type="float">
            <text:p>9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33</text:p>
          </table:table-cell>
          <table:table-cell office:value-type="float" office:value="13676704" calcext:value-type="float">
            <text:p>13676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675592" calcext:value-type="float">
            <text:p>675592</text:p>
          </table:table-cell>
          <table:table-cell office:value-type="float" office:value="647304" calcext:value-type="float">
            <text:p>647304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51680" calcext:value-type="float">
            <text:p>551680</text:p>
          </table:table-cell>
          <table:table-cell office:value-type="float" office:value="614837" calcext:value-type="float">
            <text:p>614837</text:p>
          </table:table-cell>
          <table:table-cell office:value-type="float" office:value="40512" calcext:value-type="float">
            <text:p>40512</text:p>
          </table:table-cell>
          <table:table-cell office:value-type="float" office:value="40334" calcext:value-type="float">
            <text:p>4033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office:value-type="float" office:value="9455" calcext:value-type="float">
            <text:p>9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34</text:p>
          </table:table-cell>
          <table:table-cell office:value-type="float" office:value="13676588" calcext:value-type="float">
            <text:p>13676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675592" calcext:value-type="float">
            <text:p>675592</text:p>
          </table:table-cell>
          <table:table-cell office:value-type="float" office:value="647304" calcext:value-type="float">
            <text:p>6473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51680" calcext:value-type="float">
            <text:p>551680</text:p>
          </table:table-cell>
          <table:table-cell office:value-type="float" office:value="614837" calcext:value-type="float">
            <text:p>614837</text:p>
          </table:table-cell>
          <table:table-cell office:value-type="float" office:value="40512" calcext:value-type="float">
            <text:p>40512</text:p>
          </table:table-cell>
          <table:table-cell office:value-type="float" office:value="40334" calcext:value-type="float">
            <text:p>4033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35</text:p>
          </table:table-cell>
          <table:table-cell office:value-type="float" office:value="13676588" calcext:value-type="float">
            <text:p>13676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675592" calcext:value-type="float">
            <text:p>675592</text:p>
          </table:table-cell>
          <table:table-cell office:value-type="float" office:value="647304" calcext:value-type="float">
            <text:p>6473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51680" calcext:value-type="float">
            <text:p>551680</text:p>
          </table:table-cell>
          <table:table-cell office:value-type="float" office:value="614837" calcext:value-type="float">
            <text:p>614837</text:p>
          </table:table-cell>
          <table:table-cell office:value-type="float" office:value="40512" calcext:value-type="float">
            <text:p>40512</text:p>
          </table:table-cell>
          <table:table-cell office:value-type="float" office:value="40334" calcext:value-type="float">
            <text:p>4033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36</text:p>
          </table:table-cell>
          <table:table-cell office:value-type="float" office:value="13676588" calcext:value-type="float">
            <text:p>13676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675592" calcext:value-type="float">
            <text:p>675592</text:p>
          </table:table-cell>
          <table:table-cell office:value-type="float" office:value="647304" calcext:value-type="float">
            <text:p>6473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51680" calcext:value-type="float">
            <text:p>551680</text:p>
          </table:table-cell>
          <table:table-cell office:value-type="float" office:value="614837" calcext:value-type="float">
            <text:p>614837</text:p>
          </table:table-cell>
          <table:table-cell office:value-type="float" office:value="40512" calcext:value-type="float">
            <text:p>40512</text:p>
          </table:table-cell>
          <table:table-cell office:value-type="float" office:value="40334" calcext:value-type="float">
            <text:p>4033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37</text:p>
          </table:table-cell>
          <table:table-cell office:value-type="float" office:value="13675224" calcext:value-type="float">
            <text:p>13675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675592" calcext:value-type="float">
            <text:p>675592</text:p>
          </table:table-cell>
          <table:table-cell office:value-type="float" office:value="647304" calcext:value-type="float">
            <text:p>6473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51680" calcext:value-type="float">
            <text:p>551680</text:p>
          </table:table-cell>
          <table:table-cell office:value-type="float" office:value="614837" calcext:value-type="float">
            <text:p>614837</text:p>
          </table:table-cell>
          <table:table-cell office:value-type="float" office:value="40512" calcext:value-type="float">
            <text:p>40512</text:p>
          </table:table-cell>
          <table:table-cell office:value-type="float" office:value="40334" calcext:value-type="float">
            <text:p>4033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38</text:p>
          </table:table-cell>
          <table:table-cell office:value-type="float" office:value="13675100" calcext:value-type="float">
            <text:p>13675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675592" calcext:value-type="float">
            <text:p>675592</text:p>
          </table:table-cell>
          <table:table-cell office:value-type="float" office:value="647304" calcext:value-type="float">
            <text:p>6473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51680" calcext:value-type="float">
            <text:p>551680</text:p>
          </table:table-cell>
          <table:table-cell office:value-type="float" office:value="614837" calcext:value-type="float">
            <text:p>614837</text:p>
          </table:table-cell>
          <table:table-cell office:value-type="float" office:value="40512" calcext:value-type="float">
            <text:p>40512</text:p>
          </table:table-cell>
          <table:table-cell office:value-type="float" office:value="40334" calcext:value-type="float">
            <text:p>4033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39</text:p>
          </table:table-cell>
          <table:table-cell office:value-type="float" office:value="13673920" calcext:value-type="float">
            <text:p>13673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675592" calcext:value-type="float">
            <text:p>675592</text:p>
          </table:table-cell>
          <table:table-cell office:value-type="float" office:value="647304" calcext:value-type="float">
            <text:p>6473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51680" calcext:value-type="float">
            <text:p>551680</text:p>
          </table:table-cell>
          <table:table-cell office:value-type="float" office:value="614837" calcext:value-type="float">
            <text:p>614837</text:p>
          </table:table-cell>
          <table:table-cell office:value-type="float" office:value="40512" calcext:value-type="float">
            <text:p>40512</text:p>
          </table:table-cell>
          <table:table-cell office:value-type="float" office:value="40334" calcext:value-type="float">
            <text:p>4033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40</text:p>
          </table:table-cell>
          <table:table-cell office:value-type="float" office:value="13673920" calcext:value-type="float">
            <text:p>13673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675592" calcext:value-type="float">
            <text:p>675592</text:p>
          </table:table-cell>
          <table:table-cell office:value-type="float" office:value="647304" calcext:value-type="float">
            <text:p>647304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056" calcext:value-type="float">
            <text:p>45056</text:p>
          </table:table-cell>
          <table:table-cell office:value-type="float" office:value="13172" calcext:value-type="float">
            <text:p>13172</text:p>
          </table:table-cell>
          <table:table-cell office:value-type="float" office:value="551680" calcext:value-type="float">
            <text:p>551680</text:p>
          </table:table-cell>
          <table:table-cell office:value-type="float" office:value="614837" calcext:value-type="float">
            <text:p>614837</text:p>
          </table:table-cell>
          <table:table-cell office:value-type="float" office:value="40512" calcext:value-type="float">
            <text:p>40512</text:p>
          </table:table-cell>
          <table:table-cell office:value-type="float" office:value="40334" calcext:value-type="float">
            <text:p>4033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91" calcext:value-type="float">
            <text:p>691</text:p>
          </table:table-cell>
          <table:table-cell office:value-type="float" office:value="208" calcext:value-type="float">
            <text:p>208</text:p>
          </table:table-cell>
          <table:table-cell office:value-type="float" office:value="50990" calcext:value-type="float">
            <text:p>50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41</text:p>
          </table:table-cell>
          <table:table-cell office:value-type="float" office:value="13753928" calcext:value-type="float">
            <text:p>13753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97192" calcext:value-type="float">
            <text:p>597192</text:p>
          </table:table-cell>
          <table:table-cell office:value-type="float" office:value="568904" calcext:value-type="float">
            <text:p>568904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265" calcext:value-type="float">
            <text:p>11265</text:p>
          </table:table-cell>
          <table:table-cell office:value-type="float" office:value="473024" calcext:value-type="float">
            <text:p>473024</text:p>
          </table:table-cell>
          <table:table-cell office:value-type="float" office:value="526450" calcext:value-type="float">
            <text:p>526450</text:p>
          </table:table-cell>
          <table:table-cell office:value-type="float" office:value="38272" calcext:value-type="float">
            <text:p>38272</text:p>
          </table:table-cell>
          <table:table-cell office:value-type="float" office:value="33950" calcext:value-type="float">
            <text:p>33950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4:42</text:p>
          </table:table-cell>
          <table:table-cell office:value-type="float" office:value="13753900" calcext:value-type="float">
            <text:p>13753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97456" calcext:value-type="float">
            <text:p>597456</text:p>
          </table:table-cell>
          <table:table-cell office:value-type="float" office:value="569168" calcext:value-type="float">
            <text:p>56916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10" calcext:value-type="float">
            <text:p>11710</text:p>
          </table:table-cell>
          <table:table-cell office:value-type="float" office:value="473024" calcext:value-type="float">
            <text:p>473024</text:p>
          </table:table-cell>
          <table:table-cell office:value-type="float" office:value="526450" calcext:value-type="float">
            <text:p>526450</text:p>
          </table:table-cell>
          <table:table-cell office:value-type="float" office:value="38272" calcext:value-type="float">
            <text:p>38272</text:p>
          </table:table-cell>
          <table:table-cell office:value-type="float" office:value="33950" calcext:value-type="float">
            <text:p>33950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43</text:p>
          </table:table-cell>
          <table:table-cell office:value-type="float" office:value="13753776" calcext:value-type="float">
            <text:p>13753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97456" calcext:value-type="float">
            <text:p>597456</text:p>
          </table:table-cell>
          <table:table-cell office:value-type="float" office:value="569168" calcext:value-type="float">
            <text:p>56916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10" calcext:value-type="float">
            <text:p>11710</text:p>
          </table:table-cell>
          <table:table-cell office:value-type="float" office:value="473024" calcext:value-type="float">
            <text:p>473024</text:p>
          </table:table-cell>
          <table:table-cell office:value-type="float" office:value="526450" calcext:value-type="float">
            <text:p>526450</text:p>
          </table:table-cell>
          <table:table-cell office:value-type="float" office:value="38272" calcext:value-type="float">
            <text:p>38272</text:p>
          </table:table-cell>
          <table:table-cell office:value-type="float" office:value="33950" calcext:value-type="float">
            <text:p>33950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44</text:p>
          </table:table-cell>
          <table:table-cell office:value-type="float" office:value="13753776" calcext:value-type="float">
            <text:p>13753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97456" calcext:value-type="float">
            <text:p>597456</text:p>
          </table:table-cell>
          <table:table-cell office:value-type="float" office:value="569168" calcext:value-type="float">
            <text:p>56916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10" calcext:value-type="float">
            <text:p>11710</text:p>
          </table:table-cell>
          <table:table-cell office:value-type="float" office:value="473024" calcext:value-type="float">
            <text:p>473024</text:p>
          </table:table-cell>
          <table:table-cell office:value-type="float" office:value="526450" calcext:value-type="float">
            <text:p>526450</text:p>
          </table:table-cell>
          <table:table-cell office:value-type="float" office:value="38272" calcext:value-type="float">
            <text:p>38272</text:p>
          </table:table-cell>
          <table:table-cell office:value-type="float" office:value="33950" calcext:value-type="float">
            <text:p>33950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45</text:p>
          </table:table-cell>
          <table:table-cell office:value-type="float" office:value="13753788" calcext:value-type="float">
            <text:p>13753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97456" calcext:value-type="float">
            <text:p>597456</text:p>
          </table:table-cell>
          <table:table-cell office:value-type="float" office:value="569168" calcext:value-type="float">
            <text:p>56916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10" calcext:value-type="float">
            <text:p>11710</text:p>
          </table:table-cell>
          <table:table-cell office:value-type="float" office:value="473024" calcext:value-type="float">
            <text:p>473024</text:p>
          </table:table-cell>
          <table:table-cell office:value-type="float" office:value="526450" calcext:value-type="float">
            <text:p>526450</text:p>
          </table:table-cell>
          <table:table-cell office:value-type="float" office:value="38272" calcext:value-type="float">
            <text:p>38272</text:p>
          </table:table-cell>
          <table:table-cell office:value-type="float" office:value="33950" calcext:value-type="float">
            <text:p>33950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46</text:p>
          </table:table-cell>
          <table:table-cell office:value-type="float" office:value="13753788" calcext:value-type="float">
            <text:p>13753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97456" calcext:value-type="float">
            <text:p>597456</text:p>
          </table:table-cell>
          <table:table-cell office:value-type="float" office:value="569168" calcext:value-type="float">
            <text:p>56916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10" calcext:value-type="float">
            <text:p>11710</text:p>
          </table:table-cell>
          <table:table-cell office:value-type="float" office:value="473024" calcext:value-type="float">
            <text:p>473024</text:p>
          </table:table-cell>
          <table:table-cell office:value-type="float" office:value="526450" calcext:value-type="float">
            <text:p>526450</text:p>
          </table:table-cell>
          <table:table-cell office:value-type="float" office:value="38272" calcext:value-type="float">
            <text:p>38272</text:p>
          </table:table-cell>
          <table:table-cell office:value-type="float" office:value="33950" calcext:value-type="float">
            <text:p>33950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47</text:p>
          </table:table-cell>
          <table:table-cell office:value-type="float" office:value="13753788" calcext:value-type="float">
            <text:p>13753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97456" calcext:value-type="float">
            <text:p>597456</text:p>
          </table:table-cell>
          <table:table-cell office:value-type="float" office:value="569168" calcext:value-type="float">
            <text:p>56916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10" calcext:value-type="float">
            <text:p>11710</text:p>
          </table:table-cell>
          <table:table-cell office:value-type="float" office:value="473024" calcext:value-type="float">
            <text:p>473024</text:p>
          </table:table-cell>
          <table:table-cell office:value-type="float" office:value="526450" calcext:value-type="float">
            <text:p>526450</text:p>
          </table:table-cell>
          <table:table-cell office:value-type="float" office:value="38272" calcext:value-type="float">
            <text:p>38272</text:p>
          </table:table-cell>
          <table:table-cell office:value-type="float" office:value="33950" calcext:value-type="float">
            <text:p>33950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48</text:p>
          </table:table-cell>
          <table:table-cell office:value-type="float" office:value="13753788" calcext:value-type="float">
            <text:p>13753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97456" calcext:value-type="float">
            <text:p>597456</text:p>
          </table:table-cell>
          <table:table-cell office:value-type="float" office:value="569168" calcext:value-type="float">
            <text:p>56916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10" calcext:value-type="float">
            <text:p>11710</text:p>
          </table:table-cell>
          <table:table-cell office:value-type="float" office:value="473024" calcext:value-type="float">
            <text:p>473024</text:p>
          </table:table-cell>
          <table:table-cell office:value-type="float" office:value="526450" calcext:value-type="float">
            <text:p>526450</text:p>
          </table:table-cell>
          <table:table-cell office:value-type="float" office:value="38272" calcext:value-type="float">
            <text:p>38272</text:p>
          </table:table-cell>
          <table:table-cell office:value-type="float" office:value="33950" calcext:value-type="float">
            <text:p>33950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49</text:p>
          </table:table-cell>
          <table:table-cell office:value-type="float" office:value="13753788" calcext:value-type="float">
            <text:p>13753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97456" calcext:value-type="float">
            <text:p>597456</text:p>
          </table:table-cell>
          <table:table-cell office:value-type="float" office:value="569168" calcext:value-type="float">
            <text:p>56916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960" calcext:value-type="float">
            <text:p>40960</text:p>
          </table:table-cell>
          <table:table-cell office:value-type="float" office:value="11710" calcext:value-type="float">
            <text:p>11710</text:p>
          </table:table-cell>
          <table:table-cell office:value-type="float" office:value="473024" calcext:value-type="float">
            <text:p>473024</text:p>
          </table:table-cell>
          <table:table-cell office:value-type="float" office:value="526450" calcext:value-type="float">
            <text:p>526450</text:p>
          </table:table-cell>
          <table:table-cell office:value-type="float" office:value="38272" calcext:value-type="float">
            <text:p>38272</text:p>
          </table:table-cell>
          <table:table-cell office:value-type="float" office:value="33950" calcext:value-type="float">
            <text:p>33950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611" calcext:value-type="float">
            <text:p>611</text:p>
          </table:table-cell>
          <table:table-cell office:value-type="float" office:value="208" calcext:value-type="float">
            <text:p>208</text:p>
          </table:table-cell>
          <table:table-cell office:value-type="float" office:value="42990" calcext:value-type="float">
            <text:p>4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50</text:p>
          </table:table-cell>
          <table:table-cell office:value-type="float" office:value="13840592" calcext:value-type="float">
            <text:p>13840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10688" calcext:value-type="float">
            <text:p>510688</text:p>
          </table:table-cell>
          <table:table-cell office:value-type="float" office:value="482400" calcext:value-type="float">
            <text:p>482400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386304" calcext:value-type="float">
            <text:p>386304</text:p>
          </table:table-cell>
          <table:table-cell office:value-type="float" office:value="438062" calcext:value-type="float">
            <text:p>438062</text:p>
          </table:table-cell>
          <table:table-cell office:value-type="float" office:value="32576" calcext:value-type="float">
            <text:p>32576</text:p>
          </table:table-cell>
          <table:table-cell office:value-type="float" office:value="27567" calcext:value-type="float">
            <text:p>27567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4:51</text:p>
          </table:table-cell>
          <table:table-cell office:value-type="float" office:value="13840592" calcext:value-type="float">
            <text:p>13840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10688" calcext:value-type="float">
            <text:p>510688</text:p>
          </table:table-cell>
          <table:table-cell office:value-type="float" office:value="482400" calcext:value-type="float">
            <text:p>48240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386304" calcext:value-type="float">
            <text:p>386304</text:p>
          </table:table-cell>
          <table:table-cell office:value-type="float" office:value="438062" calcext:value-type="float">
            <text:p>438062</text:p>
          </table:table-cell>
          <table:table-cell office:value-type="float" office:value="32576" calcext:value-type="float">
            <text:p>32576</text:p>
          </table:table-cell>
          <table:table-cell office:value-type="float" office:value="27567" calcext:value-type="float">
            <text:p>27567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52</text:p>
          </table:table-cell>
          <table:table-cell office:value-type="float" office:value="13840592" calcext:value-type="float">
            <text:p>13840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10688" calcext:value-type="float">
            <text:p>510688</text:p>
          </table:table-cell>
          <table:table-cell office:value-type="float" office:value="482400" calcext:value-type="float">
            <text:p>48240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386304" calcext:value-type="float">
            <text:p>386304</text:p>
          </table:table-cell>
          <table:table-cell office:value-type="float" office:value="438062" calcext:value-type="float">
            <text:p>438062</text:p>
          </table:table-cell>
          <table:table-cell office:value-type="float" office:value="32576" calcext:value-type="float">
            <text:p>32576</text:p>
          </table:table-cell>
          <table:table-cell office:value-type="float" office:value="27567" calcext:value-type="float">
            <text:p>27567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53</text:p>
          </table:table-cell>
          <table:table-cell office:value-type="float" office:value="13840592" calcext:value-type="float">
            <text:p>13840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10688" calcext:value-type="float">
            <text:p>510688</text:p>
          </table:table-cell>
          <table:table-cell office:value-type="float" office:value="482400" calcext:value-type="float">
            <text:p>48240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386304" calcext:value-type="float">
            <text:p>386304</text:p>
          </table:table-cell>
          <table:table-cell office:value-type="float" office:value="438062" calcext:value-type="float">
            <text:p>438062</text:p>
          </table:table-cell>
          <table:table-cell office:value-type="float" office:value="32576" calcext:value-type="float">
            <text:p>32576</text:p>
          </table:table-cell>
          <table:table-cell office:value-type="float" office:value="27567" calcext:value-type="float">
            <text:p>27567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54</text:p>
          </table:table-cell>
          <table:table-cell office:value-type="float" office:value="13840592" calcext:value-type="float">
            <text:p>13840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10688" calcext:value-type="float">
            <text:p>510688</text:p>
          </table:table-cell>
          <table:table-cell office:value-type="float" office:value="482400" calcext:value-type="float">
            <text:p>48240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386304" calcext:value-type="float">
            <text:p>386304</text:p>
          </table:table-cell>
          <table:table-cell office:value-type="float" office:value="438062" calcext:value-type="float">
            <text:p>438062</text:p>
          </table:table-cell>
          <table:table-cell office:value-type="float" office:value="32576" calcext:value-type="float">
            <text:p>32576</text:p>
          </table:table-cell>
          <table:table-cell office:value-type="float" office:value="27567" calcext:value-type="float">
            <text:p>27567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55</text:p>
          </table:table-cell>
          <table:table-cell office:value-type="float" office:value="13840592" calcext:value-type="float">
            <text:p>13840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10688" calcext:value-type="float">
            <text:p>510688</text:p>
          </table:table-cell>
          <table:table-cell office:value-type="float" office:value="482400" calcext:value-type="float">
            <text:p>48240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386304" calcext:value-type="float">
            <text:p>386304</text:p>
          </table:table-cell>
          <table:table-cell office:value-type="float" office:value="438062" calcext:value-type="float">
            <text:p>438062</text:p>
          </table:table-cell>
          <table:table-cell office:value-type="float" office:value="32576" calcext:value-type="float">
            <text:p>32576</text:p>
          </table:table-cell>
          <table:table-cell office:value-type="float" office:value="27567" calcext:value-type="float">
            <text:p>27567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56</text:p>
          </table:table-cell>
          <table:table-cell office:value-type="float" office:value="13840592" calcext:value-type="float">
            <text:p>13840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10688" calcext:value-type="float">
            <text:p>510688</text:p>
          </table:table-cell>
          <table:table-cell office:value-type="float" office:value="482400" calcext:value-type="float">
            <text:p>48240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386304" calcext:value-type="float">
            <text:p>386304</text:p>
          </table:table-cell>
          <table:table-cell office:value-type="float" office:value="438062" calcext:value-type="float">
            <text:p>438062</text:p>
          </table:table-cell>
          <table:table-cell office:value-type="float" office:value="32576" calcext:value-type="float">
            <text:p>32576</text:p>
          </table:table-cell>
          <table:table-cell office:value-type="float" office:value="27567" calcext:value-type="float">
            <text:p>27567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57</text:p>
          </table:table-cell>
          <table:table-cell office:value-type="float" office:value="13840116" calcext:value-type="float">
            <text:p>13840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510688" calcext:value-type="float">
            <text:p>510688</text:p>
          </table:table-cell>
          <table:table-cell office:value-type="float" office:value="482400" calcext:value-type="float">
            <text:p>48240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816" calcext:value-type="float">
            <text:p>34816</text:p>
          </table:table-cell>
          <table:table-cell office:value-type="float" office:value="10207" calcext:value-type="float">
            <text:p>10207</text:p>
          </table:table-cell>
          <table:table-cell office:value-type="float" office:value="386304" calcext:value-type="float">
            <text:p>386304</text:p>
          </table:table-cell>
          <table:table-cell office:value-type="float" office:value="438062" calcext:value-type="float">
            <text:p>438062</text:p>
          </table:table-cell>
          <table:table-cell office:value-type="float" office:value="32576" calcext:value-type="float">
            <text:p>32576</text:p>
          </table:table-cell>
          <table:table-cell office:value-type="float" office:value="27567" calcext:value-type="float">
            <text:p>27567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531" calcext:value-type="float">
            <text:p>531</text:p>
          </table:table-cell>
          <table:table-cell office:value-type="float" office:value="208" calcext:value-type="float">
            <text:p>208</text:p>
          </table:table-cell>
          <table:table-cell office:value-type="float" office:value="34990" calcext:value-type="float">
            <text:p>34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4:58</text:p>
          </table:table-cell>
          <table:table-cell office:value-type="float" office:value="13926420" calcext:value-type="float">
            <text:p>13926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423996" calcext:value-type="float">
            <text:p>423996</text:p>
          </table:table-cell>
          <table:table-cell office:value-type="float" office:value="395708" calcext:value-type="float">
            <text:p>395708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299648" calcext:value-type="float">
            <text:p>299648</text:p>
          </table:table-cell>
          <table:table-cell office:value-type="float" office:value="349675" calcext:value-type="float">
            <text:p>349675</text:p>
          </table:table-cell>
          <table:table-cell office:value-type="float" office:value="26944" calcext:value-type="float">
            <text:p>26944</text:p>
          </table:table-cell>
          <table:table-cell office:value-type="float" office:value="21184" calcext:value-type="float">
            <text:p>2118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4:59</text:p>
          </table:table-cell>
          <table:table-cell office:value-type="float" office:value="13926420" calcext:value-type="float">
            <text:p>13926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423996" calcext:value-type="float">
            <text:p>423996</text:p>
          </table:table-cell>
          <table:table-cell office:value-type="float" office:value="395708" calcext:value-type="float">
            <text:p>3957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299648" calcext:value-type="float">
            <text:p>299648</text:p>
          </table:table-cell>
          <table:table-cell office:value-type="float" office:value="349675" calcext:value-type="float">
            <text:p>349675</text:p>
          </table:table-cell>
          <table:table-cell office:value-type="float" office:value="26944" calcext:value-type="float">
            <text:p>26944</text:p>
          </table:table-cell>
          <table:table-cell office:value-type="float" office:value="21184" calcext:value-type="float">
            <text:p>2118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00</text:p>
          </table:table-cell>
          <table:table-cell office:value-type="float" office:value="13926420" calcext:value-type="float">
            <text:p>13926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423996" calcext:value-type="float">
            <text:p>423996</text:p>
          </table:table-cell>
          <table:table-cell office:value-type="float" office:value="395708" calcext:value-type="float">
            <text:p>3957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299648" calcext:value-type="float">
            <text:p>299648</text:p>
          </table:table-cell>
          <table:table-cell office:value-type="float" office:value="349675" calcext:value-type="float">
            <text:p>349675</text:p>
          </table:table-cell>
          <table:table-cell office:value-type="float" office:value="26944" calcext:value-type="float">
            <text:p>26944</text:p>
          </table:table-cell>
          <table:table-cell office:value-type="float" office:value="21184" calcext:value-type="float">
            <text:p>2118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01</text:p>
          </table:table-cell>
          <table:table-cell office:value-type="float" office:value="13926420" calcext:value-type="float">
            <text:p>13926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423996" calcext:value-type="float">
            <text:p>423996</text:p>
          </table:table-cell>
          <table:table-cell office:value-type="float" office:value="395708" calcext:value-type="float">
            <text:p>3957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299648" calcext:value-type="float">
            <text:p>299648</text:p>
          </table:table-cell>
          <table:table-cell office:value-type="float" office:value="349675" calcext:value-type="float">
            <text:p>349675</text:p>
          </table:table-cell>
          <table:table-cell office:value-type="float" office:value="26944" calcext:value-type="float">
            <text:p>26944</text:p>
          </table:table-cell>
          <table:table-cell office:value-type="float" office:value="21184" calcext:value-type="float">
            <text:p>2118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02</text:p>
          </table:table-cell>
          <table:table-cell office:value-type="float" office:value="13926420" calcext:value-type="float">
            <text:p>13926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423996" calcext:value-type="float">
            <text:p>423996</text:p>
          </table:table-cell>
          <table:table-cell office:value-type="float" office:value="395708" calcext:value-type="float">
            <text:p>3957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299648" calcext:value-type="float">
            <text:p>299648</text:p>
          </table:table-cell>
          <table:table-cell office:value-type="float" office:value="349676" calcext:value-type="float">
            <text:p>349676</text:p>
          </table:table-cell>
          <table:table-cell office:value-type="float" office:value="26944" calcext:value-type="float">
            <text:p>26944</text:p>
          </table:table-cell>
          <table:table-cell office:value-type="float" office:value="21184" calcext:value-type="float">
            <text:p>2118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03</text:p>
          </table:table-cell>
          <table:table-cell office:value-type="float" office:value="13926420" calcext:value-type="float">
            <text:p>13926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423996" calcext:value-type="float">
            <text:p>423996</text:p>
          </table:table-cell>
          <table:table-cell office:value-type="float" office:value="395708" calcext:value-type="float">
            <text:p>3957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299648" calcext:value-type="float">
            <text:p>299648</text:p>
          </table:table-cell>
          <table:table-cell office:value-type="float" office:value="349676" calcext:value-type="float">
            <text:p>349676</text:p>
          </table:table-cell>
          <table:table-cell office:value-type="float" office:value="26944" calcext:value-type="float">
            <text:p>26944</text:p>
          </table:table-cell>
          <table:table-cell office:value-type="float" office:value="21184" calcext:value-type="float">
            <text:p>2118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04</text:p>
          </table:table-cell>
          <table:table-cell office:value-type="float" office:value="13926420" calcext:value-type="float">
            <text:p>13926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423996" calcext:value-type="float">
            <text:p>423996</text:p>
          </table:table-cell>
          <table:table-cell office:value-type="float" office:value="395708" calcext:value-type="float">
            <text:p>3957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299648" calcext:value-type="float">
            <text:p>299648</text:p>
          </table:table-cell>
          <table:table-cell office:value-type="float" office:value="349676" calcext:value-type="float">
            <text:p>349676</text:p>
          </table:table-cell>
          <table:table-cell office:value-type="float" office:value="26944" calcext:value-type="float">
            <text:p>26944</text:p>
          </table:table-cell>
          <table:table-cell office:value-type="float" office:value="21184" calcext:value-type="float">
            <text:p>2118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05</text:p>
          </table:table-cell>
          <table:table-cell office:value-type="float" office:value="13926428" calcext:value-type="float">
            <text:p>13926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76568" calcext:value-type="float">
            <text:p>7976568</text:p>
          </table:table-cell>
          <table:table-cell office:value-type="float" office:value="423996" calcext:value-type="float">
            <text:p>423996</text:p>
          </table:table-cell>
          <table:table-cell office:value-type="float" office:value="395708" calcext:value-type="float">
            <text:p>395708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720" calcext:value-type="float">
            <text:p>30720</text:p>
          </table:table-cell>
          <table:table-cell office:value-type="float" office:value="8745" calcext:value-type="float">
            <text:p>8745</text:p>
          </table:table-cell>
          <table:table-cell office:value-type="float" office:value="299648" calcext:value-type="float">
            <text:p>299648</text:p>
          </table:table-cell>
          <table:table-cell office:value-type="float" office:value="349676" calcext:value-type="float">
            <text:p>349676</text:p>
          </table:table-cell>
          <table:table-cell office:value-type="float" office:value="26944" calcext:value-type="float">
            <text:p>26944</text:p>
          </table:table-cell>
          <table:table-cell office:value-type="float" office:value="21184" calcext:value-type="float">
            <text:p>21184</text:p>
          </table:table-cell>
          <table:table-cell office:value-type="float" office:value="919488" calcext:value-type="float">
            <text:p>919488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451" calcext:value-type="float">
            <text:p>451</text:p>
          </table:table-cell>
          <table:table-cell office:value-type="float" office:value="208" calcext:value-type="float">
            <text:p>208</text:p>
          </table:table-cell>
          <table:table-cell office:value-type="float" office:value="26990" calcext:value-type="float">
            <text:p>26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06</text:p>
          </table:table-cell>
          <table:table-cell office:value-type="float" office:value="14013280" calcext:value-type="float">
            <text:p>14013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8376" calcext:value-type="float">
            <text:p>7968376</text:p>
          </table:table-cell>
          <table:table-cell office:value-type="float" office:value="337260" calcext:value-type="float">
            <text:p>337260</text:p>
          </table:table-cell>
          <table:table-cell office:value-type="float" office:value="308972" calcext:value-type="float">
            <text:p>308972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648" calcext:value-type="float">
            <text:p>27648</text:p>
          </table:table-cell>
          <table:table-cell office:value-type="float" office:value="7282" calcext:value-type="float">
            <text:p>7282</text:p>
          </table:table-cell>
          <table:table-cell office:value-type="float" office:value="212928" calcext:value-type="float">
            <text:p>212928</text:p>
          </table:table-cell>
          <table:table-cell office:value-type="float" office:value="261297" calcext:value-type="float">
            <text:p>261297</text:p>
          </table:table-cell>
          <table:table-cell office:value-type="float" office:value="21312" calcext:value-type="float">
            <text:p>21312</text:p>
          </table:table-cell>
          <table:table-cell office:value-type="float" office:value="14801" calcext:value-type="float">
            <text:p>14801</text:p>
          </table:table-cell>
          <table:table-cell office:value-type="float" office:value="898560" calcext:value-type="float">
            <text:p>89856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8 09:15:07</text:p>
          </table:table-cell>
          <table:table-cell office:value-type="float" office:value="14013280" calcext:value-type="float">
            <text:p>14013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8376" calcext:value-type="float">
            <text:p>7968376</text:p>
          </table:table-cell>
          <table:table-cell office:value-type="float" office:value="337260" calcext:value-type="float">
            <text:p>337260</text:p>
          </table:table-cell>
          <table:table-cell office:value-type="float" office:value="308972" calcext:value-type="float">
            <text:p>30897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648" calcext:value-type="float">
            <text:p>27648</text:p>
          </table:table-cell>
          <table:table-cell office:value-type="float" office:value="7282" calcext:value-type="float">
            <text:p>7282</text:p>
          </table:table-cell>
          <table:table-cell office:value-type="float" office:value="212928" calcext:value-type="float">
            <text:p>212928</text:p>
          </table:table-cell>
          <table:table-cell office:value-type="float" office:value="261297" calcext:value-type="float">
            <text:p>261297</text:p>
          </table:table-cell>
          <table:table-cell office:value-type="float" office:value="21312" calcext:value-type="float">
            <text:p>21312</text:p>
          </table:table-cell>
          <table:table-cell office:value-type="float" office:value="14801" calcext:value-type="float">
            <text:p>14801</text:p>
          </table:table-cell>
          <table:table-cell office:value-type="float" office:value="898560" calcext:value-type="float">
            <text:p>89856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08</text:p>
          </table:table-cell>
          <table:table-cell office:value-type="float" office:value="14013280" calcext:value-type="float">
            <text:p>14013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8376" calcext:value-type="float">
            <text:p>7968376</text:p>
          </table:table-cell>
          <table:table-cell office:value-type="float" office:value="337260" calcext:value-type="float">
            <text:p>337260</text:p>
          </table:table-cell>
          <table:table-cell office:value-type="float" office:value="308972" calcext:value-type="float">
            <text:p>30897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648" calcext:value-type="float">
            <text:p>27648</text:p>
          </table:table-cell>
          <table:table-cell office:value-type="float" office:value="7282" calcext:value-type="float">
            <text:p>7282</text:p>
          </table:table-cell>
          <table:table-cell office:value-type="float" office:value="212928" calcext:value-type="float">
            <text:p>212928</text:p>
          </table:table-cell>
          <table:table-cell office:value-type="float" office:value="261297" calcext:value-type="float">
            <text:p>261297</text:p>
          </table:table-cell>
          <table:table-cell office:value-type="float" office:value="21312" calcext:value-type="float">
            <text:p>21312</text:p>
          </table:table-cell>
          <table:table-cell office:value-type="float" office:value="14801" calcext:value-type="float">
            <text:p>14801</text:p>
          </table:table-cell>
          <table:table-cell office:value-type="float" office:value="898560" calcext:value-type="float">
            <text:p>89856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09</text:p>
          </table:table-cell>
          <table:table-cell office:value-type="float" office:value="14013280" calcext:value-type="float">
            <text:p>14013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8376" calcext:value-type="float">
            <text:p>7968376</text:p>
          </table:table-cell>
          <table:table-cell office:value-type="float" office:value="337260" calcext:value-type="float">
            <text:p>337260</text:p>
          </table:table-cell>
          <table:table-cell office:value-type="float" office:value="308972" calcext:value-type="float">
            <text:p>30897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648" calcext:value-type="float">
            <text:p>27648</text:p>
          </table:table-cell>
          <table:table-cell office:value-type="float" office:value="7282" calcext:value-type="float">
            <text:p>7282</text:p>
          </table:table-cell>
          <table:table-cell office:value-type="float" office:value="212928" calcext:value-type="float">
            <text:p>212928</text:p>
          </table:table-cell>
          <table:table-cell office:value-type="float" office:value="261297" calcext:value-type="float">
            <text:p>261297</text:p>
          </table:table-cell>
          <table:table-cell office:value-type="float" office:value="21312" calcext:value-type="float">
            <text:p>21312</text:p>
          </table:table-cell>
          <table:table-cell office:value-type="float" office:value="14801" calcext:value-type="float">
            <text:p>14801</text:p>
          </table:table-cell>
          <table:table-cell office:value-type="float" office:value="898560" calcext:value-type="float">
            <text:p>89856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10</text:p>
          </table:table-cell>
          <table:table-cell office:value-type="float" office:value="14013312" calcext:value-type="float">
            <text:p>1401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8376" calcext:value-type="float">
            <text:p>7968376</text:p>
          </table:table-cell>
          <table:table-cell office:value-type="float" office:value="337260" calcext:value-type="float">
            <text:p>337260</text:p>
          </table:table-cell>
          <table:table-cell office:value-type="float" office:value="308972" calcext:value-type="float">
            <text:p>30897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648" calcext:value-type="float">
            <text:p>27648</text:p>
          </table:table-cell>
          <table:table-cell office:value-type="float" office:value="7282" calcext:value-type="float">
            <text:p>7282</text:p>
          </table:table-cell>
          <table:table-cell office:value-type="float" office:value="212928" calcext:value-type="float">
            <text:p>212928</text:p>
          </table:table-cell>
          <table:table-cell office:value-type="float" office:value="261297" calcext:value-type="float">
            <text:p>261297</text:p>
          </table:table-cell>
          <table:table-cell office:value-type="float" office:value="21312" calcext:value-type="float">
            <text:p>21312</text:p>
          </table:table-cell>
          <table:table-cell office:value-type="float" office:value="14801" calcext:value-type="float">
            <text:p>14801</text:p>
          </table:table-cell>
          <table:table-cell office:value-type="float" office:value="898560" calcext:value-type="float">
            <text:p>89856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11</text:p>
          </table:table-cell>
          <table:table-cell office:value-type="float" office:value="14013312" calcext:value-type="float">
            <text:p>1401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8376" calcext:value-type="float">
            <text:p>7968376</text:p>
          </table:table-cell>
          <table:table-cell office:value-type="float" office:value="337260" calcext:value-type="float">
            <text:p>337260</text:p>
          </table:table-cell>
          <table:table-cell office:value-type="float" office:value="308972" calcext:value-type="float">
            <text:p>30897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648" calcext:value-type="float">
            <text:p>27648</text:p>
          </table:table-cell>
          <table:table-cell office:value-type="float" office:value="7282" calcext:value-type="float">
            <text:p>7282</text:p>
          </table:table-cell>
          <table:table-cell office:value-type="float" office:value="212928" calcext:value-type="float">
            <text:p>212928</text:p>
          </table:table-cell>
          <table:table-cell office:value-type="float" office:value="261297" calcext:value-type="float">
            <text:p>261297</text:p>
          </table:table-cell>
          <table:table-cell office:value-type="float" office:value="21312" calcext:value-type="float">
            <text:p>21312</text:p>
          </table:table-cell>
          <table:table-cell office:value-type="float" office:value="14801" calcext:value-type="float">
            <text:p>14801</text:p>
          </table:table-cell>
          <table:table-cell office:value-type="float" office:value="898560" calcext:value-type="float">
            <text:p>89856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12</text:p>
          </table:table-cell>
          <table:table-cell office:value-type="float" office:value="14013312" calcext:value-type="float">
            <text:p>1401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8376" calcext:value-type="float">
            <text:p>7968376</text:p>
          </table:table-cell>
          <table:table-cell office:value-type="float" office:value="337260" calcext:value-type="float">
            <text:p>337260</text:p>
          </table:table-cell>
          <table:table-cell office:value-type="float" office:value="308972" calcext:value-type="float">
            <text:p>30897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648" calcext:value-type="float">
            <text:p>27648</text:p>
          </table:table-cell>
          <table:table-cell office:value-type="float" office:value="7282" calcext:value-type="float">
            <text:p>7282</text:p>
          </table:table-cell>
          <table:table-cell office:value-type="float" office:value="212928" calcext:value-type="float">
            <text:p>212928</text:p>
          </table:table-cell>
          <table:table-cell office:value-type="float" office:value="261297" calcext:value-type="float">
            <text:p>261297</text:p>
          </table:table-cell>
          <table:table-cell office:value-type="float" office:value="21312" calcext:value-type="float">
            <text:p>21312</text:p>
          </table:table-cell>
          <table:table-cell office:value-type="float" office:value="14801" calcext:value-type="float">
            <text:p>14801</text:p>
          </table:table-cell>
          <table:table-cell office:value-type="float" office:value="898560" calcext:value-type="float">
            <text:p>89856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13</text:p>
          </table:table-cell>
          <table:table-cell office:value-type="float" office:value="14012196" calcext:value-type="float">
            <text:p>14012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8376" calcext:value-type="float">
            <text:p>7968376</text:p>
          </table:table-cell>
          <table:table-cell office:value-type="float" office:value="337260" calcext:value-type="float">
            <text:p>337260</text:p>
          </table:table-cell>
          <table:table-cell office:value-type="float" office:value="308972" calcext:value-type="float">
            <text:p>308972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648" calcext:value-type="float">
            <text:p>27648</text:p>
          </table:table-cell>
          <table:table-cell office:value-type="float" office:value="7282" calcext:value-type="float">
            <text:p>7282</text:p>
          </table:table-cell>
          <table:table-cell office:value-type="float" office:value="212928" calcext:value-type="float">
            <text:p>212928</text:p>
          </table:table-cell>
          <table:table-cell office:value-type="float" office:value="261297" calcext:value-type="float">
            <text:p>261297</text:p>
          </table:table-cell>
          <table:table-cell office:value-type="float" office:value="21312" calcext:value-type="float">
            <text:p>21312</text:p>
          </table:table-cell>
          <table:table-cell office:value-type="float" office:value="14801" calcext:value-type="float">
            <text:p>14801</text:p>
          </table:table-cell>
          <table:table-cell office:value-type="float" office:value="898560" calcext:value-type="float">
            <text:p>898560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371" calcext:value-type="float">
            <text:p>371</text:p>
          </table:table-cell>
          <table:table-cell office:value-type="float" office:value="208" calcext:value-type="float">
            <text:p>208</text:p>
          </table:table-cell>
          <table:table-cell office:value-type="float" office:value="18990" calcext:value-type="float">
            <text:p>18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8 09:15:14</text:p>
          </table:table-cell>
          <table:table-cell office:value-type="float" office:value="14210100" calcext:value-type="float">
            <text:p>1421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048" calcext:value-type="float">
            <text:p>7485048</text:p>
          </table:table-cell>
          <table:table-cell office:value-type="float" office:value="139868" calcext:value-type="float">
            <text:p>139868</text:p>
          </table:table-cell>
          <table:table-cell office:value-type="float" office:value="111580" calcext:value-type="float">
            <text:p>111580</text:p>
          </table:table-cell>
          <table:table-cell office:value-type="float" office:value="28288" calcext:value-type="float">
            <text:p>28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332" calcext:value-type="float">
            <text:p>4332</text:p>
          </table:table-cell>
          <table:table-cell office:value-type="float" office:value="20800" calcext:value-type="float">
            <text:p>20800</text:p>
          </table:table-cell>
          <table:table-cell office:value-type="float" office:value="84522" calcext:value-type="float">
            <text:p>84522</text:p>
          </table:table-cell>
          <table:table-cell office:value-type="float" office:value="2112" calcext:value-type="float">
            <text:p>2112</text:p>
          </table:table-cell>
          <table:table-cell office:value-type="float" office:value="2034" calcext:value-type="float">
            <text:p>2034</text:p>
          </table:table-cell>
          <table:table-cell office:value-type="float" office:value="69376" calcext:value-type="float">
            <text:p>69376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1" office:value-type="string" calcext:value-type="string">
            <text:p>2019-09-28 09:15:15</text:p>
          </table:table-cell>
          <table:table-cell office:value-type="float" office:value="14210100" calcext:value-type="float">
            <text:p>1421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048" calcext:value-type="float">
            <text:p>7485048</text:p>
          </table:table-cell>
          <table:table-cell office:value-type="float" office:value="139868" calcext:value-type="float">
            <text:p>139868</text:p>
          </table:table-cell>
          <table:table-cell office:value-type="float" office:value="111580" calcext:value-type="float">
            <text:p>11158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332" calcext:value-type="float">
            <text:p>4332</text:p>
          </table:table-cell>
          <table:table-cell office:value-type="float" office:value="20800" calcext:value-type="float">
            <text:p>20800</text:p>
          </table:table-cell>
          <table:table-cell office:value-type="float" office:value="84522" calcext:value-type="float">
            <text:p>84522</text:p>
          </table:table-cell>
          <table:table-cell office:value-type="float" office:value="2112" calcext:value-type="float">
            <text:p>2112</text:p>
          </table:table-cell>
          <table:table-cell office:value-type="float" office:value="2034" calcext:value-type="float">
            <text:p>2034</text:p>
          </table:table-cell>
          <table:table-cell office:value-type="float" office:value="69376" calcext:value-type="float">
            <text:p>69376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8T09:15:16" calcext:value-type="date">
            <text:p>09/28/19 09:15 AM</text:p>
          </table:table-cell>
          <table:table-cell office:value-type="float" office:value="14210100" calcext:value-type="float">
            <text:p>14210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048" calcext:value-type="float">
            <text:p>7485048</text:p>
          </table:table-cell>
          <table:table-cell office:value-type="float" office:value="139868" calcext:value-type="float">
            <text:p>139868</text:p>
          </table:table-cell>
          <table:table-cell office:value-type="float" office:value="111580" calcext:value-type="float">
            <text:p>11158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332" calcext:value-type="float">
            <text:p>4332</text:p>
          </table:table-cell>
          <table:table-cell office:value-type="float" office:value="20800" calcext:value-type="float">
            <text:p>20800</text:p>
          </table:table-cell>
          <table:table-cell office:value-type="float" office:value="84522" calcext:value-type="float">
            <text:p>84522</text:p>
          </table:table-cell>
          <table:table-cell office:value-type="float" office:value="2112" calcext:value-type="float">
            <text:p>2112</text:p>
          </table:table-cell>
          <table:table-cell office:value-type="float" office:value="2034" calcext:value-type="float">
            <text:p>2034</text:p>
          </table:table-cell>
          <table:table-cell office:value-type="float" office:value="69376" calcext:value-type="float">
            <text:p>69376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8T09:15:17" calcext:value-type="date">
            <text:p>09/28/19 09:15 AM</text:p>
          </table:table-cell>
          <table:table-cell office:value-type="float" office:value="14211140" calcext:value-type="float">
            <text:p>14211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85048" calcext:value-type="float">
            <text:p>7485048</text:p>
          </table:table-cell>
          <table:table-cell office:value-type="float" office:value="139868" calcext:value-type="float">
            <text:p>139868</text:p>
          </table:table-cell>
          <table:table-cell office:value-type="float" office:value="111580" calcext:value-type="float">
            <text:p>111580</text:p>
          </table:table-cell>
          <table:table-cell office:value-type="float" office:value="28288" calcext:value-type="float">
            <text:p>28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408" calcext:value-type="float">
            <text:p>17408</text:p>
          </table:table-cell>
          <table:table-cell office:value-type="float" office:value="4332" calcext:value-type="float">
            <text:p>4332</text:p>
          </table:table-cell>
          <table:table-cell office:value-type="float" office:value="20800" calcext:value-type="float">
            <text:p>20800</text:p>
          </table:table-cell>
          <table:table-cell office:value-type="float" office:value="84522" calcext:value-type="float">
            <text:p>84522</text:p>
          </table:table-cell>
          <table:table-cell office:value-type="float" office:value="2112" calcext:value-type="float">
            <text:p>2112</text:p>
          </table:table-cell>
          <table:table-cell office:value-type="float" office:value="2034" calcext:value-type="float">
            <text:p>2034</text:p>
          </table:table-cell>
          <table:table-cell office:value-type="float" office:value="69376" calcext:value-type="float">
            <text:p>69376</text:p>
          </table:table-cell>
          <table:table-cell office:value-type="float" office:value="14336" calcext:value-type="float">
            <text:p>143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90" calcext:value-type="float">
            <text:p>2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1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table-column table:style-name="co30" table:number-columns-repeated="2" table:default-cell-style-name="Default"/>
        <table:table-column table:style-name="co30" table:default-cell-style-name="ce4"/>
        <table:table-column table:style-name="co30" table:number-columns-repeated="2" table:default-cell-style-name="Default"/>
        <table:table-column table:style-name="co18" table:default-cell-style-name="ce4"/>
        <table:table-column table:style-name="co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neu</text:p>
          </table:table-cell>
          <table:table-cell table:style-name="Default" office:value-type="string" calcext:value-type="string">
            <text:p>neu</text:p>
          </table:table-cell>
          <table:table-cell/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office:value-type="string" calcext:value-type="string">
            <text:p>rss</text:p>
          </table:table-cell>
          <table:table-cell table:formula="of:=['patched-default'.AB3]" office:value-type="string" office:string-value="meta-comm" calcext:value-type="string">
            <text:p>meta-comm</text:p>
          </table:table-cell>
          <table:table-cell table:formula="of:=['patched-default'.AC3]" office:value-type="string" office:string-value="meta-used" calcext:value-type="string">
            <text:p>meta-used</text:p>
          </table:table-cell>
          <table:table-cell table:style-name="Default" office:value-type="string" calcext:value-type="string">
            <text:p>rss</text:p>
          </table:table-cell>
          <table:table-cell/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default'.AB4]" office:value-type="float" office:value="0" calcext:value-type="float">
            <text:p>0</text:p>
          </table:table-cell>
          <table:table-cell table:formula="of:=['patched-default'.O4]" office:value-type="float" office:value="0" calcext:value-type="float">
            <text:p>0</text:p>
          </table:table-cell>
          <table:table-cell table:formula="of:=['patched-default'.O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3053" calcext:value-type="float">
            <text:p>3053</text:p>
          </table:table-cell>
          <table:table-cell table:formula="of:=[original.O5]" office:value-type="float" office:value="31132" calcext:value-type="float">
            <text:p>31132</text:p>
          </table:table-cell>
          <table:table-cell table:formula="of:=['patched-default'.AB5]" office:value-type="float" office:value="3072" calcext:value-type="float">
            <text:p>3072</text:p>
          </table:table-cell>
          <table:table-cell table:formula="of:=['patched-default'.AC5]" office:value-type="float" office:value="3068" calcext:value-type="float">
            <text:p>3068</text:p>
          </table:table-cell>
          <table:table-cell table:formula="of:=['patched-default'.O5]" office:value-type="float" office:value="31692" calcext:value-type="float">
            <text:p>31692</text:p>
          </table:table-cell>
          <table:table-cell/>
        </table:table-row>
        <table:table-row table:style-name="ro1">
          <table:table-cell table:formula="of:=[original.AB6]" office:value-type="float" office:value="20608" calcext:value-type="float">
            <text:p>20608</text:p>
          </table:table-cell>
          <table:table-cell table:formula="of:=[original.AC6]" office:value-type="float" office:value="19854" calcext:value-type="float">
            <text:p>19854</text:p>
          </table:table-cell>
          <table:table-cell table:formula="of:=[original.O6]" office:value-type="float" office:value="178740" calcext:value-type="float">
            <text:p>178740</text:p>
          </table:table-cell>
          <table:table-cell table:formula="of:=['patched-default'.AB6]" office:value-type="float" office:value="20160" calcext:value-type="float">
            <text:p>20160</text:p>
          </table:table-cell>
          <table:table-cell table:formula="of:=['patched-default'.AC6]" office:value-type="float" office:value="20621" calcext:value-type="float">
            <text:p>20621</text:p>
          </table:table-cell>
          <table:table-cell table:formula="of:=['patched-default'.O6]" office:value-type="float" office:value="204908" calcext:value-type="float">
            <text:p>204908</text:p>
          </table:table-cell>
          <table:table-cell/>
        </table:table-row>
        <table:table-row table:style-name="ro1">
          <table:table-cell table:formula="of:=[original.AB7]" office:value-type="float" office:value="20864" calcext:value-type="float">
            <text:p>20864</text:p>
          </table:table-cell>
          <table:table-cell table:formula="of:=[original.AC7]" office:value-type="float" office:value="20357" calcext:value-type="float">
            <text:p>20357</text:p>
          </table:table-cell>
          <table:table-cell table:formula="of:=[original.O7]" office:value-type="float" office:value="125024" calcext:value-type="float">
            <text:p>125024</text:p>
          </table:table-cell>
          <table:table-cell table:formula="of:=['patched-default'.AB7]" office:value-type="float" office:value="20800" calcext:value-type="float">
            <text:p>20800</text:p>
          </table:table-cell>
          <table:table-cell table:formula="of:=['patched-default'.AC7]" office:value-type="float" office:value="21253" calcext:value-type="float">
            <text:p>21253</text:p>
          </table:table-cell>
          <table:table-cell table:formula="of:=['patched-default'.O7]" office:value-type="float" office:value="123788" calcext:value-type="float">
            <text:p>123788</text:p>
          </table:table-cell>
          <table:table-cell/>
        </table:table-row>
        <table:table-row table:style-name="ro1">
          <table:table-cell table:formula="of:=[original.AB8]" office:value-type="float" office:value="20864" calcext:value-type="float">
            <text:p>20864</text:p>
          </table:table-cell>
          <table:table-cell table:formula="of:=[original.AC8]" office:value-type="float" office:value="20357" calcext:value-type="float">
            <text:p>20357</text:p>
          </table:table-cell>
          <table:table-cell table:formula="of:=[original.O8]" office:value-type="float" office:value="125024" calcext:value-type="float">
            <text:p>125024</text:p>
          </table:table-cell>
          <table:table-cell table:formula="of:=['patched-default'.AB8]" office:value-type="float" office:value="20800" calcext:value-type="float">
            <text:p>20800</text:p>
          </table:table-cell>
          <table:table-cell table:formula="of:=['patched-default'.AC8]" office:value-type="float" office:value="21253" calcext:value-type="float">
            <text:p>21253</text:p>
          </table:table-cell>
          <table:table-cell table:formula="of:=['patched-default'.O8]" office:value-type="float" office:value="123788" calcext:value-type="float">
            <text:p>123788</text:p>
          </table:table-cell>
          <table:table-cell/>
        </table:table-row>
        <table:table-row table:style-name="ro1">
          <table:table-cell table:formula="of:=[original.AB9]" office:value-type="float" office:value="20864" calcext:value-type="float">
            <text:p>20864</text:p>
          </table:table-cell>
          <table:table-cell table:formula="of:=[original.AC9]" office:value-type="float" office:value="20357" calcext:value-type="float">
            <text:p>20357</text:p>
          </table:table-cell>
          <table:table-cell table:formula="of:=[original.O9]" office:value-type="float" office:value="125024" calcext:value-type="float">
            <text:p>125024</text:p>
          </table:table-cell>
          <table:table-cell table:formula="of:=['patched-default'.AB9]" office:value-type="float" office:value="20800" calcext:value-type="float">
            <text:p>20800</text:p>
          </table:table-cell>
          <table:table-cell table:formula="of:=['patched-default'.AC9]" office:value-type="float" office:value="21253" calcext:value-type="float">
            <text:p>21253</text:p>
          </table:table-cell>
          <table:table-cell table:formula="of:=['patched-default'.O9]" office:value-type="float" office:value="123788" calcext:value-type="float">
            <text:p>123788</text:p>
          </table:table-cell>
          <table:table-cell/>
        </table:table-row>
        <table:table-row table:style-name="ro1">
          <table:table-cell table:formula="of:=[original.AB10]" office:value-type="float" office:value="20864" calcext:value-type="float">
            <text:p>20864</text:p>
          </table:table-cell>
          <table:table-cell table:formula="of:=[original.AC10]" office:value-type="float" office:value="20357" calcext:value-type="float">
            <text:p>20357</text:p>
          </table:table-cell>
          <table:table-cell table:formula="of:=[original.O10]" office:value-type="float" office:value="125024" calcext:value-type="float">
            <text:p>125024</text:p>
          </table:table-cell>
          <table:table-cell table:formula="of:=['patched-default'.AB10]" office:value-type="float" office:value="20800" calcext:value-type="float">
            <text:p>20800</text:p>
          </table:table-cell>
          <table:table-cell table:formula="of:=['patched-default'.AC10]" office:value-type="float" office:value="21253" calcext:value-type="float">
            <text:p>21253</text:p>
          </table:table-cell>
          <table:table-cell table:formula="of:=['patched-default'.O10]" office:value-type="float" office:value="123788" calcext:value-type="float">
            <text:p>123788</text:p>
          </table:table-cell>
          <table:table-cell/>
        </table:table-row>
        <table:table-row table:style-name="ro1">
          <table:table-cell table:formula="of:=[original.AB11]" office:value-type="float" office:value="42148" calcext:value-type="float">
            <text:p>42148</text:p>
          </table:table-cell>
          <table:table-cell table:formula="of:=[original.AC11]" office:value-type="float" office:value="40063" calcext:value-type="float">
            <text:p>40063</text:p>
          </table:table-cell>
          <table:table-cell table:formula="of:=[original.O11]" office:value-type="float" office:value="143284" calcext:value-type="float">
            <text:p>143284</text:p>
          </table:table-cell>
          <table:table-cell table:formula="of:=['patched-default'.AB11]" office:value-type="float" office:value="50688" calcext:value-type="float">
            <text:p>50688</text:p>
          </table:table-cell>
          <table:table-cell table:formula="of:=['patched-default'.AC11]" office:value-type="float" office:value="53238" calcext:value-type="float">
            <text:p>53238</text:p>
          </table:table-cell>
          <table:table-cell table:formula="of:=['patched-default'.O11]" office:value-type="float" office:value="156044" calcext:value-type="float">
            <text:p>156044</text:p>
          </table:table-cell>
          <table:table-cell/>
        </table:table-row>
        <table:table-row table:style-name="ro1">
          <table:table-cell table:formula="of:=[original.AB12]" office:value-type="float" office:value="154384" calcext:value-type="float">
            <text:p>154384</text:p>
          </table:table-cell>
          <table:table-cell table:formula="of:=[original.AC12]" office:value-type="float" office:value="146532" calcext:value-type="float">
            <text:p>146532</text:p>
          </table:table-cell>
          <table:table-cell table:formula="of:=[original.O12]" office:value-type="float" office:value="255548" calcext:value-type="float">
            <text:p>255548</text:p>
          </table:table-cell>
          <table:table-cell table:formula="of:=['patched-default'.AB12]" office:value-type="float" office:value="158464" calcext:value-type="float">
            <text:p>158464</text:p>
          </table:table-cell>
          <table:table-cell table:formula="of:=['patched-default'.AC12]" office:value-type="float" office:value="168563" calcext:value-type="float">
            <text:p>168563</text:p>
          </table:table-cell>
          <table:table-cell table:formula="of:=['patched-default'.O12]" office:value-type="float" office:value="272036" calcext:value-type="float">
            <text:p>272036</text:p>
          </table:table-cell>
          <table:table-cell/>
        </table:table-row>
        <table:table-row table:style-name="ro1">
          <table:table-cell table:formula="of:=[original.AB13]" office:value-type="float" office:value="270260" calcext:value-type="float">
            <text:p>270260</text:p>
          </table:table-cell>
          <table:table-cell table:formula="of:=[original.AC13]" office:value-type="float" office:value="255913" calcext:value-type="float">
            <text:p>255913</text:p>
          </table:table-cell>
          <table:table-cell table:formula="of:=[original.O13]" office:value-type="float" office:value="371604" calcext:value-type="float">
            <text:p>371604</text:p>
          </table:table-cell>
          <table:table-cell table:formula="of:=['patched-default'.AB13]" office:value-type="float" office:value="270208" calcext:value-type="float">
            <text:p>270208</text:p>
          </table:table-cell>
          <table:table-cell table:formula="of:=['patched-default'.AC13]" office:value-type="float" office:value="288254" calcext:value-type="float">
            <text:p>288254</text:p>
          </table:table-cell>
          <table:table-cell table:formula="of:=['patched-default'.O13]" office:value-type="float" office:value="399376" calcext:value-type="float">
            <text:p>399376</text:p>
          </table:table-cell>
          <table:table-cell/>
        </table:table-row>
        <table:table-row table:style-name="ro1">
          <table:table-cell table:formula="of:=[original.AB14]" office:value-type="float" office:value="380980" calcext:value-type="float">
            <text:p>380980</text:p>
          </table:table-cell>
          <table:table-cell table:formula="of:=[original.AC14]" office:value-type="float" office:value="360267" calcext:value-type="float">
            <text:p>360267</text:p>
          </table:table-cell>
          <table:table-cell table:formula="of:=[original.O14]" office:value-type="float" office:value="528748" calcext:value-type="float">
            <text:p>528748</text:p>
          </table:table-cell>
          <table:table-cell table:formula="of:=['patched-default'.AB14]" office:value-type="float" office:value="376832" calcext:value-type="float">
            <text:p>376832</text:p>
          </table:table-cell>
          <table:table-cell table:formula="of:=['patched-default'.AC14]" office:value-type="float" office:value="402329" calcext:value-type="float">
            <text:p>402329</text:p>
          </table:table-cell>
          <table:table-cell table:formula="of:=['patched-default'.O14]" office:value-type="float" office:value="517148" calcext:value-type="float">
            <text:p>517148</text:p>
          </table:table-cell>
          <table:table-cell/>
        </table:table-row>
        <table:table-row table:style-name="ro1">
          <table:table-cell table:formula="of:=[original.AB15]" office:value-type="float" office:value="478380" calcext:value-type="float">
            <text:p>478380</text:p>
          </table:table-cell>
          <table:table-cell table:formula="of:=[original.AC15]" office:value-type="float" office:value="452426" calcext:value-type="float">
            <text:p>452426</text:p>
          </table:table-cell>
          <table:table-cell table:formula="of:=[original.O15]" office:value-type="float" office:value="590924" calcext:value-type="float">
            <text:p>590924</text:p>
          </table:table-cell>
          <table:table-cell table:formula="of:=['patched-default'.AB15]" office:value-type="float" office:value="463168" calcext:value-type="float">
            <text:p>463168</text:p>
          </table:table-cell>
          <table:table-cell table:formula="of:=['patched-default'.AC15]" office:value-type="float" office:value="494833" calcext:value-type="float">
            <text:p>494833</text:p>
          </table:table-cell>
          <table:table-cell table:formula="of:=['patched-default'.O15]" office:value-type="float" office:value="605640" calcext:value-type="float">
            <text:p>605640</text:p>
          </table:table-cell>
          <table:table-cell/>
        </table:table-row>
        <table:table-row table:style-name="ro1">
          <table:table-cell table:formula="of:=[original.AB16]" office:value-type="float" office:value="478380" calcext:value-type="float">
            <text:p>478380</text:p>
          </table:table-cell>
          <table:table-cell table:formula="of:=[original.AC16]" office:value-type="float" office:value="452426" calcext:value-type="float">
            <text:p>452426</text:p>
          </table:table-cell>
          <table:table-cell table:formula="of:=[original.O16]" office:value-type="float" office:value="590924" calcext:value-type="float">
            <text:p>590924</text:p>
          </table:table-cell>
          <table:table-cell table:formula="of:=['patched-default'.AB16]" office:value-type="float" office:value="463168" calcext:value-type="float">
            <text:p>463168</text:p>
          </table:table-cell>
          <table:table-cell table:formula="of:=['patched-default'.AC16]" office:value-type="float" office:value="494833" calcext:value-type="float">
            <text:p>494833</text:p>
          </table:table-cell>
          <table:table-cell table:formula="of:=['patched-default'.O16]" office:value-type="float" office:value="595864" calcext:value-type="float">
            <text:p>595864</text:p>
          </table:table-cell>
          <table:table-cell/>
        </table:table-row>
        <table:table-row table:style-name="ro1">
          <table:table-cell table:formula="of:=[original.AB17]" office:value-type="float" office:value="478380" calcext:value-type="float">
            <text:p>478380</text:p>
          </table:table-cell>
          <table:table-cell table:formula="of:=[original.AC17]" office:value-type="float" office:value="452426" calcext:value-type="float">
            <text:p>452426</text:p>
          </table:table-cell>
          <table:table-cell table:formula="of:=[original.O17]" office:value-type="float" office:value="590924" calcext:value-type="float">
            <text:p>590924</text:p>
          </table:table-cell>
          <table:table-cell table:formula="of:=['patched-default'.AB17]" office:value-type="float" office:value="463168" calcext:value-type="float">
            <text:p>463168</text:p>
          </table:table-cell>
          <table:table-cell table:formula="of:=['patched-default'.AC17]" office:value-type="float" office:value="494833" calcext:value-type="float">
            <text:p>494833</text:p>
          </table:table-cell>
          <table:table-cell table:formula="of:=['patched-default'.O17]" office:value-type="float" office:value="595864" calcext:value-type="float">
            <text:p>595864</text:p>
          </table:table-cell>
          <table:table-cell/>
        </table:table-row>
        <table:table-row table:style-name="ro1">
          <table:table-cell table:formula="of:=[original.AB18]" office:value-type="float" office:value="478380" calcext:value-type="float">
            <text:p>478380</text:p>
          </table:table-cell>
          <table:table-cell table:formula="of:=[original.AC18]" office:value-type="float" office:value="452426" calcext:value-type="float">
            <text:p>452426</text:p>
          </table:table-cell>
          <table:table-cell table:formula="of:=[original.O18]" office:value-type="float" office:value="590924" calcext:value-type="float">
            <text:p>590924</text:p>
          </table:table-cell>
          <table:table-cell table:formula="of:=['patched-default'.AB18]" office:value-type="float" office:value="463168" calcext:value-type="float">
            <text:p>463168</text:p>
          </table:table-cell>
          <table:table-cell table:formula="of:=['patched-default'.AC18]" office:value-type="float" office:value="494833" calcext:value-type="float">
            <text:p>494833</text:p>
          </table:table-cell>
          <table:table-cell table:formula="of:=['patched-default'.O18]" office:value-type="float" office:value="595864" calcext:value-type="float">
            <text:p>595864</text:p>
          </table:table-cell>
          <table:table-cell/>
        </table:table-row>
        <table:table-row table:style-name="ro1">
          <table:table-cell table:formula="of:=[original.AB19]" office:value-type="float" office:value="478380" calcext:value-type="float">
            <text:p>478380</text:p>
          </table:table-cell>
          <table:table-cell table:formula="of:=[original.AC19]" office:value-type="float" office:value="452426" calcext:value-type="float">
            <text:p>452426</text:p>
          </table:table-cell>
          <table:table-cell table:formula="of:=[original.O19]" office:value-type="float" office:value="590924" calcext:value-type="float">
            <text:p>590924</text:p>
          </table:table-cell>
          <table:table-cell table:formula="of:=['patched-default'.AB19]" office:value-type="float" office:value="463168" calcext:value-type="float">
            <text:p>463168</text:p>
          </table:table-cell>
          <table:table-cell table:formula="of:=['patched-default'.AC19]" office:value-type="float" office:value="494833" calcext:value-type="float">
            <text:p>494833</text:p>
          </table:table-cell>
          <table:table-cell table:formula="of:=['patched-default'.O19]" office:value-type="float" office:value="595864" calcext:value-type="float">
            <text:p>595864</text:p>
          </table:table-cell>
          <table:table-cell/>
        </table:table-row>
        <table:table-row table:style-name="ro1">
          <table:table-cell table:formula="of:=[original.AB20]" office:value-type="float" office:value="478380" calcext:value-type="float">
            <text:p>478380</text:p>
          </table:table-cell>
          <table:table-cell table:formula="of:=[original.AC20]" office:value-type="float" office:value="452426" calcext:value-type="float">
            <text:p>452426</text:p>
          </table:table-cell>
          <table:table-cell table:formula="of:=[original.O20]" office:value-type="float" office:value="590924" calcext:value-type="float">
            <text:p>590924</text:p>
          </table:table-cell>
          <table:table-cell table:formula="of:=['patched-default'.AB20]" office:value-type="float" office:value="463168" calcext:value-type="float">
            <text:p>463168</text:p>
          </table:table-cell>
          <table:table-cell table:formula="of:=['patched-default'.AC20]" office:value-type="float" office:value="494833" calcext:value-type="float">
            <text:p>494833</text:p>
          </table:table-cell>
          <table:table-cell table:formula="of:=['patched-default'.O20]" office:value-type="float" office:value="595864" calcext:value-type="float">
            <text:p>595864</text:p>
          </table:table-cell>
          <table:table-cell/>
        </table:table-row>
        <table:table-row table:style-name="ro1">
          <table:table-cell table:formula="of:=[original.AB21]" office:value-type="float" office:value="478380" calcext:value-type="float">
            <text:p>478380</text:p>
          </table:table-cell>
          <table:table-cell table:formula="of:=[original.AC21]" office:value-type="float" office:value="452426" calcext:value-type="float">
            <text:p>452426</text:p>
          </table:table-cell>
          <table:table-cell table:formula="of:=[original.O21]" office:value-type="float" office:value="590924" calcext:value-type="float">
            <text:p>590924</text:p>
          </table:table-cell>
          <table:table-cell table:formula="of:=['patched-default'.AB21]" office:value-type="float" office:value="463168" calcext:value-type="float">
            <text:p>463168</text:p>
          </table:table-cell>
          <table:table-cell table:formula="of:=['patched-default'.AC21]" office:value-type="float" office:value="494833" calcext:value-type="float">
            <text:p>494833</text:p>
          </table:table-cell>
          <table:table-cell table:formula="of:=['patched-default'.O21]" office:value-type="float" office:value="595864" calcext:value-type="float">
            <text:p>595864</text:p>
          </table:table-cell>
          <table:table-cell/>
        </table:table-row>
        <table:table-row table:style-name="ro1">
          <table:table-cell table:formula="of:=[original.AB22]" office:value-type="float" office:value="478380" calcext:value-type="float">
            <text:p>478380</text:p>
          </table:table-cell>
          <table:table-cell table:formula="of:=[original.AC22]" office:value-type="float" office:value="452426" calcext:value-type="float">
            <text:p>452426</text:p>
          </table:table-cell>
          <table:table-cell table:formula="of:=[original.O22]" office:value-type="float" office:value="590924" calcext:value-type="float">
            <text:p>590924</text:p>
          </table:table-cell>
          <table:table-cell table:formula="of:=['patched-default'.AB22]" office:value-type="float" office:value="463168" calcext:value-type="float">
            <text:p>463168</text:p>
          </table:table-cell>
          <table:table-cell table:formula="of:=['patched-default'.AC22]" office:value-type="float" office:value="494833" calcext:value-type="float">
            <text:p>494833</text:p>
          </table:table-cell>
          <table:table-cell table:formula="of:=['patched-default'.O22]" office:value-type="float" office:value="595864" calcext:value-type="float">
            <text:p>595864</text:p>
          </table:table-cell>
          <table:table-cell/>
        </table:table-row>
        <table:table-row table:style-name="ro1">
          <table:table-cell table:formula="of:=[original.AB23]" office:value-type="float" office:value="478380" calcext:value-type="float">
            <text:p>478380</text:p>
          </table:table-cell>
          <table:table-cell table:formula="of:=[original.AC23]" office:value-type="float" office:value="366013" calcext:value-type="float">
            <text:p>366013</text:p>
          </table:table-cell>
          <table:table-cell table:formula="of:=[original.O23]" office:value-type="float" office:value="589432" calcext:value-type="float">
            <text:p>589432</text:p>
          </table:table-cell>
          <table:table-cell table:formula="of:=['patched-default'.AB23]" office:value-type="float" office:value="383424" calcext:value-type="float">
            <text:p>383424</text:p>
          </table:table-cell>
          <table:table-cell table:formula="of:=['patched-default'.AC23]" office:value-type="float" office:value="406445" calcext:value-type="float">
            <text:p>406445</text:p>
          </table:table-cell>
          <table:table-cell table:formula="of:=['patched-default'.O23]" office:value-type="float" office:value="516880" calcext:value-type="float">
            <text:p>516880</text:p>
          </table:table-cell>
          <table:table-cell/>
        </table:table-row>
        <table:table-row table:style-name="ro1">
          <table:table-cell table:formula="of:=[original.AB24]" office:value-type="float" office:value="478380" calcext:value-type="float">
            <text:p>478380</text:p>
          </table:table-cell>
          <table:table-cell table:formula="of:=[original.AC24]" office:value-type="float" office:value="366013" calcext:value-type="float">
            <text:p>366013</text:p>
          </table:table-cell>
          <table:table-cell table:formula="of:=[original.O24]" office:value-type="float" office:value="589432" calcext:value-type="float">
            <text:p>589432</text:p>
          </table:table-cell>
          <table:table-cell table:formula="of:=['patched-default'.AB24]" office:value-type="float" office:value="383424" calcext:value-type="float">
            <text:p>383424</text:p>
          </table:table-cell>
          <table:table-cell table:formula="of:=['patched-default'.AC24]" office:value-type="float" office:value="406445" calcext:value-type="float">
            <text:p>406445</text:p>
          </table:table-cell>
          <table:table-cell table:formula="of:=['patched-default'.O24]" office:value-type="float" office:value="516880" calcext:value-type="float">
            <text:p>516880</text:p>
          </table:table-cell>
          <table:table-cell/>
        </table:table-row>
        <table:table-row table:style-name="ro1">
          <table:table-cell table:formula="of:=[original.AB25]" office:value-type="float" office:value="478380" calcext:value-type="float">
            <text:p>478380</text:p>
          </table:table-cell>
          <table:table-cell table:formula="of:=[original.AC25]" office:value-type="float" office:value="366013" calcext:value-type="float">
            <text:p>366013</text:p>
          </table:table-cell>
          <table:table-cell table:formula="of:=[original.O25]" office:value-type="float" office:value="589432" calcext:value-type="float">
            <text:p>589432</text:p>
          </table:table-cell>
          <table:table-cell table:formula="of:=['patched-default'.AB25]" office:value-type="float" office:value="383424" calcext:value-type="float">
            <text:p>383424</text:p>
          </table:table-cell>
          <table:table-cell table:formula="of:=['patched-default'.AC25]" office:value-type="float" office:value="406445" calcext:value-type="float">
            <text:p>406445</text:p>
          </table:table-cell>
          <table:table-cell table:formula="of:=['patched-default'.O25]" office:value-type="float" office:value="516880" calcext:value-type="float">
            <text:p>516880</text:p>
          </table:table-cell>
          <table:table-cell/>
        </table:table-row>
        <table:table-row table:style-name="ro1">
          <table:table-cell table:formula="of:=[original.AB26]" office:value-type="float" office:value="478380" calcext:value-type="float">
            <text:p>478380</text:p>
          </table:table-cell>
          <table:table-cell table:formula="of:=[original.AC26]" office:value-type="float" office:value="366013" calcext:value-type="float">
            <text:p>366013</text:p>
          </table:table-cell>
          <table:table-cell table:formula="of:=[original.O26]" office:value-type="float" office:value="589432" calcext:value-type="float">
            <text:p>589432</text:p>
          </table:table-cell>
          <table:table-cell table:formula="of:=['patched-default'.AB26]" office:value-type="float" office:value="383424" calcext:value-type="float">
            <text:p>383424</text:p>
          </table:table-cell>
          <table:table-cell table:formula="of:=['patched-default'.AC26]" office:value-type="float" office:value="406445" calcext:value-type="float">
            <text:p>406445</text:p>
          </table:table-cell>
          <table:table-cell table:formula="of:=['patched-default'.O26]" office:value-type="float" office:value="516880" calcext:value-type="float">
            <text:p>516880</text:p>
          </table:table-cell>
          <table:table-cell/>
        </table:table-row>
        <table:table-row table:style-name="ro1">
          <table:table-cell table:formula="of:=[original.AB27]" office:value-type="float" office:value="478380" calcext:value-type="float">
            <text:p>478380</text:p>
          </table:table-cell>
          <table:table-cell table:formula="of:=[original.AC27]" office:value-type="float" office:value="366013" calcext:value-type="float">
            <text:p>366013</text:p>
          </table:table-cell>
          <table:table-cell table:formula="of:=[original.O27]" office:value-type="float" office:value="589432" calcext:value-type="float">
            <text:p>589432</text:p>
          </table:table-cell>
          <table:table-cell table:formula="of:=['patched-default'.AB27]" office:value-type="float" office:value="383424" calcext:value-type="float">
            <text:p>383424</text:p>
          </table:table-cell>
          <table:table-cell table:formula="of:=['patched-default'.AC27]" office:value-type="float" office:value="406445" calcext:value-type="float">
            <text:p>406445</text:p>
          </table:table-cell>
          <table:table-cell table:formula="of:=['patched-default'.O27]" office:value-type="float" office:value="516880" calcext:value-type="float">
            <text:p>516880</text:p>
          </table:table-cell>
          <table:table-cell/>
        </table:table-row>
        <table:table-row table:style-name="ro1">
          <table:table-cell table:formula="of:=[original.AB28]" office:value-type="float" office:value="478380" calcext:value-type="float">
            <text:p>478380</text:p>
          </table:table-cell>
          <table:table-cell table:formula="of:=[original.AC28]" office:value-type="float" office:value="366013" calcext:value-type="float">
            <text:p>366013</text:p>
          </table:table-cell>
          <table:table-cell table:formula="of:=[original.O28]" office:value-type="float" office:value="589432" calcext:value-type="float">
            <text:p>589432</text:p>
          </table:table-cell>
          <table:table-cell table:formula="of:=['patched-default'.AB28]" office:value-type="float" office:value="383424" calcext:value-type="float">
            <text:p>383424</text:p>
          </table:table-cell>
          <table:table-cell table:formula="of:=['patched-default'.AC28]" office:value-type="float" office:value="406445" calcext:value-type="float">
            <text:p>406445</text:p>
          </table:table-cell>
          <table:table-cell table:formula="of:=['patched-default'.O28]" office:value-type="float" office:value="516880" calcext:value-type="float">
            <text:p>516880</text:p>
          </table:table-cell>
          <table:table-cell/>
        </table:table-row>
        <table:table-row table:style-name="ro1">
          <table:table-cell table:formula="of:=[original.AB29]" office:value-type="float" office:value="478380" calcext:value-type="float">
            <text:p>478380</text:p>
          </table:table-cell>
          <table:table-cell table:formula="of:=[original.AC29]" office:value-type="float" office:value="366013" calcext:value-type="float">
            <text:p>366013</text:p>
          </table:table-cell>
          <table:table-cell table:formula="of:=[original.O29]" office:value-type="float" office:value="589432" calcext:value-type="float">
            <text:p>589432</text:p>
          </table:table-cell>
          <table:table-cell table:formula="of:=['patched-default'.AB29]" office:value-type="float" office:value="383424" calcext:value-type="float">
            <text:p>383424</text:p>
          </table:table-cell>
          <table:table-cell table:formula="of:=['patched-default'.AC29]" office:value-type="float" office:value="406445" calcext:value-type="float">
            <text:p>406445</text:p>
          </table:table-cell>
          <table:table-cell table:formula="of:=['patched-default'.O29]" office:value-type="float" office:value="516880" calcext:value-type="float">
            <text:p>516880</text:p>
          </table:table-cell>
          <table:table-cell/>
        </table:table-row>
        <table:table-row table:style-name="ro1">
          <table:table-cell table:formula="of:=[original.AB30]" office:value-type="float" office:value="478380" calcext:value-type="float">
            <text:p>478380</text:p>
          </table:table-cell>
          <table:table-cell table:formula="of:=[original.AC30]" office:value-type="float" office:value="366013" calcext:value-type="float">
            <text:p>366013</text:p>
          </table:table-cell>
          <table:table-cell table:formula="of:=[original.O30]" office:value-type="float" office:value="589432" calcext:value-type="float">
            <text:p>589432</text:p>
          </table:table-cell>
          <table:table-cell table:formula="of:=['patched-default'.AB30]" office:value-type="float" office:value="383424" calcext:value-type="float">
            <text:p>383424</text:p>
          </table:table-cell>
          <table:table-cell table:formula="of:=['patched-default'.AC30]" office:value-type="float" office:value="406445" calcext:value-type="float">
            <text:p>406445</text:p>
          </table:table-cell>
          <table:table-cell table:formula="of:=['patched-default'.O30]" office:value-type="float" office:value="516880" calcext:value-type="float">
            <text:p>516880</text:p>
          </table:table-cell>
          <table:table-cell/>
        </table:table-row>
        <table:table-row table:style-name="ro1">
          <table:table-cell table:formula="of:=[original.AB31]" office:value-type="float" office:value="478380" calcext:value-type="float">
            <text:p>478380</text:p>
          </table:table-cell>
          <table:table-cell table:formula="of:=[original.AC31]" office:value-type="float" office:value="279600" calcext:value-type="float">
            <text:p>279600</text:p>
          </table:table-cell>
          <table:table-cell table:formula="of:=[original.O31]" office:value-type="float" office:value="582120" calcext:value-type="float">
            <text:p>582120</text:p>
          </table:table-cell>
          <table:table-cell table:formula="of:=['patched-default'.AB31]" office:value-type="float" office:value="294912" calcext:value-type="float">
            <text:p>294912</text:p>
          </table:table-cell>
          <table:table-cell table:formula="of:=['patched-default'.AC31]" office:value-type="float" office:value="318058" calcext:value-type="float">
            <text:p>318058</text:p>
          </table:table-cell>
          <table:table-cell table:formula="of:=['patched-default'.O31]" office:value-type="float" office:value="425212" calcext:value-type="float">
            <text:p>425212</text:p>
          </table:table-cell>
          <table:table-cell/>
        </table:table-row>
        <table:table-row table:style-name="ro1">
          <table:table-cell table:formula="of:=[original.AB32]" office:value-type="float" office:value="478380" calcext:value-type="float">
            <text:p>478380</text:p>
          </table:table-cell>
          <table:table-cell table:formula="of:=[original.AC32]" office:value-type="float" office:value="279600" calcext:value-type="float">
            <text:p>279600</text:p>
          </table:table-cell>
          <table:table-cell table:formula="of:=[original.O32]" office:value-type="float" office:value="582120" calcext:value-type="float">
            <text:p>582120</text:p>
          </table:table-cell>
          <table:table-cell table:formula="of:=['patched-default'.AB32]" office:value-type="float" office:value="294912" calcext:value-type="float">
            <text:p>294912</text:p>
          </table:table-cell>
          <table:table-cell table:formula="of:=['patched-default'.AC32]" office:value-type="float" office:value="318058" calcext:value-type="float">
            <text:p>318058</text:p>
          </table:table-cell>
          <table:table-cell table:formula="of:=['patched-default'.O32]" office:value-type="float" office:value="425212" calcext:value-type="float">
            <text:p>425212</text:p>
          </table:table-cell>
          <table:table-cell/>
        </table:table-row>
        <table:table-row table:style-name="ro1">
          <table:table-cell table:formula="of:=[original.AB33]" office:value-type="float" office:value="478380" calcext:value-type="float">
            <text:p>478380</text:p>
          </table:table-cell>
          <table:table-cell table:formula="of:=[original.AC33]" office:value-type="float" office:value="279600" calcext:value-type="float">
            <text:p>279600</text:p>
          </table:table-cell>
          <table:table-cell table:formula="of:=[original.O33]" office:value-type="float" office:value="582120" calcext:value-type="float">
            <text:p>582120</text:p>
          </table:table-cell>
          <table:table-cell table:formula="of:=['patched-default'.AB33]" office:value-type="float" office:value="294912" calcext:value-type="float">
            <text:p>294912</text:p>
          </table:table-cell>
          <table:table-cell table:formula="of:=['patched-default'.AC33]" office:value-type="float" office:value="318058" calcext:value-type="float">
            <text:p>318058</text:p>
          </table:table-cell>
          <table:table-cell table:formula="of:=['patched-default'.O33]" office:value-type="float" office:value="425212" calcext:value-type="float">
            <text:p>425212</text:p>
          </table:table-cell>
          <table:table-cell/>
        </table:table-row>
        <table:table-row table:style-name="ro1">
          <table:table-cell table:formula="of:=[original.AB34]" office:value-type="float" office:value="478380" calcext:value-type="float">
            <text:p>478380</text:p>
          </table:table-cell>
          <table:table-cell table:formula="of:=[original.AC34]" office:value-type="float" office:value="279600" calcext:value-type="float">
            <text:p>279600</text:p>
          </table:table-cell>
          <table:table-cell table:formula="of:=[original.O34]" office:value-type="float" office:value="582120" calcext:value-type="float">
            <text:p>582120</text:p>
          </table:table-cell>
          <table:table-cell table:formula="of:=['patched-default'.AB34]" office:value-type="float" office:value="294912" calcext:value-type="float">
            <text:p>294912</text:p>
          </table:table-cell>
          <table:table-cell table:formula="of:=['patched-default'.AC34]" office:value-type="float" office:value="318058" calcext:value-type="float">
            <text:p>318058</text:p>
          </table:table-cell>
          <table:table-cell table:formula="of:=['patched-default'.O34]" office:value-type="float" office:value="425212" calcext:value-type="float">
            <text:p>425212</text:p>
          </table:table-cell>
          <table:table-cell/>
        </table:table-row>
        <table:table-row table:style-name="ro1">
          <table:table-cell table:formula="of:=[original.AB35]" office:value-type="float" office:value="478380" calcext:value-type="float">
            <text:p>478380</text:p>
          </table:table-cell>
          <table:table-cell table:formula="of:=[original.AC35]" office:value-type="float" office:value="279601" calcext:value-type="float">
            <text:p>279601</text:p>
          </table:table-cell>
          <table:table-cell table:formula="of:=[original.O35]" office:value-type="float" office:value="582120" calcext:value-type="float">
            <text:p>582120</text:p>
          </table:table-cell>
          <table:table-cell table:formula="of:=['patched-default'.AB35]" office:value-type="float" office:value="294912" calcext:value-type="float">
            <text:p>294912</text:p>
          </table:table-cell>
          <table:table-cell table:formula="of:=['patched-default'.AC35]" office:value-type="float" office:value="318059" calcext:value-type="float">
            <text:p>318059</text:p>
          </table:table-cell>
          <table:table-cell table:formula="of:=['patched-default'.O35]" office:value-type="float" office:value="425212" calcext:value-type="float">
            <text:p>425212</text:p>
          </table:table-cell>
          <table:table-cell/>
        </table:table-row>
        <table:table-row table:style-name="ro1">
          <table:table-cell table:formula="of:=[original.AB36]" office:value-type="float" office:value="478380" calcext:value-type="float">
            <text:p>478380</text:p>
          </table:table-cell>
          <table:table-cell table:formula="of:=[original.AC36]" office:value-type="float" office:value="279601" calcext:value-type="float">
            <text:p>279601</text:p>
          </table:table-cell>
          <table:table-cell table:formula="of:=[original.O36]" office:value-type="float" office:value="582120" calcext:value-type="float">
            <text:p>582120</text:p>
          </table:table-cell>
          <table:table-cell table:formula="of:=['patched-default'.AB36]" office:value-type="float" office:value="294912" calcext:value-type="float">
            <text:p>294912</text:p>
          </table:table-cell>
          <table:table-cell table:formula="of:=['patched-default'.AC36]" office:value-type="float" office:value="318059" calcext:value-type="float">
            <text:p>318059</text:p>
          </table:table-cell>
          <table:table-cell table:formula="of:=['patched-default'.O36]" office:value-type="float" office:value="425212" calcext:value-type="float">
            <text:p>425212</text:p>
          </table:table-cell>
          <table:table-cell/>
        </table:table-row>
        <table:table-row table:style-name="ro1">
          <table:table-cell table:formula="of:=[original.AB37]" office:value-type="float" office:value="478380" calcext:value-type="float">
            <text:p>478380</text:p>
          </table:table-cell>
          <table:table-cell table:formula="of:=[original.AC37]" office:value-type="float" office:value="279601" calcext:value-type="float">
            <text:p>279601</text:p>
          </table:table-cell>
          <table:table-cell table:formula="of:=[original.O37]" office:value-type="float" office:value="582120" calcext:value-type="float">
            <text:p>582120</text:p>
          </table:table-cell>
          <table:table-cell table:formula="of:=['patched-default'.AB37]" office:value-type="float" office:value="294912" calcext:value-type="float">
            <text:p>294912</text:p>
          </table:table-cell>
          <table:table-cell table:formula="of:=['patched-default'.AC37]" office:value-type="float" office:value="318059" calcext:value-type="float">
            <text:p>318059</text:p>
          </table:table-cell>
          <table:table-cell table:formula="of:=['patched-default'.O37]" office:value-type="float" office:value="425212" calcext:value-type="float">
            <text:p>425212</text:p>
          </table:table-cell>
          <table:table-cell/>
        </table:table-row>
        <table:table-row table:style-name="ro1">
          <table:table-cell table:formula="of:=[original.AB38]" office:value-type="float" office:value="478380" calcext:value-type="float">
            <text:p>478380</text:p>
          </table:table-cell>
          <table:table-cell table:formula="of:=[original.AC38]" office:value-type="float" office:value="279601" calcext:value-type="float">
            <text:p>279601</text:p>
          </table:table-cell>
          <table:table-cell table:formula="of:=[original.O38]" office:value-type="float" office:value="582120" calcext:value-type="float">
            <text:p>582120</text:p>
          </table:table-cell>
          <table:table-cell table:formula="of:=['patched-default'.AB38]" office:value-type="float" office:value="294912" calcext:value-type="float">
            <text:p>294912</text:p>
          </table:table-cell>
          <table:table-cell table:formula="of:=['patched-default'.AC38]" office:value-type="float" office:value="318059" calcext:value-type="float">
            <text:p>318059</text:p>
          </table:table-cell>
          <table:table-cell table:formula="of:=['patched-default'.O38]" office:value-type="float" office:value="425212" calcext:value-type="float">
            <text:p>425212</text:p>
          </table:table-cell>
          <table:table-cell/>
        </table:table-row>
        <table:table-row table:style-name="ro1">
          <table:table-cell table:formula="of:=[original.AB39]" office:value-type="float" office:value="431276" calcext:value-type="float">
            <text:p>431276</text:p>
          </table:table-cell>
          <table:table-cell table:formula="of:=[original.AC39]" office:value-type="float" office:value="193188" calcext:value-type="float">
            <text:p>193188</text:p>
          </table:table-cell>
          <table:table-cell table:formula="of:=[original.O39]" office:value-type="float" office:value="533560" calcext:value-type="float">
            <text:p>533560</text:p>
          </table:table-cell>
          <table:table-cell table:formula="of:=['patched-default'.AB39]" office:value-type="float" office:value="206464" calcext:value-type="float">
            <text:p>206464</text:p>
          </table:table-cell>
          <table:table-cell table:formula="of:=['patched-default'.AC39]" office:value-type="float" office:value="229671" calcext:value-type="float">
            <text:p>229671</text:p>
          </table:table-cell>
          <table:table-cell table:formula="of:=['patched-default'.O39]" office:value-type="float" office:value="330392" calcext:value-type="float">
            <text:p>330392</text:p>
          </table:table-cell>
          <table:table-cell/>
        </table:table-row>
        <table:table-row table:style-name="ro1">
          <table:table-cell table:formula="of:=[original.AB40]" office:value-type="float" office:value="431276" calcext:value-type="float">
            <text:p>431276</text:p>
          </table:table-cell>
          <table:table-cell table:formula="of:=[original.AC40]" office:value-type="float" office:value="193188" calcext:value-type="float">
            <text:p>193188</text:p>
          </table:table-cell>
          <table:table-cell table:formula="of:=[original.O40]" office:value-type="float" office:value="530424" calcext:value-type="float">
            <text:p>530424</text:p>
          </table:table-cell>
          <table:table-cell table:formula="of:=['patched-default'.AB40]" office:value-type="float" office:value="206464" calcext:value-type="float">
            <text:p>206464</text:p>
          </table:table-cell>
          <table:table-cell table:formula="of:=['patched-default'.AC40]" office:value-type="float" office:value="229671" calcext:value-type="float">
            <text:p>229671</text:p>
          </table:table-cell>
          <table:table-cell table:formula="of:=['patched-default'.O40]" office:value-type="float" office:value="330392" calcext:value-type="float">
            <text:p>330392</text:p>
          </table:table-cell>
          <table:table-cell/>
        </table:table-row>
        <table:table-row table:style-name="ro1">
          <table:table-cell table:formula="of:=[original.AB41]" office:value-type="float" office:value="431276" calcext:value-type="float">
            <text:p>431276</text:p>
          </table:table-cell>
          <table:table-cell table:formula="of:=[original.AC41]" office:value-type="float" office:value="193188" calcext:value-type="float">
            <text:p>193188</text:p>
          </table:table-cell>
          <table:table-cell table:formula="of:=[original.O41]" office:value-type="float" office:value="530424" calcext:value-type="float">
            <text:p>530424</text:p>
          </table:table-cell>
          <table:table-cell table:formula="of:=['patched-default'.AB41]" office:value-type="float" office:value="206464" calcext:value-type="float">
            <text:p>206464</text:p>
          </table:table-cell>
          <table:table-cell table:formula="of:=['patched-default'.AC41]" office:value-type="float" office:value="229671" calcext:value-type="float">
            <text:p>229671</text:p>
          </table:table-cell>
          <table:table-cell table:formula="of:=['patched-default'.O41]" office:value-type="float" office:value="330392" calcext:value-type="float">
            <text:p>330392</text:p>
          </table:table-cell>
          <table:table-cell/>
        </table:table-row>
        <table:table-row table:style-name="ro1">
          <table:table-cell table:formula="of:=[original.AB42]" office:value-type="float" office:value="431276" calcext:value-type="float">
            <text:p>431276</text:p>
          </table:table-cell>
          <table:table-cell table:formula="of:=[original.AC42]" office:value-type="float" office:value="193188" calcext:value-type="float">
            <text:p>193188</text:p>
          </table:table-cell>
          <table:table-cell table:formula="of:=[original.O42]" office:value-type="float" office:value="530424" calcext:value-type="float">
            <text:p>530424</text:p>
          </table:table-cell>
          <table:table-cell table:formula="of:=['patched-default'.AB42]" office:value-type="float" office:value="206464" calcext:value-type="float">
            <text:p>206464</text:p>
          </table:table-cell>
          <table:table-cell table:formula="of:=['patched-default'.AC42]" office:value-type="float" office:value="229671" calcext:value-type="float">
            <text:p>229671</text:p>
          </table:table-cell>
          <table:table-cell table:formula="of:=['patched-default'.O42]" office:value-type="float" office:value="330392" calcext:value-type="float">
            <text:p>330392</text:p>
          </table:table-cell>
          <table:table-cell/>
        </table:table-row>
        <table:table-row table:style-name="ro1">
          <table:table-cell table:formula="of:=[original.AB43]" office:value-type="float" office:value="431276" calcext:value-type="float">
            <text:p>431276</text:p>
          </table:table-cell>
          <table:table-cell table:formula="of:=[original.AC43]" office:value-type="float" office:value="193188" calcext:value-type="float">
            <text:p>193188</text:p>
          </table:table-cell>
          <table:table-cell table:formula="of:=[original.O43]" office:value-type="float" office:value="530424" calcext:value-type="float">
            <text:p>530424</text:p>
          </table:table-cell>
          <table:table-cell table:formula="of:=['patched-default'.AB43]" office:value-type="float" office:value="206464" calcext:value-type="float">
            <text:p>206464</text:p>
          </table:table-cell>
          <table:table-cell table:formula="of:=['patched-default'.AC43]" office:value-type="float" office:value="229671" calcext:value-type="float">
            <text:p>229671</text:p>
          </table:table-cell>
          <table:table-cell table:formula="of:=['patched-default'.O43]" office:value-type="float" office:value="330392" calcext:value-type="float">
            <text:p>330392</text:p>
          </table:table-cell>
          <table:table-cell/>
        </table:table-row>
        <table:table-row table:style-name="ro1">
          <table:table-cell table:formula="of:=[original.AB44]" office:value-type="float" office:value="431276" calcext:value-type="float">
            <text:p>431276</text:p>
          </table:table-cell>
          <table:table-cell table:formula="of:=[original.AC44]" office:value-type="float" office:value="193188" calcext:value-type="float">
            <text:p>193188</text:p>
          </table:table-cell>
          <table:table-cell table:formula="of:=[original.O44]" office:value-type="float" office:value="530424" calcext:value-type="float">
            <text:p>530424</text:p>
          </table:table-cell>
          <table:table-cell table:formula="of:=['patched-default'.AB44]" office:value-type="float" office:value="206464" calcext:value-type="float">
            <text:p>206464</text:p>
          </table:table-cell>
          <table:table-cell table:formula="of:=['patched-default'.AC44]" office:value-type="float" office:value="229671" calcext:value-type="float">
            <text:p>229671</text:p>
          </table:table-cell>
          <table:table-cell table:formula="of:=['patched-default'.O44]" office:value-type="float" office:value="330392" calcext:value-type="float">
            <text:p>330392</text:p>
          </table:table-cell>
          <table:table-cell/>
        </table:table-row>
        <table:table-row table:style-name="ro1">
          <table:table-cell table:formula="of:=[original.AB45]" office:value-type="float" office:value="431276" calcext:value-type="float">
            <text:p>431276</text:p>
          </table:table-cell>
          <table:table-cell table:formula="of:=[original.AC45]" office:value-type="float" office:value="193188" calcext:value-type="float">
            <text:p>193188</text:p>
          </table:table-cell>
          <table:table-cell table:formula="of:=[original.O45]" office:value-type="float" office:value="530424" calcext:value-type="float">
            <text:p>530424</text:p>
          </table:table-cell>
          <table:table-cell table:formula="of:=['patched-default'.AB45]" office:value-type="float" office:value="206464" calcext:value-type="float">
            <text:p>206464</text:p>
          </table:table-cell>
          <table:table-cell table:formula="of:=['patched-default'.AC45]" office:value-type="float" office:value="229671" calcext:value-type="float">
            <text:p>229671</text:p>
          </table:table-cell>
          <table:table-cell table:formula="of:=['patched-default'.O45]" office:value-type="float" office:value="330392" calcext:value-type="float">
            <text:p>330392</text:p>
          </table:table-cell>
          <table:table-cell/>
        </table:table-row>
        <table:table-row table:style-name="ro1">
          <table:table-cell table:formula="of:=[original.AB46]" office:value-type="float" office:value="431276" calcext:value-type="float">
            <text:p>431276</text:p>
          </table:table-cell>
          <table:table-cell table:formula="of:=[original.AC46]" office:value-type="float" office:value="193188" calcext:value-type="float">
            <text:p>193188</text:p>
          </table:table-cell>
          <table:table-cell table:formula="of:=[original.O46]" office:value-type="float" office:value="530424" calcext:value-type="float">
            <text:p>530424</text:p>
          </table:table-cell>
          <table:table-cell table:formula="of:=['patched-default'.AB46]" office:value-type="float" office:value="206464" calcext:value-type="float">
            <text:p>206464</text:p>
          </table:table-cell>
          <table:table-cell table:formula="of:=['patched-default'.AC46]" office:value-type="float" office:value="229671" calcext:value-type="float">
            <text:p>229671</text:p>
          </table:table-cell>
          <table:table-cell table:formula="of:=['patched-default'.O46]" office:value-type="float" office:value="330392" calcext:value-type="float">
            <text:p>330392</text:p>
          </table:table-cell>
          <table:table-cell/>
        </table:table-row>
        <table:table-row table:style-name="ro1">
          <table:table-cell table:formula="of:=[original.AB47]" office:value-type="float" office:value="431276" calcext:value-type="float">
            <text:p>431276</text:p>
          </table:table-cell>
          <table:table-cell table:formula="of:=[original.AC47]" office:value-type="float" office:value="193188" calcext:value-type="float">
            <text:p>193188</text:p>
          </table:table-cell>
          <table:table-cell table:formula="of:=[original.O47]" office:value-type="float" office:value="530424" calcext:value-type="float">
            <text:p>530424</text:p>
          </table:table-cell>
          <table:table-cell table:formula="of:=['patched-default'.AB47]" office:value-type="float" office:value="118016" calcext:value-type="float">
            <text:p>118016</text:p>
          </table:table-cell>
          <table:table-cell table:formula="of:=['patched-default'.AC47]" office:value-type="float" office:value="141284" calcext:value-type="float">
            <text:p>141284</text:p>
          </table:table-cell>
          <table:table-cell table:formula="of:=['patched-default'.O47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48]" office:value-type="float" office:value="382132" calcext:value-type="float">
            <text:p>382132</text:p>
          </table:table-cell>
          <table:table-cell table:formula="of:=[original.AC48]" office:value-type="float" office:value="106774" calcext:value-type="float">
            <text:p>106774</text:p>
          </table:table-cell>
          <table:table-cell table:formula="of:=[original.O48]" office:value-type="float" office:value="478800" calcext:value-type="float">
            <text:p>478800</text:p>
          </table:table-cell>
          <table:table-cell table:formula="of:=['patched-default'.AB48]" office:value-type="float" office:value="118016" calcext:value-type="float">
            <text:p>118016</text:p>
          </table:table-cell>
          <table:table-cell table:formula="of:=['patched-default'.AC48]" office:value-type="float" office:value="141284" calcext:value-type="float">
            <text:p>141284</text:p>
          </table:table-cell>
          <table:table-cell table:formula="of:=['patched-default'.O48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49]" office:value-type="float" office:value="382132" calcext:value-type="float">
            <text:p>382132</text:p>
          </table:table-cell>
          <table:table-cell table:formula="of:=[original.AC49]" office:value-type="float" office:value="106774" calcext:value-type="float">
            <text:p>106774</text:p>
          </table:table-cell>
          <table:table-cell table:formula="of:=[original.O49]" office:value-type="float" office:value="478800" calcext:value-type="float">
            <text:p>478800</text:p>
          </table:table-cell>
          <table:table-cell table:formula="of:=['patched-default'.AB49]" office:value-type="float" office:value="118016" calcext:value-type="float">
            <text:p>118016</text:p>
          </table:table-cell>
          <table:table-cell table:formula="of:=['patched-default'.AC49]" office:value-type="float" office:value="141284" calcext:value-type="float">
            <text:p>141284</text:p>
          </table:table-cell>
          <table:table-cell table:formula="of:=['patched-default'.O49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50]" office:value-type="float" office:value="382132" calcext:value-type="float">
            <text:p>382132</text:p>
          </table:table-cell>
          <table:table-cell table:formula="of:=[original.AC50]" office:value-type="float" office:value="106774" calcext:value-type="float">
            <text:p>106774</text:p>
          </table:table-cell>
          <table:table-cell table:formula="of:=[original.O50]" office:value-type="float" office:value="478800" calcext:value-type="float">
            <text:p>478800</text:p>
          </table:table-cell>
          <table:table-cell table:formula="of:=['patched-default'.AB50]" office:value-type="float" office:value="118016" calcext:value-type="float">
            <text:p>118016</text:p>
          </table:table-cell>
          <table:table-cell table:formula="of:=['patched-default'.AC50]" office:value-type="float" office:value="141284" calcext:value-type="float">
            <text:p>141284</text:p>
          </table:table-cell>
          <table:table-cell table:formula="of:=['patched-default'.O50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51]" office:value-type="float" office:value="382132" calcext:value-type="float">
            <text:p>382132</text:p>
          </table:table-cell>
          <table:table-cell table:formula="of:=[original.AC51]" office:value-type="float" office:value="106774" calcext:value-type="float">
            <text:p>106774</text:p>
          </table:table-cell>
          <table:table-cell table:formula="of:=[original.O51]" office:value-type="float" office:value="478800" calcext:value-type="float">
            <text:p>478800</text:p>
          </table:table-cell>
          <table:table-cell table:formula="of:=['patched-default'.AB51]" office:value-type="float" office:value="118016" calcext:value-type="float">
            <text:p>118016</text:p>
          </table:table-cell>
          <table:table-cell table:formula="of:=['patched-default'.AC51]" office:value-type="float" office:value="141284" calcext:value-type="float">
            <text:p>141284</text:p>
          </table:table-cell>
          <table:table-cell table:formula="of:=['patched-default'.O51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52]" office:value-type="float" office:value="382132" calcext:value-type="float">
            <text:p>382132</text:p>
          </table:table-cell>
          <table:table-cell table:formula="of:=[original.AC52]" office:value-type="float" office:value="106774" calcext:value-type="float">
            <text:p>106774</text:p>
          </table:table-cell>
          <table:table-cell table:formula="of:=[original.O52]" office:value-type="float" office:value="478800" calcext:value-type="float">
            <text:p>478800</text:p>
          </table:table-cell>
          <table:table-cell table:formula="of:=['patched-default'.AB52]" office:value-type="float" office:value="118016" calcext:value-type="float">
            <text:p>118016</text:p>
          </table:table-cell>
          <table:table-cell table:formula="of:=['patched-default'.AC52]" office:value-type="float" office:value="141284" calcext:value-type="float">
            <text:p>141284</text:p>
          </table:table-cell>
          <table:table-cell table:formula="of:=['patched-default'.O52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53]" office:value-type="float" office:value="382132" calcext:value-type="float">
            <text:p>382132</text:p>
          </table:table-cell>
          <table:table-cell table:formula="of:=[original.AC53]" office:value-type="float" office:value="106774" calcext:value-type="float">
            <text:p>106774</text:p>
          </table:table-cell>
          <table:table-cell table:formula="of:=[original.O53]" office:value-type="float" office:value="478800" calcext:value-type="float">
            <text:p>478800</text:p>
          </table:table-cell>
          <table:table-cell table:formula="of:=['patched-default'.AB53]" office:value-type="float" office:value="118016" calcext:value-type="float">
            <text:p>118016</text:p>
          </table:table-cell>
          <table:table-cell table:formula="of:=['patched-default'.AC53]" office:value-type="float" office:value="141284" calcext:value-type="float">
            <text:p>141284</text:p>
          </table:table-cell>
          <table:table-cell table:formula="of:=['patched-default'.O53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54]" office:value-type="float" office:value="382132" calcext:value-type="float">
            <text:p>382132</text:p>
          </table:table-cell>
          <table:table-cell table:formula="of:=[original.AC54]" office:value-type="float" office:value="106774" calcext:value-type="float">
            <text:p>106774</text:p>
          </table:table-cell>
          <table:table-cell table:formula="of:=[original.O54]" office:value-type="float" office:value="478800" calcext:value-type="float">
            <text:p>478800</text:p>
          </table:table-cell>
          <table:table-cell table:formula="of:=['patched-default'.AB54]" office:value-type="float" office:value="118016" calcext:value-type="float">
            <text:p>118016</text:p>
          </table:table-cell>
          <table:table-cell table:formula="of:=['patched-default'.AC54]" office:value-type="float" office:value="141284" calcext:value-type="float">
            <text:p>141284</text:p>
          </table:table-cell>
          <table:table-cell table:formula="of:=['patched-default'.O54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55]" office:value-type="float" office:value="382132" calcext:value-type="float">
            <text:p>382132</text:p>
          </table:table-cell>
          <table:table-cell table:formula="of:=[original.AC55]" office:value-type="float" office:value="106774" calcext:value-type="float">
            <text:p>106774</text:p>
          </table:table-cell>
          <table:table-cell table:formula="of:=[original.O55]" office:value-type="float" office:value="478800" calcext:value-type="float">
            <text:p>478800</text:p>
          </table:table-cell>
          <table:table-cell table:formula="of:=['patched-default'.AB55]" office:value-type="float" office:value="118016" calcext:value-type="float">
            <text:p>118016</text:p>
          </table:table-cell>
          <table:table-cell table:formula="of:=['patched-default'.AC55]" office:value-type="float" office:value="141284" calcext:value-type="float">
            <text:p>141284</text:p>
          </table:table-cell>
          <table:table-cell table:formula="of:=['patched-default'.O55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56]" office:value-type="float" office:value="382132" calcext:value-type="float">
            <text:p>382132</text:p>
          </table:table-cell>
          <table:table-cell table:formula="of:=[original.AC56]" office:value-type="float" office:value="106774" calcext:value-type="float">
            <text:p>106774</text:p>
          </table:table-cell>
          <table:table-cell table:formula="of:=[original.O56]" office:value-type="float" office:value="478800" calcext:value-type="float">
            <text:p>478800</text:p>
          </table:table-cell>
          <table:table-cell table:formula="of:=['patched-default'.AB56]" office:value-type="float" office:value="118016" calcext:value-type="float">
            <text:p>118016</text:p>
          </table:table-cell>
          <table:table-cell table:formula="of:=['patched-default'.AC56]" office:value-type="float" office:value="141284" calcext:value-type="float">
            <text:p>141284</text:p>
          </table:table-cell>
          <table:table-cell table:formula="of:=['patched-default'.O56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57]" office:value-type="float" office:value="382132" calcext:value-type="float">
            <text:p>382132</text:p>
          </table:table-cell>
          <table:table-cell table:formula="of:=[original.AC57]" office:value-type="float" office:value="106774" calcext:value-type="float">
            <text:p>106774</text:p>
          </table:table-cell>
          <table:table-cell table:formula="of:=[original.O57]" office:value-type="float" office:value="478800" calcext:value-type="float">
            <text:p>478800</text:p>
          </table:table-cell>
          <table:table-cell table:formula="of:=['patched-default'.AB57]" office:value-type="float" office:value="118016" calcext:value-type="float">
            <text:p>118016</text:p>
          </table:table-cell>
          <table:table-cell table:formula="of:=['patched-default'.AC57]" office:value-type="float" office:value="141284" calcext:value-type="float">
            <text:p>141284</text:p>
          </table:table-cell>
          <table:table-cell table:formula="of:=['patched-default'.O57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58]" office:value-type="float" office:value="382132" calcext:value-type="float">
            <text:p>382132</text:p>
          </table:table-cell>
          <table:table-cell table:formula="of:=[original.AC58]" office:value-type="float" office:value="106774" calcext:value-type="float">
            <text:p>106774</text:p>
          </table:table-cell>
          <table:table-cell table:formula="of:=[original.O58]" office:value-type="float" office:value="478800" calcext:value-type="float">
            <text:p>478800</text:p>
          </table:table-cell>
          <table:table-cell table:formula="of:=['patched-default'.AB58]" office:value-type="float" office:value="118016" calcext:value-type="float">
            <text:p>118016</text:p>
          </table:table-cell>
          <table:table-cell table:formula="of:=['patched-default'.AC58]" office:value-type="float" office:value="141284" calcext:value-type="float">
            <text:p>141284</text:p>
          </table:table-cell>
          <table:table-cell table:formula="of:=['patched-default'.O58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59]" office:value-type="float" office:value="382132" calcext:value-type="float">
            <text:p>382132</text:p>
          </table:table-cell>
          <table:table-cell table:formula="of:=[original.AC59]" office:value-type="float" office:value="106774" calcext:value-type="float">
            <text:p>106774</text:p>
          </table:table-cell>
          <table:table-cell table:formula="of:=[original.O59]" office:value-type="float" office:value="478800" calcext:value-type="float">
            <text:p>478800</text:p>
          </table:table-cell>
          <table:table-cell table:formula="of:=['patched-default'.AB59]" office:value-type="float" office:value="118016" calcext:value-type="float">
            <text:p>118016</text:p>
          </table:table-cell>
          <table:table-cell table:formula="of:=['patched-default'.AC59]" office:value-type="float" office:value="141284" calcext:value-type="float">
            <text:p>141284</text:p>
          </table:table-cell>
          <table:table-cell table:formula="of:=['patched-default'.O59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60]" office:value-type="float" office:value="382132" calcext:value-type="float">
            <text:p>382132</text:p>
          </table:table-cell>
          <table:table-cell table:formula="of:=[original.AC60]" office:value-type="float" office:value="106774" calcext:value-type="float">
            <text:p>106774</text:p>
          </table:table-cell>
          <table:table-cell table:formula="of:=[original.O60]" office:value-type="float" office:value="478800" calcext:value-type="float">
            <text:p>478800</text:p>
          </table:table-cell>
          <table:table-cell table:formula="of:=['patched-default'.AB60]" office:value-type="float" office:value="118016" calcext:value-type="float">
            <text:p>118016</text:p>
          </table:table-cell>
          <table:table-cell table:formula="of:=['patched-default'.AC60]" office:value-type="float" office:value="141284" calcext:value-type="float">
            <text:p>141284</text:p>
          </table:table-cell>
          <table:table-cell table:formula="of:=['patched-default'.O60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61]" office:value-type="float" office:value="382132" calcext:value-type="float">
            <text:p>382132</text:p>
          </table:table-cell>
          <table:table-cell table:formula="of:=[original.AC61]" office:value-type="float" office:value="106774" calcext:value-type="float">
            <text:p>106774</text:p>
          </table:table-cell>
          <table:table-cell table:formula="of:=[original.O61]" office:value-type="float" office:value="478800" calcext:value-type="float">
            <text:p>478800</text:p>
          </table:table-cell>
          <table:table-cell table:formula="of:=['patched-default'.AB61]" office:value-type="float" office:value="118016" calcext:value-type="float">
            <text:p>118016</text:p>
          </table:table-cell>
          <table:table-cell table:formula="of:=['patched-default'.AC61]" office:value-type="float" office:value="141284" calcext:value-type="float">
            <text:p>141284</text:p>
          </table:table-cell>
          <table:table-cell table:formula="of:=['patched-default'.O61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62]" office:value-type="float" office:value="382132" calcext:value-type="float">
            <text:p>382132</text:p>
          </table:table-cell>
          <table:table-cell table:formula="of:=[original.AC62]" office:value-type="float" office:value="106774" calcext:value-type="float">
            <text:p>106774</text:p>
          </table:table-cell>
          <table:table-cell table:formula="of:=[original.O62]" office:value-type="float" office:value="478800" calcext:value-type="float">
            <text:p>478800</text:p>
          </table:table-cell>
          <table:table-cell table:formula="of:=['patched-default'.AB62]" office:value-type="float" office:value="118016" calcext:value-type="float">
            <text:p>118016</text:p>
          </table:table-cell>
          <table:table-cell table:formula="of:=['patched-default'.AC62]" office:value-type="float" office:value="141284" calcext:value-type="float">
            <text:p>141284</text:p>
          </table:table-cell>
          <table:table-cell table:formula="of:=['patched-default'.O62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63]" office:value-type="float" office:value="382132" calcext:value-type="float">
            <text:p>382132</text:p>
          </table:table-cell>
          <table:table-cell table:formula="of:=[original.AC63]" office:value-type="float" office:value="106774" calcext:value-type="float">
            <text:p>106774</text:p>
          </table:table-cell>
          <table:table-cell table:formula="of:=[original.O63]" office:value-type="float" office:value="478800" calcext:value-type="float">
            <text:p>478800</text:p>
          </table:table-cell>
          <table:table-cell table:formula="of:=['patched-default'.AB63]" office:value-type="float" office:value="118016" calcext:value-type="float">
            <text:p>118016</text:p>
          </table:table-cell>
          <table:table-cell table:formula="of:=['patched-default'.AC63]" office:value-type="float" office:value="141284" calcext:value-type="float">
            <text:p>141284</text:p>
          </table:table-cell>
          <table:table-cell table:formula="of:=['patched-default'.O63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64]" office:value-type="float" office:value="382132" calcext:value-type="float">
            <text:p>382132</text:p>
          </table:table-cell>
          <table:table-cell table:formula="of:=[original.AC64]" office:value-type="float" office:value="106774" calcext:value-type="float">
            <text:p>106774</text:p>
          </table:table-cell>
          <table:table-cell table:formula="of:=[original.O64]" office:value-type="float" office:value="478800" calcext:value-type="float">
            <text:p>478800</text:p>
          </table:table-cell>
          <table:table-cell table:formula="of:=['patched-default'.AB64]" office:value-type="float" office:value="118016" calcext:value-type="float">
            <text:p>118016</text:p>
          </table:table-cell>
          <table:table-cell table:formula="of:=['patched-default'.AC64]" office:value-type="float" office:value="141284" calcext:value-type="float">
            <text:p>141284</text:p>
          </table:table-cell>
          <table:table-cell table:formula="of:=['patched-default'.O64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65]" office:value-type="float" office:value="382132" calcext:value-type="float">
            <text:p>382132</text:p>
          </table:table-cell>
          <table:table-cell table:formula="of:=[original.AC65]" office:value-type="float" office:value="106774" calcext:value-type="float">
            <text:p>106774</text:p>
          </table:table-cell>
          <table:table-cell table:formula="of:=[original.O65]" office:value-type="float" office:value="478800" calcext:value-type="float">
            <text:p>478800</text:p>
          </table:table-cell>
          <table:table-cell table:formula="of:=['patched-default'.AB65]" office:value-type="float" office:value="118016" calcext:value-type="float">
            <text:p>118016</text:p>
          </table:table-cell>
          <table:table-cell table:formula="of:=['patched-default'.AC65]" office:value-type="float" office:value="141284" calcext:value-type="float">
            <text:p>141284</text:p>
          </table:table-cell>
          <table:table-cell table:formula="of:=['patched-default'.O65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66]" office:value-type="float" office:value="382132" calcext:value-type="float">
            <text:p>382132</text:p>
          </table:table-cell>
          <table:table-cell table:formula="of:=[original.AC66]" office:value-type="float" office:value="106774" calcext:value-type="float">
            <text:p>106774</text:p>
          </table:table-cell>
          <table:table-cell table:formula="of:=[original.O66]" office:value-type="float" office:value="478800" calcext:value-type="float">
            <text:p>478800</text:p>
          </table:table-cell>
          <table:table-cell table:formula="of:=['patched-default'.AB66]" office:value-type="float" office:value="118016" calcext:value-type="float">
            <text:p>118016</text:p>
          </table:table-cell>
          <table:table-cell table:formula="of:=['patched-default'.AC66]" office:value-type="float" office:value="141284" calcext:value-type="float">
            <text:p>141284</text:p>
          </table:table-cell>
          <table:table-cell table:formula="of:=['patched-default'.O66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67]" office:value-type="float" office:value="382132" calcext:value-type="float">
            <text:p>382132</text:p>
          </table:table-cell>
          <table:table-cell table:formula="of:=[original.AC67]" office:value-type="float" office:value="106774" calcext:value-type="float">
            <text:p>106774</text:p>
          </table:table-cell>
          <table:table-cell table:formula="of:=[original.O67]" office:value-type="float" office:value="478800" calcext:value-type="float">
            <text:p>478800</text:p>
          </table:table-cell>
          <table:table-cell table:formula="of:=['patched-default'.AB67]" office:value-type="float" office:value="118016" calcext:value-type="float">
            <text:p>118016</text:p>
          </table:table-cell>
          <table:table-cell table:formula="of:=['patched-default'.AC67]" office:value-type="float" office:value="141284" calcext:value-type="float">
            <text:p>141284</text:p>
          </table:table-cell>
          <table:table-cell table:formula="of:=['patched-default'.O67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68]" office:value-type="float" office:value="382132" calcext:value-type="float">
            <text:p>382132</text:p>
          </table:table-cell>
          <table:table-cell table:formula="of:=[original.AC68]" office:value-type="float" office:value="106774" calcext:value-type="float">
            <text:p>106774</text:p>
          </table:table-cell>
          <table:table-cell table:formula="of:=[original.O68]" office:value-type="float" office:value="478800" calcext:value-type="float">
            <text:p>478800</text:p>
          </table:table-cell>
          <table:table-cell table:formula="of:=['patched-default'.AB68]" office:value-type="float" office:value="118016" calcext:value-type="float">
            <text:p>118016</text:p>
          </table:table-cell>
          <table:table-cell table:formula="of:=['patched-default'.AC68]" office:value-type="float" office:value="141284" calcext:value-type="float">
            <text:p>141284</text:p>
          </table:table-cell>
          <table:table-cell table:formula="of:=['patched-default'.O68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69]" office:value-type="float" office:value="382132" calcext:value-type="float">
            <text:p>382132</text:p>
          </table:table-cell>
          <table:table-cell table:formula="of:=[original.AC69]" office:value-type="float" office:value="106774" calcext:value-type="float">
            <text:p>106774</text:p>
          </table:table-cell>
          <table:table-cell table:formula="of:=[original.O69]" office:value-type="float" office:value="478800" calcext:value-type="float">
            <text:p>478800</text:p>
          </table:table-cell>
          <table:table-cell table:formula="of:=['patched-default'.AB69]" office:value-type="float" office:value="118016" calcext:value-type="float">
            <text:p>118016</text:p>
          </table:table-cell>
          <table:table-cell table:formula="of:=['patched-default'.AC69]" office:value-type="float" office:value="141284" calcext:value-type="float">
            <text:p>141284</text:p>
          </table:table-cell>
          <table:table-cell table:formula="of:=['patched-default'.O69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70]" office:value-type="float" office:value="382132" calcext:value-type="float">
            <text:p>382132</text:p>
          </table:table-cell>
          <table:table-cell table:formula="of:=[original.AC70]" office:value-type="float" office:value="106774" calcext:value-type="float">
            <text:p>106774</text:p>
          </table:table-cell>
          <table:table-cell table:formula="of:=[original.O70]" office:value-type="float" office:value="478800" calcext:value-type="float">
            <text:p>478800</text:p>
          </table:table-cell>
          <table:table-cell table:formula="of:=['patched-default'.AB70]" office:value-type="float" office:value="118016" calcext:value-type="float">
            <text:p>118016</text:p>
          </table:table-cell>
          <table:table-cell table:formula="of:=['patched-default'.AC70]" office:value-type="float" office:value="141284" calcext:value-type="float">
            <text:p>141284</text:p>
          </table:table-cell>
          <table:table-cell table:formula="of:=['patched-default'.O70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71]" office:value-type="float" office:value="382132" calcext:value-type="float">
            <text:p>382132</text:p>
          </table:table-cell>
          <table:table-cell table:formula="of:=[original.AC71]" office:value-type="float" office:value="106774" calcext:value-type="float">
            <text:p>106774</text:p>
          </table:table-cell>
          <table:table-cell table:formula="of:=[original.O71]" office:value-type="float" office:value="478800" calcext:value-type="float">
            <text:p>478800</text:p>
          </table:table-cell>
          <table:table-cell table:formula="of:=['patched-default'.AB71]" office:value-type="float" office:value="118016" calcext:value-type="float">
            <text:p>118016</text:p>
          </table:table-cell>
          <table:table-cell table:formula="of:=['patched-default'.AC71]" office:value-type="float" office:value="141284" calcext:value-type="float">
            <text:p>141284</text:p>
          </table:table-cell>
          <table:table-cell table:formula="of:=['patched-default'.O71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72]" office:value-type="float" office:value="382132" calcext:value-type="float">
            <text:p>382132</text:p>
          </table:table-cell>
          <table:table-cell table:formula="of:=[original.AC72]" office:value-type="float" office:value="106774" calcext:value-type="float">
            <text:p>106774</text:p>
          </table:table-cell>
          <table:table-cell table:formula="of:=[original.O72]" office:value-type="float" office:value="478800" calcext:value-type="float">
            <text:p>478800</text:p>
          </table:table-cell>
          <table:table-cell table:formula="of:=['patched-default'.AB72]" office:value-type="float" office:value="118016" calcext:value-type="float">
            <text:p>118016</text:p>
          </table:table-cell>
          <table:table-cell table:formula="of:=['patched-default'.AC72]" office:value-type="float" office:value="141284" calcext:value-type="float">
            <text:p>141284</text:p>
          </table:table-cell>
          <table:table-cell table:formula="of:=['patched-default'.O72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73]" office:value-type="float" office:value="382132" calcext:value-type="float">
            <text:p>382132</text:p>
          </table:table-cell>
          <table:table-cell table:formula="of:=[original.AC73]" office:value-type="float" office:value="106774" calcext:value-type="float">
            <text:p>106774</text:p>
          </table:table-cell>
          <table:table-cell table:formula="of:=[original.O73]" office:value-type="float" office:value="478800" calcext:value-type="float">
            <text:p>478800</text:p>
          </table:table-cell>
          <table:table-cell table:formula="of:=['patched-default'.AB73]" office:value-type="float" office:value="118016" calcext:value-type="float">
            <text:p>118016</text:p>
          </table:table-cell>
          <table:table-cell table:formula="of:=['patched-default'.AC73]" office:value-type="float" office:value="141284" calcext:value-type="float">
            <text:p>141284</text:p>
          </table:table-cell>
          <table:table-cell table:formula="of:=['patched-default'.O73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74]" office:value-type="float" office:value="382132" calcext:value-type="float">
            <text:p>382132</text:p>
          </table:table-cell>
          <table:table-cell table:formula="of:=[original.AC74]" office:value-type="float" office:value="106774" calcext:value-type="float">
            <text:p>106774</text:p>
          </table:table-cell>
          <table:table-cell table:formula="of:=[original.O74]" office:value-type="float" office:value="478800" calcext:value-type="float">
            <text:p>478800</text:p>
          </table:table-cell>
          <table:table-cell table:formula="of:=['patched-default'.AB74]" office:value-type="float" office:value="118016" calcext:value-type="float">
            <text:p>118016</text:p>
          </table:table-cell>
          <table:table-cell table:formula="of:=['patched-default'.AC74]" office:value-type="float" office:value="141284" calcext:value-type="float">
            <text:p>141284</text:p>
          </table:table-cell>
          <table:table-cell table:formula="of:=['patched-default'.O74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75]" office:value-type="float" office:value="382132" calcext:value-type="float">
            <text:p>382132</text:p>
          </table:table-cell>
          <table:table-cell table:formula="of:=[original.AC75]" office:value-type="float" office:value="106774" calcext:value-type="float">
            <text:p>106774</text:p>
          </table:table-cell>
          <table:table-cell table:formula="of:=[original.O75]" office:value-type="float" office:value="478800" calcext:value-type="float">
            <text:p>478800</text:p>
          </table:table-cell>
          <table:table-cell table:formula="of:=['patched-default'.AB75]" office:value-type="float" office:value="118016" calcext:value-type="float">
            <text:p>118016</text:p>
          </table:table-cell>
          <table:table-cell table:formula="of:=['patched-default'.AC75]" office:value-type="float" office:value="141284" calcext:value-type="float">
            <text:p>141284</text:p>
          </table:table-cell>
          <table:table-cell table:formula="of:=['patched-default'.O75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76]" office:value-type="float" office:value="382132" calcext:value-type="float">
            <text:p>382132</text:p>
          </table:table-cell>
          <table:table-cell table:formula="of:=[original.AC76]" office:value-type="float" office:value="106774" calcext:value-type="float">
            <text:p>106774</text:p>
          </table:table-cell>
          <table:table-cell table:formula="of:=[original.O76]" office:value-type="float" office:value="478800" calcext:value-type="float">
            <text:p>478800</text:p>
          </table:table-cell>
          <table:table-cell table:formula="of:=['patched-default'.AB76]" office:value-type="float" office:value="118016" calcext:value-type="float">
            <text:p>118016</text:p>
          </table:table-cell>
          <table:table-cell table:formula="of:=['patched-default'.AC76]" office:value-type="float" office:value="141284" calcext:value-type="float">
            <text:p>141284</text:p>
          </table:table-cell>
          <table:table-cell table:formula="of:=['patched-default'.O76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77]" office:value-type="float" office:value="382132" calcext:value-type="float">
            <text:p>382132</text:p>
          </table:table-cell>
          <table:table-cell table:formula="of:=[original.AC77]" office:value-type="float" office:value="106774" calcext:value-type="float">
            <text:p>106774</text:p>
          </table:table-cell>
          <table:table-cell table:formula="of:=[original.O77]" office:value-type="float" office:value="478800" calcext:value-type="float">
            <text:p>478800</text:p>
          </table:table-cell>
          <table:table-cell table:formula="of:=['patched-default'.AB77]" office:value-type="float" office:value="118016" calcext:value-type="float">
            <text:p>118016</text:p>
          </table:table-cell>
          <table:table-cell table:formula="of:=['patched-default'.AC77]" office:value-type="float" office:value="141284" calcext:value-type="float">
            <text:p>141284</text:p>
          </table:table-cell>
          <table:table-cell table:formula="of:=['patched-default'.O77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78]" office:value-type="float" office:value="382132" calcext:value-type="float">
            <text:p>382132</text:p>
          </table:table-cell>
          <table:table-cell table:formula="of:=[original.AC78]" office:value-type="float" office:value="106774" calcext:value-type="float">
            <text:p>106774</text:p>
          </table:table-cell>
          <table:table-cell table:formula="of:=[original.O78]" office:value-type="float" office:value="478800" calcext:value-type="float">
            <text:p>478800</text:p>
          </table:table-cell>
          <table:table-cell table:formula="of:=['patched-default'.AB78]" office:value-type="float" office:value="118016" calcext:value-type="float">
            <text:p>118016</text:p>
          </table:table-cell>
          <table:table-cell table:formula="of:=['patched-default'.AC78]" office:value-type="float" office:value="141284" calcext:value-type="float">
            <text:p>141284</text:p>
          </table:table-cell>
          <table:table-cell table:formula="of:=['patched-default'.O78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79]" office:value-type="float" office:value="382132" calcext:value-type="float">
            <text:p>382132</text:p>
          </table:table-cell>
          <table:table-cell table:formula="of:=[original.AC79]" office:value-type="float" office:value="106774" calcext:value-type="float">
            <text:p>106774</text:p>
          </table:table-cell>
          <table:table-cell table:formula="of:=[original.O79]" office:value-type="float" office:value="478800" calcext:value-type="float">
            <text:p>478800</text:p>
          </table:table-cell>
          <table:table-cell table:formula="of:=['patched-default'.AB79]" office:value-type="float" office:value="118016" calcext:value-type="float">
            <text:p>118016</text:p>
          </table:table-cell>
          <table:table-cell table:formula="of:=['patched-default'.AC79]" office:value-type="float" office:value="141284" calcext:value-type="float">
            <text:p>141284</text:p>
          </table:table-cell>
          <table:table-cell table:formula="of:=['patched-default'.O79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80]" office:value-type="float" office:value="382132" calcext:value-type="float">
            <text:p>382132</text:p>
          </table:table-cell>
          <table:table-cell table:formula="of:=[original.AC80]" office:value-type="float" office:value="106774" calcext:value-type="float">
            <text:p>106774</text:p>
          </table:table-cell>
          <table:table-cell table:formula="of:=[original.O80]" office:value-type="float" office:value="478800" calcext:value-type="float">
            <text:p>478800</text:p>
          </table:table-cell>
          <table:table-cell table:formula="of:=['patched-default'.AB80]" office:value-type="float" office:value="118016" calcext:value-type="float">
            <text:p>118016</text:p>
          </table:table-cell>
          <table:table-cell table:formula="of:=['patched-default'.AC80]" office:value-type="float" office:value="141284" calcext:value-type="float">
            <text:p>141284</text:p>
          </table:table-cell>
          <table:table-cell table:formula="of:=['patched-default'.O80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81]" office:value-type="float" office:value="382132" calcext:value-type="float">
            <text:p>382132</text:p>
          </table:table-cell>
          <table:table-cell table:formula="of:=[original.AC81]" office:value-type="float" office:value="106774" calcext:value-type="float">
            <text:p>106774</text:p>
          </table:table-cell>
          <table:table-cell table:formula="of:=[original.O81]" office:value-type="float" office:value="478800" calcext:value-type="float">
            <text:p>478800</text:p>
          </table:table-cell>
          <table:table-cell table:formula="of:=['patched-default'.AB81]" office:value-type="float" office:value="118016" calcext:value-type="float">
            <text:p>118016</text:p>
          </table:table-cell>
          <table:table-cell table:formula="of:=['patched-default'.AC81]" office:value-type="float" office:value="141284" calcext:value-type="float">
            <text:p>141284</text:p>
          </table:table-cell>
          <table:table-cell table:formula="of:=['patched-default'.O81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82]" office:value-type="float" office:value="382132" calcext:value-type="float">
            <text:p>382132</text:p>
          </table:table-cell>
          <table:table-cell table:formula="of:=[original.AC82]" office:value-type="float" office:value="106774" calcext:value-type="float">
            <text:p>106774</text:p>
          </table:table-cell>
          <table:table-cell table:formula="of:=[original.O82]" office:value-type="float" office:value="478800" calcext:value-type="float">
            <text:p>478800</text:p>
          </table:table-cell>
          <table:table-cell table:formula="of:=['patched-default'.AB82]" office:value-type="float" office:value="118016" calcext:value-type="float">
            <text:p>118016</text:p>
          </table:table-cell>
          <table:table-cell table:formula="of:=['patched-default'.AC82]" office:value-type="float" office:value="141284" calcext:value-type="float">
            <text:p>141284</text:p>
          </table:table-cell>
          <table:table-cell table:formula="of:=['patched-default'.O82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83]" office:value-type="float" office:value="382132" calcext:value-type="float">
            <text:p>382132</text:p>
          </table:table-cell>
          <table:table-cell table:formula="of:=[original.AC83]" office:value-type="float" office:value="106774" calcext:value-type="float">
            <text:p>106774</text:p>
          </table:table-cell>
          <table:table-cell table:formula="of:=[original.O83]" office:value-type="float" office:value="478800" calcext:value-type="float">
            <text:p>478800</text:p>
          </table:table-cell>
          <table:table-cell table:formula="of:=['patched-default'.AB83]" office:value-type="float" office:value="118016" calcext:value-type="float">
            <text:p>118016</text:p>
          </table:table-cell>
          <table:table-cell table:formula="of:=['patched-default'.AC83]" office:value-type="float" office:value="141284" calcext:value-type="float">
            <text:p>141284</text:p>
          </table:table-cell>
          <table:table-cell table:formula="of:=['patched-default'.O83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84]" office:value-type="float" office:value="382132" calcext:value-type="float">
            <text:p>382132</text:p>
          </table:table-cell>
          <table:table-cell table:formula="of:=[original.AC84]" office:value-type="float" office:value="106774" calcext:value-type="float">
            <text:p>106774</text:p>
          </table:table-cell>
          <table:table-cell table:formula="of:=[original.O84]" office:value-type="float" office:value="478800" calcext:value-type="float">
            <text:p>478800</text:p>
          </table:table-cell>
          <table:table-cell table:formula="of:=['patched-default'.AB84]" office:value-type="float" office:value="118016" calcext:value-type="float">
            <text:p>118016</text:p>
          </table:table-cell>
          <table:table-cell table:formula="of:=['patched-default'.AC84]" office:value-type="float" office:value="141284" calcext:value-type="float">
            <text:p>141284</text:p>
          </table:table-cell>
          <table:table-cell table:formula="of:=['patched-default'.O84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85]" office:value-type="float" office:value="382132" calcext:value-type="float">
            <text:p>382132</text:p>
          </table:table-cell>
          <table:table-cell table:formula="of:=[original.AC85]" office:value-type="float" office:value="106774" calcext:value-type="float">
            <text:p>106774</text:p>
          </table:table-cell>
          <table:table-cell table:formula="of:=[original.O85]" office:value-type="float" office:value="478800" calcext:value-type="float">
            <text:p>478800</text:p>
          </table:table-cell>
          <table:table-cell table:formula="of:=['patched-default'.AB85]" office:value-type="float" office:value="118016" calcext:value-type="float">
            <text:p>118016</text:p>
          </table:table-cell>
          <table:table-cell table:formula="of:=['patched-default'.AC85]" office:value-type="float" office:value="141284" calcext:value-type="float">
            <text:p>141284</text:p>
          </table:table-cell>
          <table:table-cell table:formula="of:=['patched-default'.O85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86]" office:value-type="float" office:value="382132" calcext:value-type="float">
            <text:p>382132</text:p>
          </table:table-cell>
          <table:table-cell table:formula="of:=[original.AC86]" office:value-type="float" office:value="106774" calcext:value-type="float">
            <text:p>106774</text:p>
          </table:table-cell>
          <table:table-cell table:formula="of:=[original.O86]" office:value-type="float" office:value="478800" calcext:value-type="float">
            <text:p>478800</text:p>
          </table:table-cell>
          <table:table-cell table:formula="of:=['patched-default'.AB86]" office:value-type="float" office:value="118016" calcext:value-type="float">
            <text:p>118016</text:p>
          </table:table-cell>
          <table:table-cell table:formula="of:=['patched-default'.AC86]" office:value-type="float" office:value="141284" calcext:value-type="float">
            <text:p>141284</text:p>
          </table:table-cell>
          <table:table-cell table:formula="of:=['patched-default'.O86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87]" office:value-type="float" office:value="382132" calcext:value-type="float">
            <text:p>382132</text:p>
          </table:table-cell>
          <table:table-cell table:formula="of:=[original.AC87]" office:value-type="float" office:value="106774" calcext:value-type="float">
            <text:p>106774</text:p>
          </table:table-cell>
          <table:table-cell table:formula="of:=[original.O87]" office:value-type="float" office:value="478800" calcext:value-type="float">
            <text:p>478800</text:p>
          </table:table-cell>
          <table:table-cell table:formula="of:=['patched-default'.AB87]" office:value-type="float" office:value="118016" calcext:value-type="float">
            <text:p>118016</text:p>
          </table:table-cell>
          <table:table-cell table:formula="of:=['patched-default'.AC87]" office:value-type="float" office:value="141284" calcext:value-type="float">
            <text:p>141284</text:p>
          </table:table-cell>
          <table:table-cell table:formula="of:=['patched-default'.O87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88]" office:value-type="float" office:value="382132" calcext:value-type="float">
            <text:p>382132</text:p>
          </table:table-cell>
          <table:table-cell table:formula="of:=[original.AC88]" office:value-type="float" office:value="106774" calcext:value-type="float">
            <text:p>106774</text:p>
          </table:table-cell>
          <table:table-cell table:formula="of:=[original.O88]" office:value-type="float" office:value="478800" calcext:value-type="float">
            <text:p>478800</text:p>
          </table:table-cell>
          <table:table-cell table:formula="of:=['patched-default'.AB88]" office:value-type="float" office:value="118016" calcext:value-type="float">
            <text:p>118016</text:p>
          </table:table-cell>
          <table:table-cell table:formula="of:=['patched-default'.AC88]" office:value-type="float" office:value="141284" calcext:value-type="float">
            <text:p>141284</text:p>
          </table:table-cell>
          <table:table-cell table:formula="of:=['patched-default'.O88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89]" office:value-type="float" office:value="382132" calcext:value-type="float">
            <text:p>382132</text:p>
          </table:table-cell>
          <table:table-cell table:formula="of:=[original.AC89]" office:value-type="float" office:value="106774" calcext:value-type="float">
            <text:p>106774</text:p>
          </table:table-cell>
          <table:table-cell table:formula="of:=[original.O89]" office:value-type="float" office:value="478800" calcext:value-type="float">
            <text:p>478800</text:p>
          </table:table-cell>
          <table:table-cell table:formula="of:=['patched-default'.AB89]" office:value-type="float" office:value="118016" calcext:value-type="float">
            <text:p>118016</text:p>
          </table:table-cell>
          <table:table-cell table:formula="of:=['patched-default'.AC89]" office:value-type="float" office:value="141284" calcext:value-type="float">
            <text:p>141284</text:p>
          </table:table-cell>
          <table:table-cell table:formula="of:=['patched-default'.O89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90]" office:value-type="float" office:value="382132" calcext:value-type="float">
            <text:p>382132</text:p>
          </table:table-cell>
          <table:table-cell table:formula="of:=[original.AC90]" office:value-type="float" office:value="106774" calcext:value-type="float">
            <text:p>106774</text:p>
          </table:table-cell>
          <table:table-cell table:formula="of:=[original.O90]" office:value-type="float" office:value="478800" calcext:value-type="float">
            <text:p>478800</text:p>
          </table:table-cell>
          <table:table-cell table:formula="of:=['patched-default'.AB90]" office:value-type="float" office:value="118016" calcext:value-type="float">
            <text:p>118016</text:p>
          </table:table-cell>
          <table:table-cell table:formula="of:=['patched-default'.AC90]" office:value-type="float" office:value="141284" calcext:value-type="float">
            <text:p>141284</text:p>
          </table:table-cell>
          <table:table-cell table:formula="of:=['patched-default'.O90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91]" office:value-type="float" office:value="382132" calcext:value-type="float">
            <text:p>382132</text:p>
          </table:table-cell>
          <table:table-cell table:formula="of:=[original.AC91]" office:value-type="float" office:value="106774" calcext:value-type="float">
            <text:p>106774</text:p>
          </table:table-cell>
          <table:table-cell table:formula="of:=[original.O91]" office:value-type="float" office:value="478800" calcext:value-type="float">
            <text:p>478800</text:p>
          </table:table-cell>
          <table:table-cell table:formula="of:=['patched-default'.AB91]" office:value-type="float" office:value="118016" calcext:value-type="float">
            <text:p>118016</text:p>
          </table:table-cell>
          <table:table-cell table:formula="of:=['patched-default'.AC91]" office:value-type="float" office:value="141284" calcext:value-type="float">
            <text:p>141284</text:p>
          </table:table-cell>
          <table:table-cell table:formula="of:=['patched-default'.O91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92]" office:value-type="float" office:value="382132" calcext:value-type="float">
            <text:p>382132</text:p>
          </table:table-cell>
          <table:table-cell table:formula="of:=[original.AC92]" office:value-type="float" office:value="106774" calcext:value-type="float">
            <text:p>106774</text:p>
          </table:table-cell>
          <table:table-cell table:formula="of:=[original.O92]" office:value-type="float" office:value="478800" calcext:value-type="float">
            <text:p>478800</text:p>
          </table:table-cell>
          <table:table-cell table:formula="of:=['patched-default'.AB92]" office:value-type="float" office:value="118016" calcext:value-type="float">
            <text:p>118016</text:p>
          </table:table-cell>
          <table:table-cell table:formula="of:=['patched-default'.AC92]" office:value-type="float" office:value="141284" calcext:value-type="float">
            <text:p>141284</text:p>
          </table:table-cell>
          <table:table-cell table:formula="of:=['patched-default'.O92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93]" office:value-type="float" office:value="382132" calcext:value-type="float">
            <text:p>382132</text:p>
          </table:table-cell>
          <table:table-cell table:formula="of:=[original.AC93]" office:value-type="float" office:value="106774" calcext:value-type="float">
            <text:p>106774</text:p>
          </table:table-cell>
          <table:table-cell table:formula="of:=[original.O93]" office:value-type="float" office:value="478800" calcext:value-type="float">
            <text:p>478800</text:p>
          </table:table-cell>
          <table:table-cell table:formula="of:=['patched-default'.AB93]" office:value-type="float" office:value="118016" calcext:value-type="float">
            <text:p>118016</text:p>
          </table:table-cell>
          <table:table-cell table:formula="of:=['patched-default'.AC93]" office:value-type="float" office:value="141284" calcext:value-type="float">
            <text:p>141284</text:p>
          </table:table-cell>
          <table:table-cell table:formula="of:=['patched-default'.O93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94]" office:value-type="float" office:value="382132" calcext:value-type="float">
            <text:p>382132</text:p>
          </table:table-cell>
          <table:table-cell table:formula="of:=[original.AC94]" office:value-type="float" office:value="106774" calcext:value-type="float">
            <text:p>106774</text:p>
          </table:table-cell>
          <table:table-cell table:formula="of:=[original.O94]" office:value-type="float" office:value="478800" calcext:value-type="float">
            <text:p>478800</text:p>
          </table:table-cell>
          <table:table-cell table:formula="of:=['patched-default'.AB94]" office:value-type="float" office:value="118016" calcext:value-type="float">
            <text:p>118016</text:p>
          </table:table-cell>
          <table:table-cell table:formula="of:=['patched-default'.AC94]" office:value-type="float" office:value="141284" calcext:value-type="float">
            <text:p>141284</text:p>
          </table:table-cell>
          <table:table-cell table:formula="of:=['patched-default'.O94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95]" office:value-type="float" office:value="382132" calcext:value-type="float">
            <text:p>382132</text:p>
          </table:table-cell>
          <table:table-cell table:formula="of:=[original.AC95]" office:value-type="float" office:value="106774" calcext:value-type="float">
            <text:p>106774</text:p>
          </table:table-cell>
          <table:table-cell table:formula="of:=[original.O95]" office:value-type="float" office:value="478800" calcext:value-type="float">
            <text:p>478800</text:p>
          </table:table-cell>
          <table:table-cell table:formula="of:=['patched-default'.AB95]" office:value-type="float" office:value="118016" calcext:value-type="float">
            <text:p>118016</text:p>
          </table:table-cell>
          <table:table-cell table:formula="of:=['patched-default'.AC95]" office:value-type="float" office:value="141284" calcext:value-type="float">
            <text:p>141284</text:p>
          </table:table-cell>
          <table:table-cell table:formula="of:=['patched-default'.O95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96]" office:value-type="float" office:value="382132" calcext:value-type="float">
            <text:p>382132</text:p>
          </table:table-cell>
          <table:table-cell table:formula="of:=[original.AC96]" office:value-type="float" office:value="106774" calcext:value-type="float">
            <text:p>106774</text:p>
          </table:table-cell>
          <table:table-cell table:formula="of:=[original.O96]" office:value-type="float" office:value="478800" calcext:value-type="float">
            <text:p>478800</text:p>
          </table:table-cell>
          <table:table-cell table:formula="of:=['patched-default'.AB96]" office:value-type="float" office:value="118016" calcext:value-type="float">
            <text:p>118016</text:p>
          </table:table-cell>
          <table:table-cell table:formula="of:=['patched-default'.AC96]" office:value-type="float" office:value="141284" calcext:value-type="float">
            <text:p>141284</text:p>
          </table:table-cell>
          <table:table-cell table:formula="of:=['patched-default'.O96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97]" office:value-type="float" office:value="382132" calcext:value-type="float">
            <text:p>382132</text:p>
          </table:table-cell>
          <table:table-cell table:formula="of:=[original.AC97]" office:value-type="float" office:value="106774" calcext:value-type="float">
            <text:p>106774</text:p>
          </table:table-cell>
          <table:table-cell table:formula="of:=[original.O97]" office:value-type="float" office:value="478800" calcext:value-type="float">
            <text:p>478800</text:p>
          </table:table-cell>
          <table:table-cell table:formula="of:=['patched-default'.AB97]" office:value-type="float" office:value="118016" calcext:value-type="float">
            <text:p>118016</text:p>
          </table:table-cell>
          <table:table-cell table:formula="of:=['patched-default'.AC97]" office:value-type="float" office:value="141284" calcext:value-type="float">
            <text:p>141284</text:p>
          </table:table-cell>
          <table:table-cell table:formula="of:=['patched-default'.O97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98]" office:value-type="float" office:value="382132" calcext:value-type="float">
            <text:p>382132</text:p>
          </table:table-cell>
          <table:table-cell table:formula="of:=[original.AC98]" office:value-type="float" office:value="106774" calcext:value-type="float">
            <text:p>106774</text:p>
          </table:table-cell>
          <table:table-cell table:formula="of:=[original.O98]" office:value-type="float" office:value="478800" calcext:value-type="float">
            <text:p>478800</text:p>
          </table:table-cell>
          <table:table-cell table:formula="of:=['patched-default'.AB98]" office:value-type="float" office:value="118016" calcext:value-type="float">
            <text:p>118016</text:p>
          </table:table-cell>
          <table:table-cell table:formula="of:=['patched-default'.AC98]" office:value-type="float" office:value="141284" calcext:value-type="float">
            <text:p>141284</text:p>
          </table:table-cell>
          <table:table-cell table:formula="of:=['patched-default'.O98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99]" office:value-type="float" office:value="382132" calcext:value-type="float">
            <text:p>382132</text:p>
          </table:table-cell>
          <table:table-cell table:formula="of:=[original.AC99]" office:value-type="float" office:value="106774" calcext:value-type="float">
            <text:p>106774</text:p>
          </table:table-cell>
          <table:table-cell table:formula="of:=[original.O99]" office:value-type="float" office:value="478800" calcext:value-type="float">
            <text:p>478800</text:p>
          </table:table-cell>
          <table:table-cell table:formula="of:=['patched-default'.AB99]" office:value-type="float" office:value="118016" calcext:value-type="float">
            <text:p>118016</text:p>
          </table:table-cell>
          <table:table-cell table:formula="of:=['patched-default'.AC99]" office:value-type="float" office:value="141284" calcext:value-type="float">
            <text:p>141284</text:p>
          </table:table-cell>
          <table:table-cell table:formula="of:=['patched-default'.O99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00]" office:value-type="float" office:value="382132" calcext:value-type="float">
            <text:p>382132</text:p>
          </table:table-cell>
          <table:table-cell table:formula="of:=[original.AC100]" office:value-type="float" office:value="106774" calcext:value-type="float">
            <text:p>106774</text:p>
          </table:table-cell>
          <table:table-cell table:formula="of:=[original.O100]" office:value-type="float" office:value="478800" calcext:value-type="float">
            <text:p>478800</text:p>
          </table:table-cell>
          <table:table-cell table:formula="of:=['patched-default'.AB100]" office:value-type="float" office:value="118016" calcext:value-type="float">
            <text:p>118016</text:p>
          </table:table-cell>
          <table:table-cell table:formula="of:=['patched-default'.AC100]" office:value-type="float" office:value="141284" calcext:value-type="float">
            <text:p>141284</text:p>
          </table:table-cell>
          <table:table-cell table:formula="of:=['patched-default'.O100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01]" office:value-type="float" office:value="382132" calcext:value-type="float">
            <text:p>382132</text:p>
          </table:table-cell>
          <table:table-cell table:formula="of:=[original.AC101]" office:value-type="float" office:value="106774" calcext:value-type="float">
            <text:p>106774</text:p>
          </table:table-cell>
          <table:table-cell table:formula="of:=[original.O101]" office:value-type="float" office:value="478800" calcext:value-type="float">
            <text:p>478800</text:p>
          </table:table-cell>
          <table:table-cell table:formula="of:=['patched-default'.AB101]" office:value-type="float" office:value="118016" calcext:value-type="float">
            <text:p>118016</text:p>
          </table:table-cell>
          <table:table-cell table:formula="of:=['patched-default'.AC101]" office:value-type="float" office:value="141284" calcext:value-type="float">
            <text:p>141284</text:p>
          </table:table-cell>
          <table:table-cell table:formula="of:=['patched-default'.O101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02]" office:value-type="float" office:value="382132" calcext:value-type="float">
            <text:p>382132</text:p>
          </table:table-cell>
          <table:table-cell table:formula="of:=[original.AC102]" office:value-type="float" office:value="106774" calcext:value-type="float">
            <text:p>106774</text:p>
          </table:table-cell>
          <table:table-cell table:formula="of:=[original.O102]" office:value-type="float" office:value="478800" calcext:value-type="float">
            <text:p>478800</text:p>
          </table:table-cell>
          <table:table-cell table:formula="of:=['patched-default'.AB102]" office:value-type="float" office:value="118016" calcext:value-type="float">
            <text:p>118016</text:p>
          </table:table-cell>
          <table:table-cell table:formula="of:=['patched-default'.AC102]" office:value-type="float" office:value="141284" calcext:value-type="float">
            <text:p>141284</text:p>
          </table:table-cell>
          <table:table-cell table:formula="of:=['patched-default'.O102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03]" office:value-type="float" office:value="382132" calcext:value-type="float">
            <text:p>382132</text:p>
          </table:table-cell>
          <table:table-cell table:formula="of:=[original.AC103]" office:value-type="float" office:value="106774" calcext:value-type="float">
            <text:p>106774</text:p>
          </table:table-cell>
          <table:table-cell table:formula="of:=[original.O103]" office:value-type="float" office:value="478800" calcext:value-type="float">
            <text:p>478800</text:p>
          </table:table-cell>
          <table:table-cell table:formula="of:=['patched-default'.AB103]" office:value-type="float" office:value="118016" calcext:value-type="float">
            <text:p>118016</text:p>
          </table:table-cell>
          <table:table-cell table:formula="of:=['patched-default'.AC103]" office:value-type="float" office:value="141284" calcext:value-type="float">
            <text:p>141284</text:p>
          </table:table-cell>
          <table:table-cell table:formula="of:=['patched-default'.O103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04]" office:value-type="float" office:value="382132" calcext:value-type="float">
            <text:p>382132</text:p>
          </table:table-cell>
          <table:table-cell table:formula="of:=[original.AC104]" office:value-type="float" office:value="106774" calcext:value-type="float">
            <text:p>106774</text:p>
          </table:table-cell>
          <table:table-cell table:formula="of:=[original.O104]" office:value-type="float" office:value="478800" calcext:value-type="float">
            <text:p>478800</text:p>
          </table:table-cell>
          <table:table-cell table:formula="of:=['patched-default'.AB104]" office:value-type="float" office:value="118016" calcext:value-type="float">
            <text:p>118016</text:p>
          </table:table-cell>
          <table:table-cell table:formula="of:=['patched-default'.AC104]" office:value-type="float" office:value="141284" calcext:value-type="float">
            <text:p>141284</text:p>
          </table:table-cell>
          <table:table-cell table:formula="of:=['patched-default'.O104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05]" office:value-type="float" office:value="382132" calcext:value-type="float">
            <text:p>382132</text:p>
          </table:table-cell>
          <table:table-cell table:formula="of:=[original.AC105]" office:value-type="float" office:value="106774" calcext:value-type="float">
            <text:p>106774</text:p>
          </table:table-cell>
          <table:table-cell table:formula="of:=[original.O105]" office:value-type="float" office:value="478800" calcext:value-type="float">
            <text:p>478800</text:p>
          </table:table-cell>
          <table:table-cell table:formula="of:=['patched-default'.AB105]" office:value-type="float" office:value="118016" calcext:value-type="float">
            <text:p>118016</text:p>
          </table:table-cell>
          <table:table-cell table:formula="of:=['patched-default'.AC105]" office:value-type="float" office:value="141284" calcext:value-type="float">
            <text:p>141284</text:p>
          </table:table-cell>
          <table:table-cell table:formula="of:=['patched-default'.O105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06]" office:value-type="float" office:value="382132" calcext:value-type="float">
            <text:p>382132</text:p>
          </table:table-cell>
          <table:table-cell table:formula="of:=[original.AC106]" office:value-type="float" office:value="106774" calcext:value-type="float">
            <text:p>106774</text:p>
          </table:table-cell>
          <table:table-cell table:formula="of:=[original.O106]" office:value-type="float" office:value="478800" calcext:value-type="float">
            <text:p>478800</text:p>
          </table:table-cell>
          <table:table-cell table:formula="of:=['patched-default'.AB106]" office:value-type="float" office:value="118016" calcext:value-type="float">
            <text:p>118016</text:p>
          </table:table-cell>
          <table:table-cell table:formula="of:=['patched-default'.AC106]" office:value-type="float" office:value="141284" calcext:value-type="float">
            <text:p>141284</text:p>
          </table:table-cell>
          <table:table-cell table:formula="of:=['patched-default'.O106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07]" office:value-type="float" office:value="382132" calcext:value-type="float">
            <text:p>382132</text:p>
          </table:table-cell>
          <table:table-cell table:formula="of:=[original.AC107]" office:value-type="float" office:value="106774" calcext:value-type="float">
            <text:p>106774</text:p>
          </table:table-cell>
          <table:table-cell table:formula="of:=[original.O107]" office:value-type="float" office:value="478800" calcext:value-type="float">
            <text:p>478800</text:p>
          </table:table-cell>
          <table:table-cell table:formula="of:=['patched-default'.AB107]" office:value-type="float" office:value="118016" calcext:value-type="float">
            <text:p>118016</text:p>
          </table:table-cell>
          <table:table-cell table:formula="of:=['patched-default'.AC107]" office:value-type="float" office:value="141284" calcext:value-type="float">
            <text:p>141284</text:p>
          </table:table-cell>
          <table:table-cell table:formula="of:=['patched-default'.O107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08]" office:value-type="float" office:value="382132" calcext:value-type="float">
            <text:p>382132</text:p>
          </table:table-cell>
          <table:table-cell table:formula="of:=[original.AC108]" office:value-type="float" office:value="106774" calcext:value-type="float">
            <text:p>106774</text:p>
          </table:table-cell>
          <table:table-cell table:formula="of:=[original.O108]" office:value-type="float" office:value="478800" calcext:value-type="float">
            <text:p>478800</text:p>
          </table:table-cell>
          <table:table-cell table:formula="of:=['patched-default'.AB108]" office:value-type="float" office:value="118016" calcext:value-type="float">
            <text:p>118016</text:p>
          </table:table-cell>
          <table:table-cell table:formula="of:=['patched-default'.AC108]" office:value-type="float" office:value="141284" calcext:value-type="float">
            <text:p>141284</text:p>
          </table:table-cell>
          <table:table-cell table:formula="of:=['patched-default'.O108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09]" office:value-type="float" office:value="382132" calcext:value-type="float">
            <text:p>382132</text:p>
          </table:table-cell>
          <table:table-cell table:formula="of:=[original.AC109]" office:value-type="float" office:value="106774" calcext:value-type="float">
            <text:p>106774</text:p>
          </table:table-cell>
          <table:table-cell table:formula="of:=[original.O109]" office:value-type="float" office:value="478800" calcext:value-type="float">
            <text:p>478800</text:p>
          </table:table-cell>
          <table:table-cell table:formula="of:=['patched-default'.AB109]" office:value-type="float" office:value="118016" calcext:value-type="float">
            <text:p>118016</text:p>
          </table:table-cell>
          <table:table-cell table:formula="of:=['patched-default'.AC109]" office:value-type="float" office:value="141284" calcext:value-type="float">
            <text:p>141284</text:p>
          </table:table-cell>
          <table:table-cell table:formula="of:=['patched-default'.O109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10]" office:value-type="float" office:value="382132" calcext:value-type="float">
            <text:p>382132</text:p>
          </table:table-cell>
          <table:table-cell table:formula="of:=[original.AC110]" office:value-type="float" office:value="106774" calcext:value-type="float">
            <text:p>106774</text:p>
          </table:table-cell>
          <table:table-cell table:formula="of:=[original.O110]" office:value-type="float" office:value="478800" calcext:value-type="float">
            <text:p>478800</text:p>
          </table:table-cell>
          <table:table-cell table:formula="of:=['patched-default'.AB110]" office:value-type="float" office:value="118016" calcext:value-type="float">
            <text:p>118016</text:p>
          </table:table-cell>
          <table:table-cell table:formula="of:=['patched-default'.AC110]" office:value-type="float" office:value="141284" calcext:value-type="float">
            <text:p>141284</text:p>
          </table:table-cell>
          <table:table-cell table:formula="of:=['patched-default'.O110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11]" office:value-type="float" office:value="382132" calcext:value-type="float">
            <text:p>382132</text:p>
          </table:table-cell>
          <table:table-cell table:formula="of:=[original.AC111]" office:value-type="float" office:value="106774" calcext:value-type="float">
            <text:p>106774</text:p>
          </table:table-cell>
          <table:table-cell table:formula="of:=[original.O111]" office:value-type="float" office:value="478800" calcext:value-type="float">
            <text:p>478800</text:p>
          </table:table-cell>
          <table:table-cell table:formula="of:=['patched-default'.AB111]" office:value-type="float" office:value="118016" calcext:value-type="float">
            <text:p>118016</text:p>
          </table:table-cell>
          <table:table-cell table:formula="of:=['patched-default'.AC111]" office:value-type="float" office:value="144216" calcext:value-type="float">
            <text:p>144216</text:p>
          </table:table-cell>
          <table:table-cell table:formula="of:=['patched-default'.O111]" office:value-type="float" office:value="237696" calcext:value-type="float">
            <text:p>237696</text:p>
          </table:table-cell>
          <table:table-cell/>
        </table:table-row>
        <table:table-row table:style-name="ro1">
          <table:table-cell table:formula="of:=[original.AB112]" office:value-type="float" office:value="382132" calcext:value-type="float">
            <text:p>382132</text:p>
          </table:table-cell>
          <table:table-cell table:formula="of:=[original.AC112]" office:value-type="float" office:value="220872" calcext:value-type="float">
            <text:p>220872</text:p>
          </table:table-cell>
          <table:table-cell table:formula="of:=[original.O112]" office:value-type="float" office:value="483528" calcext:value-type="float">
            <text:p>483528</text:p>
          </table:table-cell>
          <table:table-cell table:formula="of:=['patched-default'.AB112]" office:value-type="float" office:value="226432" calcext:value-type="float">
            <text:p>226432</text:p>
          </table:table-cell>
          <table:table-cell table:formula="of:=['patched-default'.AC112]" office:value-type="float" office:value="266624" calcext:value-type="float">
            <text:p>266624</text:p>
          </table:table-cell>
          <table:table-cell table:formula="of:=['patched-default'.O112]" office:value-type="float" office:value="346108" calcext:value-type="float">
            <text:p>346108</text:p>
          </table:table-cell>
          <table:table-cell/>
        </table:table-row>
        <table:table-row table:style-name="ro1">
          <table:table-cell table:formula="of:=[original.AB113]" office:value-type="float" office:value="382132" calcext:value-type="float">
            <text:p>382132</text:p>
          </table:table-cell>
          <table:table-cell table:formula="of:=[original.AC113]" office:value-type="float" office:value="338451" calcext:value-type="float">
            <text:p>338451</text:p>
          </table:table-cell>
          <table:table-cell table:formula="of:=[original.O113]" office:value-type="float" office:value="490128" calcext:value-type="float">
            <text:p>490128</text:p>
          </table:table-cell>
          <table:table-cell table:formula="of:=['patched-default'.AB113]" office:value-type="float" office:value="340096" calcext:value-type="float">
            <text:p>340096</text:p>
          </table:table-cell>
          <table:table-cell table:formula="of:=['patched-default'.AC113]" office:value-type="float" office:value="388324" calcext:value-type="float">
            <text:p>388324</text:p>
          </table:table-cell>
          <table:table-cell table:formula="of:=['patched-default'.O113]" office:value-type="float" office:value="459804" calcext:value-type="float">
            <text:p>459804</text:p>
          </table:table-cell>
          <table:table-cell/>
        </table:table-row>
        <table:table-row table:style-name="ro1">
          <table:table-cell table:formula="of:=[original.AB114]" office:value-type="float" office:value="471220" calcext:value-type="float">
            <text:p>471220</text:p>
          </table:table-cell>
          <table:table-cell table:formula="of:=[original.AC114]" office:value-type="float" office:value="444770" calcext:value-type="float">
            <text:p>444770</text:p>
          </table:table-cell>
          <table:table-cell table:formula="of:=[original.O114]" office:value-type="float" office:value="590724" calcext:value-type="float">
            <text:p>590724</text:p>
          </table:table-cell>
          <table:table-cell table:formula="of:=['patched-default'.AB114]" office:value-type="float" office:value="447104" calcext:value-type="float">
            <text:p>447104</text:p>
          </table:table-cell>
          <table:table-cell table:formula="of:=['patched-default'.AC114]" office:value-type="float" office:value="502901" calcext:value-type="float">
            <text:p>502901</text:p>
          </table:table-cell>
          <table:table-cell table:formula="of:=['patched-default'.O114]" office:value-type="float" office:value="587616" calcext:value-type="float">
            <text:p>587616</text:p>
          </table:table-cell>
          <table:table-cell/>
        </table:table-row>
        <table:table-row table:style-name="ro1">
          <table:table-cell table:formula="of:=[original.AB115]" office:value-type="float" office:value="569908" calcext:value-type="float">
            <text:p>569908</text:p>
          </table:table-cell>
          <table:table-cell table:formula="of:=[original.AC115]" office:value-type="float" office:value="538842" calcext:value-type="float">
            <text:p>538842</text:p>
          </table:table-cell>
          <table:table-cell table:formula="of:=[original.O115]" office:value-type="float" office:value="676184" calcext:value-type="float">
            <text:p>676184</text:p>
          </table:table-cell>
          <table:table-cell table:formula="of:=['patched-default'.AB115]" office:value-type="float" office:value="551680" calcext:value-type="float">
            <text:p>551680</text:p>
          </table:table-cell>
          <table:table-cell table:formula="of:=['patched-default'.AC115]" office:value-type="float" office:value="614837" calcext:value-type="float">
            <text:p>614837</text:p>
          </table:table-cell>
          <table:table-cell table:formula="of:=['patched-default'.O115]" office:value-type="float" office:value="675592" calcext:value-type="float">
            <text:p>675592</text:p>
          </table:table-cell>
          <table:table-cell/>
        </table:table-row>
        <table:table-row table:style-name="ro1">
          <table:table-cell table:formula="of:=[original.AB116]" office:value-type="float" office:value="569908" calcext:value-type="float">
            <text:p>569908</text:p>
          </table:table-cell>
          <table:table-cell table:formula="of:=[original.AC116]" office:value-type="float" office:value="538842" calcext:value-type="float">
            <text:p>538842</text:p>
          </table:table-cell>
          <table:table-cell table:formula="of:=[original.O116]" office:value-type="float" office:value="676184" calcext:value-type="float">
            <text:p>676184</text:p>
          </table:table-cell>
          <table:table-cell table:formula="of:=['patched-default'.AB116]" office:value-type="float" office:value="551680" calcext:value-type="float">
            <text:p>551680</text:p>
          </table:table-cell>
          <table:table-cell table:formula="of:=['patched-default'.AC116]" office:value-type="float" office:value="614837" calcext:value-type="float">
            <text:p>614837</text:p>
          </table:table-cell>
          <table:table-cell table:formula="of:=['patched-default'.O116]" office:value-type="float" office:value="675592" calcext:value-type="float">
            <text:p>675592</text:p>
          </table:table-cell>
          <table:table-cell/>
        </table:table-row>
        <table:table-row table:style-name="ro1">
          <table:table-cell table:formula="of:=[original.AB117]" office:value-type="float" office:value="569908" calcext:value-type="float">
            <text:p>569908</text:p>
          </table:table-cell>
          <table:table-cell table:formula="of:=[original.AC117]" office:value-type="float" office:value="538842" calcext:value-type="float">
            <text:p>538842</text:p>
          </table:table-cell>
          <table:table-cell table:formula="of:=[original.O117]" office:value-type="float" office:value="676184" calcext:value-type="float">
            <text:p>676184</text:p>
          </table:table-cell>
          <table:table-cell table:formula="of:=['patched-default'.AB117]" office:value-type="float" office:value="551680" calcext:value-type="float">
            <text:p>551680</text:p>
          </table:table-cell>
          <table:table-cell table:formula="of:=['patched-default'.AC117]" office:value-type="float" office:value="614837" calcext:value-type="float">
            <text:p>614837</text:p>
          </table:table-cell>
          <table:table-cell table:formula="of:=['patched-default'.O117]" office:value-type="float" office:value="675592" calcext:value-type="float">
            <text:p>675592</text:p>
          </table:table-cell>
          <table:table-cell/>
        </table:table-row>
        <table:table-row table:style-name="ro1">
          <table:table-cell table:formula="of:=[original.AB118]" office:value-type="float" office:value="569908" calcext:value-type="float">
            <text:p>569908</text:p>
          </table:table-cell>
          <table:table-cell table:formula="of:=[original.AC118]" office:value-type="float" office:value="538842" calcext:value-type="float">
            <text:p>538842</text:p>
          </table:table-cell>
          <table:table-cell table:formula="of:=[original.O118]" office:value-type="float" office:value="676184" calcext:value-type="float">
            <text:p>676184</text:p>
          </table:table-cell>
          <table:table-cell table:formula="of:=['patched-default'.AB118]" office:value-type="float" office:value="551680" calcext:value-type="float">
            <text:p>551680</text:p>
          </table:table-cell>
          <table:table-cell table:formula="of:=['patched-default'.AC118]" office:value-type="float" office:value="614837" calcext:value-type="float">
            <text:p>614837</text:p>
          </table:table-cell>
          <table:table-cell table:formula="of:=['patched-default'.O118]" office:value-type="float" office:value="675592" calcext:value-type="float">
            <text:p>675592</text:p>
          </table:table-cell>
          <table:table-cell/>
        </table:table-row>
        <table:table-row table:style-name="ro1">
          <table:table-cell table:formula="of:=[original.AB119]" office:value-type="float" office:value="569908" calcext:value-type="float">
            <text:p>569908</text:p>
          </table:table-cell>
          <table:table-cell table:formula="of:=[original.AC119]" office:value-type="float" office:value="538842" calcext:value-type="float">
            <text:p>538842</text:p>
          </table:table-cell>
          <table:table-cell table:formula="of:=[original.O119]" office:value-type="float" office:value="676184" calcext:value-type="float">
            <text:p>676184</text:p>
          </table:table-cell>
          <table:table-cell table:formula="of:=['patched-default'.AB119]" office:value-type="float" office:value="551680" calcext:value-type="float">
            <text:p>551680</text:p>
          </table:table-cell>
          <table:table-cell table:formula="of:=['patched-default'.AC119]" office:value-type="float" office:value="614837" calcext:value-type="float">
            <text:p>614837</text:p>
          </table:table-cell>
          <table:table-cell table:formula="of:=['patched-default'.O119]" office:value-type="float" office:value="675592" calcext:value-type="float">
            <text:p>675592</text:p>
          </table:table-cell>
          <table:table-cell/>
        </table:table-row>
        <table:table-row table:style-name="ro1">
          <table:table-cell table:formula="of:=[original.AB120]" office:value-type="float" office:value="569908" calcext:value-type="float">
            <text:p>569908</text:p>
          </table:table-cell>
          <table:table-cell table:formula="of:=[original.AC120]" office:value-type="float" office:value="538842" calcext:value-type="float">
            <text:p>538842</text:p>
          </table:table-cell>
          <table:table-cell table:formula="of:=[original.O120]" office:value-type="float" office:value="676184" calcext:value-type="float">
            <text:p>676184</text:p>
          </table:table-cell>
          <table:table-cell table:formula="of:=['patched-default'.AB120]" office:value-type="float" office:value="551680" calcext:value-type="float">
            <text:p>551680</text:p>
          </table:table-cell>
          <table:table-cell table:formula="of:=['patched-default'.AC120]" office:value-type="float" office:value="614837" calcext:value-type="float">
            <text:p>614837</text:p>
          </table:table-cell>
          <table:table-cell table:formula="of:=['patched-default'.O120]" office:value-type="float" office:value="675592" calcext:value-type="float">
            <text:p>675592</text:p>
          </table:table-cell>
          <table:table-cell/>
        </table:table-row>
        <table:table-row table:style-name="ro1">
          <table:table-cell table:formula="of:=[original.AB121]" office:value-type="float" office:value="569908" calcext:value-type="float">
            <text:p>569908</text:p>
          </table:table-cell>
          <table:table-cell table:formula="of:=[original.AC121]" office:value-type="float" office:value="538842" calcext:value-type="float">
            <text:p>538842</text:p>
          </table:table-cell>
          <table:table-cell table:formula="of:=[original.O121]" office:value-type="float" office:value="676184" calcext:value-type="float">
            <text:p>676184</text:p>
          </table:table-cell>
          <table:table-cell table:formula="of:=['patched-default'.AB121]" office:value-type="float" office:value="551680" calcext:value-type="float">
            <text:p>551680</text:p>
          </table:table-cell>
          <table:table-cell table:formula="of:=['patched-default'.AC121]" office:value-type="float" office:value="614837" calcext:value-type="float">
            <text:p>614837</text:p>
          </table:table-cell>
          <table:table-cell table:formula="of:=['patched-default'.O121]" office:value-type="float" office:value="675592" calcext:value-type="float">
            <text:p>675592</text:p>
          </table:table-cell>
          <table:table-cell/>
        </table:table-row>
        <table:table-row table:style-name="ro1">
          <table:table-cell table:formula="of:=[original.AB122]" office:value-type="float" office:value="569908" calcext:value-type="float">
            <text:p>569908</text:p>
          </table:table-cell>
          <table:table-cell table:formula="of:=[original.AC122]" office:value-type="float" office:value="538842" calcext:value-type="float">
            <text:p>538842</text:p>
          </table:table-cell>
          <table:table-cell table:formula="of:=[original.O122]" office:value-type="float" office:value="676184" calcext:value-type="float">
            <text:p>676184</text:p>
          </table:table-cell>
          <table:table-cell table:formula="of:=['patched-default'.AB122]" office:value-type="float" office:value="551680" calcext:value-type="float">
            <text:p>551680</text:p>
          </table:table-cell>
          <table:table-cell table:formula="of:=['patched-default'.AC122]" office:value-type="float" office:value="614837" calcext:value-type="float">
            <text:p>614837</text:p>
          </table:table-cell>
          <table:table-cell table:formula="of:=['patched-default'.O122]" office:value-type="float" office:value="675592" calcext:value-type="float">
            <text:p>675592</text:p>
          </table:table-cell>
          <table:table-cell/>
        </table:table-row>
        <table:table-row table:style-name="ro1">
          <table:table-cell table:formula="of:=[original.AB123]" office:value-type="float" office:value="569908" calcext:value-type="float">
            <text:p>569908</text:p>
          </table:table-cell>
          <table:table-cell table:formula="of:=[original.AC123]" office:value-type="float" office:value="452428" calcext:value-type="float">
            <text:p>452428</text:p>
          </table:table-cell>
          <table:table-cell table:formula="of:=[original.O123]" office:value-type="float" office:value="676412" calcext:value-type="float">
            <text:p>676412</text:p>
          </table:table-cell>
          <table:table-cell table:formula="of:=['patched-default'.AB123]" office:value-type="float" office:value="473024" calcext:value-type="float">
            <text:p>473024</text:p>
          </table:table-cell>
          <table:table-cell table:formula="of:=['patched-default'.AC123]" office:value-type="float" office:value="526450" calcext:value-type="float">
            <text:p>526450</text:p>
          </table:table-cell>
          <table:table-cell table:formula="of:=['patched-default'.O123]" office:value-type="float" office:value="597192" calcext:value-type="float">
            <text:p>597192</text:p>
          </table:table-cell>
          <table:table-cell/>
        </table:table-row>
        <table:table-row table:style-name="ro1">
          <table:table-cell table:formula="of:=[original.AB124]" office:value-type="float" office:value="569908" calcext:value-type="float">
            <text:p>569908</text:p>
          </table:table-cell>
          <table:table-cell table:formula="of:=[original.AC124]" office:value-type="float" office:value="452428" calcext:value-type="float">
            <text:p>452428</text:p>
          </table:table-cell>
          <table:table-cell table:formula="of:=[original.O124]" office:value-type="float" office:value="676412" calcext:value-type="float">
            <text:p>676412</text:p>
          </table:table-cell>
          <table:table-cell table:formula="of:=['patched-default'.AB124]" office:value-type="float" office:value="473024" calcext:value-type="float">
            <text:p>473024</text:p>
          </table:table-cell>
          <table:table-cell table:formula="of:=['patched-default'.AC124]" office:value-type="float" office:value="526450" calcext:value-type="float">
            <text:p>526450</text:p>
          </table:table-cell>
          <table:table-cell table:formula="of:=['patched-default'.O124]" office:value-type="float" office:value="597456" calcext:value-type="float">
            <text:p>597456</text:p>
          </table:table-cell>
          <table:table-cell/>
        </table:table-row>
        <table:table-row table:style-name="ro1">
          <table:table-cell table:formula="of:=[original.AB125]" office:value-type="float" office:value="569908" calcext:value-type="float">
            <text:p>569908</text:p>
          </table:table-cell>
          <table:table-cell table:formula="of:=[original.AC125]" office:value-type="float" office:value="452428" calcext:value-type="float">
            <text:p>452428</text:p>
          </table:table-cell>
          <table:table-cell table:formula="of:=[original.O125]" office:value-type="float" office:value="676412" calcext:value-type="float">
            <text:p>676412</text:p>
          </table:table-cell>
          <table:table-cell table:formula="of:=['patched-default'.AB125]" office:value-type="float" office:value="473024" calcext:value-type="float">
            <text:p>473024</text:p>
          </table:table-cell>
          <table:table-cell table:formula="of:=['patched-default'.AC125]" office:value-type="float" office:value="526450" calcext:value-type="float">
            <text:p>526450</text:p>
          </table:table-cell>
          <table:table-cell table:formula="of:=['patched-default'.O125]" office:value-type="float" office:value="597456" calcext:value-type="float">
            <text:p>597456</text:p>
          </table:table-cell>
          <table:table-cell/>
        </table:table-row>
        <table:table-row table:style-name="ro1">
          <table:table-cell table:formula="of:=[original.AB126]" office:value-type="float" office:value="569908" calcext:value-type="float">
            <text:p>569908</text:p>
          </table:table-cell>
          <table:table-cell table:formula="of:=[original.AC126]" office:value-type="float" office:value="452428" calcext:value-type="float">
            <text:p>452428</text:p>
          </table:table-cell>
          <table:table-cell table:formula="of:=[original.O126]" office:value-type="float" office:value="676412" calcext:value-type="float">
            <text:p>676412</text:p>
          </table:table-cell>
          <table:table-cell table:formula="of:=['patched-default'.AB126]" office:value-type="float" office:value="473024" calcext:value-type="float">
            <text:p>473024</text:p>
          </table:table-cell>
          <table:table-cell table:formula="of:=['patched-default'.AC126]" office:value-type="float" office:value="526450" calcext:value-type="float">
            <text:p>526450</text:p>
          </table:table-cell>
          <table:table-cell table:formula="of:=['patched-default'.O126]" office:value-type="float" office:value="597456" calcext:value-type="float">
            <text:p>597456</text:p>
          </table:table-cell>
          <table:table-cell/>
        </table:table-row>
        <table:table-row table:style-name="ro1">
          <table:table-cell table:formula="of:=[original.AB127]" office:value-type="float" office:value="569908" calcext:value-type="float">
            <text:p>569908</text:p>
          </table:table-cell>
          <table:table-cell table:formula="of:=[original.AC127]" office:value-type="float" office:value="452428" calcext:value-type="float">
            <text:p>452428</text:p>
          </table:table-cell>
          <table:table-cell table:formula="of:=[original.O127]" office:value-type="float" office:value="676412" calcext:value-type="float">
            <text:p>676412</text:p>
          </table:table-cell>
          <table:table-cell table:formula="of:=['patched-default'.AB127]" office:value-type="float" office:value="473024" calcext:value-type="float">
            <text:p>473024</text:p>
          </table:table-cell>
          <table:table-cell table:formula="of:=['patched-default'.AC127]" office:value-type="float" office:value="526450" calcext:value-type="float">
            <text:p>526450</text:p>
          </table:table-cell>
          <table:table-cell table:formula="of:=['patched-default'.O127]" office:value-type="float" office:value="597456" calcext:value-type="float">
            <text:p>597456</text:p>
          </table:table-cell>
          <table:table-cell/>
        </table:table-row>
        <table:table-row table:style-name="ro1">
          <table:table-cell table:formula="of:=[original.AB128]" office:value-type="float" office:value="569908" calcext:value-type="float">
            <text:p>569908</text:p>
          </table:table-cell>
          <table:table-cell table:formula="of:=[original.AC128]" office:value-type="float" office:value="452428" calcext:value-type="float">
            <text:p>452428</text:p>
          </table:table-cell>
          <table:table-cell table:formula="of:=[original.O128]" office:value-type="float" office:value="676412" calcext:value-type="float">
            <text:p>676412</text:p>
          </table:table-cell>
          <table:table-cell table:formula="of:=['patched-default'.AB128]" office:value-type="float" office:value="473024" calcext:value-type="float">
            <text:p>473024</text:p>
          </table:table-cell>
          <table:table-cell table:formula="of:=['patched-default'.AC128]" office:value-type="float" office:value="526450" calcext:value-type="float">
            <text:p>526450</text:p>
          </table:table-cell>
          <table:table-cell table:formula="of:=['patched-default'.O128]" office:value-type="float" office:value="597456" calcext:value-type="float">
            <text:p>597456</text:p>
          </table:table-cell>
          <table:table-cell/>
        </table:table-row>
        <table:table-row table:style-name="ro1">
          <table:table-cell table:formula="of:=[original.AB129]" office:value-type="float" office:value="569908" calcext:value-type="float">
            <text:p>569908</text:p>
          </table:table-cell>
          <table:table-cell table:formula="of:=[original.AC129]" office:value-type="float" office:value="452428" calcext:value-type="float">
            <text:p>452428</text:p>
          </table:table-cell>
          <table:table-cell table:formula="of:=[original.O129]" office:value-type="float" office:value="676412" calcext:value-type="float">
            <text:p>676412</text:p>
          </table:table-cell>
          <table:table-cell table:formula="of:=['patched-default'.AB129]" office:value-type="float" office:value="473024" calcext:value-type="float">
            <text:p>473024</text:p>
          </table:table-cell>
          <table:table-cell table:formula="of:=['patched-default'.AC129]" office:value-type="float" office:value="526450" calcext:value-type="float">
            <text:p>526450</text:p>
          </table:table-cell>
          <table:table-cell table:formula="of:=['patched-default'.O129]" office:value-type="float" office:value="597456" calcext:value-type="float">
            <text:p>597456</text:p>
          </table:table-cell>
          <table:table-cell/>
        </table:table-row>
        <table:table-row table:style-name="ro1">
          <table:table-cell table:formula="of:=[original.AB130]" office:value-type="float" office:value="569908" calcext:value-type="float">
            <text:p>569908</text:p>
          </table:table-cell>
          <table:table-cell table:formula="of:=[original.AC130]" office:value-type="float" office:value="452428" calcext:value-type="float">
            <text:p>452428</text:p>
          </table:table-cell>
          <table:table-cell table:formula="of:=[original.O130]" office:value-type="float" office:value="676412" calcext:value-type="float">
            <text:p>676412</text:p>
          </table:table-cell>
          <table:table-cell table:formula="of:=['patched-default'.AB130]" office:value-type="float" office:value="473024" calcext:value-type="float">
            <text:p>473024</text:p>
          </table:table-cell>
          <table:table-cell table:formula="of:=['patched-default'.AC130]" office:value-type="float" office:value="526450" calcext:value-type="float">
            <text:p>526450</text:p>
          </table:table-cell>
          <table:table-cell table:formula="of:=['patched-default'.O130]" office:value-type="float" office:value="597456" calcext:value-type="float">
            <text:p>597456</text:p>
          </table:table-cell>
          <table:table-cell/>
        </table:table-row>
        <table:table-row table:style-name="ro1">
          <table:table-cell table:formula="of:=[original.AB131]" office:value-type="float" office:value="569908" calcext:value-type="float">
            <text:p>569908</text:p>
          </table:table-cell>
          <table:table-cell table:formula="of:=[original.AC131]" office:value-type="float" office:value="366015" calcext:value-type="float">
            <text:p>366015</text:p>
          </table:table-cell>
          <table:table-cell table:formula="of:=[original.O131]" office:value-type="float" office:value="676388" calcext:value-type="float">
            <text:p>676388</text:p>
          </table:table-cell>
          <table:table-cell table:formula="of:=['patched-default'.AB131]" office:value-type="float" office:value="473024" calcext:value-type="float">
            <text:p>473024</text:p>
          </table:table-cell>
          <table:table-cell table:formula="of:=['patched-default'.AC131]" office:value-type="float" office:value="526450" calcext:value-type="float">
            <text:p>526450</text:p>
          </table:table-cell>
          <table:table-cell table:formula="of:=['patched-default'.O131]" office:value-type="float" office:value="597456" calcext:value-type="float">
            <text:p>597456</text:p>
          </table:table-cell>
          <table:table-cell/>
        </table:table-row>
        <table:table-row table:style-name="ro1">
          <table:table-cell table:formula="of:=[original.AB132]" office:value-type="float" office:value="569908" calcext:value-type="float">
            <text:p>569908</text:p>
          </table:table-cell>
          <table:table-cell table:formula="of:=[original.AC132]" office:value-type="float" office:value="366015" calcext:value-type="float">
            <text:p>366015</text:p>
          </table:table-cell>
          <table:table-cell table:formula="of:=[original.O132]" office:value-type="float" office:value="676364" calcext:value-type="float">
            <text:p>676364</text:p>
          </table:table-cell>
          <table:table-cell table:formula="of:=['patched-default'.AB132]" office:value-type="float" office:value="386304" calcext:value-type="float">
            <text:p>386304</text:p>
          </table:table-cell>
          <table:table-cell table:formula="of:=['patched-default'.AC132]" office:value-type="float" office:value="438062" calcext:value-type="float">
            <text:p>438062</text:p>
          </table:table-cell>
          <table:table-cell table:formula="of:=['patched-default'.O132]" office:value-type="float" office:value="510688" calcext:value-type="float">
            <text:p>510688</text:p>
          </table:table-cell>
          <table:table-cell/>
        </table:table-row>
        <table:table-row table:style-name="ro1">
          <table:table-cell table:formula="of:=[original.AB133]" office:value-type="float" office:value="569908" calcext:value-type="float">
            <text:p>569908</text:p>
          </table:table-cell>
          <table:table-cell table:formula="of:=[original.AC133]" office:value-type="float" office:value="366015" calcext:value-type="float">
            <text:p>366015</text:p>
          </table:table-cell>
          <table:table-cell table:formula="of:=[original.O133]" office:value-type="float" office:value="676364" calcext:value-type="float">
            <text:p>676364</text:p>
          </table:table-cell>
          <table:table-cell table:formula="of:=['patched-default'.AB133]" office:value-type="float" office:value="386304" calcext:value-type="float">
            <text:p>386304</text:p>
          </table:table-cell>
          <table:table-cell table:formula="of:=['patched-default'.AC133]" office:value-type="float" office:value="438062" calcext:value-type="float">
            <text:p>438062</text:p>
          </table:table-cell>
          <table:table-cell table:formula="of:=['patched-default'.O133]" office:value-type="float" office:value="510688" calcext:value-type="float">
            <text:p>510688</text:p>
          </table:table-cell>
          <table:table-cell/>
        </table:table-row>
        <table:table-row table:style-name="ro1">
          <table:table-cell table:formula="of:=[original.AB134]" office:value-type="float" office:value="569908" calcext:value-type="float">
            <text:p>569908</text:p>
          </table:table-cell>
          <table:table-cell table:formula="of:=[original.AC134]" office:value-type="float" office:value="366015" calcext:value-type="float">
            <text:p>366015</text:p>
          </table:table-cell>
          <table:table-cell table:formula="of:=[original.O134]" office:value-type="float" office:value="676364" calcext:value-type="float">
            <text:p>676364</text:p>
          </table:table-cell>
          <table:table-cell table:formula="of:=['patched-default'.AB134]" office:value-type="float" office:value="386304" calcext:value-type="float">
            <text:p>386304</text:p>
          </table:table-cell>
          <table:table-cell table:formula="of:=['patched-default'.AC134]" office:value-type="float" office:value="438062" calcext:value-type="float">
            <text:p>438062</text:p>
          </table:table-cell>
          <table:table-cell table:formula="of:=['patched-default'.O134]" office:value-type="float" office:value="510688" calcext:value-type="float">
            <text:p>510688</text:p>
          </table:table-cell>
          <table:table-cell/>
        </table:table-row>
        <table:table-row table:style-name="ro1">
          <table:table-cell table:formula="of:=[original.AB135]" office:value-type="float" office:value="569908" calcext:value-type="float">
            <text:p>569908</text:p>
          </table:table-cell>
          <table:table-cell table:formula="of:=[original.AC135]" office:value-type="float" office:value="366015" calcext:value-type="float">
            <text:p>366015</text:p>
          </table:table-cell>
          <table:table-cell table:formula="of:=[original.O135]" office:value-type="float" office:value="676364" calcext:value-type="float">
            <text:p>676364</text:p>
          </table:table-cell>
          <table:table-cell table:formula="of:=['patched-default'.AB135]" office:value-type="float" office:value="386304" calcext:value-type="float">
            <text:p>386304</text:p>
          </table:table-cell>
          <table:table-cell table:formula="of:=['patched-default'.AC135]" office:value-type="float" office:value="438062" calcext:value-type="float">
            <text:p>438062</text:p>
          </table:table-cell>
          <table:table-cell table:formula="of:=['patched-default'.O135]" office:value-type="float" office:value="510688" calcext:value-type="float">
            <text:p>510688</text:p>
          </table:table-cell>
          <table:table-cell/>
        </table:table-row>
        <table:table-row table:style-name="ro1">
          <table:table-cell table:formula="of:=[original.AB136]" office:value-type="float" office:value="569908" calcext:value-type="float">
            <text:p>569908</text:p>
          </table:table-cell>
          <table:table-cell table:formula="of:=[original.AC136]" office:value-type="float" office:value="366015" calcext:value-type="float">
            <text:p>366015</text:p>
          </table:table-cell>
          <table:table-cell table:formula="of:=[original.O136]" office:value-type="float" office:value="676364" calcext:value-type="float">
            <text:p>676364</text:p>
          </table:table-cell>
          <table:table-cell table:formula="of:=['patched-default'.AB136]" office:value-type="float" office:value="386304" calcext:value-type="float">
            <text:p>386304</text:p>
          </table:table-cell>
          <table:table-cell table:formula="of:=['patched-default'.AC136]" office:value-type="float" office:value="438062" calcext:value-type="float">
            <text:p>438062</text:p>
          </table:table-cell>
          <table:table-cell table:formula="of:=['patched-default'.O136]" office:value-type="float" office:value="510688" calcext:value-type="float">
            <text:p>510688</text:p>
          </table:table-cell>
          <table:table-cell/>
        </table:table-row>
        <table:table-row table:style-name="ro1">
          <table:table-cell table:formula="of:=[original.AB137]" office:value-type="float" office:value="569908" calcext:value-type="float">
            <text:p>569908</text:p>
          </table:table-cell>
          <table:table-cell table:formula="of:=[original.AC137]" office:value-type="float" office:value="366015" calcext:value-type="float">
            <text:p>366015</text:p>
          </table:table-cell>
          <table:table-cell table:formula="of:=[original.O137]" office:value-type="float" office:value="676364" calcext:value-type="float">
            <text:p>676364</text:p>
          </table:table-cell>
          <table:table-cell table:formula="of:=['patched-default'.AB137]" office:value-type="float" office:value="386304" calcext:value-type="float">
            <text:p>386304</text:p>
          </table:table-cell>
          <table:table-cell table:formula="of:=['patched-default'.AC137]" office:value-type="float" office:value="438062" calcext:value-type="float">
            <text:p>438062</text:p>
          </table:table-cell>
          <table:table-cell table:formula="of:=['patched-default'.O137]" office:value-type="float" office:value="510688" calcext:value-type="float">
            <text:p>510688</text:p>
          </table:table-cell>
          <table:table-cell/>
        </table:table-row>
        <table:table-row table:style-name="ro1">
          <table:table-cell table:formula="of:=[original.AB138]" office:value-type="float" office:value="569908" calcext:value-type="float">
            <text:p>569908</text:p>
          </table:table-cell>
          <table:table-cell table:formula="of:=[original.AC138]" office:value-type="float" office:value="366015" calcext:value-type="float">
            <text:p>366015</text:p>
          </table:table-cell>
          <table:table-cell table:formula="of:=[original.O138]" office:value-type="float" office:value="676364" calcext:value-type="float">
            <text:p>676364</text:p>
          </table:table-cell>
          <table:table-cell table:formula="of:=['patched-default'.AB138]" office:value-type="float" office:value="386304" calcext:value-type="float">
            <text:p>386304</text:p>
          </table:table-cell>
          <table:table-cell table:formula="of:=['patched-default'.AC138]" office:value-type="float" office:value="438062" calcext:value-type="float">
            <text:p>438062</text:p>
          </table:table-cell>
          <table:table-cell table:formula="of:=['patched-default'.O138]" office:value-type="float" office:value="510688" calcext:value-type="float">
            <text:p>510688</text:p>
          </table:table-cell>
          <table:table-cell/>
        </table:table-row>
        <table:table-row table:style-name="ro1">
          <table:table-cell table:formula="of:=[original.AB139]" office:value-type="float" office:value="569908" calcext:value-type="float">
            <text:p>569908</text:p>
          </table:table-cell>
          <table:table-cell table:formula="of:=[original.AC139]" office:value-type="float" office:value="366015" calcext:value-type="float">
            <text:p>366015</text:p>
          </table:table-cell>
          <table:table-cell table:formula="of:=[original.O139]" office:value-type="float" office:value="676364" calcext:value-type="float">
            <text:p>676364</text:p>
          </table:table-cell>
          <table:table-cell table:formula="of:=['patched-default'.AB139]" office:value-type="float" office:value="386304" calcext:value-type="float">
            <text:p>386304</text:p>
          </table:table-cell>
          <table:table-cell table:formula="of:=['patched-default'.AC139]" office:value-type="float" office:value="438062" calcext:value-type="float">
            <text:p>438062</text:p>
          </table:table-cell>
          <table:table-cell table:formula="of:=['patched-default'.O139]" office:value-type="float" office:value="510688" calcext:value-type="float">
            <text:p>510688</text:p>
          </table:table-cell>
          <table:table-cell/>
        </table:table-row>
        <table:table-row table:style-name="ro1">
          <table:table-cell table:formula="of:=[original.AB140]" office:value-type="float" office:value="543284" calcext:value-type="float">
            <text:p>543284</text:p>
          </table:table-cell>
          <table:table-cell table:formula="of:=[original.AC140]" office:value-type="float" office:value="279602" calcext:value-type="float">
            <text:p>279602</text:p>
          </table:table-cell>
          <table:table-cell table:formula="of:=[original.O140]" office:value-type="float" office:value="650480" calcext:value-type="float">
            <text:p>650480</text:p>
          </table:table-cell>
          <table:table-cell table:formula="of:=['patched-default'.AB140]" office:value-type="float" office:value="299648" calcext:value-type="float">
            <text:p>299648</text:p>
          </table:table-cell>
          <table:table-cell table:formula="of:=['patched-default'.AC140]" office:value-type="float" office:value="349675" calcext:value-type="float">
            <text:p>349675</text:p>
          </table:table-cell>
          <table:table-cell table:formula="of:=['patched-default'.O140]" office:value-type="float" office:value="423996" calcext:value-type="float">
            <text:p>423996</text:p>
          </table:table-cell>
          <table:table-cell/>
        </table:table-row>
        <table:table-row table:style-name="ro1">
          <table:table-cell table:formula="of:=[original.AB141]" office:value-type="float" office:value="543284" calcext:value-type="float">
            <text:p>543284</text:p>
          </table:table-cell>
          <table:table-cell table:formula="of:=[original.AC141]" office:value-type="float" office:value="279602" calcext:value-type="float">
            <text:p>279602</text:p>
          </table:table-cell>
          <table:table-cell table:formula="of:=[original.O141]" office:value-type="float" office:value="650480" calcext:value-type="float">
            <text:p>650480</text:p>
          </table:table-cell>
          <table:table-cell table:formula="of:=['patched-default'.AB141]" office:value-type="float" office:value="299648" calcext:value-type="float">
            <text:p>299648</text:p>
          </table:table-cell>
          <table:table-cell table:formula="of:=['patched-default'.AC141]" office:value-type="float" office:value="349675" calcext:value-type="float">
            <text:p>349675</text:p>
          </table:table-cell>
          <table:table-cell table:formula="of:=['patched-default'.O141]" office:value-type="float" office:value="423996" calcext:value-type="float">
            <text:p>423996</text:p>
          </table:table-cell>
          <table:table-cell/>
        </table:table-row>
        <table:table-row table:style-name="ro1">
          <table:table-cell table:formula="of:=[original.AB142]" office:value-type="float" office:value="543284" calcext:value-type="float">
            <text:p>543284</text:p>
          </table:table-cell>
          <table:table-cell table:formula="of:=[original.AC142]" office:value-type="float" office:value="279602" calcext:value-type="float">
            <text:p>279602</text:p>
          </table:table-cell>
          <table:table-cell table:formula="of:=[original.O142]" office:value-type="float" office:value="650480" calcext:value-type="float">
            <text:p>650480</text:p>
          </table:table-cell>
          <table:table-cell table:formula="of:=['patched-default'.AB142]" office:value-type="float" office:value="299648" calcext:value-type="float">
            <text:p>299648</text:p>
          </table:table-cell>
          <table:table-cell table:formula="of:=['patched-default'.AC142]" office:value-type="float" office:value="349675" calcext:value-type="float">
            <text:p>349675</text:p>
          </table:table-cell>
          <table:table-cell table:formula="of:=['patched-default'.O142]" office:value-type="float" office:value="423996" calcext:value-type="float">
            <text:p>423996</text:p>
          </table:table-cell>
          <table:table-cell/>
        </table:table-row>
        <table:table-row table:style-name="ro1">
          <table:table-cell table:formula="of:=[original.AB143]" office:value-type="float" office:value="543284" calcext:value-type="float">
            <text:p>543284</text:p>
          </table:table-cell>
          <table:table-cell table:formula="of:=[original.AC143]" office:value-type="float" office:value="279602" calcext:value-type="float">
            <text:p>279602</text:p>
          </table:table-cell>
          <table:table-cell table:formula="of:=[original.O143]" office:value-type="float" office:value="650480" calcext:value-type="float">
            <text:p>650480</text:p>
          </table:table-cell>
          <table:table-cell table:formula="of:=['patched-default'.AB143]" office:value-type="float" office:value="299648" calcext:value-type="float">
            <text:p>299648</text:p>
          </table:table-cell>
          <table:table-cell table:formula="of:=['patched-default'.AC143]" office:value-type="float" office:value="349675" calcext:value-type="float">
            <text:p>349675</text:p>
          </table:table-cell>
          <table:table-cell table:formula="of:=['patched-default'.O143]" office:value-type="float" office:value="423996" calcext:value-type="float">
            <text:p>423996</text:p>
          </table:table-cell>
          <table:table-cell/>
        </table:table-row>
        <table:table-row table:style-name="ro1">
          <table:table-cell table:formula="of:=[original.AB144]" office:value-type="float" office:value="543284" calcext:value-type="float">
            <text:p>543284</text:p>
          </table:table-cell>
          <table:table-cell table:formula="of:=[original.AC144]" office:value-type="float" office:value="279602" calcext:value-type="float">
            <text:p>279602</text:p>
          </table:table-cell>
          <table:table-cell table:formula="of:=[original.O144]" office:value-type="float" office:value="650480" calcext:value-type="float">
            <text:p>650480</text:p>
          </table:table-cell>
          <table:table-cell table:formula="of:=['patched-default'.AB144]" office:value-type="float" office:value="299648" calcext:value-type="float">
            <text:p>299648</text:p>
          </table:table-cell>
          <table:table-cell table:formula="of:=['patched-default'.AC144]" office:value-type="float" office:value="349676" calcext:value-type="float">
            <text:p>349676</text:p>
          </table:table-cell>
          <table:table-cell table:formula="of:=['patched-default'.O144]" office:value-type="float" office:value="423996" calcext:value-type="float">
            <text:p>423996</text:p>
          </table:table-cell>
          <table:table-cell/>
        </table:table-row>
        <table:table-row table:style-name="ro1">
          <table:table-cell table:formula="of:=[original.AB145]" office:value-type="float" office:value="543284" calcext:value-type="float">
            <text:p>543284</text:p>
          </table:table-cell>
          <table:table-cell table:formula="of:=[original.AC145]" office:value-type="float" office:value="279602" calcext:value-type="float">
            <text:p>279602</text:p>
          </table:table-cell>
          <table:table-cell table:formula="of:=[original.O145]" office:value-type="float" office:value="650480" calcext:value-type="float">
            <text:p>650480</text:p>
          </table:table-cell>
          <table:table-cell table:formula="of:=['patched-default'.AB145]" office:value-type="float" office:value="299648" calcext:value-type="float">
            <text:p>299648</text:p>
          </table:table-cell>
          <table:table-cell table:formula="of:=['patched-default'.AC145]" office:value-type="float" office:value="349676" calcext:value-type="float">
            <text:p>349676</text:p>
          </table:table-cell>
          <table:table-cell table:formula="of:=['patched-default'.O145]" office:value-type="float" office:value="423996" calcext:value-type="float">
            <text:p>423996</text:p>
          </table:table-cell>
          <table:table-cell/>
        </table:table-row>
        <table:table-row table:style-name="ro1">
          <table:table-cell table:formula="of:=[original.AB146]" office:value-type="float" office:value="543284" calcext:value-type="float">
            <text:p>543284</text:p>
          </table:table-cell>
          <table:table-cell table:formula="of:=[original.AC146]" office:value-type="float" office:value="279602" calcext:value-type="float">
            <text:p>279602</text:p>
          </table:table-cell>
          <table:table-cell table:formula="of:=[original.O146]" office:value-type="float" office:value="650480" calcext:value-type="float">
            <text:p>650480</text:p>
          </table:table-cell>
          <table:table-cell table:formula="of:=['patched-default'.AB146]" office:value-type="float" office:value="299648" calcext:value-type="float">
            <text:p>299648</text:p>
          </table:table-cell>
          <table:table-cell table:formula="of:=['patched-default'.AC146]" office:value-type="float" office:value="349676" calcext:value-type="float">
            <text:p>349676</text:p>
          </table:table-cell>
          <table:table-cell table:formula="of:=['patched-default'.O146]" office:value-type="float" office:value="423996" calcext:value-type="float">
            <text:p>423996</text:p>
          </table:table-cell>
          <table:table-cell/>
        </table:table-row>
        <table:table-row table:style-name="ro1">
          <table:table-cell table:formula="of:=[original.AB147]" office:value-type="float" office:value="543284" calcext:value-type="float">
            <text:p>543284</text:p>
          </table:table-cell>
          <table:table-cell table:formula="of:=[original.AC147]" office:value-type="float" office:value="279602" calcext:value-type="float">
            <text:p>279602</text:p>
          </table:table-cell>
          <table:table-cell table:formula="of:=[original.O147]" office:value-type="float" office:value="650480" calcext:value-type="float">
            <text:p>650480</text:p>
          </table:table-cell>
          <table:table-cell table:formula="of:=['patched-default'.AB147]" office:value-type="float" office:value="299648" calcext:value-type="float">
            <text:p>299648</text:p>
          </table:table-cell>
          <table:table-cell table:formula="of:=['patched-default'.AC147]" office:value-type="float" office:value="349676" calcext:value-type="float">
            <text:p>349676</text:p>
          </table:table-cell>
          <table:table-cell table:formula="of:=['patched-default'.O147]" office:value-type="float" office:value="423996" calcext:value-type="float">
            <text:p>423996</text:p>
          </table:table-cell>
          <table:table-cell/>
        </table:table-row>
        <table:table-row table:style-name="ro1">
          <table:table-cell table:formula="of:=[original.AB148]" office:value-type="float" office:value="518708" calcext:value-type="float">
            <text:p>518708</text:p>
          </table:table-cell>
          <table:table-cell table:formula="of:=[original.AC148]" office:value-type="float" office:value="193192" calcext:value-type="float">
            <text:p>193192</text:p>
          </table:table-cell>
          <table:table-cell table:formula="of:=[original.O148]" office:value-type="float" office:value="626720" calcext:value-type="float">
            <text:p>626720</text:p>
          </table:table-cell>
          <table:table-cell table:formula="of:=['patched-default'.AB148]" office:value-type="float" office:value="212928" calcext:value-type="float">
            <text:p>212928</text:p>
          </table:table-cell>
          <table:table-cell table:formula="of:=['patched-default'.AC148]" office:value-type="float" office:value="261297" calcext:value-type="float">
            <text:p>261297</text:p>
          </table:table-cell>
          <table:table-cell table:formula="of:=['patched-default'.O148]" office:value-type="float" office:value="337260" calcext:value-type="float">
            <text:p>337260</text:p>
          </table:table-cell>
          <table:table-cell/>
        </table:table-row>
        <table:table-row table:style-name="ro1">
          <table:table-cell table:formula="of:=[original.AB149]" office:value-type="float" office:value="518708" calcext:value-type="float">
            <text:p>518708</text:p>
          </table:table-cell>
          <table:table-cell table:formula="of:=[original.AC149]" office:value-type="float" office:value="193192" calcext:value-type="float">
            <text:p>193192</text:p>
          </table:table-cell>
          <table:table-cell table:formula="of:=[original.O149]" office:value-type="float" office:value="626720" calcext:value-type="float">
            <text:p>626720</text:p>
          </table:table-cell>
          <table:table-cell table:formula="of:=['patched-default'.AB149]" office:value-type="float" office:value="212928" calcext:value-type="float">
            <text:p>212928</text:p>
          </table:table-cell>
          <table:table-cell table:formula="of:=['patched-default'.AC149]" office:value-type="float" office:value="261297" calcext:value-type="float">
            <text:p>261297</text:p>
          </table:table-cell>
          <table:table-cell table:formula="of:=['patched-default'.O149]" office:value-type="float" office:value="337260" calcext:value-type="float">
            <text:p>337260</text:p>
          </table:table-cell>
          <table:table-cell/>
        </table:table-row>
        <table:table-row table:style-name="ro1">
          <table:table-cell table:formula="of:=[original.AB150]" office:value-type="float" office:value="518708" calcext:value-type="float">
            <text:p>518708</text:p>
          </table:table-cell>
          <table:table-cell table:formula="of:=[original.AC150]" office:value-type="float" office:value="193192" calcext:value-type="float">
            <text:p>193192</text:p>
          </table:table-cell>
          <table:table-cell table:formula="of:=[original.O150]" office:value-type="float" office:value="626720" calcext:value-type="float">
            <text:p>626720</text:p>
          </table:table-cell>
          <table:table-cell table:formula="of:=['patched-default'.AB150]" office:value-type="float" office:value="212928" calcext:value-type="float">
            <text:p>212928</text:p>
          </table:table-cell>
          <table:table-cell table:formula="of:=['patched-default'.AC150]" office:value-type="float" office:value="261297" calcext:value-type="float">
            <text:p>261297</text:p>
          </table:table-cell>
          <table:table-cell table:formula="of:=['patched-default'.O150]" office:value-type="float" office:value="337260" calcext:value-type="float">
            <text:p>337260</text:p>
          </table:table-cell>
          <table:table-cell/>
        </table:table-row>
        <table:table-row table:style-name="ro1">
          <table:table-cell table:formula="of:=[original.AB151]" office:value-type="float" office:value="518708" calcext:value-type="float">
            <text:p>518708</text:p>
          </table:table-cell>
          <table:table-cell table:formula="of:=[original.AC151]" office:value-type="float" office:value="193192" calcext:value-type="float">
            <text:p>193192</text:p>
          </table:table-cell>
          <table:table-cell table:formula="of:=[original.O151]" office:value-type="float" office:value="626720" calcext:value-type="float">
            <text:p>626720</text:p>
          </table:table-cell>
          <table:table-cell table:formula="of:=['patched-default'.AB151]" office:value-type="float" office:value="212928" calcext:value-type="float">
            <text:p>212928</text:p>
          </table:table-cell>
          <table:table-cell table:formula="of:=['patched-default'.AC151]" office:value-type="float" office:value="261297" calcext:value-type="float">
            <text:p>261297</text:p>
          </table:table-cell>
          <table:table-cell table:formula="of:=['patched-default'.O151]" office:value-type="float" office:value="337260" calcext:value-type="float">
            <text:p>337260</text:p>
          </table:table-cell>
          <table:table-cell/>
        </table:table-row>
        <table:table-row table:style-name="ro1">
          <table:table-cell table:formula="of:=[original.AB152]" office:value-type="float" office:value="518708" calcext:value-type="float">
            <text:p>518708</text:p>
          </table:table-cell>
          <table:table-cell table:formula="of:=[original.AC152]" office:value-type="float" office:value="193192" calcext:value-type="float">
            <text:p>193192</text:p>
          </table:table-cell>
          <table:table-cell table:formula="of:=[original.O152]" office:value-type="float" office:value="626720" calcext:value-type="float">
            <text:p>626720</text:p>
          </table:table-cell>
          <table:table-cell table:formula="of:=['patched-default'.AB152]" office:value-type="float" office:value="212928" calcext:value-type="float">
            <text:p>212928</text:p>
          </table:table-cell>
          <table:table-cell table:formula="of:=['patched-default'.AC152]" office:value-type="float" office:value="261297" calcext:value-type="float">
            <text:p>261297</text:p>
          </table:table-cell>
          <table:table-cell table:formula="of:=['patched-default'.O152]" office:value-type="float" office:value="337260" calcext:value-type="float">
            <text:p>337260</text:p>
          </table:table-cell>
          <table:table-cell/>
        </table:table-row>
        <table:table-row table:style-name="ro1">
          <table:table-cell table:formula="of:=[original.AB153]" office:value-type="float" office:value="518708" calcext:value-type="float">
            <text:p>518708</text:p>
          </table:table-cell>
          <table:table-cell table:formula="of:=[original.AC153]" office:value-type="float" office:value="193192" calcext:value-type="float">
            <text:p>193192</text:p>
          </table:table-cell>
          <table:table-cell table:formula="of:=[original.O153]" office:value-type="float" office:value="626720" calcext:value-type="float">
            <text:p>626720</text:p>
          </table:table-cell>
          <table:table-cell table:formula="of:=['patched-default'.AB153]" office:value-type="float" office:value="212928" calcext:value-type="float">
            <text:p>212928</text:p>
          </table:table-cell>
          <table:table-cell table:formula="of:=['patched-default'.AC153]" office:value-type="float" office:value="261297" calcext:value-type="float">
            <text:p>261297</text:p>
          </table:table-cell>
          <table:table-cell table:formula="of:=['patched-default'.O153]" office:value-type="float" office:value="337260" calcext:value-type="float">
            <text:p>337260</text:p>
          </table:table-cell>
          <table:table-cell/>
        </table:table-row>
        <table:table-row table:style-name="ro1">
          <table:table-cell table:formula="of:=[original.AB154]" office:value-type="float" office:value="518708" calcext:value-type="float">
            <text:p>518708</text:p>
          </table:table-cell>
          <table:table-cell table:formula="of:=[original.AC154]" office:value-type="float" office:value="193192" calcext:value-type="float">
            <text:p>193192</text:p>
          </table:table-cell>
          <table:table-cell table:formula="of:=[original.O154]" office:value-type="float" office:value="626720" calcext:value-type="float">
            <text:p>626720</text:p>
          </table:table-cell>
          <table:table-cell table:formula="of:=['patched-default'.AB154]" office:value-type="float" office:value="212928" calcext:value-type="float">
            <text:p>212928</text:p>
          </table:table-cell>
          <table:table-cell table:formula="of:=['patched-default'.AC154]" office:value-type="float" office:value="261297" calcext:value-type="float">
            <text:p>261297</text:p>
          </table:table-cell>
          <table:table-cell table:formula="of:=['patched-default'.O154]" office:value-type="float" office:value="337260" calcext:value-type="float">
            <text:p>337260</text:p>
          </table:table-cell>
          <table:table-cell/>
        </table:table-row>
        <table:table-row table:style-name="ro1">
          <table:table-cell table:formula="of:=[original.AB155]" office:value-type="float" office:value="518708" calcext:value-type="float">
            <text:p>518708</text:p>
          </table:table-cell>
          <table:table-cell table:formula="of:=[original.AC155]" office:value-type="float" office:value="193192" calcext:value-type="float">
            <text:p>193192</text:p>
          </table:table-cell>
          <table:table-cell table:formula="of:=[original.O155]" office:value-type="float" office:value="626720" calcext:value-type="float">
            <text:p>626720</text:p>
          </table:table-cell>
          <table:table-cell table:formula="of:=['patched-default'.AB155]" office:value-type="float" office:value="212928" calcext:value-type="float">
            <text:p>212928</text:p>
          </table:table-cell>
          <table:table-cell table:formula="of:=['patched-default'.AC155]" office:value-type="float" office:value="261297" calcext:value-type="float">
            <text:p>261297</text:p>
          </table:table-cell>
          <table:table-cell table:formula="of:=['patched-default'.O155]" office:value-type="float" office:value="337260" calcext:value-type="float">
            <text:p>337260</text:p>
          </table:table-cell>
          <table:table-cell/>
        </table:table-row>
        <table:table-row table:style-name="ro1">
          <table:table-cell table:formula="of:=[original.AB156]" office:value-type="float" office:value="76620" calcext:value-type="float">
            <text:p>76620</text:p>
          </table:table-cell>
          <table:table-cell table:formula="of:=[original.AC156]" office:value-type="float" office:value="20366" calcext:value-type="float">
            <text:p>20366</text:p>
          </table:table-cell>
          <table:table-cell table:formula="of:=[original.O156]" office:value-type="float" office:value="187296" calcext:value-type="float">
            <text:p>187296</text:p>
          </table:table-cell>
          <table:table-cell table:formula="of:=['patched-default'.AB156]" office:value-type="float" office:value="20800" calcext:value-type="float">
            <text:p>20800</text:p>
          </table:table-cell>
          <table:table-cell table:formula="of:=['patched-default'.AC156]" office:value-type="float" office:value="84522" calcext:value-type="float">
            <text:p>84522</text:p>
          </table:table-cell>
          <table:table-cell table:formula="of:=['patched-default'.O156]" office:value-type="float" office:value="139868" calcext:value-type="float">
            <text:p>139868</text:p>
          </table:table-cell>
          <table:table-cell/>
        </table:table-row>
        <table:table-row table:style-name="ro1">
          <table:table-cell table:formula="of:=[original.AB157]" office:value-type="float" office:value="76620" calcext:value-type="float">
            <text:p>76620</text:p>
          </table:table-cell>
          <table:table-cell table:formula="of:=[original.AC157]" office:value-type="float" office:value="20366" calcext:value-type="float">
            <text:p>20366</text:p>
          </table:table-cell>
          <table:table-cell table:formula="of:=[original.O157]" office:value-type="float" office:value="187296" calcext:value-type="float">
            <text:p>187296</text:p>
          </table:table-cell>
          <table:table-cell table:formula="of:=['patched-default'.AB157]" office:value-type="float" office:value="20800" calcext:value-type="float">
            <text:p>20800</text:p>
          </table:table-cell>
          <table:table-cell table:formula="of:=['patched-default'.AC157]" office:value-type="float" office:value="84522" calcext:value-type="float">
            <text:p>84522</text:p>
          </table:table-cell>
          <table:table-cell table:formula="of:=['patched-default'.O157]" office:value-type="float" office:value="139868" calcext:value-type="float">
            <text:p>139868</text:p>
          </table:table-cell>
          <table:table-cell/>
        </table:table-row>
        <table:table-row table:style-name="ro1">
          <table:table-cell table:formula="of:=[original.AB158]" office:value-type="float" office:value="76620" calcext:value-type="float">
            <text:p>76620</text:p>
          </table:table-cell>
          <table:table-cell table:formula="of:=[original.AC158]" office:value-type="float" office:value="20366" calcext:value-type="float">
            <text:p>20366</text:p>
          </table:table-cell>
          <table:table-cell table:formula="of:=[original.O158]" office:value-type="float" office:value="187296" calcext:value-type="float">
            <text:p>187296</text:p>
          </table:table-cell>
          <table:table-cell table:formula="of:=['patched-default'.AB158]" office:value-type="float" office:value="20800" calcext:value-type="float">
            <text:p>20800</text:p>
          </table:table-cell>
          <table:table-cell table:formula="of:=['patched-default'.AC158]" office:value-type="float" office:value="84522" calcext:value-type="float">
            <text:p>84522</text:p>
          </table:table-cell>
          <table:table-cell table:formula="of:=['patched-default'.O158]" office:value-type="float" office:value="139868" calcext:value-type="float">
            <text:p>139868</text:p>
          </table:table-cell>
          <table:table-cell/>
        </table:table-row>
        <table:table-row table:style-name="ro1">
          <table:table-cell table:formula="of:=[original.AB159]" office:value-type="float" office:value="76620" calcext:value-type="float">
            <text:p>76620</text:p>
          </table:table-cell>
          <table:table-cell table:formula="of:=[original.AC159]" office:value-type="float" office:value="20366" calcext:value-type="float">
            <text:p>20366</text:p>
          </table:table-cell>
          <table:table-cell table:formula="of:=[original.O159]" office:value-type="float" office:value="187296" calcext:value-type="float">
            <text:p>187296</text:p>
          </table:table-cell>
          <table:table-cell table:formula="of:=['patched-default'.AB159]" office:value-type="float" office:value="20800" calcext:value-type="float">
            <text:p>20800</text:p>
          </table:table-cell>
          <table:table-cell table:formula="of:=['patched-default'.AC159]" office:value-type="float" office:value="84522" calcext:value-type="float">
            <text:p>84522</text:p>
          </table:table-cell>
          <table:table-cell table:formula="of:=['patched-default'.O159]" office:value-type="float" office:value="139868" calcext:value-type="float">
            <text:p>139868</text:p>
          </table:table-cell>
          <table:table-cell/>
        </table:table-row>
        <table:table-row table:style-name="ro1">
          <table:table-cell table:formula="of:=[original.AB160]" office:value-type="float" office:value="0" calcext:value-type="float">
            <text:p>0</text:p>
          </table:table-cell>
          <table:table-cell table:formula="of:=[original.AC160]" office:value-type="float" office:value="0" calcext:value-type="float">
            <text:p>0</text:p>
          </table:table-cell>
          <table:table-cell table:formula="of:=[original.O160]" office:value-type="float" office:value="0" calcext:value-type="float">
            <text:p>0</text:p>
          </table:table-cell>
          <table:table-cell table:formula="of:=['patched-default'.AB160]" office:value-type="float" office:value="0" calcext:value-type="float">
            <text:p>0</text:p>
          </table:table-cell>
          <table:table-cell table:formula="of:=['patched-default'.AC160]" office:value-type="float" office:value="0" calcext:value-type="float">
            <text:p>0</text:p>
          </table:table-cell>
          <table:table-cell table:formula="of:=['patched-default'.O16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original.AB161]" office:value-type="float" office:value="0" calcext:value-type="float">
            <text:p>0</text:p>
          </table:table-cell>
          <table:table-cell table:formula="of:=[original.AC161]" office:value-type="float" office:value="0" calcext:value-type="float">
            <text:p>0</text:p>
          </table:table-cell>
          <table:table-cell table:formula="of:=[original.O161]" office:value-type="float" office:value="0" calcext:value-type="float">
            <text:p>0</text:p>
          </table:table-cell>
          <table:table-cell table:formula="of:=['patched-default'.AB161]" office:value-type="float" office:value="0" calcext:value-type="float">
            <text:p>0</text:p>
          </table:table-cell>
          <table:table-cell table:formula="of:=['patched-default'.AC161]" office:value-type="float" office:value="0" calcext:value-type="float">
            <text:p>0</text:p>
          </table:table-cell>
          <table:table-cell table:formula="of:=['patched-default'.O161]" office:value-type="float" office:value="0" calcext:value-type="float">
            <text:p>0</text:p>
          </table:table-cell>
          <table:table-cell/>
        </table:table-row>
      </table:table>
      <table:table table:name="Comm vs used MS, original" table:style-name="ta1">
        <table:shapes>
          <draw:frame draw:z-index="0" draw:style-name="gr1" draw:text-style-name="P1" svg:width="892.09pt" svg:height="701.72pt" svg:x="0pt" svg:y="0pt">
            <loext:p draw:notify-on-update-of-ranges="original.AB3:original.AB4 original.AB5:original.AB159 original.AC3:original.AC4 original.AC5:original.AC1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Comm. vs used MS, patched" table:style-name="ta1">
        <table:shapes>
          <draw:frame draw:z-index="0" draw:style-name="gr1" draw:text-style-name="P1" svg:width="892.89pt" svg:height="700.95pt" svg:x="0pt" svg:y="0.03pt">
            <loext:p draw:notify-on-update-of-ranges="'patched-default'.AB3:'patched-default'.AB4 'patched-default'.AB5:'patched-default'.AB159 'patched-default'.AC3:'patched-default'.AC4 'patched-default'.AC5:'patched-default'.AC1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Comm. MS, old vs new" table:style-name="ta1">
        <table:shapes>
          <draw:frame draw:z-index="0" draw:style-name="gr1" draw:text-style-name="P1" svg:width="896.49pt" svg:height="705.49pt" svg:x="-1.28pt" svg:y="0pt">
            <loext:p draw:notify-on-update-of-ranges="Sheet3.A2:Sheet3.A3 Sheet3.A4:Sheet3.A159 Sheet3.D2:Sheet3.D3 Sheet3.D4:Sheet3.D15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RSS, old vs new" table:style-name="ta1">
        <table:shapes>
          <draw:frame draw:z-index="0" draw:style-name="gr1" draw:text-style-name="P1" svg:width="895.18pt" svg:height="700.98pt" svg:x="0.03pt" svg:y="0pt">
            <loext:p draw:notify-on-update-of-ranges="Sheet3.C2:Sheet3.C3 Sheet3.C4:Sheet3.C159 Sheet3.F2:Sheet3.F3 Sheet3.F4:Sheet3.F159"/>
            <draw:object xlink:href="./Object 2" xlink:type="simple" xlink:show="embed" xlink:actuate="onLoad"/>
            <draw:image xlink:href="./ObjectReplacements/Object 2" xlink:type="simple" xlink:show="embed" xlink:actuate="onLoad"/>
            <svg:title>RSS, stock vs patched</svg:title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8">00/00/0000</text:date>, <text:time style:data-style-name="N2" text:time-value="08:28:16.355794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09-28T09:21:07.947395651</dc:date>
    <meta:editing-duration>PT2H19M43S</meta:editing-duration>
    <meta:editing-cycles>42</meta:editing-cycles>
    <meta:generator>LibreOffice/5.1.6.2$Linux_X86_64 LibreOffice_project/10m0$Build-2</meta:generator>
    <meta:document-statistic meta:table-count="7" meta:cell-count="143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cm" svg:height="24.729cm" xlink:href=".." xlink:type="simple" chart:class="chart:line" chart:style-name="ch1">
        <chart:legend chart:legend-position="end" svg:x="28.225cm" svg:y="11.816cm" style:legend-expansion="high" chart:style-name="ch2"/>
        <chart:plot-area chart:style-name="ch3" table:cell-range-address="'patched-default'.AB3:'patched-default'.AC159" chart:data-source-has-labels="row" svg:x="0.63cm" svg:y="0.494cm" svg:width="26.965cm" svg:height="23.741cm">
          <chartooo:coordinate-region svg:x="1.992cm" svg:y="0.615cm" svg:width="25.603cm" svg:height="22.6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-default'.AB5:'patched-default'.AB159" chart:label-cell-address="'patched-default'.AB3:'patched-default'.AB4" chart:class="chart:line">
            <chart:data-point chart:repeated="155"/>
          </chart:series>
          <chart:series chart:style-name="ch7" chart:values-cell-range-address="'patched-default'.AC5:'patched-default'.AC159" chart:label-cell-address="'patched-default'.AC3:'patched-default'.AC4" chart:class="chart:line">
            <chart:data-point chart:repeated="1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a-comm</text:p>
                <text:list>
                  <text:list-item>
                    <text:p>meta-comm</text:p>
                  </text:list-item>
                  <text:list-item>
                    <text:p/>
                  </text:list-item>
                </text:list>
                <draw:g>
                  <svg:desc>'patched-default'.AB3:'patched-default'.AB4</svg:desc>
                </draw:g>
              </table:table-cell>
              <table:table-cell office:value-type="string">
                <text:p>meta-used</text:p>
                <text:list>
                  <text:list-item>
                    <text:p>meta-used</text:p>
                  </text:list-item>
                  <text:list-item>
                    <text:p/>
                  </text:list-item>
                </text:list>
                <draw:g>
                  <svg:desc>'patched-default'.AC3:'patched-default'.A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72">
                <text:p>3072</text:p>
                <draw:g>
                  <svg:desc>'patched-default'.AB5:'patched-default'.AB159</svg:desc>
                </draw:g>
              </table:table-cell>
              <table:table-cell office:value-type="float" office:value="3068">
                <text:p>3068</text:p>
                <draw:g>
                  <svg:desc>'patched-default'.AC5:'patched-default'.AC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60">
                <text:p>20160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00">
                <text:p>20800</text:p>
              </table:table-cell>
              <table:table-cell office:value-type="float" office:value="21253">
                <text:p>21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00">
                <text:p>20800</text:p>
              </table:table-cell>
              <table:table-cell office:value-type="float" office:value="21253">
                <text:p>21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00">
                <text:p>20800</text:p>
              </table:table-cell>
              <table:table-cell office:value-type="float" office:value="21253">
                <text:p>21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00">
                <text:p>20800</text:p>
              </table:table-cell>
              <table:table-cell office:value-type="float" office:value="21253">
                <text:p>21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688">
                <text:p>50688</text:p>
              </table:table-cell>
              <table:table-cell office:value-type="float" office:value="53238">
                <text:p>53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464">
                <text:p>158464</text:p>
              </table:table-cell>
              <table:table-cell office:value-type="float" office:value="168563">
                <text:p>168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208">
                <text:p>270208</text:p>
              </table:table-cell>
              <table:table-cell office:value-type="float" office:value="288254">
                <text:p>288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6832">
                <text:p>376832</text:p>
              </table:table-cell>
              <table:table-cell office:value-type="float" office:value="402329">
                <text:p>402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3168">
                <text:p>463168</text:p>
              </table:table-cell>
              <table:table-cell office:value-type="float" office:value="494833">
                <text:p>494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3168">
                <text:p>463168</text:p>
              </table:table-cell>
              <table:table-cell office:value-type="float" office:value="494833">
                <text:p>494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3168">
                <text:p>463168</text:p>
              </table:table-cell>
              <table:table-cell office:value-type="float" office:value="494833">
                <text:p>494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3168">
                <text:p>463168</text:p>
              </table:table-cell>
              <table:table-cell office:value-type="float" office:value="494833">
                <text:p>494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3168">
                <text:p>463168</text:p>
              </table:table-cell>
              <table:table-cell office:value-type="float" office:value="494833">
                <text:p>494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3168">
                <text:p>463168</text:p>
              </table:table-cell>
              <table:table-cell office:value-type="float" office:value="494833">
                <text:p>494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3168">
                <text:p>463168</text:p>
              </table:table-cell>
              <table:table-cell office:value-type="float" office:value="494833">
                <text:p>494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3168">
                <text:p>463168</text:p>
              </table:table-cell>
              <table:table-cell office:value-type="float" office:value="494833">
                <text:p>494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3424">
                <text:p>383424</text:p>
              </table:table-cell>
              <table:table-cell office:value-type="float" office:value="406445">
                <text:p>4064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3424">
                <text:p>383424</text:p>
              </table:table-cell>
              <table:table-cell office:value-type="float" office:value="406445">
                <text:p>406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3424">
                <text:p>383424</text:p>
              </table:table-cell>
              <table:table-cell office:value-type="float" office:value="406445">
                <text:p>406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3424">
                <text:p>383424</text:p>
              </table:table-cell>
              <table:table-cell office:value-type="float" office:value="406445">
                <text:p>406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3424">
                <text:p>383424</text:p>
              </table:table-cell>
              <table:table-cell office:value-type="float" office:value="406445">
                <text:p>406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3424">
                <text:p>383424</text:p>
              </table:table-cell>
              <table:table-cell office:value-type="float" office:value="406445">
                <text:p>406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3424">
                <text:p>383424</text:p>
              </table:table-cell>
              <table:table-cell office:value-type="float" office:value="406445">
                <text:p>406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3424">
                <text:p>383424</text:p>
              </table:table-cell>
              <table:table-cell office:value-type="float" office:value="406445">
                <text:p>406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912">
                <text:p>294912</text:p>
              </table:table-cell>
              <table:table-cell office:value-type="float" office:value="318058">
                <text:p>318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912">
                <text:p>294912</text:p>
              </table:table-cell>
              <table:table-cell office:value-type="float" office:value="318058">
                <text:p>318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912">
                <text:p>294912</text:p>
              </table:table-cell>
              <table:table-cell office:value-type="float" office:value="318058">
                <text:p>3180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4912">
                <text:p>294912</text:p>
              </table:table-cell>
              <table:table-cell office:value-type="float" office:value="318058">
                <text:p>3180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4912">
                <text:p>294912</text:p>
              </table:table-cell>
              <table:table-cell office:value-type="float" office:value="318059">
                <text:p>3180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4912">
                <text:p>294912</text:p>
              </table:table-cell>
              <table:table-cell office:value-type="float" office:value="318059">
                <text:p>318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4912">
                <text:p>294912</text:p>
              </table:table-cell>
              <table:table-cell office:value-type="float" office:value="318059">
                <text:p>318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4912">
                <text:p>294912</text:p>
              </table:table-cell>
              <table:table-cell office:value-type="float" office:value="318059">
                <text:p>318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6464">
                <text:p>206464</text:p>
              </table:table-cell>
              <table:table-cell office:value-type="float" office:value="229671">
                <text:p>229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6464">
                <text:p>206464</text:p>
              </table:table-cell>
              <table:table-cell office:value-type="float" office:value="229671">
                <text:p>2296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6464">
                <text:p>206464</text:p>
              </table:table-cell>
              <table:table-cell office:value-type="float" office:value="229671">
                <text:p>2296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464">
                <text:p>206464</text:p>
              </table:table-cell>
              <table:table-cell office:value-type="float" office:value="229671">
                <text:p>229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464">
                <text:p>206464</text:p>
              </table:table-cell>
              <table:table-cell office:value-type="float" office:value="229671">
                <text:p>2296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6464">
                <text:p>206464</text:p>
              </table:table-cell>
              <table:table-cell office:value-type="float" office:value="229671">
                <text:p>229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6464">
                <text:p>206464</text:p>
              </table:table-cell>
              <table:table-cell office:value-type="float" office:value="229671">
                <text:p>229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6464">
                <text:p>206464</text:p>
              </table:table-cell>
              <table:table-cell office:value-type="float" office:value="229671">
                <text:p>229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8016">
                <text:p>118016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8016">
                <text:p>118016</text:p>
              </table:table-cell>
              <table:table-cell office:value-type="float" office:value="144216">
                <text:p>1442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6432">
                <text:p>226432</text:p>
              </table:table-cell>
              <table:table-cell office:value-type="float" office:value="266624">
                <text:p>2666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0096">
                <text:p>340096</text:p>
              </table:table-cell>
              <table:table-cell office:value-type="float" office:value="388324">
                <text:p>3883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7104">
                <text:p>447104</text:p>
              </table:table-cell>
              <table:table-cell office:value-type="float" office:value="502901">
                <text:p>5029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1680">
                <text:p>551680</text:p>
              </table:table-cell>
              <table:table-cell office:value-type="float" office:value="614837">
                <text:p>6148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1680">
                <text:p>551680</text:p>
              </table:table-cell>
              <table:table-cell office:value-type="float" office:value="614837">
                <text:p>6148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1680">
                <text:p>551680</text:p>
              </table:table-cell>
              <table:table-cell office:value-type="float" office:value="614837">
                <text:p>6148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1680">
                <text:p>551680</text:p>
              </table:table-cell>
              <table:table-cell office:value-type="float" office:value="614837">
                <text:p>6148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1680">
                <text:p>551680</text:p>
              </table:table-cell>
              <table:table-cell office:value-type="float" office:value="614837">
                <text:p>6148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1680">
                <text:p>551680</text:p>
              </table:table-cell>
              <table:table-cell office:value-type="float" office:value="614837">
                <text:p>6148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1680">
                <text:p>551680</text:p>
              </table:table-cell>
              <table:table-cell office:value-type="float" office:value="614837">
                <text:p>6148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1680">
                <text:p>551680</text:p>
              </table:table-cell>
              <table:table-cell office:value-type="float" office:value="614837">
                <text:p>6148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3024">
                <text:p>473024</text:p>
              </table:table-cell>
              <table:table-cell office:value-type="float" office:value="526450">
                <text:p>5264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3024">
                <text:p>473024</text:p>
              </table:table-cell>
              <table:table-cell office:value-type="float" office:value="526450">
                <text:p>5264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3024">
                <text:p>473024</text:p>
              </table:table-cell>
              <table:table-cell office:value-type="float" office:value="526450">
                <text:p>5264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3024">
                <text:p>473024</text:p>
              </table:table-cell>
              <table:table-cell office:value-type="float" office:value="526450">
                <text:p>5264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3024">
                <text:p>473024</text:p>
              </table:table-cell>
              <table:table-cell office:value-type="float" office:value="526450">
                <text:p>5264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73024">
                <text:p>473024</text:p>
              </table:table-cell>
              <table:table-cell office:value-type="float" office:value="526450">
                <text:p>5264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3024">
                <text:p>473024</text:p>
              </table:table-cell>
              <table:table-cell office:value-type="float" office:value="526450">
                <text:p>5264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73024">
                <text:p>473024</text:p>
              </table:table-cell>
              <table:table-cell office:value-type="float" office:value="526450">
                <text:p>5264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3024">
                <text:p>473024</text:p>
              </table:table-cell>
              <table:table-cell office:value-type="float" office:value="526450">
                <text:p>5264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6304">
                <text:p>386304</text:p>
              </table:table-cell>
              <table:table-cell office:value-type="float" office:value="438062">
                <text:p>4380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6304">
                <text:p>386304</text:p>
              </table:table-cell>
              <table:table-cell office:value-type="float" office:value="438062">
                <text:p>4380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6304">
                <text:p>386304</text:p>
              </table:table-cell>
              <table:table-cell office:value-type="float" office:value="438062">
                <text:p>4380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6304">
                <text:p>386304</text:p>
              </table:table-cell>
              <table:table-cell office:value-type="float" office:value="438062">
                <text:p>4380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6304">
                <text:p>386304</text:p>
              </table:table-cell>
              <table:table-cell office:value-type="float" office:value="438062">
                <text:p>4380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6304">
                <text:p>386304</text:p>
              </table:table-cell>
              <table:table-cell office:value-type="float" office:value="438062">
                <text:p>4380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6304">
                <text:p>386304</text:p>
              </table:table-cell>
              <table:table-cell office:value-type="float" office:value="438062">
                <text:p>4380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6304">
                <text:p>386304</text:p>
              </table:table-cell>
              <table:table-cell office:value-type="float" office:value="438062">
                <text:p>4380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9648">
                <text:p>299648</text:p>
              </table:table-cell>
              <table:table-cell office:value-type="float" office:value="349675">
                <text:p>3496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9648">
                <text:p>299648</text:p>
              </table:table-cell>
              <table:table-cell office:value-type="float" office:value="349675">
                <text:p>3496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9648">
                <text:p>299648</text:p>
              </table:table-cell>
              <table:table-cell office:value-type="float" office:value="349675">
                <text:p>3496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9648">
                <text:p>299648</text:p>
              </table:table-cell>
              <table:table-cell office:value-type="float" office:value="349675">
                <text:p>3496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9648">
                <text:p>299648</text:p>
              </table:table-cell>
              <table:table-cell office:value-type="float" office:value="349676">
                <text:p>3496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9648">
                <text:p>299648</text:p>
              </table:table-cell>
              <table:table-cell office:value-type="float" office:value="349676">
                <text:p>3496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9648">
                <text:p>299648</text:p>
              </table:table-cell>
              <table:table-cell office:value-type="float" office:value="349676">
                <text:p>3496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9648">
                <text:p>299648</text:p>
              </table:table-cell>
              <table:table-cell office:value-type="float" office:value="349676">
                <text:p>3496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2928">
                <text:p>212928</text:p>
              </table:table-cell>
              <table:table-cell office:value-type="float" office:value="261297">
                <text:p>2612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2928">
                <text:p>212928</text:p>
              </table:table-cell>
              <table:table-cell office:value-type="float" office:value="261297">
                <text:p>2612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2928">
                <text:p>212928</text:p>
              </table:table-cell>
              <table:table-cell office:value-type="float" office:value="261297">
                <text:p>2612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2928">
                <text:p>212928</text:p>
              </table:table-cell>
              <table:table-cell office:value-type="float" office:value="261297">
                <text:p>2612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2928">
                <text:p>212928</text:p>
              </table:table-cell>
              <table:table-cell office:value-type="float" office:value="261297">
                <text:p>2612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2928">
                <text:p>212928</text:p>
              </table:table-cell>
              <table:table-cell office:value-type="float" office:value="261297">
                <text:p>2612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2928">
                <text:p>212928</text:p>
              </table:table-cell>
              <table:table-cell office:value-type="float" office:value="261297">
                <text:p>2612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2928">
                <text:p>212928</text:p>
              </table:table-cell>
              <table:table-cell office:value-type="float" office:value="261297">
                <text:p>2612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800">
                <text:p>20800</text:p>
              </table:table-cell>
              <table:table-cell office:value-type="float" office:value="84522">
                <text:p>845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800">
                <text:p>20800</text:p>
              </table:table-cell>
              <table:table-cell office:value-type="float" office:value="84522">
                <text:p>845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800">
                <text:p>20800</text:p>
              </table:table-cell>
              <table:table-cell office:value-type="float" office:value="84522">
                <text:p>845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800">
                <text:p>20800</text:p>
              </table:table-cell>
              <table:table-cell office:value-type="float" office:value="84522">
                <text:p>84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336633" draw:fill-color="#33663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81cm" svg:height="24.73cm" xlink:href=".." xlink:type="simple" chart:class="chart:line" chart:style-name="ch1">
        <chart:legend chart:legend-position="end" svg:x="28.57cm" svg:y="11.817cm" style:legend-expansion="high" chart:style-name="ch2"/>
        <chart:plot-area chart:style-name="ch3" table:cell-range-address="Sheet3.C2:Sheet3.C159 Sheet3.F2:Sheet3.F159" chart:data-source-has-labels="row" svg:x="0.631cm" svg:y="0.494cm" svg:width="27.308cm" svg:height="23.742cm">
          <chartooo:coordinate-region svg:x="1.993cm" svg:y="0.615cm" svg:width="25.946cm" svg:height="22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59" chart:label-cell-address="Sheet3.C2:Sheet3.C3" chart:class="chart:line">
            <chart:data-point chart:repeated="156"/>
          </chart:series>
          <chart:series chart:style-name="ch7" chart:values-cell-range-address="Sheet3.F4:Sheet3.F159" chart:label-cell-address="Sheet3.F2:Sheet3.F3" chart:class="chart:line">
            <chart:data-point chart:repeated="1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</text:p>
                <text:list>
                  <text:list-item>
                    <text:p>original</text:p>
                  </text:list-item>
                  <text:list-item>
                    <text:p>rss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neu rss</text:p>
                <text:list>
                  <text:list-item>
                    <text:p>neu</text:p>
                  </text:list-item>
                  <text:list-item>
                    <text:p>rss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59</svg:desc>
                </draw:g>
              </table:table-cell>
              <table:table-cell office:value-type="float" office:value="0">
                <text:p>0</text:p>
                <draw:g>
                  <svg:desc>Sheet3.F4:Sheet3.F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132">
                <text:p>31132</text:p>
              </table:table-cell>
              <table:table-cell office:value-type="float" office:value="31692">
                <text:p>31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740">
                <text:p>178740</text:p>
              </table:table-cell>
              <table:table-cell office:value-type="float" office:value="204908">
                <text:p>204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24">
                <text:p>125024</text:p>
              </table:table-cell>
              <table:table-cell office:value-type="float" office:value="123788">
                <text:p>123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24">
                <text:p>125024</text:p>
              </table:table-cell>
              <table:table-cell office:value-type="float" office:value="123788">
                <text:p>123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24">
                <text:p>125024</text:p>
              </table:table-cell>
              <table:table-cell office:value-type="float" office:value="123788">
                <text:p>123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024">
                <text:p>125024</text:p>
              </table:table-cell>
              <table:table-cell office:value-type="float" office:value="123788">
                <text:p>123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284">
                <text:p>143284</text:p>
              </table:table-cell>
              <table:table-cell office:value-type="float" office:value="156044">
                <text:p>156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548">
                <text:p>255548</text:p>
              </table:table-cell>
              <table:table-cell office:value-type="float" office:value="272036">
                <text:p>272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1604">
                <text:p>371604</text:p>
              </table:table-cell>
              <table:table-cell office:value-type="float" office:value="399376">
                <text:p>399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8748">
                <text:p>528748</text:p>
              </table:table-cell>
              <table:table-cell office:value-type="float" office:value="517148">
                <text:p>51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924">
                <text:p>590924</text:p>
              </table:table-cell>
              <table:table-cell office:value-type="float" office:value="605640">
                <text:p>6056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924">
                <text:p>590924</text:p>
              </table:table-cell>
              <table:table-cell office:value-type="float" office:value="595864">
                <text:p>595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0924">
                <text:p>590924</text:p>
              </table:table-cell>
              <table:table-cell office:value-type="float" office:value="595864">
                <text:p>595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0924">
                <text:p>590924</text:p>
              </table:table-cell>
              <table:table-cell office:value-type="float" office:value="595864">
                <text:p>595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0924">
                <text:p>590924</text:p>
              </table:table-cell>
              <table:table-cell office:value-type="float" office:value="595864">
                <text:p>595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0924">
                <text:p>590924</text:p>
              </table:table-cell>
              <table:table-cell office:value-type="float" office:value="595864">
                <text:p>595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0924">
                <text:p>590924</text:p>
              </table:table-cell>
              <table:table-cell office:value-type="float" office:value="595864">
                <text:p>595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0924">
                <text:p>590924</text:p>
              </table:table-cell>
              <table:table-cell office:value-type="float" office:value="595864">
                <text:p>595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432">
                <text:p>589432</text:p>
              </table:table-cell>
              <table:table-cell office:value-type="float" office:value="516880">
                <text:p>516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9432">
                <text:p>589432</text:p>
              </table:table-cell>
              <table:table-cell office:value-type="float" office:value="516880">
                <text:p>516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432">
                <text:p>589432</text:p>
              </table:table-cell>
              <table:table-cell office:value-type="float" office:value="516880">
                <text:p>5168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9432">
                <text:p>589432</text:p>
              </table:table-cell>
              <table:table-cell office:value-type="float" office:value="516880">
                <text:p>5168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9432">
                <text:p>589432</text:p>
              </table:table-cell>
              <table:table-cell office:value-type="float" office:value="516880">
                <text:p>5168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9432">
                <text:p>589432</text:p>
              </table:table-cell>
              <table:table-cell office:value-type="float" office:value="516880">
                <text:p>5168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9432">
                <text:p>589432</text:p>
              </table:table-cell>
              <table:table-cell office:value-type="float" office:value="516880">
                <text:p>5168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9432">
                <text:p>589432</text:p>
              </table:table-cell>
              <table:table-cell office:value-type="float" office:value="516880">
                <text:p>5168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2120">
                <text:p>582120</text:p>
              </table:table-cell>
              <table:table-cell office:value-type="float" office:value="425212">
                <text:p>425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2120">
                <text:p>582120</text:p>
              </table:table-cell>
              <table:table-cell office:value-type="float" office:value="425212">
                <text:p>425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2120">
                <text:p>582120</text:p>
              </table:table-cell>
              <table:table-cell office:value-type="float" office:value="425212">
                <text:p>425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2120">
                <text:p>582120</text:p>
              </table:table-cell>
              <table:table-cell office:value-type="float" office:value="425212">
                <text:p>425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120">
                <text:p>582120</text:p>
              </table:table-cell>
              <table:table-cell office:value-type="float" office:value="425212">
                <text:p>425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2120">
                <text:p>582120</text:p>
              </table:table-cell>
              <table:table-cell office:value-type="float" office:value="425212">
                <text:p>425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2120">
                <text:p>582120</text:p>
              </table:table-cell>
              <table:table-cell office:value-type="float" office:value="425212">
                <text:p>425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2120">
                <text:p>582120</text:p>
              </table:table-cell>
              <table:table-cell office:value-type="float" office:value="425212">
                <text:p>425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3560">
                <text:p>533560</text:p>
              </table:table-cell>
              <table:table-cell office:value-type="float" office:value="330392">
                <text:p>330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0424">
                <text:p>530424</text:p>
              </table:table-cell>
              <table:table-cell office:value-type="float" office:value="330392">
                <text:p>330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0424">
                <text:p>530424</text:p>
              </table:table-cell>
              <table:table-cell office:value-type="float" office:value="330392">
                <text:p>330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0424">
                <text:p>530424</text:p>
              </table:table-cell>
              <table:table-cell office:value-type="float" office:value="330392">
                <text:p>330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0424">
                <text:p>530424</text:p>
              </table:table-cell>
              <table:table-cell office:value-type="float" office:value="330392">
                <text:p>330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0424">
                <text:p>530424</text:p>
              </table:table-cell>
              <table:table-cell office:value-type="float" office:value="330392">
                <text:p>330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0424">
                <text:p>530424</text:p>
              </table:table-cell>
              <table:table-cell office:value-type="float" office:value="330392">
                <text:p>330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0424">
                <text:p>530424</text:p>
              </table:table-cell>
              <table:table-cell office:value-type="float" office:value="330392">
                <text:p>330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424">
                <text:p>530424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8800">
                <text:p>478800</text:p>
              </table:table-cell>
              <table:table-cell office:value-type="float" office:value="237696">
                <text:p>237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3528">
                <text:p>483528</text:p>
              </table:table-cell>
              <table:table-cell office:value-type="float" office:value="346108">
                <text:p>346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0128">
                <text:p>490128</text:p>
              </table:table-cell>
              <table:table-cell office:value-type="float" office:value="459804">
                <text:p>459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0724">
                <text:p>590724</text:p>
              </table:table-cell>
              <table:table-cell office:value-type="float" office:value="587616">
                <text:p>5876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6184">
                <text:p>676184</text:p>
              </table:table-cell>
              <table:table-cell office:value-type="float" office:value="675592">
                <text:p>6755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6184">
                <text:p>676184</text:p>
              </table:table-cell>
              <table:table-cell office:value-type="float" office:value="675592">
                <text:p>6755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76184">
                <text:p>676184</text:p>
              </table:table-cell>
              <table:table-cell office:value-type="float" office:value="675592">
                <text:p>675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76184">
                <text:p>676184</text:p>
              </table:table-cell>
              <table:table-cell office:value-type="float" office:value="675592">
                <text:p>6755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6184">
                <text:p>676184</text:p>
              </table:table-cell>
              <table:table-cell office:value-type="float" office:value="675592">
                <text:p>6755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6184">
                <text:p>676184</text:p>
              </table:table-cell>
              <table:table-cell office:value-type="float" office:value="675592">
                <text:p>6755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6184">
                <text:p>676184</text:p>
              </table:table-cell>
              <table:table-cell office:value-type="float" office:value="675592">
                <text:p>6755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6184">
                <text:p>676184</text:p>
              </table:table-cell>
              <table:table-cell office:value-type="float" office:value="675592">
                <text:p>6755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6412">
                <text:p>676412</text:p>
              </table:table-cell>
              <table:table-cell office:value-type="float" office:value="597192">
                <text:p>597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76412">
                <text:p>676412</text:p>
              </table:table-cell>
              <table:table-cell office:value-type="float" office:value="597456">
                <text:p>5974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76412">
                <text:p>676412</text:p>
              </table:table-cell>
              <table:table-cell office:value-type="float" office:value="597456">
                <text:p>597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76412">
                <text:p>676412</text:p>
              </table:table-cell>
              <table:table-cell office:value-type="float" office:value="597456">
                <text:p>5974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6412">
                <text:p>676412</text:p>
              </table:table-cell>
              <table:table-cell office:value-type="float" office:value="597456">
                <text:p>5974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76412">
                <text:p>676412</text:p>
              </table:table-cell>
              <table:table-cell office:value-type="float" office:value="597456">
                <text:p>597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76412">
                <text:p>676412</text:p>
              </table:table-cell>
              <table:table-cell office:value-type="float" office:value="597456">
                <text:p>5974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76412">
                <text:p>676412</text:p>
              </table:table-cell>
              <table:table-cell office:value-type="float" office:value="597456">
                <text:p>597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76388">
                <text:p>676388</text:p>
              </table:table-cell>
              <table:table-cell office:value-type="float" office:value="597456">
                <text:p>5974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6364">
                <text:p>676364</text:p>
              </table:table-cell>
              <table:table-cell office:value-type="float" office:value="510688">
                <text:p>5106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6364">
                <text:p>676364</text:p>
              </table:table-cell>
              <table:table-cell office:value-type="float" office:value="510688">
                <text:p>5106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6364">
                <text:p>676364</text:p>
              </table:table-cell>
              <table:table-cell office:value-type="float" office:value="510688">
                <text:p>5106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6364">
                <text:p>676364</text:p>
              </table:table-cell>
              <table:table-cell office:value-type="float" office:value="510688">
                <text:p>510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6364">
                <text:p>676364</text:p>
              </table:table-cell>
              <table:table-cell office:value-type="float" office:value="510688">
                <text:p>510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6364">
                <text:p>676364</text:p>
              </table:table-cell>
              <table:table-cell office:value-type="float" office:value="510688">
                <text:p>5106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6364">
                <text:p>676364</text:p>
              </table:table-cell>
              <table:table-cell office:value-type="float" office:value="510688">
                <text:p>510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6364">
                <text:p>676364</text:p>
              </table:table-cell>
              <table:table-cell office:value-type="float" office:value="510688">
                <text:p>510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0480">
                <text:p>650480</text:p>
              </table:table-cell>
              <table:table-cell office:value-type="float" office:value="423996">
                <text:p>423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0480">
                <text:p>650480</text:p>
              </table:table-cell>
              <table:table-cell office:value-type="float" office:value="423996">
                <text:p>4239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0480">
                <text:p>650480</text:p>
              </table:table-cell>
              <table:table-cell office:value-type="float" office:value="423996">
                <text:p>423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0480">
                <text:p>650480</text:p>
              </table:table-cell>
              <table:table-cell office:value-type="float" office:value="423996">
                <text:p>4239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0480">
                <text:p>650480</text:p>
              </table:table-cell>
              <table:table-cell office:value-type="float" office:value="423996">
                <text:p>423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0480">
                <text:p>650480</text:p>
              </table:table-cell>
              <table:table-cell office:value-type="float" office:value="423996">
                <text:p>423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0480">
                <text:p>650480</text:p>
              </table:table-cell>
              <table:table-cell office:value-type="float" office:value="423996">
                <text:p>423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0480">
                <text:p>650480</text:p>
              </table:table-cell>
              <table:table-cell office:value-type="float" office:value="423996">
                <text:p>4239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6720">
                <text:p>626720</text:p>
              </table:table-cell>
              <table:table-cell office:value-type="float" office:value="337260">
                <text:p>3372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6720">
                <text:p>626720</text:p>
              </table:table-cell>
              <table:table-cell office:value-type="float" office:value="337260">
                <text:p>3372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6720">
                <text:p>626720</text:p>
              </table:table-cell>
              <table:table-cell office:value-type="float" office:value="337260">
                <text:p>3372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6720">
                <text:p>626720</text:p>
              </table:table-cell>
              <table:table-cell office:value-type="float" office:value="337260">
                <text:p>3372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6720">
                <text:p>626720</text:p>
              </table:table-cell>
              <table:table-cell office:value-type="float" office:value="337260">
                <text:p>3372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26720">
                <text:p>626720</text:p>
              </table:table-cell>
              <table:table-cell office:value-type="float" office:value="337260">
                <text:p>33726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26720">
                <text:p>626720</text:p>
              </table:table-cell>
              <table:table-cell office:value-type="float" office:value="337260">
                <text:p>3372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26720">
                <text:p>626720</text:p>
              </table:table-cell>
              <table:table-cell office:value-type="float" office:value="337260">
                <text:p>3372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7296">
                <text:p>187296</text:p>
              </table:table-cell>
              <table:table-cell office:value-type="float" office:value="139868">
                <text:p>1398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7296">
                <text:p>187296</text:p>
              </table:table-cell>
              <table:table-cell office:value-type="float" office:value="139868">
                <text:p>1398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7296">
                <text:p>187296</text:p>
              </table:table-cell>
              <table:table-cell office:value-type="float" office:value="139868">
                <text:p>1398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7296">
                <text:p>187296</text:p>
              </table:table-cell>
              <table:table-cell office:value-type="float" office:value="139868">
                <text:p>1398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72cm" svg:height="24.756cm" xlink:href=".." xlink:type="simple" chart:class="chart:line" chart:style-name="ch1">
        <chart:legend chart:legend-position="end" svg:x="28.197cm" svg:y="11.83cm" style:legend-expansion="high" chart:style-name="ch2"/>
        <chart:plot-area chart:style-name="ch3" table:cell-range-address="original.AB3:original.AC159" chart:data-source-has-labels="row" svg:x="0.629cm" svg:y="0.495cm" svg:width="26.939cm" svg:height="23.766cm">
          <chartooo:coordinate-region svg:x="1.991cm" svg:y="0.616cm" svg:width="25.577cm" svg:height="22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AB5:original.AB159" chart:label-cell-address="original.AB3:original.AB4" chart:class="chart:line">
            <chart:data-point chart:repeated="155"/>
          </chart:series>
          <chart:series chart:style-name="ch7" chart:values-cell-range-address="original.AC5:original.AC159" chart:label-cell-address="original.AC3:original.AC4" chart:class="chart:line">
            <chart:data-point chart:repeated="1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a-comm</text:p>
                <text:list>
                  <text:list-item>
                    <text:p>meta-comm</text:p>
                  </text:list-item>
                  <text:list-item>
                    <text:p/>
                  </text:list-item>
                </text:list>
                <draw:g>
                  <svg:desc>original.AB3:original.AB4</svg:desc>
                </draw:g>
              </table:table-cell>
              <table:table-cell office:value-type="string">
                <text:p>meta-used</text:p>
                <text:list>
                  <text:list-item>
                    <text:p>meta-used</text:p>
                  </text:list-item>
                  <text:list-item>
                    <text:p/>
                  </text:list-item>
                </text:list>
                <draw:g>
                  <svg:desc>original.AC3:original.A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80">
                <text:p>4480</text:p>
                <draw:g>
                  <svg:desc>original.AB5:original.AB159</svg:desc>
                </draw:g>
              </table:table-cell>
              <table:table-cell office:value-type="float" office:value="3053">
                <text:p>3053</text:p>
                <draw:g>
                  <svg:desc>original.AC5:original.AC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08">
                <text:p>20608</text:p>
              </table:table-cell>
              <table:table-cell office:value-type="float" office:value="19854">
                <text:p>19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64">
                <text:p>20864</text:p>
              </table:table-cell>
              <table:table-cell office:value-type="float" office:value="20357">
                <text:p>20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64">
                <text:p>20864</text:p>
              </table:table-cell>
              <table:table-cell office:value-type="float" office:value="20357">
                <text:p>20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64">
                <text:p>20864</text:p>
              </table:table-cell>
              <table:table-cell office:value-type="float" office:value="20357">
                <text:p>20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64">
                <text:p>20864</text:p>
              </table:table-cell>
              <table:table-cell office:value-type="float" office:value="20357">
                <text:p>20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148">
                <text:p>42148</text:p>
              </table:table-cell>
              <table:table-cell office:value-type="float" office:value="40063">
                <text:p>40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384">
                <text:p>154384</text:p>
              </table:table-cell>
              <table:table-cell office:value-type="float" office:value="146532">
                <text:p>146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260">
                <text:p>270260</text:p>
              </table:table-cell>
              <table:table-cell office:value-type="float" office:value="255913">
                <text:p>255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980">
                <text:p>380980</text:p>
              </table:table-cell>
              <table:table-cell office:value-type="float" office:value="360267">
                <text:p>360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8380">
                <text:p>478380</text:p>
              </table:table-cell>
              <table:table-cell office:value-type="float" office:value="452426">
                <text:p>45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8380">
                <text:p>478380</text:p>
              </table:table-cell>
              <table:table-cell office:value-type="float" office:value="452426">
                <text:p>452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8380">
                <text:p>478380</text:p>
              </table:table-cell>
              <table:table-cell office:value-type="float" office:value="452426">
                <text:p>452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8380">
                <text:p>478380</text:p>
              </table:table-cell>
              <table:table-cell office:value-type="float" office:value="452426">
                <text:p>452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8380">
                <text:p>478380</text:p>
              </table:table-cell>
              <table:table-cell office:value-type="float" office:value="452426">
                <text:p>452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8380">
                <text:p>478380</text:p>
              </table:table-cell>
              <table:table-cell office:value-type="float" office:value="452426">
                <text:p>452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8380">
                <text:p>478380</text:p>
              </table:table-cell>
              <table:table-cell office:value-type="float" office:value="452426">
                <text:p>452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8380">
                <text:p>478380</text:p>
              </table:table-cell>
              <table:table-cell office:value-type="float" office:value="452426">
                <text:p>452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8380">
                <text:p>478380</text:p>
              </table:table-cell>
              <table:table-cell office:value-type="float" office:value="366013">
                <text:p>366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8380">
                <text:p>478380</text:p>
              </table:table-cell>
              <table:table-cell office:value-type="float" office:value="366013">
                <text:p>366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8380">
                <text:p>478380</text:p>
              </table:table-cell>
              <table:table-cell office:value-type="float" office:value="366013">
                <text:p>366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8380">
                <text:p>478380</text:p>
              </table:table-cell>
              <table:table-cell office:value-type="float" office:value="366013">
                <text:p>366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8380">
                <text:p>478380</text:p>
              </table:table-cell>
              <table:table-cell office:value-type="float" office:value="366013">
                <text:p>366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8380">
                <text:p>478380</text:p>
              </table:table-cell>
              <table:table-cell office:value-type="float" office:value="366013">
                <text:p>366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8380">
                <text:p>478380</text:p>
              </table:table-cell>
              <table:table-cell office:value-type="float" office:value="366013">
                <text:p>366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8380">
                <text:p>478380</text:p>
              </table:table-cell>
              <table:table-cell office:value-type="float" office:value="366013">
                <text:p>366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8380">
                <text:p>478380</text:p>
              </table:table-cell>
              <table:table-cell office:value-type="float" office:value="279600">
                <text:p>279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8380">
                <text:p>478380</text:p>
              </table:table-cell>
              <table:table-cell office:value-type="float" office:value="279600">
                <text:p>279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8380">
                <text:p>478380</text:p>
              </table:table-cell>
              <table:table-cell office:value-type="float" office:value="279600">
                <text:p>279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8380">
                <text:p>478380</text:p>
              </table:table-cell>
              <table:table-cell office:value-type="float" office:value="279600">
                <text:p>279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8380">
                <text:p>478380</text:p>
              </table:table-cell>
              <table:table-cell office:value-type="float" office:value="279601">
                <text:p>2796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8380">
                <text:p>478380</text:p>
              </table:table-cell>
              <table:table-cell office:value-type="float" office:value="279601">
                <text:p>279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8380">
                <text:p>478380</text:p>
              </table:table-cell>
              <table:table-cell office:value-type="float" office:value="279601">
                <text:p>2796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8380">
                <text:p>478380</text:p>
              </table:table-cell>
              <table:table-cell office:value-type="float" office:value="279601">
                <text:p>279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1276">
                <text:p>431276</text:p>
              </table:table-cell>
              <table:table-cell office:value-type="float" office:value="193188">
                <text:p>193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1276">
                <text:p>431276</text:p>
              </table:table-cell>
              <table:table-cell office:value-type="float" office:value="193188">
                <text:p>193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1276">
                <text:p>431276</text:p>
              </table:table-cell>
              <table:table-cell office:value-type="float" office:value="193188">
                <text:p>1931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1276">
                <text:p>431276</text:p>
              </table:table-cell>
              <table:table-cell office:value-type="float" office:value="193188">
                <text:p>193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1276">
                <text:p>431276</text:p>
              </table:table-cell>
              <table:table-cell office:value-type="float" office:value="193188">
                <text:p>1931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1276">
                <text:p>431276</text:p>
              </table:table-cell>
              <table:table-cell office:value-type="float" office:value="193188">
                <text:p>193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1276">
                <text:p>431276</text:p>
              </table:table-cell>
              <table:table-cell office:value-type="float" office:value="193188">
                <text:p>1931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1276">
                <text:p>431276</text:p>
              </table:table-cell>
              <table:table-cell office:value-type="float" office:value="193188">
                <text:p>193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1276">
                <text:p>431276</text:p>
              </table:table-cell>
              <table:table-cell office:value-type="float" office:value="193188">
                <text:p>1931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2132">
                <text:p>382132</text:p>
              </table:table-cell>
              <table:table-cell office:value-type="float" office:value="106774">
                <text:p>1067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2132">
                <text:p>382132</text:p>
              </table:table-cell>
              <table:table-cell office:value-type="float" office:value="220872">
                <text:p>220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2132">
                <text:p>382132</text:p>
              </table:table-cell>
              <table:table-cell office:value-type="float" office:value="338451">
                <text:p>3384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1220">
                <text:p>471220</text:p>
              </table:table-cell>
              <table:table-cell office:value-type="float" office:value="444770">
                <text:p>4447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9908">
                <text:p>569908</text:p>
              </table:table-cell>
              <table:table-cell office:value-type="float" office:value="538842">
                <text:p>5388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9908">
                <text:p>569908</text:p>
              </table:table-cell>
              <table:table-cell office:value-type="float" office:value="538842">
                <text:p>5388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9908">
                <text:p>569908</text:p>
              </table:table-cell>
              <table:table-cell office:value-type="float" office:value="538842">
                <text:p>5388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9908">
                <text:p>569908</text:p>
              </table:table-cell>
              <table:table-cell office:value-type="float" office:value="538842">
                <text:p>5388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9908">
                <text:p>569908</text:p>
              </table:table-cell>
              <table:table-cell office:value-type="float" office:value="538842">
                <text:p>5388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9908">
                <text:p>569908</text:p>
              </table:table-cell>
              <table:table-cell office:value-type="float" office:value="538842">
                <text:p>5388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9908">
                <text:p>569908</text:p>
              </table:table-cell>
              <table:table-cell office:value-type="float" office:value="538842">
                <text:p>5388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9908">
                <text:p>569908</text:p>
              </table:table-cell>
              <table:table-cell office:value-type="float" office:value="538842">
                <text:p>5388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9908">
                <text:p>569908</text:p>
              </table:table-cell>
              <table:table-cell office:value-type="float" office:value="452428">
                <text:p>452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9908">
                <text:p>569908</text:p>
              </table:table-cell>
              <table:table-cell office:value-type="float" office:value="452428">
                <text:p>452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9908">
                <text:p>569908</text:p>
              </table:table-cell>
              <table:table-cell office:value-type="float" office:value="452428">
                <text:p>452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908">
                <text:p>569908</text:p>
              </table:table-cell>
              <table:table-cell office:value-type="float" office:value="452428">
                <text:p>4524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9908">
                <text:p>569908</text:p>
              </table:table-cell>
              <table:table-cell office:value-type="float" office:value="452428">
                <text:p>4524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9908">
                <text:p>569908</text:p>
              </table:table-cell>
              <table:table-cell office:value-type="float" office:value="452428">
                <text:p>4524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9908">
                <text:p>569908</text:p>
              </table:table-cell>
              <table:table-cell office:value-type="float" office:value="452428">
                <text:p>452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9908">
                <text:p>569908</text:p>
              </table:table-cell>
              <table:table-cell office:value-type="float" office:value="452428">
                <text:p>4524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9908">
                <text:p>569908</text:p>
              </table:table-cell>
              <table:table-cell office:value-type="float" office:value="366015">
                <text:p>3660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908">
                <text:p>569908</text:p>
              </table:table-cell>
              <table:table-cell office:value-type="float" office:value="366015">
                <text:p>366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9908">
                <text:p>569908</text:p>
              </table:table-cell>
              <table:table-cell office:value-type="float" office:value="366015">
                <text:p>366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9908">
                <text:p>569908</text:p>
              </table:table-cell>
              <table:table-cell office:value-type="float" office:value="366015">
                <text:p>3660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9908">
                <text:p>569908</text:p>
              </table:table-cell>
              <table:table-cell office:value-type="float" office:value="366015">
                <text:p>3660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9908">
                <text:p>569908</text:p>
              </table:table-cell>
              <table:table-cell office:value-type="float" office:value="366015">
                <text:p>3660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9908">
                <text:p>569908</text:p>
              </table:table-cell>
              <table:table-cell office:value-type="float" office:value="366015">
                <text:p>3660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9908">
                <text:p>569908</text:p>
              </table:table-cell>
              <table:table-cell office:value-type="float" office:value="366015">
                <text:p>3660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9908">
                <text:p>569908</text:p>
              </table:table-cell>
              <table:table-cell office:value-type="float" office:value="366015">
                <text:p>366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3284">
                <text:p>543284</text:p>
              </table:table-cell>
              <table:table-cell office:value-type="float" office:value="279602">
                <text:p>2796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3284">
                <text:p>543284</text:p>
              </table:table-cell>
              <table:table-cell office:value-type="float" office:value="279602">
                <text:p>279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3284">
                <text:p>543284</text:p>
              </table:table-cell>
              <table:table-cell office:value-type="float" office:value="279602">
                <text:p>2796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3284">
                <text:p>543284</text:p>
              </table:table-cell>
              <table:table-cell office:value-type="float" office:value="279602">
                <text:p>2796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3284">
                <text:p>543284</text:p>
              </table:table-cell>
              <table:table-cell office:value-type="float" office:value="279602">
                <text:p>2796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3284">
                <text:p>543284</text:p>
              </table:table-cell>
              <table:table-cell office:value-type="float" office:value="279602">
                <text:p>2796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3284">
                <text:p>543284</text:p>
              </table:table-cell>
              <table:table-cell office:value-type="float" office:value="279602">
                <text:p>2796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3284">
                <text:p>543284</text:p>
              </table:table-cell>
              <table:table-cell office:value-type="float" office:value="279602">
                <text:p>279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8708">
                <text:p>518708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708">
                <text:p>518708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8708">
                <text:p>518708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8708">
                <text:p>518708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8708">
                <text:p>518708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8708">
                <text:p>518708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8708">
                <text:p>518708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8708">
                <text:p>518708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620">
                <text:p>76620</text:p>
              </table:table-cell>
              <table:table-cell office:value-type="float" office:value="20366">
                <text:p>203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620">
                <text:p>76620</text:p>
              </table:table-cell>
              <table:table-cell office:value-type="float" office:value="20366">
                <text:p>203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620">
                <text:p>76620</text:p>
              </table:table-cell>
              <table:table-cell office:value-type="float" office:value="20366">
                <text:p>203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620">
                <text:p>76620</text:p>
              </table:table-cell>
              <table:table-cell office:value-type="float" office:value="20366">
                <text:p>20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27cm" svg:height="24.889cm" xlink:href=".." xlink:type="simple" chart:class="chart:line" chart:style-name="ch1">
        <chart:legend chart:legend-position="end" svg:x="27.267cm" svg:y="11.896cm" style:legend-expansion="high" chart:style-name="ch2"/>
        <chart:plot-area chart:style-name="ch3" table:cell-range-address="Sheet3.A2:Sheet3.A159 Sheet3.D2:Sheet3.D159" chart:data-source-has-labels="row" svg:x="0.632cm" svg:y="0.497cm" svg:width="26.003cm" svg:height="23.895cm">
          <chartooo:coordinate-region svg:x="1.994cm" svg:y="0.618cm" svg:width="24.641cm" svg:height="22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59" chart:label-cell-address="Sheet3.A2:Sheet3.A3" chart:class="chart:line">
            <chart:data-point chart:repeated="156"/>
          </chart:series>
          <chart:series chart:style-name="ch7" chart:values-cell-range-address="Sheet3.D4:Sheet3.D159" chart:label-cell-address="Sheet3.D2:Sheet3.D3" chart:class="chart:line">
            <chart:data-point chart:repeated="1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neu meta-comm</text:p>
                <text:list>
                  <text:list-item>
                    <text:p>neu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59</svg:desc>
                </draw:g>
              </table:table-cell>
              <table:table-cell office:value-type="float" office:value="0">
                <text:p>0</text:p>
                <draw:g>
                  <svg:desc>Sheet3.D4:Sheet3.D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608">
                <text:p>20608</text:p>
              </table:table-cell>
              <table:table-cell office:value-type="float" office:value="20160">
                <text:p>20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64">
                <text:p>20864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64">
                <text:p>20864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64">
                <text:p>20864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64">
                <text:p>20864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148">
                <text:p>42148</text:p>
              </table:table-cell>
              <table:table-cell office:value-type="float" office:value="50688">
                <text:p>50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384">
                <text:p>154384</text:p>
              </table:table-cell>
              <table:table-cell office:value-type="float" office:value="158464">
                <text:p>158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260">
                <text:p>270260</text:p>
              </table:table-cell>
              <table:table-cell office:value-type="float" office:value="270208">
                <text:p>270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0980">
                <text:p>380980</text:p>
              </table:table-cell>
              <table:table-cell office:value-type="float" office:value="376832">
                <text:p>376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8380">
                <text:p>478380</text:p>
              </table:table-cell>
              <table:table-cell office:value-type="float" office:value="463168">
                <text:p>463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8380">
                <text:p>478380</text:p>
              </table:table-cell>
              <table:table-cell office:value-type="float" office:value="463168">
                <text:p>463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8380">
                <text:p>478380</text:p>
              </table:table-cell>
              <table:table-cell office:value-type="float" office:value="463168">
                <text:p>463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8380">
                <text:p>478380</text:p>
              </table:table-cell>
              <table:table-cell office:value-type="float" office:value="463168">
                <text:p>463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8380">
                <text:p>478380</text:p>
              </table:table-cell>
              <table:table-cell office:value-type="float" office:value="463168">
                <text:p>463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8380">
                <text:p>478380</text:p>
              </table:table-cell>
              <table:table-cell office:value-type="float" office:value="463168">
                <text:p>463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8380">
                <text:p>478380</text:p>
              </table:table-cell>
              <table:table-cell office:value-type="float" office:value="463168">
                <text:p>463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8380">
                <text:p>478380</text:p>
              </table:table-cell>
              <table:table-cell office:value-type="float" office:value="463168">
                <text:p>463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8380">
                <text:p>478380</text:p>
              </table:table-cell>
              <table:table-cell office:value-type="float" office:value="383424">
                <text:p>383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8380">
                <text:p>478380</text:p>
              </table:table-cell>
              <table:table-cell office:value-type="float" office:value="383424">
                <text:p>383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8380">
                <text:p>478380</text:p>
              </table:table-cell>
              <table:table-cell office:value-type="float" office:value="383424">
                <text:p>383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8380">
                <text:p>478380</text:p>
              </table:table-cell>
              <table:table-cell office:value-type="float" office:value="383424">
                <text:p>383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8380">
                <text:p>478380</text:p>
              </table:table-cell>
              <table:table-cell office:value-type="float" office:value="383424">
                <text:p>383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8380">
                <text:p>478380</text:p>
              </table:table-cell>
              <table:table-cell office:value-type="float" office:value="383424">
                <text:p>383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8380">
                <text:p>478380</text:p>
              </table:table-cell>
              <table:table-cell office:value-type="float" office:value="383424">
                <text:p>383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8380">
                <text:p>478380</text:p>
              </table:table-cell>
              <table:table-cell office:value-type="float" office:value="383424">
                <text:p>383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8380">
                <text:p>478380</text:p>
              </table:table-cell>
              <table:table-cell office:value-type="float" office:value="294912">
                <text:p>294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8380">
                <text:p>478380</text:p>
              </table:table-cell>
              <table:table-cell office:value-type="float" office:value="294912">
                <text:p>294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8380">
                <text:p>478380</text:p>
              </table:table-cell>
              <table:table-cell office:value-type="float" office:value="294912">
                <text:p>294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8380">
                <text:p>478380</text:p>
              </table:table-cell>
              <table:table-cell office:value-type="float" office:value="294912">
                <text:p>2949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8380">
                <text:p>478380</text:p>
              </table:table-cell>
              <table:table-cell office:value-type="float" office:value="294912">
                <text:p>294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8380">
                <text:p>478380</text:p>
              </table:table-cell>
              <table:table-cell office:value-type="float" office:value="294912">
                <text:p>2949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8380">
                <text:p>478380</text:p>
              </table:table-cell>
              <table:table-cell office:value-type="float" office:value="294912">
                <text:p>2949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380">
                <text:p>478380</text:p>
              </table:table-cell>
              <table:table-cell office:value-type="float" office:value="294912">
                <text:p>2949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1276">
                <text:p>431276</text:p>
              </table:table-cell>
              <table:table-cell office:value-type="float" office:value="206464">
                <text:p>206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1276">
                <text:p>431276</text:p>
              </table:table-cell>
              <table:table-cell office:value-type="float" office:value="206464">
                <text:p>206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1276">
                <text:p>431276</text:p>
              </table:table-cell>
              <table:table-cell office:value-type="float" office:value="206464">
                <text:p>206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1276">
                <text:p>431276</text:p>
              </table:table-cell>
              <table:table-cell office:value-type="float" office:value="206464">
                <text:p>206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1276">
                <text:p>431276</text:p>
              </table:table-cell>
              <table:table-cell office:value-type="float" office:value="206464">
                <text:p>206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1276">
                <text:p>431276</text:p>
              </table:table-cell>
              <table:table-cell office:value-type="float" office:value="206464">
                <text:p>206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1276">
                <text:p>431276</text:p>
              </table:table-cell>
              <table:table-cell office:value-type="float" office:value="206464">
                <text:p>206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1276">
                <text:p>431276</text:p>
              </table:table-cell>
              <table:table-cell office:value-type="float" office:value="206464">
                <text:p>206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1276">
                <text:p>431276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2132">
                <text:p>382132</text:p>
              </table:table-cell>
              <table:table-cell office:value-type="float" office:value="118016">
                <text:p>1180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2132">
                <text:p>382132</text:p>
              </table:table-cell>
              <table:table-cell office:value-type="float" office:value="226432">
                <text:p>2264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2132">
                <text:p>382132</text:p>
              </table:table-cell>
              <table:table-cell office:value-type="float" office:value="340096">
                <text:p>3400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1220">
                <text:p>471220</text:p>
              </table:table-cell>
              <table:table-cell office:value-type="float" office:value="447104">
                <text:p>447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9908">
                <text:p>569908</text:p>
              </table:table-cell>
              <table:table-cell office:value-type="float" office:value="551680">
                <text:p>5516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9908">
                <text:p>569908</text:p>
              </table:table-cell>
              <table:table-cell office:value-type="float" office:value="551680">
                <text:p>551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9908">
                <text:p>569908</text:p>
              </table:table-cell>
              <table:table-cell office:value-type="float" office:value="551680">
                <text:p>5516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9908">
                <text:p>569908</text:p>
              </table:table-cell>
              <table:table-cell office:value-type="float" office:value="551680">
                <text:p>5516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9908">
                <text:p>569908</text:p>
              </table:table-cell>
              <table:table-cell office:value-type="float" office:value="551680">
                <text:p>5516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9908">
                <text:p>569908</text:p>
              </table:table-cell>
              <table:table-cell office:value-type="float" office:value="551680">
                <text:p>5516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9908">
                <text:p>569908</text:p>
              </table:table-cell>
              <table:table-cell office:value-type="float" office:value="551680">
                <text:p>5516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9908">
                <text:p>569908</text:p>
              </table:table-cell>
              <table:table-cell office:value-type="float" office:value="551680">
                <text:p>5516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9908">
                <text:p>569908</text:p>
              </table:table-cell>
              <table:table-cell office:value-type="float" office:value="473024">
                <text:p>4730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9908">
                <text:p>569908</text:p>
              </table:table-cell>
              <table:table-cell office:value-type="float" office:value="473024">
                <text:p>473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908">
                <text:p>569908</text:p>
              </table:table-cell>
              <table:table-cell office:value-type="float" office:value="473024">
                <text:p>473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9908">
                <text:p>569908</text:p>
              </table:table-cell>
              <table:table-cell office:value-type="float" office:value="473024">
                <text:p>4730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9908">
                <text:p>569908</text:p>
              </table:table-cell>
              <table:table-cell office:value-type="float" office:value="473024">
                <text:p>4730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9908">
                <text:p>569908</text:p>
              </table:table-cell>
              <table:table-cell office:value-type="float" office:value="473024">
                <text:p>473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9908">
                <text:p>569908</text:p>
              </table:table-cell>
              <table:table-cell office:value-type="float" office:value="473024">
                <text:p>4730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9908">
                <text:p>569908</text:p>
              </table:table-cell>
              <table:table-cell office:value-type="float" office:value="473024">
                <text:p>473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908">
                <text:p>569908</text:p>
              </table:table-cell>
              <table:table-cell office:value-type="float" office:value="473024">
                <text:p>4730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9908">
                <text:p>569908</text:p>
              </table:table-cell>
              <table:table-cell office:value-type="float" office:value="386304">
                <text:p>386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9908">
                <text:p>569908</text:p>
              </table:table-cell>
              <table:table-cell office:value-type="float" office:value="386304">
                <text:p>386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9908">
                <text:p>569908</text:p>
              </table:table-cell>
              <table:table-cell office:value-type="float" office:value="386304">
                <text:p>3863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9908">
                <text:p>569908</text:p>
              </table:table-cell>
              <table:table-cell office:value-type="float" office:value="386304">
                <text:p>3863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9908">
                <text:p>569908</text:p>
              </table:table-cell>
              <table:table-cell office:value-type="float" office:value="386304">
                <text:p>386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9908">
                <text:p>569908</text:p>
              </table:table-cell>
              <table:table-cell office:value-type="float" office:value="386304">
                <text:p>3863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9908">
                <text:p>569908</text:p>
              </table:table-cell>
              <table:table-cell office:value-type="float" office:value="386304">
                <text:p>3863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9908">
                <text:p>569908</text:p>
              </table:table-cell>
              <table:table-cell office:value-type="float" office:value="386304">
                <text:p>3863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3284">
                <text:p>543284</text:p>
              </table:table-cell>
              <table:table-cell office:value-type="float" office:value="299648">
                <text:p>2996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3284">
                <text:p>543284</text:p>
              </table:table-cell>
              <table:table-cell office:value-type="float" office:value="299648">
                <text:p>2996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3284">
                <text:p>543284</text:p>
              </table:table-cell>
              <table:table-cell office:value-type="float" office:value="299648">
                <text:p>299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3284">
                <text:p>543284</text:p>
              </table:table-cell>
              <table:table-cell office:value-type="float" office:value="299648">
                <text:p>2996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3284">
                <text:p>543284</text:p>
              </table:table-cell>
              <table:table-cell office:value-type="float" office:value="299648">
                <text:p>2996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3284">
                <text:p>543284</text:p>
              </table:table-cell>
              <table:table-cell office:value-type="float" office:value="299648">
                <text:p>2996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3284">
                <text:p>543284</text:p>
              </table:table-cell>
              <table:table-cell office:value-type="float" office:value="299648">
                <text:p>2996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3284">
                <text:p>543284</text:p>
              </table:table-cell>
              <table:table-cell office:value-type="float" office:value="299648">
                <text:p>2996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708">
                <text:p>518708</text:p>
              </table:table-cell>
              <table:table-cell office:value-type="float" office:value="212928">
                <text:p>2129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8708">
                <text:p>518708</text:p>
              </table:table-cell>
              <table:table-cell office:value-type="float" office:value="212928">
                <text:p>2129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8708">
                <text:p>518708</text:p>
              </table:table-cell>
              <table:table-cell office:value-type="float" office:value="212928">
                <text:p>2129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8708">
                <text:p>518708</text:p>
              </table:table-cell>
              <table:table-cell office:value-type="float" office:value="212928">
                <text:p>2129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8708">
                <text:p>518708</text:p>
              </table:table-cell>
              <table:table-cell office:value-type="float" office:value="212928">
                <text:p>2129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8708">
                <text:p>518708</text:p>
              </table:table-cell>
              <table:table-cell office:value-type="float" office:value="212928">
                <text:p>2129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8708">
                <text:p>518708</text:p>
              </table:table-cell>
              <table:table-cell office:value-type="float" office:value="212928">
                <text:p>2129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8708">
                <text:p>518708</text:p>
              </table:table-cell>
              <table:table-cell office:value-type="float" office:value="212928">
                <text:p>2129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620">
                <text:p>76620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620">
                <text:p>76620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620">
                <text:p>76620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620">
                <text:p>76620</text:p>
              </table:table-cell>
              <table:table-cell office:value-type="float" office:value="20800">
                <text:p>208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